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Arial" svg:font-family="Arial"/>
    <style:font-face style:name="OpenSymbol" svg:font-family="OpenSymbo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485cm" fo:margin-right="0cm" fo:text-indent="0cm" style:auto-text-indent="false"/>
    </style:style>
    <style:style style:name="P3" style:family="paragraph" style:parent-style-name="Standard">
      <style:paragraph-properties fo:margin-left="0.503cm" fo:margin-right="0cm" fo:text-indent="0cm" style:auto-text-indent="false"/>
    </style:style>
    <style:style style:name="P4" style:family="paragraph" style:parent-style-name="Standard" style:list-style-name="L1"/>
    <style:style style:name="P5" style:family="paragraph" style:parent-style-name="Standard" style:list-style-name="L2"/>
    <style:style style:name="P6" style:family="paragraph" style:parent-style-name="Standard">
      <style:paragraph-properties fo:margin-left="0.485cm" fo:margin-right="0cm" fo:text-indent="-0.019cm" style:auto-text-indent="false">
        <style:tab-stops/>
      </style:paragraph-properties>
    </style:style>
    <style:style style:name="P7" style:family="paragraph" style:parent-style-name="Standard">
      <style:paragraph-properties fo:margin-left="0.485cm" fo:margin-right="0cm" fo:text-indent="0cm" style:auto-text-indent="false"/>
    </style:style>
    <style:style style:name="P8" style:family="paragraph" style:parent-style-name="Standard">
      <style:paragraph-properties fo:margin-left="0.503cm" fo:margin-right="0cm" fo:text-indent="0cm" style:auto-text-indent="false"/>
    </style:style>
    <style:style style:name="P9" style:family="paragraph" style:parent-style-name="Heading_20_1">
      <style:text-properties fo:font-size="20pt" style:font-size-asian="20pt" style:font-size-complex="20pt"/>
    </style:style>
    <style:style style:name="P10" style:family="paragraph" style:parent-style-name="Heading_20_1">
      <style:paragraph-properties fo:break-before="page"/>
    </style:style>
    <style:style style:name="P11" style:family="paragraph" style:parent-style-name="Header">
      <style:paragraph-properties fo:text-align="center" style:justify-single-word="false"/>
    </style:style>
    <style:style style:name="T1" style:family="text">
      <style:text-properties fo:language="ru" fo:country="RU"/>
    </style:style>
    <style:style style:name="T2" style:family="text">
      <style:text-properties fo:font-weight="normal" style:font-weight-asian="normal" style:font-weight-complex="normal"/>
    </style:style>
    <style:style style:name="T3" style:family="text">
      <style:text-properties fo:font-size="10pt" fo:font-weight="normal" style:font-size-asian="10.5pt" style:font-weight-asian="normal" style:font-size-complex="12pt" style:font-weight-complex="normal"/>
    </style:style>
    <style:style style:name="T4" style:family="text">
      <style:text-properties fo:font-style="italic" style:font-style-asian="italic" style:font-style-complex="italic"/>
    </style:style>
    <style:style style:name="T5" style:family="text">
      <style:text-properties fo:language="en" fo:country="U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Программирование на Emacs Lisp</text:h>
      <text:h text:style-name="Heading_20_1" text:outline-level="1">Предисловие переводчиков </text:h>
      <text:p text:style-name="Standard">Я познакомился с редактором Gnu Emacs в 2000 году, приблизительно через полгода после того, как начал изучение операционной системы Linux. И с тех пор очень и очень редко покидаю эту замечательную, расширяемую, самодокументированную среду реального времени:). </text:p>
      <text:p text:style-name="Standard">Понемногу, по мере сил, времени и возможностей начал изучать Emacs Lisp, ведь работать в Emacs и не пытаться его настроить под свои конкретные нужды очень нелегко. Правда тут следует предупредить начинающих программировать на языке Лисп. Этот язык очень красив, слишком красив для нашей сегодняшней российской действительности, и если им очень сильно увлекаться, то расплата следует незамедлительно, сразу теряешь интерес ко всем другим менее гибким языкам программирования (C, C++, shell, perl). Поэтому сильно увлекающимся программистам я советую ознакомиться только с первыми пятью главами (Обработка Списков, Практика Вычислений, Написание функций, Что такое буфер и Первые трудности), а также с главой Инициализация Emacs всего этого будет достаточно для начальной настройки и перестройки Emacs. </text:p>
      <text:p text:style-name="Standard">Перевод этой книги я начал, решив совместить приятное с полезным, прочесть несложную книжку и попрактиковаться в переводе. О качестве перевода судить вам. С нетерпением (так принято обычно писать) жду ваших отзывов и предложений по адресу <text:a xlink:type="simple" xlink:href="mailto:dubkov@rbcmail.ru">dubkov@rbcmail.ru</text:a>.</text:p>
      <text:h text:style-name="Heading_20_1" text:outline-level="1">Предисловие </text:h>
      <text:p text:style-name="Standard">Большая часть интегрированной среды GNU Emacs написана на языке программирования Emacs Lisp. Код написанный на этом языке программирования --- это программное обеспечение, набор инструкций, которые говорят компьютеру что делать, когда вы даете эти команды. Emacs сконструирован так, что вы можете писать новый код на Emacs Lisp и легко устанавливать его как расширение к редактору. Вот почему Emacs называют "расширяемым редактором". </text:p>
      <text:p text:style-name="Standard">(На самом деле, поскольку Emacs может делать много больше, чем просто редактировать текст, его по праву можно назвать "расширяемой средой редактирования", но эта фраза слишком труднопроизносима. Также, все, что вы делаете в Emacs: находите даты по календарю Майа и фазы луны, упрощаете полином, отлаживаете программы, управляете файлами, читаете электронную почту, пишете книги --- все эти действия являются редактированием в самом общем смысле слова). </text:p>
      <text:p text:style-name="Standard">Хотя о языке Emacs Lisp обычно вспоминают только в связи с текстовым редактором, это полноправный язык программирования. Вы можете использовать его так же как и любой другой язык программирования. </text:p>
      <text:p text:style-name="Standard">Возможно, вы хотите научиться программированию, или добавить какую-нибудь полезную функцию к Emacs; может быть, вы хотите стать программистом. Введение в Emacs Lisp написано, чтобы помочь вам в самом начале: оно станет вашим помощником в изучении основ программирования и, что более важно, покажет вам, как в дальнейшем вы сможете обучаться самостоятельно.</text:p>
      <text:h text:style-name="Heading_20_4" text:outline-level="4"><text:soft-page-break/>Как читать этот текст </text:h>
      <text:p text:style-name="Standard">В этой книге вы увидите небольшие простенькие программы, которые можно опробовать не выходя из Emacs. Если вы читаете этот документ с помощью встроенной в Emacs справочной системы Info, то вы можете запускать программы по мере их появления. (Это очень легко сделать, и я научу вас этому, когда появятся примеры). Вместо этого вы можете читать эту книгу в печатном виде сидя рядом с компьютером, на котором запущен Emacs. (Именно так я обычно делаю; я очень люблю книги). Если у вас нет под боком Emacs, то вы все равно сможете с пользой читать эту книгу, но в таком случае, лучше относиться к ней как к художественному произведению или как к путеводителю в незнакомую страну: интересно, но лучше все-таки побывать там. </text:p>
      <text:p text:style-name="Standard">Большая часть этой книги посвящена изучению и объяснению программ, используемых в GNU Emacs. Такой способ выбран не случайно: во-первых, я хочу, чтобы вы познакомились с настоящим, работающим кодом (функциями которыми вы пользуетесь каждый день); и во-вторых, чтобы вы познакомились с тем, как устроен Emacs. Очень полезно понимать как работает ваш редактор. Также я надеюсь, что у вас появится желание исследовать исходный код, написанный на Emacs Lisp, входящий в состав GNU Emacs. Благодаря этому вы сможете многому научиться. GNU Emacs --- это сокровищница знаний, охраняемая драконом. </text:p>
      <text:p text:style-name="Standard">Кроме изучения Emacs как редактора и Emacs Lisp как языка программирования, примеры и исследование исходных кодов Emacs дадут вам возможность познакомиться с Emacs, как с интегрированной средой программирования. GNU Emacs очень помогает при разработке программного обеспечения, поскольку предоставляет инструменты, с которыми вам будет удобно работать, например, сочетание клавиш M-. (Это сочетание запускает команду find-tag). Вы также научитесь использовать буфера и другие объекты, которые являются частью среды редактирования. Обучение этим возможностям Emacs похоже на изучение новых маршрутов в вашем родном городе. </text:p>
      <text:p text:style-name="Standard">Кроме этого я написал несколько программ в качестве более сложных примеров. Хотя это только примеры, они являются самыми настоящими программами. Я сам использую их. Другие люди используют их. Вы тоже можете использовать их. Если не считать фрагментов программ, которые приведены здесь только в "учебных целях, то, что вы увидите в этой книге, используется в реальной жизни. В этом огромное преимущество Emacs Lisp --- его легко приспособить для повседневной работы. </text:p>
      <text:p text:style-name="Standard">Наконец, я надеюсь поделиться богатым опытом использования Emacs, чтобы вы могли понять аспекты программирования, которые вы еще не знаете. Вы часто сможете использовать Emacs для решения какой-нибудь задачи или для выяснения, как сделать что-то иным способом. Emacs придаст вам уверенность(1) в своих силах, а это не только приятно само по себе, но и является огромным преимуществом.</text:p>
      <text:h text:style-name="Heading_20_4" text:outline-level="4">Для кого это написано </text:h>
      <text:p text:style-name="Standard">Этот текст написан как элементарное введение в программирование для людей, которые сами не являются профессиональными программистами. Если вы профессиональный программист, то вас может не устроить эта книга. Может быть, вы уже стали специалистом в чтении справочных руководств, и вас будет раздражать организация этого текста. </text:p>
      <text:p text:style-name="Standard">Опытный программист, который просмотрел этот текст сказал мне: </text:p>
      <text:p text:style-name="Standard">Я предпочитаю учиться из справочников. Я "ныряю" в каждый параграф и "вдыхаю" в промежутке между ними. </text:p>
      <text:p text:style-name="Standard">Когда я заканчиваю параграф, то полагаю, что тема закрыта, и я знаю все, что нужно (есть исключения, когда следующий параграф начинает говорить об этом более детально). <text:soft-page-break/>Я ожидаю, что хорошо написанное руководство не будет избыточным и будет иметь отлично организованный индекс и содержать ссылки на места, где я смогу найти всю необходимую мне информацию. </text:p>
      <text:p text:style-name="Standard">Это введение написано не для такого человека! </text:p>
      <text:p text:style-name="Standard">Во-первых, я пробую сказать все как минимум три раза: первый раз --- чтобы представить что-нибудь; второй раз --- чтобы показать это в контексте; и третий раз --- чтобы напомнить или показать информацию в другом ракурсе. </text:p>
      <text:p text:style-name="Standard">Во-вторых, я никогда не помещаю всю информацию о новом понятии в одном месте, тем более в одном параграфе. По моему мнению это возлагает слишком тяжелую ношу на читателя. Вместо этого я пробую объяснить только то, что вам надо знать к этому времени. (Иногда я включаю немного дополнительной информации, откладывая формальное объяснение до более позднего времени). </text:p>
      <text:p text:style-name="Standard">Когда вы будете читать этот текст, не ждите, что вы научитесь всему с первого раза. Часто вы только, так сказать, "поверхностно" познакомитесь с некоторыми представленными темами. Я надеюсь, что неплохо структурировал текст и дал вам достаточно подсказок, для того, чтобы вы смогли понять, что более важно, и сконцентрировались на этом. </text:p>
      <text:p text:style-name="Standard">Иногда вам все таки придется "углубляться" в некоторые параграфы --- нет другого способа усвоить их. Но я пытался уменьшить число таких мест в тексте. Эта книга более походит на пологий холм, чем на отвесную гору. </text:p>
      <text:p text:style-name="Standard">Это введение в Программирование на Emacs Lisp имеет вспомогательный документ, section `The GNU Emacs Lisp Reference Manual' in The GNU Emacs Lisp Reference Manual. Справочное руководство содержит намного больше деталей, чем данная книга. В справочнике вся информация об одной теме сконцентрирована в одном месте. Вы можете использовать это руководство, если вы похожи на программиста о котором я упоминал выше. И конечно, после того как вы прочтете это Введение, то вы поймете, что GNU Emacs Lisp Reference Manual весьма полезен, когда вы пишете свои собственные программы.</text:p>
      <text:h text:style-name="Heading_20_4" text:outline-level="4">Происхождение Emacs Lisp </text:h>
      <text:p text:style-name="Standard">Лисп был разработан в конце 1950-х годов в Массачусетском Технологическом Институте в результате проекта по исследованию искусственного интеллекта. Огромная мощь языка Лисп сделала его подходящим также и для других задач, например, для написания команд редактирования. </text:p>
      <text:p text:style-name="Standard">GNU Emacs Lisp в основном произошел от Maclisp, который был создан в МТИ в 1960-е годы. И кое-где основывается на Common Lisp, который стал стандартом в 1980-е годы. Однако Emacs Lisp намного проще чем Common Lisp. (В стандартном дистрибутиве Emacs есть файл расширения `cl.el', который добавляет к Emacs Lisp много возможностей Common Lisp).</text:p>
      <text:h text:style-name="Heading_20_4" text:outline-level="4">Замечание для новичков </text:h>
      <text:p text:style-name="Standard">Если вы не используете GNU Emacs, то прочтение этого документа все равно принесет вам пользу. Однако я настоятельно рекомендую вам освоить Emacs. Вы сможете научиться использовать Emacs с помощью встроенной обучающей программы (Tutorial). Чтобы запустить ее нажмите C-h t. (Это значит что вы нажимаете и отпускаете клавишу CTRL и h одновременно, а потом нажимаете и отпускаете клавишу t). </text:p>
      <text:p text:style-name="Standard">Также я часто буду упоминать стандартные команды Emacs, перечисляя клавиши, которые вы должны нажать, чтобы запустить эту команду и потом даю имя команды в скобках, например: M-C-\ (indent-region). Это означает, что обычно команда indent-region запус<text:soft-page-break/>кается нажатием сочетания клавиш M-C-\. (Вы можете, если захотите, изменить сочетания клавиш, которые надо набрать, чтобы запустить команду; это называется привязка. <text:span text:style-name="T1">См. раздел</text:span> «Таблицы ключей».) Сокращение M-C-\ означает, что вы одновременно нажимаете клавиши META, CTRL и \. Иногда подобные комбинации называют клавиатурными аккордами, поскольку это похоже на аккорды при игре на пианино. Если на вашей клавиатуре нет ни клавиши META, ни ALT, то в качестве префикса можно использовать клавишу ESC. В этом случае M-C-\ означает, что вы нажимаете и отпускаете клавишу ESC, а потом одновременно нажимаете и отпускаете клавиши CTRL и \. </text:p>
      <text:p text:style-name="Standard">Если вы читаете этот документ в Info с помощью GNU Emacs, то вы можете пролистать весь этот документ, нажимая клавишу пробела SPC. (Чтобы изучить Info, нажмите C-h i и затем выберите пункт Info). </text:p>
      <text:p text:style-name="Standard">Замечание по терминологии: когда я использую слово Лисп, я обычно имею в виду все различные диалекты Лиспа, но, когда я говорю о Emacs Lisp, я имею в виду именно Emacs Lisp.</text:p>
      <text:h text:style-name="Heading_20_4" text:outline-level="4">Благодарности </text:h>
      <text:p text:style-name="Standard">Я <text:span text:style-name="T5">искренне</text:span> благодарен всем кто помог мне с этой книгой. Выражаю особую признательность Jim Blandy, Noah Friedman, Jim Kingdon, Roland McGrath, Frank Ritter, Randy Smith, Richard M. Stallman, и Melissa Weisshaus. Благодарю также Philip Johnson и David Stampe за их терпеливую поддержку. Все ошибки исключительно мои собственные.</text:p>
      <text:h text:style-name="Heading_20_1" text:outline-level="1">1. Обработка списков </text:h>
      <text:p text:style-name="Standard">С первого взгляда Лисп кажется очень необычным языком программирования. В программах на Лисп очень много круглых скобок. Некоторые люди даже заявляют, что сокращение Lisp происходит от "Lots of Isolated Silly Parentheses" (2). Но это утверждение несправедливо. LISP означает LISt Processing (3) и этот язык программирования обрабатывает списки (и списки списков), располагая их между круглых скобок. Круглые скобки ограничивают список. Иногда перед списком ставится один апостроф `''. Списки --- основа Лиспа.</text:p>
      <text:h text:style-name="Heading_20_2" text:outline-level="2">1.1 Списки в Лисп </text:h>
      <text:p text:style-name="Standard">В Лиспе список выглядит следующим образом: '(роза фиалка маргаритка лютик). Перед этим списком поставлен один апостроф. Этот список можно переписать по другому, именно так в дальнейшем и будут выглядеть списки с которыми вам придется иметь дело: </text:p>
      <text:p text:style-name="Standard"><text:s/><text:tab/>'(роза</text:p>
      <text:p text:style-name="Standard">фиалка</text:p>
      <text:p text:style-name="Standard">маргаритка</text:p>
      <text:p text:style-name="Standard">лютик)</text:p>
      <text:p text:style-name="Standard">Элементами этого списка являются названия четырех разных цветов, разделенные друг от друга пробелами и окруженные круглыми скобками, подобно цветам в саду с каменной оградой. </text:p>
      <text:p text:style-name="Standard">Списки могут также содержать числа, например: (+ 2 2). В этом списке первый элемент это знак плюс +, за которым следуют два числа, разделенные пробелами. </text:p>
      <text:p text:style-name="Standard">В Лиспе и данные, и программы представляются одинаковым образом, то есть в виде списков, состоящих из слов, чисел или других списков, разделенные пробельными символами и окруженные круглыми скобками. (Так как программы выглядят как данные, то одна <text:soft-page-break/>программа легко может служить данными для другой программы --- это очень мощное свойство Лиспа). (Кстати, эти два замечания в скобках не являются допустимыми списками Лиспа, поскольку они содержат знаки препинания `;' и `.'). </text:p>
      <text:p text:style-name="Standard">Вот другой список, в этот раз со списком внутри себя: </text:p>
      <text:p text:style-name="Standard"><text:s/><text:tab/>'(этот список содержит список (внутри себя))</text:p>
      <text:p text:style-name="Standard">Элементами этого списка являются слова `этот', `список', `содержит' и список `(внутри себя)'. Внутренний список составлен из слов `внутри', `себя'.</text:p>
      <text:h text:style-name="Heading_20_3" text:outline-level="3">1.1.1 Атомы Лиспа </text:h>
      <text:p text:style-name="Standard">То, что мы называем словами, в Лиспе называют атомами. Этот термин происходит от исторического значения слова атом, что значит "неделимый". Что касается Лиспа, то слова, которые мы использовали в списках, нельзя разделить на меньшие части; то же самое можно сказать о числах и одиночных символах, таких как `+'. С другой стороны, в отличие от атома список можно разложить на составные части. (car cdr &amp; cons: основные функции.) </text:p>
      <text:p text:style-name="Standard">В списке атомы разделяются друг от друга пробелами и могут находиться вплотную к скобкам. </text:p>
      <text:p text:style-name="Standard">Если рассматривать это с технической точки зрения, список в Лиспе состоит из круглых скобок, окружающих атомы, другие списки, или и списки, и атомы, разделенные пробелами. Список может иметь только один атом внутри себя или не иметь совсем ничего. Список, который ничего не содержит, выглядит следующим образом: () и называется пустым списком. В отличие от всего остального, пустой список считается и атомом, и списком одновременно. </text:p>
      <text:p text:style-name="Standard">Печатное представление и атомов, и списков называют символическим выражением, или говоря точнее s-выражениями. Слово выражение может относиться печатному представлению, к атому или списку, как они содержатся внутри компьютера. Люди часто используют термин выражение не по назначению. (Также во многих книгах по Лиспу, слово форма используется, как синоним слова выражение). </text:p>
      <text:p text:style-name="Standard">Кстати, атомы, из которых состоит наша вселенная, были названы так, когда их считали неделимыми; но позже выяснилось, что это не совсем правильно. Атом можно расщепить на две части примерно одинакового размера, или он может распасться сам. Следовательно, физические атомы были названы преждевременно, до того, как прояснилась их истинная природа. В Лиспе некоторые виды атомов, такие как массивы, можно разделить на части, но механизм разделения отличается от механизма разделения списка на составные части. Когда дело касается операций на списках, атомы списка неразделимы. </text:p>
      <text:p text:style-name="Standard">Как и в английском языке, значения букв, составляющих название атома Лиспа, отличается от значения букв, составляющих слово. Например, южно-американский ленивец по английски называется `ai', и это полностью отличается от двух букв `a' и `i'. </text:p>
      <text:p text:style-name="Standard">В природе существует много различных видов атомов, но в Лиспе существует только несколько: например, числа, такие как 37, 511, или 1729; или символы,такие как `+', `foo', `forward-line'. Слова, которые мы перечислили выше, являются символами. В обычных разговорах программистов слово "атом" используется не так часто, потому что программисты обычно пытаются быть более конкретны при указании типов атомов, которые они используют. Программирование на Лиспе в основном имеет дело с символами (и иногда с числами) внутри списков. (Кстати, предыдущие четыре слова в скобках являются правильным списком для Лиспа, так как он состоит из атомов, которые в этом случае являются символами, разделенными пробелами и закрытые в скобки, без каких либо знаков препинания). </text:p>
      <text:p text:style-name="Standard"><text:soft-page-break/>Добавим, что текст между двойными кавычками (даже предложения или параграфы) считается одним атомом. Например:</text:p>
      <text:p text:style-name="Standard"><text:s text:c="2"/><text:tab/><text:span text:style-name="T2">'(этот список включает "текст между двойными кавычками.")</text:span></text:p>
      <text:p text:style-name="Standard">В Лиспе весь текст между двойными кавычками, включая знаки препинания и пробельные символы, считается атомом. Этот вид атома называется строка (от "строка символов") и обычно используется для сообщений, которые компьютер печатает для того, чтобы пользователь мог их прочесть. Строки отличаются от чисел и символов и используются по-другому.</text:p>
      <text:h text:style-name="Heading_20_3" text:outline-level="3">1.1.2 Пробелы в списках </text:h>
      <text:p text:style-name="Standard">Количество пробелов в списке не имеет значения. С точки зрения синтаксиса Лиспа, </text:p>
      <text:p text:style-name="Standard"><text:s/><text:tab/>'(это одинаковые</text:p>
      <text:p text:style-name="Standard"><text:s text:c="3"/>списки)</text:p>
      <text:p text:style-name="Standard">это точно такой же список как и: </text:p>
      <text:p text:style-name="Standard"><text:s/><text:tab/>'(это одинаковые списки)</text:p>
      <text:p text:style-name="Standard">Для Лиспа оба этих списка абсолютно одинаковы и состоят из символов `это', `одинаковые', `списки' именно в таком порядке. </text:p>
      <text:p text:style-name="Standard">Дополнительные пробелы и символы новой строки используются для того, чтобы сделать список более удобным для чтения людьми. Когда Лисп считывает выражение, он избавляется от лишних пробелов (но для того, чтобы атомы можно было воспринимать раздельно, между ними должен быть по меньшей мере один пробел.) </text:p>
      <text:p text:style-name="Standard">Это может показаться удивительным, но мы рассмотрели почти все виды списков Лиспа! Любой другой список в Лиспе выглядит более или менее похожим на один из выше рассмотренных примеров, разве что список может быть больше и выглядеть более сложным. Короче говоря, список находится между круглых скобок, строка находится между двойными кавычками, символ выглядит как слово, а число выглядит как число. (В определенных случаях могут использоваться квадратные скобки, точки и некоторые другие специальные символы; однако мы можем зайти довольно далеко и без них).</text:p>
      <text:h text:style-name="Heading_20_3" text:outline-level="3">1.1.3 GNU Emacs помогает вам программировать </text:h>
      <text:p text:style-name="Standard">Если вы набираете Лисп-выражение в GNU Emacs, используя основной режим Emacs Lisp или Lisp Interaction, то вы можете воспользоваться некоторыми командами, чтобы отформатировать Лисп-выражение так, чтобы его было легче воспринимать при чтении. Например, нажатие клавиши TAB автоматически выравнивает строку, в которой находится курсор, вправо. Команда для выравнивания области текста обычно привязана к сочетанию клавиш M-C-\. Выравнивание производится так, чтобы вы могли сразу увидеть, к какому списку принадлежат данные выражения списка (элементы вложенных списков расположены правее, чем элементы списков более верхнего уровня). </text:p>
      <text:p text:style-name="Standard">Кроме этого, когда вы печатаете закрывающую скобку, Emacs моментально переводит курсор к соответствующей ей открывающей скобке. Это очень полезная функция редактора, так как в каждом списке, который вы будете набирать, все скобки должны быть сбалансированы. (See section `Major Modes' in The GNU Emacs Manual, для получения дополнительной информации о режимах Emacs).</text:p>
      <text:h text:style-name="Heading_20_2" text:outline-level="2"><text:soft-page-break/>1.2 Запуск Программы </text:h>
      <text:p text:style-name="Standard">Список в Лиспе (любой список) --- это программа, готовая к запуску. Если вы запустите ее (на жаргоне Лиспа вычислите), то компьютер сделает следующее: 1) ничего не сделает, а только вернет вам сам список; 2) отобразит сообщение об ошибке; 3) обработает первый символ в списке как команду сделать что-либо. (Обычно, именно последнее --- это то, что вы хотите на самом деле!) </text:p>
      <text:p text:style-name="Standard">Одиночный апостроф ', который я ставил перед некоторыми из списков в предыдущих абзацах, называют цитатой (quote) и, когда перед списком стоит апостроф, это сигнал для Лиспа ничего не делать со списком, а взять его как есть. Но если перед списком нет апостофа, то первый символ в списке имеет особое значение: --- это команда, которую компьютер должен выполнить. (В Лиспе эти команды называют функциями). Перед списком (+ 2 2) нет апострофа, поэтому Лисп будет рассматривать + как инструкцию, сделать что-то с остальными символами списка; в этом примере он просто сложит последующие числа. </text:p>
      <text:p text:style-name="Standard">Если вы читаете это в Info внутри Gnu Emacs, то вот как вы можете вычислить такой список: расположите курсор сразу после правой скобки следующего ниже списка и нажмите сочетание клавиш C-x C-e: </text:p>
      <text:p text:style-name="Standard"><text:s/><text:tab/>(+ 2 2)</text:p>
      <text:p text:style-name="Standard">Вы увидите, что в эхо-области появится число 4. (Говоря на жаргоне Лиспа, вы только что "вычислили список". Эхо-область--- это строка внизу экрана, в которой отображается текст). Сейчас попробуйте сделать то же самое со списком, перед которым стоит апостроф: поместите курсор сразу за следующим списком и нажмите C-x C-e: </text:p>
      <text:p text:style-name="Standard"><text:s/><text:tab/>'(это список перед которым стоит апостроф)</text:p>
      <text:p text:style-name="Standard">В этом случае в эхо-области появится (это список перед которым стоит апостроф). </text:p>
      <text:p text:style-name="Standard">В обоих случаях вы давали команду "вычислить выражение" встроенной в GNU Emacs программе (которая называется интерпретатор Лиспa). Имя интерпретатора Лисп произошло от названия задачи, которую выполняет человек, объясняющий выражение, т.е. "интерпретирующий" его. </text:p>
      <text:p text:style-name="Standard">Вы можете также вычислить атом, который не является частью списка (не окружен круглыми скобками), и снова интерпретатор Лиспа переведет это из формы, понятной человеку, на язык компьютера. Но до того, как обсуждать это (см. раздел 1.7 Переменные), мы рассмотрим, что сделает интерпретатор Лиспа, когда вы совершите ошибку.</text:p>
      <text:h text:style-name="Heading_20_2" text:outline-level="2">1.3 Получаем сообщение об ошибке </text:h>
      <text:p text:style-name="Standard">Чтобы вы не беспокоились из-за случайно совершенной ошибки, мы сейчас дадим команду интерпретатору Лиспа, которая выдаст сообщение об ошибке. Это совсем безвредно; на самом деле мы часто будем выдавать сообщения об ошибках, когда это нам необходимо. Если вы понимаете терминологию, сообщения об ошибках могут быть очень полезными. Вместо того, чтобы называть их сообщения об "ошибках", назовем их "подсказками". Они как указатели для путешественника в незнакомую страну--- разобраться в них сначала тяжело, но когда все ясно, они указывают путь. </text:p>
      <text:p text:style-name="Standard">Вот, что мы сейчас сделаем: мы вычислим список, перед которым не стоит апостроф, а первый элемент списка не является командой. Этот список мы уже использовали, сейчас мы уберем одиночный апостроф. Расположите курсор после выражения и нажмите C-x C-e; </text:p>
      <text:p text:style-name="Standard"><text:soft-page-break/><text:s/><text:tab/>(это список перед которым стоит апостроф)</text:p>
      <text:p text:style-name="Standard">В этот раз вы увидите, что в эхо-области появится следующее сообщение: </text:p>
      <text:p text:style-name="Standard"><text:s/><text:tab/>Symbol's function definition is void: это</text:p>
      <text:p text:style-name="Standard">(Также терминал может подать вам звуковой сигнал или мигнуть. Это чтобы привлечь ваше внимание). Сообщение исчезнет как только вы нажмете какую-нибудь клавишу, даже чтобы просто переместить курсор. </text:p>
      <text:p text:style-name="Standard">Основываясь на том, что мы уже знаем, мы можем полностью понять это сообщение об ошибке. Вы знаете смысл слова `Symbol (символ)'. В этом случае оно относится к первому атому списка, слову `это'. Слово `функция' мы уже упоминали ранее. Это очень важное слово. Для себя мы можем определить его следующим образом: функция --- это набор инструкций для компьютера, которые сообщают ему, что необходимо сделать. (Строго говоря, символ говорит компьютеру, где найти инструкции, но это усложнение мы пока будем игнорировать). </text:p>
      <text:p text:style-name="Standard">Сейчас мы можем понять сообщении об ошибке: `Symbol's function definition is void: это'. Символу (то есть слову `это'), не соответствует никакой набор инструкций, которые мог бы выполнить компьютер. </text:p>
      <text:p text:style-name="Standard">Немного странное значение сообщения, `function definition is void' (определение функции --- пусто), объясняется тем, как реализован Emacs Lisp --- то есть, когда с символом не связано никакого определения функции, то место, где должно содержаться это определение --- пусто. </text:p>
      <text:p text:style-name="Standard">С другой стороны, так как мы смогли успешно сложить 2 и 2, то вычислив выражение (+ 2 2), можно полагать, что с символом + связан некоторый набор инструкций, выполняя которые, компьютер складывает числа, следующие за +.</text:p>
      <text:h text:style-name="Heading_20_2" text:outline-level="2">1.4 Имена символов и определения функций </text:h>
      <text:p text:style-name="Standard">Мы сейчас обсудим одну особенность Лиспа, основываясь на приобретенных нами знаниях: символ, такой как +, сам не является набором инструкций, которые должен выполнить компьютер. Вместо этого символ используется (возможно временно) как указатель на определение или набор инструкций. То есть через имя можно найти эти инструкции. Имена людей используются похожим образом. Ко мне можно обратиться, как к `Боб'; однако`я --- это не буквы `б', `о', `б', а особая жизненная форма, обладающая сознанием. Я --- это не имя, но его можно использовать, чтобы обратиться ко мне. </text:p>
      <text:p text:style-name="Standard">В Лиспе один и тот же набор инструкций может быть связан с несколькими именами. Например, инструкции для сложения чисел можно связать как с символом plus или плюс, так и с символом + (так и есть в некоторых диалектах Лиспа). Среди людей ко мне можно обращаться как к `Роберту', так и к `Бобу'. </text:p>
      <text:p text:style-name="Standard">С другой стороны, к символу можно прикрепить только одно определение функции. В противном случае компьютер не смог бы выбрать, какое определение использовать. Если бы так было среди людей, то только один человек в мире мог носить имя `Боб'. Однако определение функции, к которому относится имя, можно легко изменить. </text:p>
      <text:p text:style-name="Standard">Поскольку Emacs Lisp огромен, то символы принято называть таким образом, чтобы сразу было ясно, к какой части Emacs принадлежит эта функция. Так все имена функций, которые имеют дело с Texinfo начинаются с `texinfo-', а функции, которые имеют дело с электронной почтой, начинаются с `rmail-'.</text:p>
      <text:h text:style-name="Heading_20_2" text:outline-level="2"><text:soft-page-break/>1.5 Интерпретатор Лиспа </text:h>
      <text:p text:style-name="Standard">Основываясь на том, что изучили, мы можем понять, что делает интерпретатор Лиспа, когда мы даем ему команду вычислить выражение. Первым делом интерпретатор смотрит, есть ли апостроф перед списком; если да, то он только возвращает выражение как есть. Если же апострофа нет, то интерпретатор анализирует первый элемент списка и пытается определить по этому символу определение функции. Если функция существует, то интерпретатор выполняет соответствующие ей инструкции. В противном случае он выдает сообщение об ошибке. </text:p>
      <text:p text:style-name="Standard">Вот как работает интерпретатор Лиспа. Это очень просто. Мы скоро рассмотрим некоторые нюансы, но, то что вы изучили, это основы. Конечно, чтобы написать программу на Лиспе, вам необходимо знать, как определять функцию и связывать ее с именем, и как сделать это, не запутав компьютер и себя. </text:p>
      <text:p text:style-name="Standard">Вот и первый нюанс. Кроме списков, интерпретатор Лиспа может вычислить символ, перед которым нет апострофа, и который не заключен в круглые скобки. В этом случае интерпретатор Лиспа попытается определить значение символа, считая его переменной. Такая ситуация описана в разделе о переменных в данной главе. (See section 1.7 Переменные.) </text:p>
      <text:p text:style-name="Standard">Второй нюанс связан с тем, что некоторые функции необычны и работают несколько странно. Их называют особыми формами. Их не очень много и они используются в специальных случаях, например, когда надо определить новую функцию. В следующих нескольких главах мы рассмотрим некоторые из наиболее важных особых форм. </text:p>
      <text:p text:style-name="Standard">Третий и последний нюанс: если функция, которую анализирует интерпретатор Лиспа, не является особой формой, и если она часть списка, то интерпретатор Лиспа смотрит, есть ли внутри этого списка вложенные списки. Если есть, тогда интерпретатор вначале вычисляет внутренние списки, а затем внешние. Он всегда в первую очередь обрабатывает внутренние списки. Это делается для того, чтобы выяснить, какой они возвращают результат. Этот результат может использоваться в списке верхнего уровня. </text:p>
      <text:p text:style-name="Standard">Если внутренних списков нет, то интерпретатор вычисляет выражения слева направо, от одного выражения к другому.</text:p>
      <text:h text:style-name="Heading_20_3" text:outline-level="3">1.5.1 Байт-компиляция </text:h>
      <text:p text:style-name="Standard">Интерпретатор Лиспа может обрабатывать два вида данных: код, который может прочесть человек (мы и будем рассматривать его в этой книге) и особо обработанный код, не предназначенный для чтения людьми, так называемый байт-компилированный код. Байт-компилированный код выполняется гораздо быстрее чем обычный. </text:p>
      <text:p text:style-name="Standard">Вы можете перевести обычный код в байт-компилированный, запустив команду для компиляции, например, byte-compile-file. Байт-компилированный код обычно хранится в файлах, имеющих расширение `.elc', а файлы, которые можно читать, имеют расширение `.el'. Вы можете увидеть оба типа файлов в директории `emacs/lisp'. </text:p>
      <text:p text:style-name="Standard">На практике многое из того, чем мы будем заниматьсяw{ ---} настраивать и расширять Emacsw{ ---} не потребует байт-компиляции; и я не буду обсуждать здесь эту тему. See section `Byte Compilation' in The GNU Emacs Lisp Reference Manual, для более полного описания байт-компиляции.</text:p>
      <text:h text:style-name="Heading_20_2" text:outline-level="2">1.6 Вычисление </text:h>
      <text:p text:style-name="Standard">Когда интерпретатор Лиспа анализирует выражение, то говорят, что он занимается <text:soft-page-break/>вычислением. То есть интерпретатор "вычисляет выражение". Я уже использовал этот термин несколько раз раньше. Слово пришло из повседневного языка, "выяснить значение или количество; оценить", согласно "Webster's New Collegiate Dictionary". </text:p>
      <text:p text:style-name="Standard">После вычисления выражения, интерпретатор Лиспа обычно возвращает значение, которое вычислил компьютер, выполняя инструкции, найденные в определении функции; иногда он прерывает выполнение функции и выдает сообщение об ошибке. (Интерпретатор может также выполнить не ту функцию, или он может начать повторять что-нибудь снова и снова --- зайти в так называемый "бесконечный цикл". Эти действия менее обычны, и мы можем проигнорировать их). В основном, интерпретатор возвращает какое-нибудь значение. </text:p>
      <text:p text:style-name="Standard">Одновременно с возвратом значения интерпретатор может сделать что-нибудь еще, например, переместить курсор или скопировать файл --- этот дополнительный род деятельности называют побочным эффектом. Действия, которые людьми считаются важными, такие как печать результатов, часто являются только "побочными эффектами" для интерпретатора Лиспа. Это может звучать несколько необычно, но позже мы довольно легко научимся использовать побочные эффекты. </text:p>
      <text:p text:style-name="Standard">В общем вычисление символического выражения обычно заставляет интерпретатор Лиспа возвратить какое-нибудь значение и, возможно, выполнить побочное действие; или прервать выполнение, отобразив соответствующее сообщение об ошибке.</text:p>
      <text:h text:style-name="Heading_20_3" text:outline-level="3">1.6.1 Вычисление внутренних списков </text:h>
      <text:p text:style-name="Standard">Если мы вычисляем список, внутри которого есть другой список, то при вычислении внешнего списка может использоваться значение, которое возвращается при вычислении внутреннего списка. Это объясняет, почему внутренние выражения вычисляются в первую очередь --- значения, которые они возвращают используются внешними выражениями. </text:p>
      <text:p text:style-name="Standard">Мы можем исследовать этот процесс, вычислив еще один пример на сложение чисел. Расположите курсор после следующего выражения и нажмите C-x C-e: </text:p>
      <text:p text:style-name="Standard"><text:s/><text:tab/>(+ 2 (+ 3 3))</text:p>
      <text:p text:style-name="Standard">В эхо-области появится число 8. </text:p>
      <text:p text:style-name="Standard">Это произошло, потому что интерпретатор Лиспа вначале вычислил внутреннее выражение, (+ 3 3), вычисление которого вернуло значение 6; а затем он вычислил внешнее выражение, которое теперь можно представить как (+ 2 6), вычисление которого вернуло значение 8. Так как в этом выражении больше нечего вычислять, то интерпретатор отобразил это значение в эхо-области. </text:p>
      <text:p text:style-name="Standard">Сейчас уже довольно легко понять название команды, которая запускается клавишами C-x C-e --- она называется eval-last-sexp. Буквы sexp --- это сокращение от "symbolic expression (символьное выражение)", а eval сокращение от "evaluate". Эта команда означает `вычислить последнее символическое выражение' ("evaluate last symbolic expression"). </text:p>
      <text:p text:style-name="Standard">В порядке эксперимента вы можете сейчас попробовать вычислить это же выражение, расположив курсор на пустой строке сразу за выражением, или внутри него. </text:p>
      <text:p text:style-name="Standard">Вот копия предыдущего выражения: </text:p>
      <text:p text:style-name="Standard"><text:s/><text:tab/>(+ 2 (+ 3 3))</text:p>
      <text:p text:style-name="Standard">Если вы расположите курсор в начало пустой строки сразу за этим выражением и нажмете C-x C-e, то в эхо-области также отобразится 8. Сейчас попробуйте расположить курсор внутри выражения. Если вы поставите его за предпоследней скобкой (будет казаться, <text:soft-page-break/>что курсор поверх последней скобки), в эхо-области появится 6! Это потому что сейчас мы вычислили выражение (+ 3 3). </text:p>
      <text:p text:style-name="Standard">Теперь расположите курсор сразу за каким-нибудь числом. Нажмите C-x C-e и вы получите само это число. В Лиспе, если вы вычисляете число, то возвращается само это число (этим числа отличаются от символов). Если вы вычислите список, начинающийся с символа +, то интерпретатор вернет вам значение, которое он получит, выполняя инструкции связанные, с этим символом. Если вы попытаетесь вычислить сам этот символ, произойдет что-то другое, и это мы рассмотрим в следующем разделе.</text:p>
      <text:h text:style-name="Heading_20_2" text:outline-level="2">1.7 Переменные </text:h>
      <text:p text:style-name="Standard">В Лиспе к любому символу можно прикрепить какое-нибудь значение, точно также как к нему можно прикрепить функцию. Это две большие разницы. Функция --- это набор инструкций, которые компьютер должен выполнить. С другой стороны, значение --- это нечто, например, число или имя, то что может изменяться (vary) (поэтому такой символ назвали переменной (variable)). Значением символа может быть любое выражение, допустимое в Лиспе --- такое как число, символ, список, или строка. Символ, который имеет значение, часто называют переменной. </text:p>
      <text:p text:style-name="Standard">С символом одновременно может быть связано и определение функции и какое-нибудь значение. Это два различных понятия. Похоже на то, как имя Кембридж носит город в штате Массачусетс, и с этим именем связана еще кое-какая информация --- многие считают его "крупнейшим центром программирования". </text:p>
      <text:p text:style-name="Standard">(Кстати, в Emacs Lisp с символом могут быть связаны также список свойств и строка документации; они обсуждаются позже). </text:p>
      <text:p text:style-name="Standard">Есть другой способ разграничить эти понятия --- представить себе символ как стол с выдвижными ящичками. Определение функции можно положить в один ящик, значение переменной в другой, и так далее. То, что мы положим в ящик для переменной, не повлияет на то, что находится в ящике для функции, и наоборот. </text:p>
      <text:p text:style-name="Standard">Переменная fill-column --- пример символа, которому соответствует некоторое значение (в каждом буфере GNU Emacs этому символу присвоено какое-нибудь значение, обычно 70 или 72.) Чтобы узнать значение этого символа, вычислите его сами. Если вы читаете это в Info внутри GNU Emacs, вы можете сделать это, расположив курсор за символом и нажав C-x C-e: </text:p>
      <text:p text:style-name="Standard"><text:s/><text:tab/>fill-column</text:p>
      <text:p text:style-name="Standard">После того, как я нажал C-x C-e, Emacs напечатал в эхо-области число 72. Это значение я присвоил fill-column, когда писал эту книгу. В вашем случае оно может быть другим. Заметьте, что значение, которое вернулось после вычисления переменной, отпечаталось точно так же, как и значение, которое бы вернула функция. С точки зрения интерпретатора Лиспа возвращенное значение есть только возвращенное значение. Какого рода выражение мы вычисляли уже неважно, когда значение известно. </text:p>
      <text:p text:style-name="Standard">Символу может соответствовать любое значение или, используя жаргон Лиспа, мы можем связать с переменной любое значение --- число, такое как 72; строку, такую как эта; список, такой как (ель сосна дуб); мы можем даже связать с переменной определение функции. </text:p>
      <text:p text:style-name="Standard">Значение можно связать с переменной несколькими способами. Дополнительную информацию ищите в See section Присваиваем Переменной Значение. </text:p>
      <text:p text:style-name="Standard">Заметьте, что вокруг слова fill-column не было скобок, когда мы вычислили его, чтобы <text:soft-page-break/>найти связанное с ним значение. Это потому, что мы не собирались использовать его как функцию. Если бы fill-column было бы первым или единственным символом в списке, то интерпретатор Лиспа попытался бы найти определение функции, связанное с этим символом. Но с fill-column не связана никакая функция. Попробуйте вычислить следующее выражение: </text:p>
      <text:p text:style-name="Standard"><text:s/><text:tab/>(fill-column)</text:p>
      <text:p text:style-name="Standard"><text:s/><text:tab/>Вы получите следующее сообщение об ошибке:</text:p>
      <text:p text:style-name="Standard">Symbol's function definition is void: fill-column</text:p>
      <text:h text:style-name="Heading_20_3" text:outline-level="3">1.7.1 Сообщение об ошибке для пустого символа </text:h>
      <text:p text:style-name="Standard">Если вы попытаетесь вычислить символ, с которым не связано никакое значение, то вы получите сообщение об ошибке. Вы можете проверить это, продолжив эксперимент с нашим примером на сложение 2 плюс 2. В следующем выражении расположите курсор после +, перед первым числом 2, и нажмите C-x C-e: </text:p>
      <text:p text:style-name="Standard"><text:s/><text:tab/>(+ 2 2)</text:p>
      <text:p text:style-name="Standard">Вы получите следующее сообщение об ошибке: </text:p>
      <text:p text:style-name="Standard"><text:s/><text:tab/>Symbol's value as variable is void: +</text:p>
      <text:p text:style-name="Standard">Оно отличается от первого сообщения об ошибке, которое мы видели: `Symbol's function definition is void: это'. Во втором случае с символом, как с переменной, не было связано никакого значения; в первом случае с символом (то есть со словом `это') не было связано определение функции. </text:p>
      <text:p text:style-name="Standard">В этом эксперименте с + мы заставили интерпретатор Лиспа вычислять символ + как переменную, вместо того, чтобы искать определение функции, связанное с этим символом. Мы сделали это, расположив курсор сразу за символом, а не после скобки, закрывающей список, как было раньше. Поэтому интерпретатор Лиспа вычислил предыдущее s-выражение, которое в нашем случае было символом +. </text:p>
      <text:p text:style-name="Standard">Так как с + не связано никакого значения, как с переменной, а только определение функции, то мы и получили сообщение об ошибке --- значение символа как переменной пусто.</text:p>
      <text:h text:style-name="Heading_20_2" text:outline-level="2">1.8 Аргументы </text:h>
      <text:p text:style-name="Standard">Чтобы понять, как функция получает необходимую ей информацию, давайте снова рассмотрим наш старый добрый пример: 2 + 2. В Лиспе это записывается следующим образом: </text:p>
      <text:p text:style-name="Standard"><text:s/><text:tab/>(+ 2 2)</text:p>
      <text:p text:style-name="Standard">После вычисления этого выражения, в эхо-области появится число 4. Интерпретатор Лиспа сложил числа, которые следовали за символом +. </text:p>
      <text:p text:style-name="Standard">Числа, которые складывает функция +, называют аргументами этой функции. Аргументы ---это информация, которую мы сообщили или передали этой функции. </text:p>
      <text:p text:style-name="Standard">Слово "аргумент" здесь используется в математическом, а не повседневном смысле. Здесь оно обозначает информацию, переданную функции, в нашем случае к функции +. В Лиспе аргументы функции --- это атомы или списки, которые следуют за именем функции. Значения, возвращаемые вычислением этих атомов или списков, передаются в функцию. <text:soft-page-break/>Разные функции требуют разного числа аргументов, некоторые функции совсем не требуют аргументов.</text:p>
      <text:h text:style-name="Heading_20_3" text:outline-level="3">1.8.1 Типы Данных аргументов </text:h>
      <text:p text:style-name="Standard">Типы данных, которые будут передаваться в функцию, зависят от того, какого рода информацию она использует. Аргументы функции, такой как +, должны иметь численные значения, поскольку + складывает числа. Другие функции используют аргументы другого типа. </text:p>
      <text:p text:style-name="Standard">Например, функция concat связывает вместе, или объединяет две или более строк, чтобы получить одну строку. Ее аргументы строки. Конкатенация двух символьных строк abc, def выдаст в результате строку abcdef. Это можно проверить вычислив следующее: </text:p>
      <text:p text:style-name="Standard"><text:s/><text:tab/>(concat "abc" "def")</text:p>
      <text:p text:style-name="Standard">Значение, произведенное вычислением, этого выражения равно abcdef. </text:p>
      <text:p text:style-name="Standard">Аргументами такой функции как substring являются и строки, и числа. Эта функция возвращает часть строки, подстроку своего первого аргумента. Функция требует три аргумента. Первый аргумент --- строка символов, второй и третий аргументы --- это числа, которые отмечают начало и конец строки. Числа --- это количество символов (включая пробелы и знаки пунктуации) от начала строки. </text:p>
      <text:p text:style-name="Standard">Например если вы вычислите следующее выражение: </text:p>
      <text:p text:style-name="Standard"><text:s/><text:tab/>(substring "Четыре черненьких чумазеньких чертенка." 7 29)</text:p>
      <text:p text:style-name="Standard">то в эхо-области появится фраза ""черненьких чумазеньких" Аргументами функции substring были строка и два числа. </text:p>
      <text:p text:style-name="Standard">Отметим, что строка, которую мы передали в функцию substring, это один атом, даже если он был составлен из нескольких слов, разделенных пробелами. Лисп считает все, то заключено между двойными кавычками, частью строки, включая пробелы. Вы можете считать функцию substring как своего рода "разделитель атома" поскольку она извлекает часть из по-другому неделимого атома. Однако substring способна выделить подстроку только из строки, а с другого рода атомами, такими как символы или числа, она не работает.</text:p>
      <text:h text:style-name="Heading_20_3" text:outline-level="3">1.8.2 Аргумент как значение переменной или списка </text:h>
      <text:p text:style-name="Standard">Аргументом может быть и символ, который возвращает значение, когда его вычислят. Например, когда мы вычисляем символ fill-column, то он возвращает число. Это число может использоваться в сложении. Поставьте курсор после следующего выражения и нажмите C-x C-e: </text:p>
      <text:p text:style-name="Standard"><text:s/><text:tab/>(+ 2 fill-column)</text:p>
      <text:p text:style-name="Standard">Значение, которое вы получите будет числом, которое на два больше чем значение fill-column. В моем случае это было 74, поскольку fill-column установлено в 72. </text:p>
      <text:p text:style-name="Standard">Как мы только что видели, аргументом может быть символ, который возвращает некоторое значение, когда его вычисляют. Кроме того, аргумент может быть списком, который возвращает значение, когда его вычисляют. Например в следующем выражении, аргументами функции concat являются строка "рыжие лисички.", а также список (+2 fill-column). </text:p>
      <text:p text:style-name="Standard"><text:s/><text:tab/>(concat <text:s/>(+ 2 fill-column) " рыжие лисички.")</text:p>
      <text:p text:style-name="Standard">Когда я вычислил это выражение, в эхо-области появилось "74 рыжие лисички.". (Обратите внимание на пробелы перед словом `рыжие', чтобы отделить их от числа).</text:p>
      <text:h text:style-name="Heading_20_3" text:outline-level="3"><text:soft-page-break/>1.8.3 Аргументов может быть много </text:h>
      <text:p text:style-name="Standard">Некоторые функции, такие как concat, + или *, принимают произвольное число аргументов. (* --- это символ умножения). Это можно проверить, вычислив каждое из следующих выражений обычным образом. То, что вы увидите в эхо-области, мы будем печатать в тексте после знака `=&gt;', вы можете считать этот знак как "вычисляется в". </text:p>
      <text:p text:style-name="Standard">В первый раз функции не имеют аргументов: </text:p>
      <text:p text:style-name="Standard"><text:s/><text:tab/>(+) <text:s text:c="6"/>=&gt; 0</text:p>
      <text:p text:style-name="Standard">(*) <text:s text:c="6"/>=&gt; 1</text:p>
      <text:p text:style-name="Standard">Теперь у каждой функции один аргумент: </text:p>
      <text:p text:style-name="Standard"><text:s/><text:tab/>(+ 3) <text:s text:c="4"/>=&gt; 3</text:p>
      <text:p text:style-name="Standard">(* 3) <text:s text:c="4"/>=&gt; 3</text:p>
      <text:p text:style-name="Standard">Сейчас уже по три аргумента: </text:p>
      <text:p text:style-name="Standard"><text:s/><text:tab/>(+ 3 4 5) =&gt; 12</text:p>
      <text:p text:style-name="Standard">(* 3 4 5) =&gt; 60</text:p>
      <text:h text:style-name="Heading_20_3" text:outline-level="3">1.8.4 А если аргумент неправильного типа </text:h>
      <text:p text:style-name="Standard">Если вы попытаетесь передать функции аргумент неправильного типа, то интерпретатор Лиспа отобразит сообщение об ошибке. Например, функция + ожидает, что ее аргументами будут числа. В порядке эксперимента, мы передадим ей вместо числа символ привет, перед которым поставим апостроф . Расположите курсор после следующего выражения и нажмите C-x C-e: </text:p>
      <text:p text:style-name="Standard"><text:s/><text:tab/>(+ 2 'привет)</text:p>
      <text:p text:style-name="Standard">Когда вы сделаете это, появится сообщение об ошибке. Это произошло когда интерпретатор Лиспа попытался сложить 2 со значением возвращаемым 'привет, но это значение --- сам символ привет, а не число. Складывать можно только числа. Поэтому + и не смог выполнить сложение своих аргументов. </text:p>
      <text:p text:style-name="Standard">Как обычно сообщение об ошибке содержит полезную информацию, помогающюю исправить ее. Оно гласит: </text:p>
      <text:p text:style-name="Standard"><text:s/><text:tab/>Wrong type argument: integer-or-marker-p, привет</text:p>
      <text:p text:style-name="Standard">Первая часть сообщения ясна: --- она говорит `Wrong type argument'. (4) Затем идет загадочное жаргонное словечко `integer-or-marker-p'. Этим словом интерпретатор пытается сообщить вам, какого типа аргументы ожидались функцией +. </text:p>
      <text:p text:style-name="Standard">Символ integer-or-marker-p означает, что интерпретатор Лиспа считал, что информация, представленная аргументом (значение аргумента) это целое число или маркер (особый объект представляющий позицию в буфере). Так как функция + может складывать только числа или маркеры, то интерпретатор проверяет или по другому тестирует типы аргументов на соответствие этим двум типам. (В Emacs положение курсора в буфере записывается в виде маркера. Когда вы ставите метку, нажимая C-@ или C-SPC Emacs запоминает положение в буфере и запоминает его в маркере). Маркер можно упрощенно считать числом символов до точки от начала буфера. В Emacs Лисп + можно использовать для сложения числовых значений маркеров. </text:p>
      <text:p text:style-name="Standard">Буква `p' в integer-or-marker-p --- наследие практики ранних дней программирования <text:soft-page-break/>на Лиспе. `p' означает `predicate' (предикат). На жаргоне, используемым первыми исследователями Лиспа, предикатом называли функцию, которая определяла правдиво ли какое-нибудь суждение и возвращала либо истину, либо ложь. Так `p' означает, что integer-or-marker-p --- это имя функции, которая проверяет свой аргумент на соответствие числу или маркеру и возвращает true(истина) или false(ложь). В Лиспе много функций, чьи имена которые оканчиваются на `p', например, zerop, которая тестирует свой аргумент на равенство нулю, или listp --- функция, проверяющая, является ли ее аргумент списком. </text:p>
      <text:p text:style-name="Standard">И наконец, последняя часть сообщения об ошибке символ привет. Это значение аргумента, который мы передали к +. Если бы мы передали в функцию сложения правильный тип объекта, то значением аргумента было бы число, например, 37, а не символ привет. Но тогда бы вы не получили такого интересного сообщения об ошибке.</text:p>
      <text:h text:style-name="Heading_20_3" text:outline-level="3">1.8.5 Функция message </text:h>
      <text:p text:style-name="Standard">Как и +, функция message принимает переменное число аргументов. Ее обычно используют для отображения информационных сообщений пользователю. Мы опишем ее здесь, поскольку это одна из наиболее часто применяемых функций. </text:p>
      <text:p text:style-name="Standard">Сообщение отображается в эхо-области. Например, вы можете напечатать сообщение в эхо-области, вычислив следующий список: </text:p>
      <text:p text:style-name="Standard"><text:s/><text:tab/>(message "Это сообщение появится в эхо-области!")</text:p>
      <text:p text:style-name="Standard">Вся строка между двойными кавычками --- это один аргумент, и он появится в эхо-области. (Обратите внимание, что само сообщение появится в эхо-области в двойных кавычках --- это потому что вы видите значение, которое вернула функция message. В большинстве случаев использования функции message в программах, которые мы будем писать, текст, печатаемый в эхо-области --- это побочный эффект, без кавычек). </text:p>
      <text:p text:style-name="Standard">Однако если в строке найдется символ `%s', то функция message не будет печатать его, а вместо этого просмотрит аргументы, которые следуют за строкой. Она вычислит второй аргумент и напечатает его значение на месте `%s'. </text:p>
      <text:p text:style-name="Standard">Вы можете проверить это, расположив курсор после следующего выражения и нажав C-x C-e: </text:p>
      <text:p text:style-name="Standard"><text:s/><text:tab/>(message "Имя этого буфера: %s." (buffer-name))</text:p>
      <text:p text:style-name="Standard">В моем случае в эхо-области появилось, "Имя этого буфера: *info*.". Функция buffer-name вернула имя буфера в виде строки, которую функция message вставила на место %s. </text:p>
      <text:p text:style-name="Standard">Чтобы напечатать значение в виде десятичного числа, вы должны вместо `%s' использовать `%d'. Например, чтобы напечатать в эхо-области значение fill-column, вычислите следующее: </text:p>
      <text:p text:style-name="Standard"><text:s/><text:tab/>(message "Значение переменной fill-column: %d." fill-column)</text:p>
      <text:p text:style-name="Standard">Когда я сделал это в моей эхо-области отобразилось "Значение переменной fill-column: 72." </text:p>
      <text:p text:style-name="Standard">Если в строке больше чем одна `%s', то значение первого аргумента после строки печатается на месте первого появления `%s', а значение второго аргумента --- на месте второго появления `%s', и так далее. Например, если вы вычислите следующее: </text:p>
      <text:p text:style-name="Standard"><text:s/><text:tab/>(message "Ничего себе, в офисе %d %s!"</text:p>
      <text:p text:style-name="Standard"><text:s text:c="9"/>(- fill-column 14) "розовых слонов")</text:p>
      <text:p text:style-name="Standard"><text:soft-page-break/>тогда в вашей эхо-области появиться довольно забавное сообщение. У меня напечаталось: "Ничего себе, в офисе 58 розовых слонов!". </text:p>
      <text:p text:style-name="Standard">Выражение (- fill-column 14) при вычислении вернуло число, которое подставилось на место `%d'; а строка в двойных кавычках "розовых слонов", как единый аргумент, вставилась на место `%s'. (То есть строки между двойными кавычками при вычислении возвращает сами себя, как и числа). </text:p>
      <text:p text:style-name="Standard">Наконец, мы рассмотрим довольно сложный пример, который не только проиллюстрирует вычисление числа, но также покажет, как вы можете использовать вложенные выражения, чтобы получить текст, который заменит `%s': </text:p>
      <text:p text:style-name="Standard"><text:s/><text:tab/>(message "Он увидел %d %s"</text:p>
      <text:p text:style-name="Standard"><text:s text:c="9"/>(- fill-column 34)</text:p>
      <text:p text:style-name="Standard"><text:s text:c="9"/>(concat "рыжих " "прыгающих "</text:p>
      <text:p text:style-name="Standard"><text:s text:c="17"/>(substring</text:p>
      <text:p text:style-name="Standard"><text:s text:c="18"/>"Шустрые, лисицы весело прыгали." 9 14)))</text:p>
      <text:p text:style-name="Standard">В этом примере у функции message три аргумента --- строка, "Он увидел %d %s", выражение (- fill-column 32), и выражение, которое начинается с функции concat. Значение, которое возвращается после вычисления (- fill-column 32), вставляется на место `%d', а значение от вычисления списка, где первый элемент concat, вставляется на место `%s'. </text:p>
      <text:p text:style-name="Standard">Когда я вычислил это выражение, в моей эхо-области появилось сообщение: "Он увидел 38 рыжих прыгающих лисиц".</text:p>
      <text:h text:style-name="Heading_20_2" text:outline-level="2">1.9 Присваиваем переменной значение </text:h>
      <text:p text:style-name="Standard">Есть несколько способов, для того чтобы переменной можно было присвоить какое-нибудь значение. Например, с помощью функций set и setq. Или с помощью функции let (see section 3.6 let). (На Лисп жаргоне это называют связать переменную со значением.) </text:p>
      <text:p text:style-name="Standard">В следующем разделе мы не только опишем функции set и setq, но также покажем, как передавать аргументы.</text:p>
      <text:h text:style-name="Heading_20_3" text:outline-level="3">1.9.1 Используя set </text:h>
      <text:p text:style-name="Standard">Чтобы связать с символом цветы список '(роза фиалка маргаритка лютик), вычислите следующее выражение, расположив курсор после него и нажав C-x C-e. </text:p>
      <text:p text:style-name="Standard"><text:s/><text:tab/>(set 'цветы <text:s/>'(роза фиалка маргаритка лютик))</text:p>
      <text:p text:style-name="Standard">В эхо-области появится список (роза фиалка маргаритка лютик) . Это то, что вернула функция set. Как побочный эффект символ цветы теперь связан со списком --- то есть, символ цветы, можно теперь считать переменной, значением которой является список. (Этот процесс между прочим показывает как побочный эффект для интерпретатора Лиспа для нас является основным. Это потому что каждая функция Лиспа должна возвращать какое-нибудь значение, но побочный эффект имеют только некоторые из них). </text:p>
      <text:p text:style-name="Standard">После вычисления выражения set, вы можете теперь вычислить символ цветы и посмотреть, какое он вернет значение. Расположите курсор после этого символа и нажмите C-x C-e. </text:p>
      <text:p text:style-name="Standard"><text:s/><text:tab/>цветы</text:p>
      <text:p text:style-name="Standard"><text:soft-page-break/>Когда вы вычислите символ цветы, то в эхо-области появиться список (роза фиалка маргаритка лютик). </text:p>
      <text:p text:style-name="Standard">Вспомним, что если вы вычислите 'цветы --- тот же символ, но на этот раз с апострофом, то перед ним в эхо-области появиться сам этот символ цветы. Ниже символ, перед которым мы поставили апостроф, так что проверьте это: </text:p>
      <text:p text:style-name="Standard"><text:s/><text:tab/>'цветы</text:p>
      <text:p text:style-name="Standard">Заметьте, что когда вы используете set, вам нужно ставить апостроф перед обеими аргументами set, если вы не хотите, чтобы интерпретатор вычислял их. В нашем случае мы не хотим, чтобы аргументы вычислялись: ни переменная цветы ни список (роза фиалка маргаритка лютик), поэтому перед каждым мы поставили апостроф. (Если бы мы не поставили апостроф перед первым аргументом set, интерпретатор вычислил бы его перед выполнением функции. Если с символом цветы не было бы связано никакое значение, вы бы получили сообщение об ошибке `Symbol's value as variable is void'; если бы вычисление символа цветы все же вернуло бы какое-нибудь значение, тогда функция set попыталась бы связать список именно с этим возвращенным значением. Иногда так и надо делать; но такие ситуации весьма редки.)</text:p>
      <text:h text:style-name="Heading_20_3" text:outline-level="3">1.9.2 Используя setq </text:h>
      <text:p text:style-name="Standard">На практике вы почти всегда ставите апостроф перед первым аргументом set. Сочетание set с первым аргументом, перед которым стоит апостроф, встречается так часто, что была введена особая форма setq. Эта особая форма действует точно также, как и set, но перед первым аргументом не надо ставить апостроф, так как он не вычисляется. Также добавлена еще одна полезная возможность --- setq разрешает вам назначить одновременно значения нескольким переменным в одном выражении. </text:p>
      <text:p text:style-name="Standard">Чтобы установить значением переменной плотоядные список '(лев тигр леопард) с помощью setq, можно использовать следующее выражение: </text:p>
      <text:p text:style-name="Standard"><text:s/><text:tab/>(setq плотоядные '(лев тигр леопард))</text:p>
      <text:p text:style-name="Standard">Это тоже самое, что и использование set, но первый аргумент защищен от вычисления setq. (`q' в setq означает quote). С set выражение выглядело бы по-другому: </text:p>
      <text:p text:style-name="Standard"><text:s/><text:tab/>(set 'плотоядные '(лев тигр леопард))</text:p>
      <text:p text:style-name="Standard">Также setq можно применять для назначения разных величин разным переменным. Первый аргумент связывается со значением второго аргумента, третий аргумент связывается со значением четвертого аргумента и так далее. Например, вы можете использовать следующее выражение, чтобы связать символ деревья со списком деревьев, а список травоядных с символом травоядные: </text:p>
      <text:p text:style-name="Standard"><text:s/><text:tab/>(setq деревья '(сосна ель дуб клен) </text:p>
      <text:p text:style-name="Standard"><text:s text:c="6"/>травоядные '(газель антилопа зебра))</text:p>
      <text:p text:style-name="Standard">(Это выражение можно было бы поместить в одну строку, но более длинные выражения не поместятся на страницу, кроме того людям легче читать красиво отформатированные списки.) </text:p>
      <text:p text:style-name="Standard">Хотя я использовал термин `назначить', существует другой способ представления работы функций set и setq --- представьте себе, что функции set и setq заставляют символ указывать на список. Этот последний способ представления очень обычен и в последующих главах я буду использовать его более часто, мы встретим по меньшей мере один символ в имени которого используется `указатель'. Это название выбрано потому, что символ <text:soft-page-break/>имеет значение --- например, список, связанный с ним; или если по другому выразить, этот символ указывает на список.</text:p>
      <text:h text:style-name="Heading_20_3" text:outline-level="3">1.9.3 Счетчик </text:h>
      <text:p text:style-name="Standard">Здесь пример как использовать setq в счетчике. Вы можете использовать его, чтобы сосчитать сколько раз ваша программа повторилась. Вначале назначьте переменной значение равное нулю, а затем добавляйте по единице каждый раз, когда программа повторяется. Чтобы выполнить это, вам понадобится переменная, которая будет служить счетчиком, и два выражения: первое setq, которое устанавливает счетчик в ноль; и второе --- setq, которое увеличивает счетчик каждый раз, когда его вычисляют. </text:p>
      <text:p text:style-name="Standard"><text:s/><text:tab/>(setq counter 0) <text:s text:c="15"/>; Назовем это инициализацией.</text:p>
      <text:p text:style-name="Standard">(setq counter (+ counter 1)) <text:s text:c="3"/>; Здесь увеличиваем счетчик.</text:p>
      <text:p text:style-name="Standard">counter <text:s text:c="24"/>; А это счетчик.</text:p>
      <text:p text:style-name="Standard">(Текст после `;' --- это комментарий.) </text:p>
      <text:p text:style-name="Standard">Если вы сначала вычислите первое из этих выражений --- инициализатор (setq counter 0), а затем третье выражение, counter, то в эхо-области появится 0. Если вы вычислите второе выражение для приращения счетчика --- (setq counter (+ counter 1)), то счетчик получит значение 1. Так что если вы снова вычислите counter, то теперь в эхо-области появиться число 1. Каждый раз, когда вы будете вычислять второе выражение, значение счетчика будет увеличиваться. </text:p>
      <text:p text:style-name="Standard">Когда вы вычисляете выражение приращения, (setq counter (+ counter 1)), интерпретатор Лиспа вначале вычисляет внутренний список --- то есть сложение. Для этого он должен вычислить переменную counter и число 1. После вычисления переменной counter, возвращается ее текущее значение. Затем оно вместе с единицей передается функции +, которая складывает их вместе. Итоговая сумма возвращается как значение этой функции и передается setq, которая связывает переменную counter с этим новым значением. Таким образом и изменяется значение этой переменной.</text:p>
      <text:h text:style-name="Heading_20_2" text:outline-level="2">1.10 Резюме </text:h>
      <text:p text:style-name="Standard">Изучение Лиспа подобно восхождению на холм, где первая часть подъема самая трудная. Мы только что преодолели самую трудную часть --- то что осталось, намного легче и вы почувствуете это, когда мы будем продвигаться вперед. </text:p>
      <text:p text:style-name="Standard">Если просуммировать: </text:p>
      <text:p text:style-name="Standard">Программы на Лиспе состоят из выражений, которые являются списками или одиночными атомами. </text:p>
      <text:p text:style-name="Standard">Списки состоят из нескольких атомов или списков, разделенных пробельными символами и окруженных круглыми скобками. Список может быть пустым. </text:p>
      <text:p text:style-name="Standard">Атомы --- это много-буквенные символы, такие как forward-paragraph; одно-буквенные символы, как +; символьные строки, ограниченные двойными кавычками; и числа. </text:p>
      <text:p text:style-name="Standard">После вычисления числа возвращается само число. </text:p>
      <text:p text:style-name="Standard">После вычисления строки, заключенной между двойными кавычками, возвращается сама строка. </text:p>
      <text:p text:style-name="Standard">Если вы вычислите символ, то интерпретатор вернет связанное с ним, как с перемен<text:soft-page-break/>ной, значение. </text:p>
      <text:p text:style-name="Standard">Когда вы вычисляете список, интерпретатор Лиспа анализирует первый символ списка и затем ищет определение функции, связанное с этим символом. После этого выполняются инструкции этой функции. </text:p>
      <text:p text:style-name="Standard">Одиночная кавычка ', говорит интерпретатору Лиспа, что следующее выражение не надо вычислять, а надо просто вернуть его, как оно есть. </text:p>
      <text:p text:style-name="Standard">Аргументы --- это информация, которую мы передаем функции. Аргументы функции получаются после вычисления оставшихся элементов списка, где первый элемент это имя функции. </text:p>
      <text:p text:style-name="Standard">Любая функция всегда возвращает какое-нибудь значение после выполнения (если не было никакой ошибки); вдобавок она может также выполнить некоторые действия называемые "побочным эффектом". При выполнении многих функций главная цель --- это побочный эффект.</text:p>
      <text:h text:style-name="Heading_20_2" text:outline-level="2">1.11 Упражнения </text:h>
      <text:p text:style-name="Standard">Вот несколько простых упражнений: </text:p>
      <text:p text:style-name="Standard">Вызовите сообщение об ошибке, вычисляя какой-нибудь символ, не окруженный скобками. </text:p>
      <text:p text:style-name="Standard">Вызовите сообщение об ошибке, вычисляя какой-нибудь символ, окруженный скобками. </text:p>
      <text:p text:style-name="Standard">Создайте счетчик, который увеличивается на два за одно приращение. </text:p>
      <text:p text:style-name="Standard">Напишите какое-нибудь выражение, которое печатает сообщение в эхо-области, когда его вычисляешь.</text:p>
      <text:h text:style-name="Heading_20_1" text:outline-level="1">2. Практика вычислений </text:h>
      <text:p text:style-name="Standard">До того, как я научу вас создавать собственные функции на Emacs Lisp, полезно немного попрактиковаться в вычислении различных выражений, которые уже написаны. Эти выражения будут списками, где первый и часто единственный элемент списка --- имя какой-нибудь функции. Так как одни из самых простых функций в Emacs --- это функции связанные с буферами, то мы начнем с них; к тому же они очень интересны и познавательные. В этой главе мы изучим наиболее простые из этих функций. В следующей главе разберемся с более сложными функциями, связанными с буферами Emacs, и мы увидим, как они реализованы на Emacs Lisp.</text:p>
      <text:h text:style-name="Heading_20_2" text:outline-level="2">Как вычислить </text:h>
      <text:p text:style-name="Standard">Когда вы выполняете какую-нибудь команду редактирования, такую как перемещение курсора или прокрутка экрана, вы вычисляете выражение, первым элементом которого является функция. Именно так и работает Emacs. </text:p>
      <text:p text:style-name="Standard">Когда вы нажимаете клавиши, вы заставляете интерпретатор Лиспа вычислить выражение, и так вы получаете результаты. Даже просто набирая какой-нибудь текст, вы вычисляете функцию, в данном случае self-insert-command, которая просто вставляет в текст набранные вами символы. Функции, которые вы вычисляете нажатием клавиш, называются `интерактивными' функциями, или командами; как сделать функцию интерактивной показано в следующей главе, где мы научимся определять собственные функции в Emacs Лисп. <text:soft-page-break/>See section Making a Function Interactive. </text:p>
      <text:p text:style-name="Standard">Кроме выполнения интерактивных команд, мы уже знаем другой способ вычислить выражение --- расположить курсор после списка и нажать C-x C-e. Именно так мы и будем делать до конца этой главы. Существуют и другие способы вычислить выражение --- они будут описаны в последующих главах. </text:p>
      <text:p text:style-name="Standard">Можно добавить, что функции, которые мы будем вычислять до конца этой главы, полезны сами по себе. Изучение этих функций поможет понять разницу между буферами и файлами; каким образом можно переключиться в нужный буфер, и как определить положение курсора в текущем буфере.</text:p>
      <text:h text:style-name="Heading_20_2" text:outline-level="2">2.1 Имя буфера </text:h>
      <text:p text:style-name="Standard">Две функции, buffer-name и buffer-file-name, показывают разницу между файлом и буфером. Когда вы вычислите следующее выражение, (buffer-name), в эхо-области появиться имя этого буфера. Когда вы вычислите (buffer-file-name), в эхо-области появится имя файла, соответствующего данному буферу. Обычно имя, которое возвращает функция (buffer-name) --- это имя редактируемого файла, а имя, возвращаемое (buffer-file-name) полное имя файла (вместе с именами каталогов). </text:p>
      <text:p text:style-name="Standard">Файл и буфер --- это два совершенно различных понятия. Файл --- это информация хранимая в компьютере постоянно (если вы конечно не удалите его сами). Буфер, наоборот --- это информация, которая хранится в Emacs и она пропадет в конце сессии редактирования (или когда вы уничтожите буфер). Обычно буфер содержит информацию, которую вы скопировали из файла; мы говорим, что буфер посетил этот файл. Именно эту копию вы изменяете. Изменения в буфере не меняют содержимое файла до тех пор, пока вы не сохраните буфер. Когда вы сохраняете буфер, он копируется обратно в файл, и таким образом все изменения фиксируются постоянно. </text:p>
      <text:p text:style-name="Standard">Если вы читаете это в Info внутри GNU Emacs, то вы можете вычислить каждое из следующих выражений, расположив курсор после него и нажав C-x C-e. </text:p>
      <text:p text:style-name="Standard"><text:s/><text:tab/>(buffer-name)</text:p>
      <text:p text:style-name="Standard">(buffer-file-name)</text:p>
      <text:p text:style-name="Standard">Когда я сделал это, в эхо-области появилась строка `"introduction.texinfo"' --- это значение, которое вернула функция (buffer-name), функция (buffer-file-name) вернула другое значение `"/gnu/work/intro/introduction.texinfo"'. Первое --- это имя буфера, а второе --- это имя файла. (При вычислении этих выражений круглые скобки говорят интерпретатору Лисп обрабатывать buffer-name и buffer-file-name как функции; без скобок интерпретатор попытается вычислить эти символы как переменные). </text:p>
      <text:p text:style-name="Standard">Несмотря на существующую разницу между файлами и буферами, вы часто обнаруживаете, что люди говорят о файле, когда они имеют ввиду буфер и наоборот. В самом деле, большинство говорит, "Я редактирую файл" а, не "Я редактирую буфер, который вскоре сохраню в файле." Однако из контекста почти всегда ясно, что они имеет ввиду. Однако когда дело касается компьютерных программ очень важно понимать эту разницу, так как компьютеры не так сообразительны как люди. </text:p>
      <text:p text:style-name="Standard">Слово `буфер' между прочим первоначально означало подушку, которая смягчает силу коллизии. В старых компьютерах буфер смягчал коллизии между файлами и центральным процессором. Барабаны и ленты, которые содержали файл и процессор были устройствами, которые очень отличались друг от друга и работали с разной скоростью, рывками. Буфер позволял таким различным устройствам сосуществовать вместе, и эффективно работать. Постепенно буфер превратился из промежуточного временного <text:soft-page-break/>устройства в то место, где происходить основная работа. Это превращение похоже на то, как маленький портовый городишко превратился в огромный мегаполис --- когда-то это было место, где команда отдыхала на временной стоянке, а теперь это крупный культурный и деловой центр. </text:p>
      <text:p text:style-name="Standard">Не все буфера связаны с существующими файлами. Например, когда вы запускаете сессию Emacs, набрав команду emacs в командной строке, не перечисляя никаких файлов, то Emacs вначале отобразит на экране буфер `*scratch*'. Этот буфер не связан ни с каким файлом. То же самое можно сказать про буфер `*Help*'. </text:p>
      <text:p text:style-name="Standard">Если вы переключитесь в буфер `*scratch*' наберете (buffer-name), поставите курсор после этого выражения и нажмете C-x C-e, чтобы вычислить его, то в эхо-области появится имя "*scratch*", как результат вычисления данной функции. "*scratch*" --- это имя буфера. Однако, если вы попробуете вычислить выражение (buffer-file-name), находясь в буфере `*scratch*', то в эхо-области появится nil. nil --- это `ничего' в переводе с латинского; в нашем случае это означает, что буфер `*scratch*' не связан ни с каким из файлов. (В Лиспе, nil также используют в значении `ложь' и также как синоним для пустого списка, ().) </text:p>
      <text:p text:style-name="Standard">Кстати, если вы находитесь в буфере `*scratch*' и хотите, чтобы возвращаемое значение появилось в самом буфере `*scratch*', а не в эхо-области, то нажмите C-u C-x C-e вместо C-x C-e. Тогда возвращенное значение появится после выражения. Буфер будет выглядеть следующим образом: </text:p>
      <text:p text:style-name="Standard"><text:s/><text:tab/>(buffer-name)"*scratch*"</text:p>
      <text:p text:style-name="Standard">Вы не сможете выполнить этого в Info, поскольку буфер Info открыт в режиме только для чтения, и поэтому в нем запрещены какие-либо изменения. Но вы можете сделать так в любом буфере, который вы можете изменять; а когда вы пишете программы или документацию (например такую книгу), то такая возможность очень полезна.</text:p>
      <text:h text:style-name="Heading_20_2" text:outline-level="2">2.2 Как вернуть буфер </text:h>
      <text:p text:style-name="Standard">Функция buffer-name возражает имя буфера; чтобы получить сам буфер, нужна другая функция: current-buffer. Вы можете использовать эту функцию в своих программах, когда вам надо получить сам буфер. </text:p>
      <text:p text:style-name="Standard">Имя и объект, или сущность, к которой относится это имя отличаются друг от друга. Вы --- не ваше имя. Вы личность, к которой другие люди могут обращаться по имени. Если вы захотите поговорить с Джоном, и кто-то протянет вам лист бумаги с буквами `Д', `ж', `о', `'н', вас это может быть позабавит, но вы же хотели совсем другого. Вы не хотите разговаривать с именем, вам нужен человек, которого так зовут. С буфером дело обстоит таким же образом --- имя буфера scratch это `*scratch*', но имя это не сам буфер. Чтобы получить сам буфер вам нужна какая-нибудь функция --- например current-buffer. </text:p>
      <text:p text:style-name="Standard">Однако существует определенная тонкость --- если вы вычислите выражение current-buffer в каком-нибудь выражении, как мы вскоре и сделаем, то, то что вы увидите --- это печатное представление буфера без его содержимого. Emacs делает это по двум причинам --- в буфере может быть тысячи строк (это неудобно отображать) и другой буфер может иметь такое же содержание, и очень важно отличать их друг от друга. </text:p>
      <text:p text:style-name="Standard">Ниже выражение с нужной нам функцией: </text:p>
      <text:p text:style-name="Standard"><text:s/><text:tab/>(current-buffer)</text:p>
      <text:p text:style-name="Standard">Если вы вычислите это выражение, как обычно, то в эхо-области появится `#&lt;buffer *info*&gt;'. Особый формат показывает, что функция возвращает буфер, а не его имя. </text:p>
      <text:p text:style-name="Standard"><text:soft-page-break/>Кстати, хотя вы можете использовать в своих программах числа и символы, вы не можете делать это с печатным представлением буфера --- единственный способ получить буфер в вашей программе, это использовать функцию такую как current-buffer. </text:p>
      <text:p text:style-name="Standard">Похожая функция other-buffer. Она возвращает буфер, в котором вы недавно побывали. Если вы переключитесь в буфер `*scratch*' , а затем вернетесь обратно, то функция other-buffer вернет буфер `#&lt;buffer *scratch*&gt;'. </text:p>
      <text:p text:style-name="Standard">Вы можете проверить это, вычислив следующее выражение: </text:p>
      <text:p text:style-name="Standard"><text:s/><text:tab/>(other-buffer)</text:p>
      <text:p text:style-name="Standard">В эхо-области появится `#&lt;buffer *scratch*&gt;' или имя какого-нибудь другого буфера, из которого вы недавно переключились.</text:p>
      <text:h text:style-name="Heading_20_2" text:outline-level="2">2.3 Смена буфера </text:h>
      <text:p text:style-name="Standard">Функции, возвращающие буфер, обычно используют в более сложных выражениях --- например, когда какой-нибудь функции требуется буфер как один из ее аргументов. Мы увидим это на примере функции switch-to-buffer, которая используется для перекления в другой буфер. </text:p>
      <text:p text:style-name="Standard">Но вначале краткое введение в функцию switch-to-buffer. Когда вы переключаетесь из буфера Info в буфер `*scratch*' и обратно, вычисляя (buffer-name), то вы обычно нажимает C-x b и затем в мини-буфере вводите `*scratch*' в качестве имени буфера, в который вы хотите переключиться. Нажатие клавиш C-x b заставляет интерпретатор Лиспа вычислить интерактивную функцию Emacs Lisp switch-to-buffer. Как мы уже говорили, именно так и работает Emacs --- разные клавиши вызывают или запускают разные функции. Например, C-f вызывает forward-char, M-e вызывает forward-sentence, и так далее. </text:p>
      <text:p text:style-name="Standard">Написав выражение с функцией switch-to-buffer и задав ей буфер, в который мы хотим переключиться, в качестве аргумента, мы можем переключится в этот буфер аналогично тому, как мы это делаем, нажимая сочетание клавиш C-x b. </text:p>
      <text:p text:style-name="Standard">Вот необходимое Лисп выражение: </text:p>
      <text:p text:style-name="Standard"><text:s/><text:tab/>(switch-to-buffer (other-buffer))</text:p>
      <text:p text:style-name="Standard">Символ switch-to-buffer --- первый элемент списка, поэтому интерпретатор будет обрабатывать его как функцию и выполнит соответствующие ей инструкции. Но до того, как вызвать эту функцию, интерпретатор заметит внутренний вложенный список (other-buffer) и сначала вычислит внутреннее выражение. other-buffer первый (и в нашем случае единственный) элемент внутреннего списка, так что интерпретатор Лиспа вызовет или запустит эту функцию. Она возвратит другой буфер. Затем интерпретатор вызовет switch-to-buffer, передав ей в качестве аргумента другой буфер, в который Emacs и переключится. Если вы читаете это в Info, попробуйте это прямо сейчас. Вычислите выражение. (Чтобы вернуться обратно, нажмите C-x b RET). </text:p>
      <text:p text:style-name="Standard">В последующих главах вы будете встречать функцию set-buffer чаще чем switch-to-buffer. Это потому, что между людьми и компьютерными программами существует разница --- у людей есть глаза, и они привыкли видеть то, над чем они сейчас работают. Это настолько ясно, что об этом даже не говорят. Однако у программ нет глаз. Когда компьютерная программа работает над буфером, его необязательно отображать на экране компьютера. </text:p>
      <text:p text:style-name="Standard">switch-to-buffer предназначена для людей и выполняет две разные вещи --- она переключает внимание Emacs на какой-нибудь буфер; и отображает новый выбранный бу<text:soft-page-break/>фер на экране компьютера. set-buffer, действует немного по-другому, эта функция делает только одно --- она переключает внимание компьютерной программы на другой буфер. Буфер, отображаемый на экране компьютера, остается без изменений (конечно, там обычно ничего не произойдет до тех пор, пока программа не завершится). </text:p>
      <text:p text:style-name="Standard">Также, мы недавно использовали другой термин из сленга программистов --- слово вызывать. Когда вы вычисляете список, в котором первый символ это имя функции, то вы вызываете эту функцию. Этот термин появился, когда заметили, что функция --- это сущность которая может выполнить что нибудь для вас, если вы вызовете ее (как водопроводчик сущность, которая может устранить утечку, если вы вызовете его).</text:p>
      <text:h text:style-name="Heading_20_2" text:outline-level="2">2.4 Размер буфера и местоположение точки </text:h>
      <text:p text:style-name="Standard">В конце главы давайте обратимся к совсем простым функциям: buffer-size, point, point-min и point-max. Они дают информацию о размере буфера и местоположении точки в нем. </text:p>
      <text:p text:style-name="Standard">Функция buffer-size показывает размер текущего буфера; то есть эта функция возвращает число символов в данном буфере. </text:p>
      <text:p text:style-name="Standard"><text:s/><text:tab/>(buffer-size)</text:p>
      <text:p text:style-name="Standard">Вы можете вычислить это как обычно, расположив курсор за выражением и нажав C-x C-e. </text:p>
      <text:p text:style-name="Standard">В Emacs текущая позиция курсора называется точкой. Выражение (point) возвращает число, которое сообщает вам, где расположен курсор, считая символы от начала буфера до точки. </text:p>
      <text:p text:style-name="Standard">Вы можете увидеть число символов для текущего положения курсора в этом буфере, вычислив следующее выражение обычным способом: </text:p>
      <text:p text:style-name="Standard"><text:s/><text:tab/>(point)</text:p>
      <text:p text:style-name="Standard">Когда я сам вычислил это выражение, значение точки было 65724. Функция point часто используется в последующих примерах этой книги. </text:p>
      <text:p text:style-name="Standard">Значение точки зависит, конечно, от ее местоположения внутри буфера. Если вы вычислите следующее выражение, то число будет больше: </text:p>
      <text:p text:style-name="Standard"><text:s/><text:tab/>(point)</text:p>
      <text:p text:style-name="Standard">Для меня значение точки в этом месте было 66043 --- это означает, что между этими двумя выражениями 319 символов (включая пробелы). </text:p>
      <text:p text:style-name="Standard">Функция point-min очень похожа на point, но она возвращает минимально возможное значение точки в текущем буфере. Обычно это число 1, если не включено сужение ("narrowing"). (Сужение --- это механизм, каким вы можете ограничить себя или программу для действия только на части буфера. See section Narrowing and Widening.)) Аналогично, функция point-max возвращает максимально возможное значение точки в текущем буфере.</text:p>
      <text:h text:style-name="Heading_20_2" text:outline-level="2">2.5 Упражнения </text:h>
      <text:p text:style-name="Standard">Откройте какой-нибудь текстовый файл и переместите курсор в середину этого файла. Найдите имя файла, имя буфера, его длину, и вашу текущую позицию в нем.</text:p>
      <text:h text:style-name="Heading_20_1" text:outline-level="1">3. Написание функций </text:h>
      <text:p text:style-name="Standard">Когда интерпретатор Лиспа вычисляет список, он анализирует, связано ли с первым <text:soft-page-break/>символом списка определение функции; или по-другому, указывает ли символ на какую-нибудь функцию. Если указывает, то компьютер выполняет инструкции этой функции. Символ, с которым связано определение функции, обычно называют просто функцией (хотя строго говоря, сама функция --- это ee определение, а символ только указывает на нее).</text:p>
      <text:h text:style-name="Heading_20_2" text:outline-level="2">Немного о примитивных функциях </text:h>
      <text:p text:style-name="Standard">Все функции определяются в терминах других функций, кроме нескольких примитивных функций, которые написаны на языке программирования С. Когда вы пишете определение функции, вы пишете его на Emacs Лисп и используете другие функции как строительные блоки. Некоторые из функций, которые вы используете, сами написаны на Emacs Лиспе (возможно даже вами), а некоторые будут примитивами, написанными на языке С. Примитивные функции используются точно так же, как те, которые написаны на Emacs Лиспе, и ведут себя точно таким же образом. Они написаны на языке С, поэтому мы можем легко переносить GNU Emacs на любую платформу, которая поддерживает язык С. </text:p>
      <text:p text:style-name="Standard">Еще раз подчеркнем следующее --- когда вы пишете код на Emacs Лиспе, вы не различаете функции написанные на С и функции, написанные на Emacs Лиспе. Разница здесь не играет особой роли. Я упомянул о ней только потому, что это полезно знать. В самом деле, если вы попытаетесь исследовать этот вопрос, то вы не узнаете на каком языке написана уже существующая функция: на С или на Emacs Лиспе.</text:p>
      <text:h text:style-name="Heading_20_2" text:outline-level="2">3.1 Особая форма defun </text:h>
      <text:p text:style-name="Standard">В Лиспе с символом, таким как mark-whole-buffer, связан некоторый код, который выполняется компьютером, когда вызывается эта функция. Этот код называют определением функции, и он создается вычислением Лисп-выражения, которое начинается с символа defun (это сокращение от define function). Поскольку defun не вычисляет свои аргументы обычным образом, то она называется особой формой. </text:p>
      <text:p text:style-name="Standard">В следующих разделах мы рассмотрим определения функций, входящие в дистрибутив Emacs, такие как, например, mark-whole-buffer. А в этом разделе мы опишем несколько простых функций так, чтобы вы представляли себе, как это выглядит. Это будут арифметические функции, поскольку они наиболее просты. Некоторые не любят арифметические примеры; однако, если вы один из таких людей, не отчаивайтесь. Едва ли какой нибудь код, который мы будем изучать в оставшихся главах, будет связан с арифметикой или математикой. В основном мы будем обрабатывать текст тем или иным способом. </text:p>
      <text:p text:style-name="Standard">Определение функции может содержать до пяти частей, которые следуют после слова defun: </text:p>
      <text:p text:style-name="Standard">Имя символа, с которым это определение функции будет связано. </text:p>
      <text:p text:style-name="Standard">Список аргументов, которые можно будет передать в эту функцию. Если функция не требует аргументов, тогда это пустой список (). </text:p>
      <text:p text:style-name="Standard">Строка документации, описывающая работу функции. (Формально не обязательна, но настоятельно рекомендуемая). </text:p>
      <text:p text:style-name="Standard">Необязательное выражение, чтобы сделать функцию интерактивной, чтобы вы могли использовать ее, нажав M-x и набрав имя функции; или связать с ней какое-нибудь сочетание клавиш или клавишу. </text:p>
      <text:p text:style-name="Standard">Сами инструкции, которые будет выполнять компьютер --- так называемое тело определения функции. </text:p>
      <text:p text:style-name="Standard">Полезно, для запоминания думать о пяти частях в определении функции, как о следу<text:soft-page-break/>ющем шаблоне, где есть место для каждой части: </text:p>
      <text:p text:style-name="Standard"><text:s/><text:tab/>(defun имя-функции (аргументы...)</text:p>
      <text:p text:style-name="Standard"><text:s text:c="2"/>"необязательная-документация..."</text:p>
      <text:p text:style-name="Standard"><text:s text:c="2"/>(interactive как-получить-аргументы) <text:s text:c="4"/>; необязательно</text:p>
      <text:p text:style-name="Standard"><text:s text:c="2"/>тело...)</text:p>
      <text:p text:style-name="Standard">Как первый пример мы рассмотрим определение функции, которая умножает свой аргумент на 7. (Это пример не интерактивной функции. See section Making a Function Interactive, для получения дополнительной информации). </text:p>
      <text:p text:style-name="Standard"><text:s/><text:tab/>(defun умножить-на-семь (number)</text:p>
      <text:p text:style-name="Standard"><text:s text:c="2"/>"Умножить NUMBER на семь."</text:p>
      <text:p text:style-name="Standard"><text:s text:c="2"/>(* 7 number))</text:p>
      <text:p text:style-name="Standard">Это определение начинается со скобок и символа defun, за которым следует имя функции. </text:p>
      <text:p text:style-name="Standard">За именем функции идет список, который содержит аргументы, передаваемые этой функции. Этот список называется списком аргументов. В нашем случае в списке только один элемент --- символ number. Когда будет выполняться функция, этот символ будет связан со значением аргумента, который передали функции при вызове. </text:p>
      <text:p text:style-name="Standard">Вместо того, чтобы назвать наш аргумент словом number, я мог бы выбрать любое другое имя. Например, слово multiplicand. Я выбрал слово `number', поскольку это подсказывает, какого рода значение ожидает функция; но слово `multiplicand' тоже весьма неплохо, поскольку оно подскажет, какую роль этот аргумент будет играть в теле нашей функции. Если бы я назвал аргумент foogle, это было бы намного хуже, потому что такое имя не несет никакой полезной информации. Выбор имен это обязанность программиста, и лучше если они будут помогать в понимании функции. </text:p>
      <text:p text:style-name="Standard">На самом деле вы можете выбрать любое имя, какое пожелаете для символа в списке аргументов, даже имя, которое используется в какой-нибудь другой функции --- имя, которое вы используете для аргумента, локально для этого конкретного определения функции. В этом определении имя относится к одному объекту, а такое же имя вне определения функции --- к совсем другой. Положим, что в вашей семье вас зовут `Коротышка'; когда кто-нибудь из вашей семьи говорит `Коротышка' --- они имеют в виду вас. Но вне вашей семьи, например, в каком нибудь фильме, `Коротышкой' могут звать кого-нибудь еще. Так как имя для символа в списке аргументов локально для данного определения функции, то вы можете изменять значение такого символа внутри тела функции, не изменяя его значения вне функции. Похожего эффекта можно достигнуть использованием выражения let. (See section let.) </text:p>
      <text:p text:style-name="Standard">Заметьте также, что мы обсуждаем слово `number' в двух различных значениях --- как символ, который появится в программе, и как имя чего-то, что будет заменено чем-то другим во время вычисления функции. В первом случае number --- это символ, а не число; так получилось, что в пределах функции, это переменная, чье значение --- искомое число, но наш главный интерес в нем, как в символе. С другой стороны, когда мы говорим о функции, нас интересует, что за число будет подставлено за место слова number. Чтобы четко это различать, мы используем различные шрифты для отображения слов в этих двух обстоятельствах. Когда мы говорим об этой функции, или о том как это работает, мы соотносимся к числу как number. В теле функции мы пишем это, как number. </text:p>
      <text:p text:style-name="Standard">За списком аргументов следует строка документации, которая описывает данную <text:soft-page-break/>функцию. Это ее вы видите, когда нажимаете сочетание клавишC-h f и набираете имя функции. Кстати, если вы пишете строку документации, такую как эту, то вы должны сделать первую строку завершенным предложением, так как некоторые команды, такие как apropos, печатают только первую строку многострочной документации. Так же вы не должны выравнивать вторую строку строки документации, если она у вас появляется, потому что это выглядит странно, когда вы используете сочетание клавиш C-h f (describe-function). Строка документации необязательна, но очень полезна, поэтому ее надо включать во все функции, которые вы создаете. </text:p>
      <text:p text:style-name="Standard">Третья строка нашего примера --- это тело определения функции. (Большинство определений функций, конечно, намного больше чем это). В нашем случае тело --- это список (* 7 number), которое умножает значение number на 7. (В Emacs Лиспе * функция умножения, как + функция сложения). </text:p>
      <text:p text:style-name="Standard">Когда вы будете использовать функцию умножить-на-семь, аргумент number будет заменен конкретным числом, которое вы захотите использовать. Ниже пример использования функции умножить-на-семь, но не пытайтесь вычислить ее! </text:p>
      <text:p text:style-name="Standard"><text:s/><text:tab/>(умножить-на-семь 3)</text:p>
      <text:p text:style-name="Standard">С символом number, который описан в определении функции в предыдущем разделе, при данном вызове функции "связывается" фактическое значение 3. Заметьте, что, хотя number в определении функции был в скобках, но при вызове функции умножить-на-семь, он передавался уже без скобок. Скобки используются в определении функции для того, чтобы компьютер мог отделить список аргументов от тела функции. </text:p>
      <text:p text:style-name="Standard">Если вы вычислите этот пример, то наверняка получите сообщение об ошибке. (Смелей, пробуйте!) Это потому что хотя мы и написали определение функции, но еще не проинформировали компьютер об этом определении (не внесли определение этой функции в Emacs). Инсталляция функции --- это процесс передачи интерпретатору Лиспа определения функции. Она описана в следующем разделе.</text:p>
      <text:h text:style-name="Heading_20_2" text:outline-level="2">3.2 Установка определения функции </text:h>
      <text:p text:style-name="Standard">Если вы читаете это в Info внутри Emacs, то вы можете попробовать выполнить функцию умножить-на-семь, вначале вычислив определение функции, а затем вычислив (умножить-на-семь 3). Копия определения функции расположена ниже. Поставьте курсор за последней скобкой определения функции и нажмите C-x C-e. Когда вы сделаете это, в эхо-области появится строка умножить-на-семь. (Это означает, что когда вычисляется определение функции, возвращаемым значением является имя определяемой функции). Одновременно с этим мы устанавливаем функцию. </text:p>
      <text:p text:style-name="Standard"><text:s/><text:tab/>(defun умножить-на-семь (number)</text:p>
      <text:p text:style-name="Standard"><text:s text:c="2"/>"Умножить NUMBER на семь."</text:p>
      <text:p text:style-name="Standard"><text:s text:c="2"/>(* 7 number))</text:p>
      <text:p text:style-name="Standard">Вычислив defun, вы только что установили умножить-на-семь в Emacs. Эта функция сейчас точно такая же часть Emacs, как и forward-word, или любая другая функция редактирования, которую вы используете. (умножить-на-семь останется в системе, до тех пор пока вы не завершите сессию Emacs. Чтобы загружать код автоматически, когда вы запускаете Emacs, смотрите Installing Code Permanently.) </text:p>
      <text:p text:style-name="Standard">Вы можете увидеть эффект установки умножить-на-семь вычислив следующий пример. Расположите курсор после выражения и нажмите C-x C-e. В эхо-области появиться число 21. </text:p>
      <text:p text:style-name="Standard"><text:soft-page-break/><text:s/><text:tab/>(умножить-на-семь 3)</text:p>
      <text:p text:style-name="Standard">Если хотите, вы сейчас можете прочесть документацию для этой функции нажав C-h f (describe-function) и затем набрав в мини-буфере имя нашей функции, умножить-на-семь. Когда вы сделает это, на экране появится окно `*Help*', которое отобразит следующее: </text:p>
      <text:p text:style-name="Standard"><text:s/><text:tab/>умножить-на-семь:</text:p>
      <text:p text:style-name="Standard">Умножить NUMBER на семь.</text:p>
      <text:p text:style-name="Standard">(Чтобы закрыть окно помощи нажмите C-x 1.)</text:p>
      <text:h text:style-name="Heading_20_2" text:outline-level="2">3.2.1 Изменяем определение функции </text:h>
      <text:p text:style-name="Standard">Если вы хотите изменить код, связанный с умножить-на-семь, только перепишите его. Чтобы установить новую версию на месте старой, снова вычислите определение функции. Именно так вы модифицируете код в Emacs. Все очень просто. </text:p>
      <text:p text:style-name="Standard">Например, вы можете изменить функцию умножить-на-семь так, чтобы она семь раз складывала это число, вместо того чтобы умножать его на семь. Мы получим тот же самый ответ, но другим способом. Одновременно мы добавим к определению комментарий; комментарий --- это текст, который интерпретатор Лиспа игнорирует, но люди находят весьма и весьма полезным. В нашем случае комментарий будет говорить, что это "вторая версия". </text:p>
      <text:p text:style-name="Standard"><text:s/><text:tab/>(defun умножить-на-семь (number) <text:s text:c="6"/>; Вторая версия.</text:p>
      <text:p text:style-name="Standard"><text:s text:c="2"/>"Умножить NUMBER на семь."</text:p>
      <text:p text:style-name="Standard"><text:s text:c="2"/>(+ number number number number number number number))</text:p>
      <text:p text:style-name="Standard">Комментарии следуют после точки с запятой `;'. Согласно синтаксису Лиспа все, что следует после ; --- комментарий. Конец линии --- конец комментария. Чтобы растянуть комментарий на две или более строк, начинайте каждую строку с точки с запятой. </text:p>
      <text:p text:style-name="Standard">See section Начало файла `.emacs', и section `Comments' in The GNU Emacs Lisp Reference Manual, для дополнительной информации о комментариях. </text:p>
      <text:p text:style-name="Standard">Вы можете установить эту версию умножить-на-семь точно так же, как и предыдущую, расположив курсор за последней скобкой и нажав C-x C-e. </text:p>
      <text:p text:style-name="Standard">Если просуммировать, именно так вы и пишете код на Emacs Лисп --- сначала вы создаете функцию, устанавливаете ее, тестируете; потом исправляете ошибки или улучшаете и инсталлируете ее вновь.</text:p>
      <text:h text:style-name="Heading_20_2" text:outline-level="2">3.3 Делаем функцию интерактивной </text:h>
      <text:p text:style-name="Standard">Вы можете сделать функцию интерактивной, поместив список, который начинается с особой формы interactive сразу после документации. Пользователь запускает интерактивную функцию нажав M-x и потом набрав имя функции в мини-буфере; или нажав клавишу, к которой эта функция привязана, например, C-n для next-line, или C-x h для mark-whole-buffer. </text:p>
      <text:p text:style-name="Standard">Когда вы вызываете интерактивную функцию интерактивно, то возвращаемое ей значение автоматически не отображается в эхо-области. Это от того, что вы часто вызываете интерактивную функцию из-за ее побочных эффектов, например, перемещение курсора на слово или строку, а не из-за возвращаемого значения. Если бы возвращаемое значение каждый раз, когда вы нажимаете клавишу, отображалось бы в эхо-области, то это бы очень сильно отвлекало внимание пользователя. </text:p>
      <text:p text:style-name="Standard"><text:soft-page-break/>Использование особой формы interactive и способ отобразить значение в эхо-области можно проиллюстрировать интерактивной версией умножить-на-семь. </text:p>
      <text:p text:style-name="Standard">Вот и текст программы: </text:p>
      <text:p text:style-name="Standard"><text:s/><text:tab/>(defun умножить-на-семь (number) <text:s text:c="6"/>; Интерактивная версия.</text:p>
      <text:p text:style-name="Standard"><text:s text:c="2"/>"Умножить NUMBER на семь."</text:p>
      <text:p text:style-name="Standard"><text:s text:c="2"/>(interactive "p")</text:p>
      <text:p text:style-name="Standard"><text:s text:c="2"/>(message "Итог %d" (* 7 number)))</text:p>
      <text:p text:style-name="Standard">Вы можете установить эту функцию, расположив курсор после определения и нажав C-x C-e. В эхо-области появится имя функции. Теперь вы можете использовать эту функцию, нажав C-u, затем какое-нибудь число и потом M-x умножить-на-семь, а в конце ВВОД. В эхо-области появится фраза `Итог ...', где на месте ... будет стоять итоговое произведение. </text:p>
      <text:p text:style-name="Standard">То есть, вы можете запустить функцию, подобную этой, двумя способами: </text:p>
      <text:p text:style-name="Standard">Задав как префикс-аргумент число, передаваемое в функцию, потом нажав M-x и имя функции, например C-u 3 M-x forward-sentence; или, </text:p>
      <text:p text:style-name="Standard">Нажав клавишу или сочетание клавиш, с которой связана эта функция, например, C-u 3 M-e. </text:p>
      <text:p text:style-name="Standard">Оба только что упомянутых примера работают одинаковым образом --- они перемещают точку на два предложения. (Так как умножить-на-семь не привязана ни к какой клавише, то ее нельзя вычислить вторым способом.) </text:p>
      <text:p text:style-name="Standard">(See section Привязки клавиш, чтобы научиться, как связывать команду с клавишей.) </text:p>
      <text:p text:style-name="Standard">Префикс-аргумент можно передать интерактивной функции, либо нажав клавишу МETA, затем число, например M-3 M-e, или нажав C-u, и потом число, например, C-u 3 M-e. (Если вы просто нажмете C-u по умолчанию префикс-аргумент будет равен 4).</text:p>
      <text:h text:style-name="Heading_20_3" text:outline-level="3">3.3.1 Интерактивная умножить-на-семь. </text:h>
      <text:p text:style-name="Standard">Давайте рассмотрим использование особой формы interactive и функции message в интерактивной версии умножить-на-семь. Напомним, как выглядит определение функции: </text:p>
      <text:p text:style-name="Standard"><text:s/><text:tab/>(defun умножить-на-семь (number) <text:s text:c="6"/>; Интерактивная версия.</text:p>
      <text:p text:style-name="Standard"><text:s text:c="2"/>"Умножить NUMBER на семь."</text:p>
      <text:p text:style-name="Standard"><text:s text:c="2"/>(interactive "p")</text:p>
      <text:p text:style-name="Standard"><text:s text:c="2"/>(message "Итог %d" (* 7 number)))</text:p>
      <text:p text:style-name="Standard">В этой функции, выражение (interactive "p") --- список из двух элементов. "p" говорит Emacs передать префикс-аргумент в функцию и использовать его значение как значение аргумента. </text:p>
      <text:p text:style-name="Standard">Аргумент будет числом. Это значит, что символ number будет связан с этим числом в строке: </text:p>
      <text:p text:style-name="Standard"><text:s/><text:tab/>(message "Итог %d" (* 7 number))</text:p>
      <text:p text:style-name="Standard">Например, если префикс-аргумент 5, то интерпретатор Лиспа будет вычислять эту строку, как будто бы она выглядит следующим образом: </text:p>
      <text:p text:style-name="Standard"><text:soft-page-break/><text:s/><text:tab/>(message "Итог %d" (* 7 5))</text:p>
      <text:p text:style-name="Standard">(Если вы читаете это в GNU Emacs,то вы можете вычислить это выражение сами). Первым делом интерпретатор вычислит внутренний список --- в нашем случае (* 7 5). Возвращенное значение 35. Затем он вычислит внешний список, передав значения второго и последующих элементов списка функции message. </text:p>
      <text:p text:style-name="Standard">Как мы уже знаем, message --- это функция Emacs Лисп, специально предназначенная для отображения однострочных сообщений пользователю (See section The message function.). Напомним, что функция message печатает свой первый аргумент в эхо-области как есть, кроме следующих символов `%d', `%s', `%c'. Когда она встречает одну из таких управляющих последовательностей, эта функция вычисляет второй и последующие аргументы и вставляет их значения на место соответствующей управляющей последовательности. </text:p>
      <text:p text:style-name="Standard">В интерактивной версии умножить-на-семь управляющая строка `%d', которая требует число, а значение, возвращаемое вычислением (*7 5) это число 35. Поэтому число 35 печатается на месте `%d' и конечное сообщение `Итог 35'. </text:p>
      <text:p text:style-name="Standard">(Заметьте, что, когда вы вызываете функцию умножить-на-семь, то сообщение печатается без кавычек, но если вызвать саму функцию message, то текст напечатается в двойных кавычках. Это потому что при вычислении функции message в эхо-области появляется значение, которое возвращает эта функция, но когда функция message используется в более сложном выражении, то текст отображается без кавычек как побочный эффект.)</text:p>
      <text:h text:style-name="Heading_20_2" text:outline-level="2">3.4 Различные опции для interactive </text:h>
      <text:p text:style-name="Standard">В предыдущем примере умножить-на-семь как аргумент при вызове interactive использовалась строка "p". Это указание интерпретатору Emacs Лиспа передать в функцию численное значение префикс-аргумента, который вы можете задать, нажав либо C-u, либо META и затем набрав какое-нибудь число. В Emacs более 20 символов, предопределенных для использования с interactive. Почти во всех случаях, та или другая из этих опций позволит вам передать интерактивно в функцию всю необходимую информацию. (See section `Code Characters for interactive' in The GNU Emacs Lisp Reference Manual.) </text:p>
      <text:p text:style-name="Standard">Например, символ `r' заставляет Emacs передать начало и конец области (текущие значения точки и метки) в функцию как два различных аргумента. Его используют следующим образом: </text:p>
      <text:p text:style-name="Standard"><text:s/><text:tab/>(interactive "r")</text:p>
      <text:p text:style-name="Standard">Другой символ `B' --- указание для Emacs запросить от вас имя буфера, которое будет передано в функцию. В этом случае Emacs отобразит в мини-буфере подсказку, используя строку, которая следует за `B', например, "BДобавить к буферу: ". Emacs не только отобразит подсказку в мини-буфере, но также позволит воспользоваться функцией автодополнения, что здорово помогает (просто наберите первые несколько символов и нажмите TAB). </text:p>
      <text:p text:style-name="Standard">Функция, которая требует два и более аргумента, может получить информацию для каждого из них, добавляя к строке за interactive различные части. Когда вы сделаете это, информация передается в каждый аргумент в том же самом порядке как они описаны в списке аргументов interactive. В строке каждая часть отделяется друг от друга `\n' --- символом новой строки. Например, если за interactive будет следовать строка "BДобавить к буферу: \nr", то это заставит интерпретатор Лиспа передать в функцию значения точки и метки, а также запросить у вас имя буфера (в целом три аргумента). </text:p>
      <text:p text:style-name="Standard">В этом случае определение функции будет выглядеть следующим образом: buffer, start и end --- символы, которые interactive свяжет с буфером и текущими значениями нача<text:soft-page-break/>ла и конца блока текста: </text:p>
      <text:p text:style-name="Standard"><text:s/><text:tab/>(defun имя-функции (buffer start end)</text:p>
      <text:p text:style-name="Standard"><text:s text:c="2"/>"документация..."</text:p>
      <text:p text:style-name="Standard"><text:s text:c="2"/>(interactive "BДобавить к буферу: \nr")</text:p>
      <text:p text:style-name="Standard"><text:s text:c="2"/>тело-функции...)</text:p>
      <text:p text:style-name="Standard">(Пробел после двоеточия в подсказке для лучшего отображения в эхо-области. Функция append-to-buffer выглядит точно таким образом. See section The Definition of append-to-buffer.) </text:p>
      <text:p text:style-name="Standard">Если функции не требуются аргументы, тогда и у interactive их не будет. Такая функция будет содержать только выражение (interactive). Именно так выглядит функция mark-whole-buffer. </text:p>
      <text:p text:style-name="Standard">Если ни один из существующих буквенных кодов не подходит для вашего приложения, то вы можете передать ваши собственные аргументы к interactive в виде списка. See section `Using Interactive' in The GNU Emacs Lisp Reference Manual, для дополнительной информации об этом методе.</text:p>
      <text:h text:style-name="Heading_20_2" text:outline-level="2">3.5 Устанавливаем код надолго </text:h>
      <text:p text:style-name="Standard">Когда вы устанавливаете функцию, вычисляя ее определение, то она остается внутри Emacs до тех пор, пока вы не завершите работу с ним. Если вы снова запустите Emacs, то функция не будет установлена, до тех пор пока вы не вычислите ее определение снова. </text:p>
      <text:p text:style-name="Standard">Иногда вам может понадобиться, чтобы функция устанавливалась автоматически, когда вы запускаете новую сессию Emacs. Это можно выполнить несколькими способами: </text:p>
      <text:p text:style-name="Standard">Если некоторая функция нужна только вам, то вы можете сохранить ее определение в своем файле инициализации `.emacs'. Когда вы запускаете Emacs, ваш файл `.emacs' автоматически вычисляется, и все определения функций, расположенные в нем, устанавливаются. See section Ваш файл `.emacs'. </text:p>
      <text:p text:style-name="Standard">Если ваша функция будет полезна всем пользователям компьютера, ее определение можно разместить в файле, который называется `site-init.el' и который загружается при компиляции Emacs. (Прочитайте файл `INSTALL', который входит в дистрибутив Emacs). </text:p>
      <text:p text:style-name="Standard">Альтернатива этому --- расположить определения функций, которые вы хотите установить, в один или несколько файлов и использовать функцию load, которая заставит Emacs вычислить эти файлы и таким образом установит каждую функцию, расположенную в этих файлах. See section Загрузка файлов. </text:p>
      <text:p text:style-name="Standard">Наконец, если вы считаете что ваш код может быть полезен всем пользователям Emacs в мире, то вы можете опубликовать его в Internet или послать копию Free Software Foundation. (Когда вы будете это делать, пожалуйста включите в состав кода copyleft notice до того, как публиковать его). Если вы пошлете копию вашего кода Free Software Foundation, nj его могут включить в следующую версию Emacs. В основном именно так Emacs и разрастался в течении многих лет, с помощью пользователей.</text:p>
      <text:h text:style-name="Heading_20_2" text:outline-level="2">3.6 let </text:h>
      <text:p text:style-name="Standard">Выражение let --- это особая форма в Lisp, которую вы будете часто использовать при создании своих функций. Поскольку она используется очень часто, то давайте рассмотрим ее в этой главе. </text:p>
      <text:p text:style-name="Standard"><text:soft-page-break/>let используют, чтобы связать значение с символом таким образом, чтобы интерпретатор Лиспа не спутал переменную с таким же именем, но определенную вне функции. Чтобы оценить важность этой особой формы, рассмотрим ситуацию. </text:p>
      <text:p text:style-name="Standard">Чтобы понять всю важность этой особой формы, рассмотрим житейский пример --- например, у вас есть собственная дача и в предложении "Не мешало бы дачу покрасить.", вы имеете в виду именно свою фазенду. Если вы навестили загородный участок друга, то такая фраза сказанная вами будет уже относиться к даче друга, а если ее только недавно построили, то вы рискуете нарваться на неприятности. Та же самая ситуация может случиться и в Лиспе, если переменная, которая используется внутри одной функции названа также как и переменная используемая в другой функции, и у этих переменных не обязательно должно быть одинаковое значение. </text:p>
      <text:p text:style-name="Standard">Особая форма let защищает от такого рода путаницы. let создает имя для локальной переменной, которая затеняет любое использование такого же имени вне выражения let. Это как понимание того, что, когда вы сказали `дача', то вы имели в виду свою дачку, а не друга. (Символы используемые в списке аргументов действуют точно таким же образом. See section Особая Форма defun.). </text:p>
      <text:p text:style-name="Standard">Локальные переменные, создаваемые выражением let, сохраняют свои значения только внутри самого выражения let (внутри выражений, которые вы вызываете из выражения let); локальные переменные не действуют вне выражения let. </text:p>
      <text:p text:style-name="Standard">let может создать более одной переменной одновременно. Так же let назначает каждой переменной при создании первоначальное значение, или то, которое задаете вы, или nil. (На жаргоне Лисп программистов это означает `связать переменную со значением'). После того как let создал переменные и назначил им какое-нибудь значение, выполняется код в теле let и возвращается результат последнего значение в теле, как значение всего выражения let. </text:p>
      <text:p text:style-name="Standard">(`Выполнить' --- это жаргонный термин, который означает вычислить список; он произошел от использования слова в значении `получить практический результат' (Oxford English Dictionary). Поскольку вы вычисляете выражение, чтобы исполнить действие, то `выполнить' используется, как синоним `вычислить'.)</text:p>
      <text:h text:style-name="Heading_20_3" text:outline-level="3">3.6.1 Части выражения let </text:h>
      <text:p text:style-name="Standard">Выражение let --- это список, состоящий из трех частей. Первая часть --- сам символ let. Вторая часть --- это список, который называют список переменных, каждый элемент которого или символ или двухэлементный список, первый элемент которого символ. Третья часть выражения let --- это основное тело выражения. Тело обычно состоит из одного или более списков. </text:p>
      <text:p text:style-name="Standard">Шаблон для выражения let выглядит следующим образом: </text:p>
      <text:p text:style-name="Standard"><text:s/><text:tab/>(let список_переменных тело...)</text:p>
      <text:p text:style-name="Standard">Символы в списке переменных --- это переменные, которым особая форма let присваивает начальное значение. Если символ только один, то ему присваивается значение nil; если символ входит в состав двухэлементного списка, то ему назначается значение, которое возвращает интерпретатор Лиспа после вычисления второго элемента списка. </text:p>
      <text:p text:style-name="Standard">Так, список переменных может выглядеть следующим образом --- (нитки (иголки 3)). В этом случае в выражении let, Emacs свяжет символ нитки со значением nil, а символ иголки со значением 3. </text:p>
      <text:p text:style-name="Standard">Когда вы будете писать выражение let, то вам надо будет заполнить соответствующи<text:soft-page-break/>ми выражениями места в шаблоне для выражения let. </text:p>
      <text:p text:style-name="Standard">Если список переменных состоит из двухэлементных списков, как это часто и случается, то шаблон для выражения let будет таким: </text:p>
      <text:p text:style-name="Standard"><text:s/><text:tab/>(let ((переменная значение)</text:p>
      <text:p text:style-name="Standard"><text:s text:c="6"/>(переменная значение)</text:p>
      <text:p text:style-name="Standard"><text:s text:c="6"/>...)</text:p>
      <text:p text:style-name="Standard"><text:s text:c="6"/>тело...)</text:p>
      <text:h text:style-name="Heading_20_2" text:outline-level="2">3.6.2 Пример выражения let </text:h>
      <text:p text:style-name="Standard">В следующем выражении создаются и инициализируются две переменные зебра и тигр. Телом выражения let является список, в котором вызывается функция message. </text:p>
      <text:p text:style-name="Standard"><text:s/><text:tab/>(let ((зебра 'полосаты)</text:p>
      <text:p text:style-name="Standard"><text:s text:c="6"/>(тигр 'свирепы))</text:p>
      <text:p text:style-name="Standard"><text:s text:c="2"/>(message "Некоторые животные %s, а другие %s."</text:p>
      <text:p text:style-name="Standard"><text:tab/> <text:s text:c="2"/>зебра тигр))</text:p>
      <text:p text:style-name="Standard">Здесь список переменных ((зебра 'полосаты) (тигр 'свирепы)). </text:p>
      <text:p text:style-name="Standard">Две переменные зебра и тигр. Каждая переменная является первым элементом двухэлементного списка, и ей назначается результат вычисления второго элемента двухэлементного списка. В списке переменных Emacs связывает переменную зебра со значение полосаты, а переменную тигр со значением свирепы. В нашем случае перед символами, которые будут представлять первоначальное значение переменных, стоит апостроф. На их месте мог бы стоять любой список или строка. Основное тело let начинается после списка переменных. В этом случае тело является списком, который использует функцию message, чтобы распечатать строку в эхо-области. </text:p>
      <text:p text:style-name="Standard">Вы можете вычислить этот пример обычным образом, поместив курсор за последней закрывающей скобкой и нажав C-x C-e. Когда вы сделаете это, в эхо-области появится следующая строка: </text:p>
      <text:p text:style-name="Standard"><text:s/><text:tab/>"Некоторые животные полосаты, а другие свирепы."</text:p>
      <text:p text:style-name="Standard">Как мы уже знаем, функция message печатает свой первый аргумент полностью, кроме спецсимволов, например, `%s'. В этом случае значение переменной зебра напечатается на месте первого `%s', а значение переменной тигр на месте второго `%s'.</text:p>
      <text:h text:style-name="Heading_20_3" text:outline-level="3">3.6.3 Неинициализированные переменные в операторе let </text:h>
      <text:p text:style-name="Standard">Если вы не назначили переменным в выражении let какое-нибудь свое первоначальное значение, то им автоматически присваивается значение nil, как в следующем выражении: </text:p>
      <text:p text:style-name="Standard"><text:s/><text:tab/>(let ((береза 3)</text:p>
      <text:p text:style-name="Standard"><text:s text:c="6"/>сосна </text:p>
      <text:p text:style-name="Standard"><text:s text:c="6"/>ель</text:p>
      <text:p text:style-name="Standard"><text:s text:c="6"/>(дуб 'что-то))</text:p>
      <text:p text:style-name="Standard"><text:soft-page-break/><text:s text:c="2"/>(message</text:p>
      <text:p text:style-name="Standard"><text:s text:c="3"/>"Вот %d переменные со значениями %s, %s, и %s."</text:p>
      <text:p text:style-name="Standard"><text:s text:c="3"/>береза сосна ель дуб))</text:p>
      <text:p text:style-name="Standard">Вот список переменных этого выражения: ((береза 3) сосна ель (дуб 'что-то)) </text:p>
      <text:p text:style-name="Standard">Если вы вычислите это выражение как обычно, в эхо-области появится следующая фраза: </text:p>
      <text:p text:style-name="Standard"><text:s/><text:tab/>"Вот 3 переменные со значениями nil, nil, и что-то."</text:p>
      <text:p text:style-name="Standard">В этом случае Emacs присвоил символу береза число 3, символам сосна и ель значения nil, а символу дуб значение что-то. </text:p>
      <text:p text:style-name="Standard">Обратите внимание, что в списке переменных let переменные сосна и ель стоят сами по себе, как атомы, и не окружены скобками --- поэтому им при инициализации назначается значение nil. Но дуб в составе списка (дуб 'что-то) и поэтому ему присваивается значение что-то. Аналогично березе присваивается число 3, так как она в списке, где вторым элементом является число 3. (Напомним, что поскольку число вычисляется само собой, то его не надо предварять апострофом. Также число печатается в сообщении на месте `%d', а не `%s'). Вся группа из четырех переменных помещается в скобки, чтобы ограничить их от основного тела let.</text:p>
      <text:h text:style-name="Heading_20_2" text:outline-level="2">3.7 Особая форма if </text:h>
      <text:p text:style-name="Standard">Третья особая форма, которую мы изучим в этой главе, в добавок к defun и let --- это условная if. Эту форму используют когда надо проинструктировать компьютер принять решение. Можно конечно создавать функции и без использования этой формы, но поскольку ее все же используют довольно часто, и она очень важна, то мы рассмотрим ее здесь. Ее используют, например, в определении функции beginning-of-buffer. </text:p>
      <text:p text:style-name="Standard">Основная идея if --- "если какое-то условие истинно, то тогда выполняем какие-то действия". Если условие ложно, то действия не выполняются. Например, вы можете принять следующее решение "Если будет хорошая погода, то тогда я пойду на пляж!" </text:p>
      <text:p text:style-name="Standard">В выражении if, написанном на Лиспе, слово `then' не используют; тест и действие --- это соответственно второй и третий элемент списка, где первый элемент сам if. Тем не менее тестовую часть выражения if часто называют if-часть, а следующую часть --- then-часть. </text:p>
      <text:p text:style-name="Standard">Так же, когда записывается выражение if, проверка-истинна-ложь обычно записывается на той же самой строке, где и символ if, но действие, которое будет выполнятся, если проверка истинна, на второй и последующих строках. Таким образом оформленное выражение if легче воспринимается. </text:p>
      <text:p text:style-name="Standard"><text:s/><text:tab/>(if проверка-истинна-или-ложь</text:p>
      <text:p text:style-name="Standard"><text:s text:c="4"/>выполняемые-действия-если-проверка-истинна)</text:p>
      <text:p text:style-name="Standard">Проверка-истинна-ложь --- это выражение, которое будет вычисляться интерпретатором Лиспа. </text:p>
      <text:p text:style-name="Standard">Ниже пример, который вы можете вычислить обычным образом. Там проверяется, правда ли, что число 5, больше чем число 4. Так как это похоже на правду, будет отображено следующее сообщение `5 больше чем 4!'. </text:p>
      <text:p text:style-name="Standard"><text:s/><text:tab/>(if (&gt; 5 4) <text:s text:c="28"/>; if-part </text:p>
      <text:p text:style-name="Standard"><text:soft-page-break/><text:s text:c="4"/>(message "5 больше чем 4!")) <text:s text:c="7"/>; then-part</text:p>
      <text:p text:style-name="Standard">(Функция &gt; проверяет больше ли ее первый аргумент, чем второй, и возвращает истину в случае успеха). </text:p>
      <text:p text:style-name="Standard">Конечно, в настоящей программе тестовое условие для выражения if не будет так жестко фиксировано, как в этом примере (&gt; 5 4). Вместо этого по крайней мере одна из переменных будет связана со значением, которое не известно заранее. (Если бы мы знали его заранее, зачем тогда было бы его проверять!) </text:p>
      <text:p text:style-name="Standard">Например, значение может быть связано с аргументом в определении функции. В следующем определении функции характеристика животного это значение, которое передается в функцию. Если значение аргумента характеристика --- свирепость, тогда печатается сообщение `Это тигр!'; в противном случае вернется nil. </text:p>
      <text:p text:style-name="Standard"><text:s/><text:tab/>(defun тип-животного (характеристика)</text:p>
      <text:p text:style-name="Standard"><text:s text:c="2"/>"Напечатать сообщение в эхо-области. В зависимости от ХАРАКТЕРИСТИКИ.</text:p>
      <text:p text:style-name="Standard"><text:s text:c="5"/>Если ХАРАКТЕРИСТИКА `свирепость', тогда напечатать предупреждение."</text:p>
      <text:p text:style-name="Standard"><text:s text:c="2"/>(if (equal характеристика 'свирепость)</text:p>
      <text:p text:style-name="Standard"><text:s text:c="6"/>(message "Это тигр!")))</text:p>
      <text:p text:style-name="Standard">Если вы читаете это внутри Emacs, то вы можете вычислить определение этой функции как обычно, чтобы установить ее в Emacs, а потом вычислить два следующих выражения: </text:p>
      <text:p text:style-name="Standard"><text:s/><text:tab/>(тип-животного 'свирепость)</text:p>
      <text:p text:style-name="Standard">(тип-животного 'зебра)</text:p>
      <text:p text:style-name="Standard">Когда вы вычислите (тип-животного 'свирепость), в эхо-области появится следующее сообщение: "Это тигр!"; а когда вы вычислите (тип-животного 'зебра), в эхо-области будет напечатано nil.</text:p>
      <text:h text:style-name="Heading_20_3" text:outline-level="3">3.7.1 Подробное рассмотрение функции type-of-animal </text:h>
      <text:p text:style-name="Standard">Давайте рассмотрим функцию тип-животного подробнее. </text:p>
      <text:p text:style-name="Standard">Эта функция написана стандартным образом путем заполнения соответствующих мест в двух шаблонах --- один для определения функции defun, а второй для выражения if. </text:p>
      <text:p text:style-name="Standard">Шаблон для каждой неинтерактивной функции: </text:p>
      <text:p text:style-name="Standard"><text:s/><text:tab/>(defun имя-функции (список-аргументов)</text:p>
      <text:p text:style-name="Standard"><text:s text:c="2"/>"документация..."</text:p>
      <text:p text:style-name="Standard"><text:s text:c="2"/>тело...)</text:p>
      <text:p text:style-name="Standard">Части функции, соответствующие шаблону, выглядят следующим образом: </text:p>
      <text:p text:style-name="Standard"><text:s/><text:tab/>(defun тип-животного (характеристика)</text:p>
      <text:p text:style-name="Standard"><text:s text:c="2"/>"Напечатать сообщение в эхо-области. В зависимости от ХАРАКТЕРИСТИКИ.</text:p>
      <text:p text:style-name="Standard">Если ХАРАКТЕРИСТИКА `свирепость', тогда напечатать предупреждение."</text:p>
      <text:p text:style-name="Standard"><text:s text:c="4"/>тело: <text:s/>if выражение)</text:p>
      <text:p text:style-name="Standard"><text:soft-page-break/>В этом случае имя функции тип-животного; ей передается значение одного аргумента. За списком аргументов следует двухстрочный комментарий. Мы включили документацию в наш пример, так как надо выработать у себя привычку писать документацию к каждой функции. Тело функции состоит из выражения if. </text:p>
      <text:p text:style-name="Standard">Шаблон для выражения if такой: </text:p>
      <text:p text:style-name="Standard"><text:s/><text:tab/>(if проверка-истинна-ложь</text:p>
      <text:p text:style-name="Standard"><text:s text:c="4"/>выполняемые-действия-если-проверка-истинна)</text:p>
      <text:p text:style-name="Standard">В определении функции тип-животного, настоящий код для if выглядит следующим образом: </text:p>
      <text:p text:style-name="Standard"><text:s/><text:tab/>(if (equal характеристика 'свирепость)</text:p>
      <text:p text:style-name="Standard"><text:s text:c="4"/>(message "Это тигр!")))</text:p>
      <text:p text:style-name="Standard">Здесь проверка-истинна-ложь это выражение: </text:p>
      <text:p text:style-name="Standard"><text:s/><text:tab/>(equal характеристика 'свирепость)</text:p>
      <text:p text:style-name="Standard">В Лиспе, функция equal проверяет на равенство два своих аргумента. В нашем случае второй аргумент символ 'свирепость, а первый --- значение символа характеристика (другими словами аргумент, который передали в нашу функцию.) </text:p>
      <text:p text:style-name="Standard">В начале мы передали в функцию тип-животного аргумент 'свирепость. Поскольку свирепость равна свирепость, то вычисление выражения (equal характеристика 'свирепость), вернуло истинное значение. Когда это произошло, if вычислило свой второй аргумент или then-часть: (message "Это тигр!") </text:p>
      <text:p text:style-name="Standard">Во втором примере мы передали функции тип-животного аргумент зебра. зебра не равна свирепости, поэтому then-часть не вычислялось и выражение if вернуло nil.</text:p>
      <text:h text:style-name="Heading_20_2" text:outline-level="2">3.8 Выражения if--then--else </text:h>
      <text:p text:style-name="Standard">У выражения if может быть необязательный третий аргумент, который называют else-часть, это на тот случай, когда проверка истинна-ложь окончится неудачей, то есть вернет ложь. Когда это происходит, второй аргумент или then-часть не вычисляется, а вычисляется третья часть или else-часть выражения if. Вы можете считать это альтернативой для дождливого дня в следующем решении `если будет солнечный день, тогда пойду на пляж, иначе буду читать книгу!'. </text:p>
      <text:p text:style-name="Standard">Слово "else" не надо записывать согласно синтаксису Лиспа; else-часть в выражении if идет сразу за then-частью. Обычно, else-часть записывают на отдельной строке и выравнивают немного левее чем then-часть: </text:p>
      <text:p text:style-name="Standard"><text:s/><text:tab/>(if проверка-истинна-ложь</text:p>
      <text:p text:style-name="Standard"><text:s text:c="4"/>выполняемые-действия-если-проверка-истинна)</text:p>
      <text:p text:style-name="Standard"><text:s text:c="2"/>действия-выполняемые-если-проверка-ложна)</text:p>
      <text:p text:style-name="Standard">Например, следующее выражение if напечатает сообщение `4 не больше чем 5' если вы вычислите его обычным образом: </text:p>
      <text:p text:style-name="Standard"><text:s/><text:tab/>(if (&gt; 4 5) <text:s text:c="28"/>; if-часть</text:p>
      <text:p text:style-name="Standard"><text:s text:c="4"/>(message "5 больше чем 4!") <text:s text:c="8"/>; then-часть</text:p>
      <text:p text:style-name="Standard"><text:s text:c="2"/>(message "4 не больше чем 5!")) <text:s text:c="6"/>; else-часть</text:p>
      <text:p text:style-name="Standard"><text:soft-page-break/>Обратите внимание, что разные уровни выравнивания сразу позволяют отделить then-часть от else-части. (В GNU Emacs существуют несколько команд, которые автоматически выравнивают выражения if. See section GNU Emacs Помогает Вам Программировать.) </text:p>
      <text:p text:style-name="Standard">Вы можете расширить функцию тип-животного, чтобы включить else-часть, просто добавив ее к выражению if. </text:p>
      <text:p text:style-name="Standard">Затем посмотрите, что изменится, если вы как обычно вычислите следующую версию тип-животного, для того чтобы установить ее, и потом вычислите два примера ее использования с различными аргументами. </text:p>
      <text:p text:style-name="Standard"><text:s/><text:tab/>(defun тип-животного (характеристика)<text:tab/>; Вторая версия</text:p>
      <text:p text:style-name="Standard"><text:s text:c="2"/>"Напечатать сообщение в эхо-области. В зависимости от ХАРАКТЕРИСТИКИ.</text:p>
      <text:p text:style-name="Standard"><text:s text:c="5"/>Если ХАРАКТЕРИСТИКА `свирепость, тогда напечатать предупреждение."</text:p>
      <text:p text:style-name="Standard"><text:s text:c="2"/>(if (equal характеристика 'свирепость)</text:p>
      <text:p text:style-name="Standard"><text:s text:c="6"/>(message "Это тигр!")</text:p>
      <text:p text:style-name="Standard"><text:s text:c="4"/>(message "Оно не свирепое!")))</text:p>
      <text:p text:style-name="Standard"><text:s/><text:tab/>(тип-животного 'свирепость)</text:p>
      <text:p text:style-name="Standard">(тип-животного 'зебра)</text:p>
      <text:p text:style-name="Standard">Когда вы вычислите (тип-животного 'свирепость), в эхо-области будет напечатано следующее сообщение "Это тигр!", а когда вы измените аргумент на зебра, вы увидите "Оно не свирепое!". </text:p>
      <text:p text:style-name="Standard">(Конечно, если характеристика будет жестокость, сообщение "Оно не свирепое!" может быть обманчивым! Когда вы пишете реальные программы, вы всегда должны принимать в рассмотрение возможность таких неожиданных аргументов и соответствующим образом реагировать на них).</text:p>
      <text:h text:style-name="Heading_20_2" text:outline-level="2">3.9 Истина и ложь в Lisp </text:h>
      <text:p text:style-name="Standard">Существует важный аспект, касающийся проверки на истинность в выражении if. Пока мы говорили об `истине' и `лжи' как о значении предикатов, как будто это какие-то новые объекты в Лиспе. На самом деле `ложь' --- это наш старый друг nil. Все остальное --- это `истина'. </text:p>
      <text:p text:style-name="Standard">Выражение, которое осуществляет проверку условия, возвращает true, если результат вычисления проверочного условия не nil. Другими словами, результат проверки считается истинным, если возвращенное значение число такое как 47; строка, например "привет"; или символ (любой кроме nil), например цветы; или список, или даже буфер! </text:p>
      <text:p text:style-name="Standard">До того как проиллюстрировать выше сказанное, мы поподробнее объясним значение nil. </text:p>
      <text:p text:style-name="Standard">В Лиспе, символ nil имеет два значения. Во-первых --- это означает пустой список. Во-вторых --- это означает false (ложь), и именно это значение возвращает проверка истинна-ложь, если проверка прошла не успешно. nil можно записать как пустой список (), или как nil. Когда дело доходит до интерпретатора Лиспа, то () и nil считаются одинаковыми. Людям, однако, больше нравится использовать nil для значения ложь, и () как обозначение пустого списка. </text:p>
      <text:p text:style-name="Standard">В Лиспе, любое значение, которое не равно nil (или не пустой список) считается исти<text:soft-page-break/>ной. Это означает, что если вычисление проверки истинна-ложь в выражении if вернет что угодно кроме пустого списка, то это будет считаться истиной. Например, если на месте проверяемого условия будет число, то при вычислении оно вернет само себя, именно как это делают числа, когда их вычисляют. В этом случае проверка истина-ложь будет считаться выполненной успешно. Проверка будет считаться неудачной только тогда, когда при вычислении проверяемого выражения оно вернет nil или пустой список. </text:p>
      <text:p text:style-name="Standard">Вы можете проверить это, вычислив два следующих примера. </text:p>
      <text:p text:style-name="Standard">В первом из них, в проверке выражения if вычисляется число 4, и так как она возвращает сама себя, это считается истиной, и поэтому вычисляется then-часть выражения if --- в результате в эхо-области появляется `истина'. Во втором примере nil означает ложь --- поэтому вычисляется else-часть выражения if, и в эхо-области печатается `ложь'. </text:p>
      <text:p text:style-name="Standard"><text:s/><text:tab/>(if 4</text:p>
      <text:p text:style-name="Standard"><text:s text:c="4"/>'истина</text:p>
      <text:p text:style-name="Standard"><text:s text:c="2"/>'ложь)</text:p>
      <text:p text:style-name="Standard">(if nil</text:p>
      <text:p text:style-name="Standard"><text:s text:c="4"/>'истина</text:p>
      <text:p text:style-name="Standard"><text:s text:c="2"/>'ложь)</text:p>
      <text:p text:style-name="Standard">Кстати, если какое-нибудь полезное значение не доступно для возвращения при тестовом условии, которое завершается успешно, то тогда интерпретатор Лиспа вернет символ t, который в таких случаях означает истина. Например, выражение (&gt; 5 4) вернет t в результате вычисления, как вы можете проверить сами: </text:p>
      <text:p text:style-name="Standard"><text:s/><text:tab/>(&gt; 5 4)</text:p>
      <text:p text:style-name="Standard">С другой стороны, эта функция вернет nil, если проверка завершится неудачей. </text:p>
      <text:p text:style-name="Standard"><text:s/><text:tab/>(&gt; 4 5)</text:p>
      <text:h text:style-name="Heading_20_2" text:outline-level="2">3.10 save-excursion </text:h>
      <text:p text:style-name="Standard">Функция save-excursion --- четвертая и последняя особая форма, которую мы обсудим в этой главе. </text:p>
      <text:p text:style-name="Standard">В основном программы на Emacs Лиспе используются для редактирования, и функция save-excursion встречается очень часто. Она сохраняет местоположение точки и метки, выполняет тело функции, и затем восстанавливает точку и метку в их первоначальные значения. Основная роль этой функции --- оберегать пользователя от неожиданных перемещений точки или метки при выполнении команд редактирования. </text:p>
      <text:p text:style-name="Standard">До обсуждения save-excursion может быть полезным вначале вспомнить что такое точка (point) и метка (mark) в GNU Emacs. Точка (point) --- это текущее положение курсора. Там где курсор, там и точка. Если быть более точным на терминалах, где курсор кажется поверх символа, точка расположена, как раз перед этим символом. В Emacs Лиспе, точка --- это целое число. Первый символ в буфере --- число один, второй --- число два, и так далее. Функция point возвращает текущую позицию курсора как число. В каждом буфере свое собственное значение для точки. </text:p>
      <text:p text:style-name="Standard">Метка (mark) --- это другая позиция в буфере; ее можно установить с помощью команды, такой как C-SPC (set-mark-command). Если метка установлена, то вы можете использовать команду C-x C-x (exchange-point-and-mark). Это заставит курсор переместиться <text:soft-page-break/>к метке и установить метку на месте прошлого положения курсора. В добавок, если вы установите другую метку, то позиция предыдущей будет сохранена в кольце меток. Вы можете переместить курсор на место сохраненной метки, нажимая C-u C-SPC один или несколько раз. </text:p>
      <text:p text:style-name="Standard">Часть буфера между точкой и меткой называется блок (region). Много команд работают над блоком текста, например, center-region, count-lines-region, kill-region и print-region. </text:p>
      <text:p text:style-name="Standard">Особая форма save-excursion сохраняет местоположение точки и метки и восстанавливает эти позиции после того, как тело этой особой формы будет вычислено интерпретатором Лиспа. Например, если точка была в начале какого-нибудь блока текста, и некоторый код переместил в процессе вычислений точку в конец буфера, то тогда save-excursion восстановит первоначальное положение точки, после того как закончится вычисление тела save-excursion. </text:p>
      <text:p text:style-name="Standard">В Emacs, функции часто перемещают точку в процессе внутренней работы, хотя пользователь и не ожидает этого. Например так делает функция count-lines-region. Чтобы оградить пользователя от раздражающих, и с его точки зрения ненужных прыжков курсора, часто используют функцию save-excursion, чтобы сохранять положение точки и метки в местах, ожидаемых пользователем. Использование save-excursion --- хороший стиль программирования. </text:p>
      <text:p text:style-name="Standard">Чтобы убедиться, что все в порядке, save-excursion восстанавливает значения точки и метки, даже если что-то идет не так в теле функции (или если быть более точным и использовать надлежащий жаргон в "случае ненормального завершения" (abnormal exit)). Эта возможность может быть очень полезной. </text:p>
      <text:p text:style-name="Standard">Кроме восстановления значений точки и метки, save-excursion запоминает текущий буфер и также восстанавливает его. Это означает, что вы можете написать программу, которая меняет буфер в процессе своей работы, и потом save-excursion переключит вас обратно в первоначальный буфер. Именно так save-excursion используется в функции append-to-buffer. (See section The Definition of append-to-buffer.)</text:p>
      <text:h text:style-name="Heading_20_3" text:outline-level="3">3.10.1 Шаблон для выражения save-excursion </text:h>
      <text:p text:style-name="Standard">Шаблон для использования в программах выражения save-excursion очень прост: </text:p>
      <text:p text:style-name="Standard"><text:s/><text:tab/>(save-excursion</text:p>
      <text:p text:style-name="Standard"><text:s text:c="2"/>тело...)</text:p>
      <text:p text:style-name="Standard">Тело функции --- это одно или несколько выражений, которые последовательно будут вычислены интерпретатором Лиспа. Если в теле более одного выражения, то значение последнего будет считаться значением, возвращаемым всей функцией save-excursion. Другие выражения в теле функции будут вычислены только ради их побочных эффектов; кстати, можно сказать, что и сама функция save-excursion используется только из-за своего побочного эффекта (восстановления точки и метки). </text:p>
      <text:p text:style-name="Standard">Более детально шаблон для save-excursion выглядит следующим образом: </text:p>
      <text:p text:style-name="Standard"><text:s/><text:tab/>(save-excursion</text:p>
      <text:p text:style-name="Standard"><text:s text:c="2"/>первое-выражение-в-теле</text:p>
      <text:p text:style-name="Standard"><text:s text:c="2"/>второе-выражение-в-теле</text:p>
      <text:p text:style-name="Standard"><text:s text:c="2"/>третье-выражение-в-теле</text:p>
      <text:p text:style-name="Standard"><text:s text:c="3"/>...</text:p>
      <text:p text:style-name="Standard"><text:soft-page-break/><text:s text:c="2"/>последнее-выражение-в-теле)</text:p>
      <text:p text:style-name="Standard">Выражения, конечно, могут быть или просто символами или списками. </text:p>
      <text:p text:style-name="Standard">В программах на Emacs Лиспе выражение save-excursion часто помещают в тело выражения let. Это выглядит следующим образом: </text:p>
      <text:p text:style-name="Standard"><text:s/><text:tab/>(let список-переменных</text:p>
      <text:p text:style-name="Standard"><text:s text:c="2"/>(save-excursion</text:p>
      <text:p text:style-name="Standard"><text:s text:c="4"/>тело...))</text:p>
      <text:h text:style-name="Heading_20_2" text:outline-level="2">3.11 Обзор </text:h>
      <text:p text:style-name="Standard">В последней главе мы ввели в рассмотрение довольно значительное число функции и особых форм. Здесь я попытаюсь кратко повторить их все, плюс представлю несколько простых, но очень полезных функций, которые вы еще не знаете. </text:p>
      <text:p text:style-name="Standard">eval-last-sexp </text:p>
      <text:p text:style-name="Standard">Вычислить последнее символическое выражение перед текущим положением курсора. Возвращенное значение будет напечатано в эхо-области, если эта функция запущена без префикс-аргумента; если функция запущена с префикс-аргументом, то результат печатается в текущем буфере. Эта команда обычно привязана к сочетанию клавиш C-x C-e. </text:p>
      <text:p text:style-name="Standard">defun </text:p>
      <text:p text:style-name="Standard">Define function (Определить функцию). Эта особая форма может включать до пяти частей --- имя, шаблон для аргументов, передаваемых в функцию, необязательную документацию, необязательное интерактивное объявление, и само тело функции. </text:p>
      <text:p text:style-name="Standard">Например: </text:p>
      <text:p text:style-name="Standard"><text:s/><text:tab/>(defun back-to-indentation ()</text:p>
      <text:p text:style-name="Standard"><text:s text:c="2"/>"Переместить точку к первому видимому символу на линии."</text:p>
      <text:p text:style-name="Standard"><text:s text:c="2"/>(interactive)</text:p>
      <text:p text:style-name="Standard"><text:s text:c="2"/>(beginning-of-line 1)</text:p>
      <text:p text:style-name="Standard"><text:s text:c="2"/>(skip-chars-forward " \t"))</text:p>
      <text:p text:style-name="Standard">interactive </text:p>
      <text:p text:style-name="Standard">Объявить интерпретатору, что эта функция может использоваться интерактивно. За этой особой формой может следовать строка, состоящая из нескольких частей, о том, как передать информацию в эту функцию. В этой строке могут так же содержаться подсказки отображаемые в эхо-области. Части строки разделяются друг от друга символами новой строки `\n'. </text:p>
      <text:p text:style-name="Standard">Наиболее часто используемые символы: </text:p>
      <text:p text:style-name="Standard">b </text:p>
      <text:p text:style-name="Standard">Имя существующего буфере. </text:p>
      <text:p text:style-name="Standard">f </text:p>
      <text:p text:style-name="Standard">Имя существующего файла. </text:p>
      <text:p text:style-name="Standard"><text:soft-page-break/>p </text:p>
      <text:p text:style-name="Standard">Числовой префикс-аргумент. (Обратите внимание, что `p' набран в нижнем регистре). </text:p>
      <text:p text:style-name="Standard">r </text:p>
      <text:p text:style-name="Standard">Точка и метка, как два числовых аргумента, самое маленькое первым. Это единственный символ, который сразу описывает два последовательных аргумента, а не один. </text:p>
      <text:p text:style-name="Standard">See section `Code Characters for `interactive'' in The GNU Emacs Lisp Reference Manual, для более полного списка символов, предопределенных для interactive. </text:p>
      <text:p text:style-name="Standard">let </text:p>
      <text:p text:style-name="Standard">Объявляет список переменных, которые будут использоваться внутри тела let, и присваивает им первоначальные значения, или nil или заданное программистом; затем вычисляет оставшиеся выражения в теле let и возвращает результат вычисления последнего из них. Внутри тела let интерпретатор Лиспа игнорирует переменные с теми же именами, которые существуют вне выражения let. </text:p>
      <text:p text:style-name="Standard">Например, </text:p>
      <text:p text:style-name="Standard"><text:s/><text:tab/>(let ((foo (buffer-name))</text:p>
      <text:p text:style-name="Standard"><text:s text:c="6"/>(bar (buffer-size)))</text:p>
      <text:p text:style-name="Standard"><text:s text:c="2"/>(message</text:p>
      <text:p text:style-name="Standard"><text:s text:c="3"/>"В этом буфере %s ровно %d characters."</text:p>
      <text:p text:style-name="Standard"><text:s text:c="3"/>foo bar))</text:p>
      <text:p text:style-name="Standard">save-excursion </text:p>
      <text:p text:style-name="Standard">Запоминает значение точки, метки и текущего буфера перед вычислением тела этой особой формы. Затем восстанавливает их значения к первоначальным. </text:p>
      <text:p text:style-name="Standard">Например, </text:p>
      <text:p text:style-name="Standard"><text:s/><text:tab/>(message "Мы на расстоянии %d символов от начала буфера."</text:p>
      <text:p text:style-name="Standard"><text:s text:c="9"/>(- (point)</text:p>
      <text:p text:style-name="Standard"><text:s text:c="12"/>(save-excursion</text:p>
      <text:p text:style-name="Standard"><text:s text:c="14"/>(goto-char (point-min)) (point))))</text:p>
      <text:p text:style-name="Standard">if </text:p>
      <text:p text:style-name="Standard">Вычисляет первый аргумент особой формы; если результат --- истинна, вычисляет второй аргумент; иначе вычисляет третий аргумент, если он существует. </text:p>
      <text:p text:style-name="Standard">Особая форма if называется условной формой. В Emacs Лиспе существуют и другие условные формы, но if наиболее часто используемая. </text:p>
      <text:p text:style-name="Standard">Например, </text:p>
      <text:p text:style-name="Standard"><text:s/><text:tab/>(if (string= (int-to-string 19)</text:p>
      <text:p text:style-name="Standard"><text:s text:c="13"/>(substring (emacs-version) 10 12))</text:p>
      <text:p text:style-name="Standard"><text:s text:c="4"/>(message "Это 19 версия Emacs")</text:p>
      <text:p text:style-name="Standard"><text:s text:c="2"/>(message "Это не 19 версия Emacs"))</text:p>
      <text:p text:style-name="Standard"><text:soft-page-break/>equal </text:p>
      <text:p text:style-name="Standard">eq </text:p>
      <text:p text:style-name="Standard">Проверяют два объекта на равенство. equal возвращает истину если два объекта имеют одинаковую структуру и содержание. Другая функция eq возвращает истину, если два аргумента на самом деле один и тот же объект. </text:p>
      <text:p text:style-name="Standard">&lt; </text:p>
      <text:p text:style-name="Standard">&gt; </text:p>
      <text:p text:style-name="Standard">&lt;= </text:p>
      <text:p text:style-name="Standard">&gt;= </text:p>
      <text:p text:style-name="Standard">Функция &lt; проверяет, меньше ли ее первый аргумент чем второй. Соответственно функция &gt; проверяет больше ли ее первый аргумент чем второй. &lt;= проверяет меньше или равен первый аргумент второго и &gt;= соответственно больше либо равен первый аргумент второму. Эти функции работают только с численными аргументами. </text:p>
      <text:p text:style-name="Standard">message </text:p>
      <text:p text:style-name="Standard">Печатает сообщение в эхо-области. Длина сообщения ограничена только одной строкой. Первый аргумент --- это строка, которая может содержать символы `%s', `%d', `%c', на месте которых будут подставлены последующие аргументы функции message. Аргумент, подставляемый на место `%s', должен быть строкой или символом; на место `%d' подставляется число. Аргумент, который используется с `%c' тоже должен быть числом, оно будет напечатано как код для ASCII символа. </text:p>
      <text:p text:style-name="Standard">setq </text:p>
      <text:p text:style-name="Standard">set </text:p>
      <text:p text:style-name="Standard">Функция setq устанавливает значением своего первого аргумента значение второго аргумента. Первый аргумент setq не вычисляется автоматически. Эту функцию можно использовать и сразу с несколькими аргументами. Другая функция set принимает только два аргумента, и после вычисления обоих назначает значению, возвращенному первым аргументом, значение, возвращенное вычислением второго аргумента. </text:p>
      <text:p text:style-name="Standard">buffer-name </text:p>
      <text:p text:style-name="Standard">Используется без аргумента, возвращает имя буфера в виде строки. </text:p>
      <text:p text:style-name="Standard">buffer-file-name </text:p>
      <text:p text:style-name="Standard">Используется без аргумента, возвращает имя файла, связанного с данным буфером. </text:p>
      <text:p text:style-name="Standard">current-buffer </text:p>
      <text:p text:style-name="Standard">Возвращает текущий активный буфер Emacs --- это необязательно должен быть буфер, который отображен на экране. </text:p>
      <text:p text:style-name="Standard">other-buffer </text:p>
      <text:p text:style-name="Standard">Возвращает недавно выбранный буфер. </text:p>
      <text:p text:style-name="Standard">switch-to-buffer </text:p>
      <text:p text:style-name="Standard">Устанавливает буфер, который задан как аргумент активным для Emacs и одновременно отображает его в текущем окне. Обычно эта команда связана с C-x b. </text:p>
      <text:p text:style-name="Standard"><text:soft-page-break/>set-buffer </text:p>
      <text:p text:style-name="Standard">Переключает внимание Emacs на другой буфер. Не изменяет содержимое текущего окна Emacs. </text:p>
      <text:p text:style-name="Standard">buffer-size </text:p>
      <text:p text:style-name="Standard">Возвращает число символов в текущем буфере. </text:p>
      <text:p text:style-name="Standard">point </text:p>
      <text:p text:style-name="Standard">Возвращает значение текущей позиции курсора как целое, считая число символов с начала буфера. </text:p>
      <text:p text:style-name="Standard">point-min </text:p>
      <text:p text:style-name="Standard">Возвращает минимально возможное значение точки в текущем буфере. Обычно 1, если не включено сужение. </text:p>
      <text:p text:style-name="Standard">point-max </text:p>
      <text:p text:style-name="Standard">Возвращает максимально возможное значение точки в текущем буфере. Обычно конец буфера, если не включено сужение.</text:p>
      <text:h text:style-name="Heading_20_2" text:outline-level="2">3.12 Упражнения </text:h>
      <text:p text:style-name="Standard">Напишите не интерактивную функцию, которая удваивает значение своего аргумента, числа. Сделайте эту функцию интерактивной. </text:p>
      <text:p text:style-name="Standard">Напишите функцию, которая проверяет: больше ли текущее значение fill-column, чем значение аргумента, переданного в функцию, и если да, то печатает соответствующее сообщение в эхо-области.</text:p>
      <text:h text:style-name="Heading_20_1" text:outline-level="1">4. Что такое буфер </text:h>
      <text:p text:style-name="Standard">В этой главе мы детально изучим несколько реальных функций, написанных на Emacs Лиспе. Это называется проходом по (walk-through). Эти функции используются как примеры Лисп кода, и это не придуманные примеры; исключая первую, немного упрощенную функцию, они демонстрируют настоящий код используемый, в GNU Emacs. Вы можете многому научиться изучая эти функции. В последующих главах мы изучим и несколько других функций.</text:p>
      <text:h text:style-name="Heading_20_2" text:outline-level="2">4.1 Поиск дополнительной информации </text:h>
      <text:p text:style-name="Standard">В этом разделе я опишу каждую новую функцию иногда в деталях, иногда кратко. Если вы заинтересовались, то вы можете получить полную документацию по любой функции Emacs Лисп, в любое время нажав C-h f и затем набрав в мини-буфер имя интересующей вас функции. Аналогичным образом вы можете получить полную документацию по любой переменной, нажав C-h v, и затем имя переменной (потом RET). </text:p>
      <text:p text:style-name="Standard">Так же, если вы захотите посмотреть исходный код этой функции, то вы можете использовать функцию find-tags, чтобы переместиться туда. Нажмите M-. (то есть нажмите клавишу META и клавишу точка одновременно, или по другому нажмите и отпустите клавишу ESC, и потом нажмите точку. В появившемся мини-буфере наберите имя функции, чей исходный код вы хотите увидеть, например, mark-whole-buffer, после чего нажмите RET. Emacs переключится в другой буфер и отобразит исходный код этой функции на экране вашего компьютера. Чтобы вернуться обратно нажмите C-x b RET. </text:p>
      <text:p text:style-name="Standard"><text:soft-page-break/>В зависимости от того как обстоят дела с вашим дистрибутивом Emacs, вам может понадобится описать `таблицу тегов' (tag table), которая обычно хранится в файле `TAGS'. Таблица, которую вы наверняка захотите описать, находится в каталоге `emacs/src'; то есть вы должны использовать команду M-x visit-tags-table, и задать в мини-буфере полный путь к этому файлу например `/usr/local/lib/emacs/19.23/src/TAGS'. See section `Tag Tables' in The GNU Emacs Manual. Также смотрите Create Your Own `TAGS' File, для получения дополнительной информации о том как самому создать таблицу тегов. </text:p>
      <text:p text:style-name="Standard">После того как вы поближе ознакомитесь с Emacs Лиспом, вы часто будете использовать find-tags для перемещения по исходным кодам Emacs; и часто будете создавать свои собственные таблицы `TAGS'. </text:p>
      <text:p text:style-name="Standard">Кстати, файлы, содержащие программы на Лиспе обычно называют библиотеками. Такая метафора произошла от использования специализированных библиотек, таких как юридическая библиотека или техническая, а не общественных библиотек. Каждая библиотека, или файл, содержит функции которые связаны с определенной темой или расширением, например, `abbrev.el' управляет сокращениями, `help.el' содержит реализацию встроенной помощи. (Иногда несколько библиотек обеспечивают код для чего то одного, как различные файлы `rmail..' реализуют интерфейс для чтения электронной почты.) В `The GNU Emacs Manual', вы можете встретить упоминание, что команда C-h p позволяет вам производить поиск в стандартных библиотеках Emacs Lisp по ключевым словам.</text:p>
      <text:h text:style-name="Heading_20_2" text:outline-level="2">4.2 Упрощенное определение beginning-of-buffer </text:h>
      <text:p text:style-name="Standard">Команда beggining-of-buffer очень подходящая функция для старта --- во- первых, вы наверняка уже пользовались ей, и она очень понятна. Если ее использовать как интерактивную команду, beginning-of-buffer перемещает курсор в начало буфера, оставляя метку на предыдущей позиции курсора. Обычно связана с клавишами M-&lt;. </text:p>
      <text:p text:style-name="Standard">В этой главе мы обсудим укороченную версию этой функции, которая подходит для обычного применения этой функции. Укороченная функция работает как и ожидается, но она не содержит кода для обработки сложных опций. В следующей главе мы опишем полную версию функции. (See section Complete Definition of beginning-of-buffer.) </text:p>
      <text:p text:style-name="Standard">До рассмотрения исходного кода давайте вспомним, что должно содержаться в определении функции --- оно должно содержать выражение, которое делает функцию интерактивной, так что ее можно вызвать, набрав M-x beginning-of-buffer или нажав клавишу C-&lt;; оно должно содержать код, который оставляет метку в первоначальной позиции курсора в буфере; и код, который перемещает курсор в начало буфера. </text:p>
      <text:p text:style-name="Standard">А вот и наша укороченная версия этой функции: </text:p>
      <text:p text:style-name="Standard"><text:s/><text:tab/>(defun simplified-beginning-of-buffer ()</text:p>
      <text:p text:style-name="Standard"><text:s text:c="2"/>"Переместить курсор в начало буфера,</text:p>
      <text:p text:style-name="Standard">поставив метку на предыдущей позиции курсора."</text:p>
      <text:p text:style-name="Standard"><text:s text:c="2"/>(interactive)</text:p>
      <text:p text:style-name="Standard"><text:s text:c="2"/>(push-mark)</text:p>
      <text:p text:style-name="Standard"><text:s text:c="2"/>(goto-char (point-min)))</text:p>
      <text:p text:style-name="Standard">Как и все определения функций, это определение соответствует нашему шаблону для особой форму defun и имеет пять основных частей: </text:p>
      <text:p text:style-name="Standard">Имя --- в нашем случае simplified-beginning-of-buffer. </text:p>
      <text:p text:style-name="Standard"><text:soft-page-break/>Список аргументов --- в нашем случае пустой список (). </text:p>
      <text:p text:style-name="Standard">Строку документации. </text:p>
      <text:p text:style-name="Standard">Выражение, которое делает функцию интерактивной. </text:p>
      <text:p text:style-name="Standard">Тело функции. </text:p>
      <text:p text:style-name="Standard">В этом определении функции, список аргументов пуст --- это означает что, наша упрощенная версия не требует аргументов. (Когда мы рассмотрим полное определение функции, мы увидим, что ей можно передать необязательный аргумент). </text:p>
      <text:p text:style-name="Standard">Выражение interactive говорит интерпретатору, что эту функцию можно вызывать интерактивно. В нашем случае у interactive нет аргументов, так как simplified-beginning-of-buffer их и не требует. </text:p>
      <text:p text:style-name="Standard">Тело состоит из двух строк кода: </text:p>
      <text:p text:style-name="Standard"><text:s/><text:tab/>(push-mark)</text:p>
      <text:p text:style-name="Standard">(goto-char (point-min))</text:p>
      <text:p text:style-name="Standard">В первой строке выражение (push-mark). Когда интерпретатор Лиспа вычисляет это выражение, он устанавливает метку на месте текущего положения курсора. Позиция этой метки запоминается в кольце меток (mark ring). </text:p>
      <text:p text:style-name="Standard">В следующей строке выражение (goto-char (point-min)). Она заставляет курсор прыгнуть к минимально возможной точке в текущем буфере, то есть обычно к его началу (или началу доступной области буфера если он сужен. See section Narrowing and Widening.) </text:p>
      <text:p text:style-name="Standard">Команда push-mark устанавливает метку на месте предыдущего положения курсора, где он был расположен до того, как выражение (goto-char (point-min)) переместило его в конец буфера. Следовательно, вы можете вернуться на старое место с помощью команды exchange-point-and-mark которая обычно связана с C-x C-x. </text:p>
      <text:p text:style-name="Standard">Вот и все определение функции! </text:p>
      <text:p text:style-name="Standard">Когда вы читаете какой-нибудь код и встречаете незнакомую функцию --- например, goto-char, то вы можете выяснить, что же она делает с помощью команды describe-function. Чтобы использовать эту команду, нажмите C-h f и затем в эхо-области наберите имя функции. Команда describe-function напечатает документацию по этой функции в окне `*Help*'. Вот например, документация для функции goto-char: </text:p>
      <text:p text:style-name="Standard"><text:s/><text:tab/>One arg, a number. <text:s/>Set point to that number. <text:s/>Beginning of buffer is</text:p>
      <text:p text:style-name="Standard">position (point-min), end is (point-max). <text:s/>(Один арг, число.</text:p>
      <text:p text:style-name="Standard">Устанавливает значение точки равное этому числу. <text:s/>Начало буфера позиция</text:p>
      <text:p text:style-name="Standard">(point-min), конец буфера (point-max).)</text:p>
      <text:p text:style-name="Standard">(Подсказка в эхо-области при использовании describe-function предложит вам символ перед курсором, так что вы можете с удобством использовать эту функцию, расположив курсор после интересующей вас функции и нажав C-h f RET). </text:p>
      <text:p text:style-name="Standard">Определение функции end-of-buffer аналогично определению beginning-of-buffer только там, где в теле второй функции стоит выражение (goto-char (point-min)); в первой будет (goto-char (point-max)).</text:p>
      <text:p text:style-name="Standard"/>
      <text:h text:style-name="Heading_20_2" text:outline-level="2"><text:soft-page-break/>4.3 Определение mark-whole-buffer </text:h>
      <text:p text:style-name="Standard">Функцию mark-whole-buffer понять не труднее чем simplified-beginning-of-buffer. Однако, в данном случае, мы рассмотрим полную версию функции, а не укороченную. </text:p>
      <text:p text:style-name="Standard">Функция mark-whole-buffer используется не так часто как функция beginning-of-buffer, но тем не менее очень полезна --- она выделяет весь буфер как один регион, располагая точку в начале, а метку в конце буфера. Она обычно привязана к сочетанию клавиш C-x h. </text:p>
      <text:p text:style-name="Standard">Полный код для этой функции выглядит следующим образом: </text:p>
      <text:p text:style-name="Standard"><text:s/><text:tab/>(defun mark-whole-buffer ()</text:p>
      <text:p text:style-name="Standard"><text:s/>"Поставить точку в начале а метку в конце буфера."</text:p>
      <text:p text:style-name="Standard"><text:s text:c="2"/>(interactive)</text:p>
      <text:p text:style-name="Standard"><text:s text:c="2"/>(push-mark (point))</text:p>
      <text:p text:style-name="Standard"><text:s text:c="2"/>(push-mark (point-max))</text:p>
      <text:p text:style-name="Standard"><text:s text:c="2"/>(goto-char (point-min)))</text:p>
      <text:p text:style-name="Standard">Как и все другие функции, mark-whole-buffer полностью соответствует шаблону для определения функции. Напомним его снова: </text:p>
      <text:p text:style-name="Standard"><text:s/><text:tab/>(defun имя-функции (список-аргументов)</text:p>
      <text:p text:style-name="Standard"><text:s text:c="2"/>"докуменация..."</text:p>
      <text:p text:style-name="Standard"><text:s text:c="2"/>(выражение-interactive...)</text:p>
      <text:p text:style-name="Standard"><text:s text:c="2"/>тело...)</text:p>
      <text:p text:style-name="Standard">Вот как устроена эта функция: имя функции mark-whole-buffer; за ним следует пустой список аргументов `()', который означает, что функция не требует аргументов. Затем идет строка документации. </text:p>
      <text:p text:style-name="Standard">Следующая строка содержит выражение (interactive) которое для Emacs означает, что функцию можно будет использовать интерактивно. Это похоже на аналогичные строки функции simplified-beginning-of-buffer, которую мы рассмотрели в предыдущем разделе.</text:p>
      <text:h text:style-name="Heading_20_3" text:outline-level="3">4.3.1 Тело mark-whole-buffer </text:h>
      <text:p text:style-name="Standard">Тело функции mark-whole-buffer состоит из трех строчек кода: </text:p>
      <text:p text:style-name="Standard"><text:s/><text:tab/>(push-mark (point))</text:p>
      <text:p text:style-name="Standard">(push-mark (point-max))</text:p>
      <text:p text:style-name="Standard">(goto-char (point-min))</text:p>
      <text:p text:style-name="Standard">В первой из этих строк выражение (push-mark (point)). </text:p>
      <text:p text:style-name="Standard">Это выражение делает ту же самую работу, что и первая строка в теле функции simplified-beginning-of-buffer, в которой написано следующее (push-mark). В обоих случаях интерпретатор Лиспа устанавливает метку в текущее положение курсора. </text:p>
      <text:p text:style-name="Standard">Я не знаю, почему в mark-whole-buffer написано выражение (push-mark (point)), а в beginning-of-buffer просто (push-mark). Возможно, что тот кто писал код, не знал, что аргумент для функции (push-mark) необязательный и что, если в функцию не передать аргумент, то она автоматически установит метку на месте текущего положения курсора (это <text:soft-page-break/>действие по умолчанию). Или, возможно, выражение было написано, чтобы соответствовать по длине следующей строке. В любом случае эта строка заставляет Emacs установить метку в текущем положении курсора. </text:p>
      <text:p text:style-name="Standard">Следующая строка mark-whole-bufferй --- это (push-mark (point-max)). Это выражение устанавливает метку в точке буфера, которая имеет максимальное значение. Это обычно конец буфера (или, если буфер сужен, конец доступной порции буфера. See section Narrowing and Widening, за дополнительной информации об сужении). После того как эта метка была установлена, предыдущая метка, которую мы установили прежде, больше не установлена, но Emacs запомнил ее позицию, как и всех прежде установленных меток. Это значит что вы можете, если желаете вернуться к этой позиции, нажав C-u C-SPC дважды. </text:p>
      <text:p text:style-name="Standard">Последняя строка этой функции --- выражение (goto-char (point-min)). Она выглядит точно также как и в функции beginning-of-buffer. Это выражение перемещает курсор к точке буфера которая имеет минимальное значение, обычно к началу буфера (или к началу доступной области буфера, в случае сужения). В результате работы всей функции, точка помещается в начале буфера, метка в конце. То есть весь буфер следовательно регион.</text:p>
      <text:h text:style-name="Heading_20_1" text:outline-level="1">4.4 Определение append-to-buffer </text:h>
      <text:p text:style-name="Standard">Команда append-to-buffer почти так же проста, как и команда mark-whole-buffer. Она копирует регион (то есть часть буфера между точкой и меткой) из текущего буфера в заданный. </text:p>
      <text:p text:style-name="Standard">В теле команды append-to-buffer для копирования региона используется функция insert-buffer-substring. Принцип работы функции insert-buffer-substring (вставить-в-буфер-подстроку) заложен в ее названии --- она берет символьную строку из части буфера --- "подстроку" и вставляет ее в другой буфер. Большая часть действий в функции append-to-buffer --- это подготовка параметров для работы функции insert-buffer-substring; мы должны будем задать буфер куда нам необходимо скопировать текст, а также регион, который мы будем копировать. А вот и полный текст функции: </text:p>
      <text:p text:style-name="Standard"><text:s/><text:tab/>(defun append-to-buffer (buffer start end)</text:p>
      <text:p text:style-name="Standard"><text:s text:c="2"/>"Добавить к заданному буферу текст в регионе.</text:p>
      <text:p text:style-name="Standard">Текст вставляется в буфер перед точкой.</text:p>
      <text:p text:style-name="Standard">При вызове принимает три аргумента:</text:p>
      <text:p text:style-name="Standard">буфер или его имя, и два числа задающие регион в</text:p>
      <text:p text:style-name="Standard">текущем буфере."</text:p>
      <text:p text:style-name="Standard"><text:s text:c="2"/>(interactive "BAppend to buffer: \nr")</text:p>
      <text:p text:style-name="Standard"><text:s text:c="2"/>(let ((oldbuf (current-buffer)))</text:p>
      <text:p text:style-name="Standard"><text:s text:c="4"/>(save-excursion</text:p>
      <text:p text:style-name="Standard"><text:s text:c="6"/>(set-buffer (get-buffer-create buffer))</text:p>
      <text:p text:style-name="Standard"><text:s text:c="6"/>(insert-buffer-substring oldbuf start end))))</text:p>
      <text:p text:style-name="Standard">Работу этой функции мы сможем лучше понять, если посмотрим на нее как на серию уже известных нам шаблонов. </text:p>
      <text:p text:style-name="Standard">Самый верхний шаблон --- само определение функции. В этом случае он выглядит следующим образом (мы заполнили в нем несколько слотов): </text:p>
      <text:p text:style-name="Standard"><text:soft-page-break/><text:s/><text:tab/>(defun append-to-buffer (buffer start end)</text:p>
      <text:p text:style-name="Standard"><text:s text:c="2"/>"докуменация..."</text:p>
      <text:p text:style-name="Standard"><text:s text:c="2"/>(interactive "BAppend to buffer: \nr")</text:p>
      <text:p text:style-name="Standard"><text:s text:c="2"/>тело...)</text:p>
      <text:p text:style-name="Standard">Первая строка функции включает ее имя и три аргумента. Эти аргументы: buffer (куда мы и будем копировать текст), start и end (соответственно начало и конец региона в текущем буфере откуда мы и будем копировать текст.) </text:p>
      <text:p text:style-name="Standard">Следующая часть функции --- это документация, которая как всегда, должна быть понятной и простой</text:p>
      <text:h text:style-name="Heading_20_3" text:outline-level="3">4.4.1 Интерактивное выражение в append-to-buffer </text:h>
      <text:p text:style-name="Standard">Поскольку функцию append-to-buffer предполагается использовать интерактивно, то в ней есть выражение interactive. (Чтобы повторить interactive, смотри Making a Function Interactive). Это выражение выглядит следующим образом: </text:p>
      <text:p text:style-name="Standard"><text:s/><text:tab/>(interactive "BAppend to buffer: \nr")</text:p>
      <text:p text:style-name="Standard">Аргумент к interactive --- это строка, состоящая из двух частей, разделенных символом `\n'. </text:p>
      <text:p text:style-name="Standard">Первая часть --- это `BAppend to buffer: ' (добавить к буферу). Здесь `B' --- один из предопределенных символов для interactive, который означает имя буфера, которое будет передано в функцию. Emacs запросит имя буфера, отобразив подсказку в мини-буфере, для формирования которой используется строка, которая следует за `B' (в нашем случае это `Append to buffer: '). После ввода запрашиваемого буфера Emacs свяжет переменную buffer в списке аргументов с заданным буфером. </text:p>
      <text:p text:style-name="Standard">Символ новой строки, `\n', отделяет первую часть аргумента от второй части. Затем следует `r', который говорит Emacs связать два аргумента, которые следуют за символом buffer в списке аргументов функции (то есть start и end) к значениям точки и метки.</text:p>
      <text:h text:style-name="Heading_20_3" text:outline-level="3">4.4.2 Тело append-to-buffer </text:h>
      <text:p text:style-name="Standard">Тело функции append-to-buffer начинается с let. </text:p>
      <text:p text:style-name="Standard">Как мы уже видели ранее, (see section let) цель выражения let --- создать и присвоить первоначальные значения к одной и более переменных, которые будут использоваться только в теле let. Это значит, что такую переменную нельзя будет спутать с любой переменной, носящей такое же имя вне выражения let. </text:p>
      <text:p text:style-name="Standard">Мы можем видеть как выражение let входит в состав функции, показав шаблон для append-to-buffer с выделенным выражением let: </text:p>
      <text:p text:style-name="Standard"><text:s/><text:tab/>(defun append-to-buffer (buffer start end)</text:p>
      <text:p text:style-name="Standard"><text:s text:c="2"/>"документация..."</text:p>
      <text:p text:style-name="Standard"><text:s text:c="2"/>(interactive "BAppend to buffer: \nr")</text:p>
      <text:p text:style-name="Standard"><text:s text:c="2"/>(let ((переменная значение))</text:p>
      <text:p text:style-name="Standard"><text:s text:c="8"/>тело...)</text:p>
      <text:p text:style-name="Standard">В составе выражения let три элемента: </text:p>
      <text:p text:style-name="Standard"><text:soft-page-break/>Сам символ let; </text:p>
      <text:p text:style-name="Standard">Список переменных: в нашем случае один двух-элементный список, (переменная значение); </text:p>
      <text:p text:style-name="Standard">Тело выражения let. </text:p>
      <text:p text:style-name="Standard">В функции append-to-buffer список переменных выглядит следующим образом: </text:p>
      <text:p text:style-name="Standard"><text:s/><text:tab/>(oldbuf (current-buffer))</text:p>
      <text:p text:style-name="Standard">Здесь одна переменная oldbuf связывается со значением, возвращаемым после вычисления выражения (current-buffer). Переменная oldbuf, используется для запоминания буфера, в котором вы работаете в данный момент. </text:p>
      <text:p text:style-name="Standard">Элемент или элементы в списке переменных окружаются скобками так, чтобы интерпретатор Лиспа мог отделить список переменных от тела выражения let. В результате двухэлементный список внутри списка переменных окружен дополнительными скобками. Все вместе выглядит следующим образом: </text:p>
      <text:p text:style-name="Standard"><text:s/><text:tab/>(let ((oldbuf (current-buffer)))</text:p>
      <text:p text:style-name="Standard"><text:s text:c="2"/>... )</text:p>
      <text:p text:style-name="Standard">Две скобки перед oldbuf могут вызвать удивление, если вы не вспомните, что первая скобка это граница всего списка переменных, а вторая отмечает начало двухэлементного списка (oldbuf (current-buffer)).</text:p>
      <text:h text:style-name="Heading_20_3" text:outline-level="3">4.4.3 save-excursion в append-to-buffer </text:h>
      <text:p text:style-name="Standard">Тело выражения let в append-to-buffer состоит из выражения save-excursion. </text:p>
      <text:p text:style-name="Standard">Функция save-excursion запоминает местоположение точки и метки, и затем восстанавливает их этим значениям после завершения выполнения тела save-excursion. В добавок save-excursion запоминает первоначальный буфер и также его восстанавливает. Именно поэтому save-excursion используется в append-to-buffer. </text:p>
      <text:p text:style-name="Standard">Кстати, вы заметили, что функции в Лиспе обычно форматируются так, что все входящее в состав многострочного списка выравнивается немного правее, чем первый символ этого списка. В этой функции, например, let выравнено немного правее чем defun, а save-excursion правее чем let, то есть следующим образом: </text:p>
      <text:p text:style-name="Standard"><text:s/><text:tab/>(defun ...</text:p>
      <text:p text:style-name="Standard"><text:s text:c="2"/>...</text:p>
      <text:p text:style-name="Standard"><text:s text:c="2"/>...</text:p>
      <text:p text:style-name="Standard"><text:s text:c="2"/>(let...</text:p>
      <text:p text:style-name="Standard"><text:s text:c="4"/>(save-excursion</text:p>
      <text:p text:style-name="Standard"><text:s text:c="6"/>...</text:p>
      <text:p text:style-name="Standard">Такое соглашение о форматировании позволяет легко определить, что две строки в теле save-excursion закрытые в скобки, связаны с save-excursion, а само выражение save-excursion закрыто в скобки, связанные с let: </text:p>
      <text:p text:style-name="Standard"><text:s/><text:tab/>(let ((oldbuf (current-buffer)))</text:p>
      <text:p text:style-name="Standard"><text:s text:c="2"/>(save-excursion</text:p>
      <text:p text:style-name="Standard"><text:soft-page-break/><text:s text:c="4"/>(set-buffer (get-buffer-create buffer))</text:p>
      <text:p text:style-name="Standard"><text:s text:c="4"/>(insert-buffer-substring oldbuf start end))))</text:p>
      <text:p text:style-name="Standard">Использование функции save-excursion полностью соответствует следующему шаблону: </text:p>
      <text:p text:style-name="Standard"><text:s/><text:tab/>(save-excursion</text:p>
      <text:p text:style-name="Standard"><text:s text:c="2"/>первое-выражение-в-теле</text:p>
      <text:p text:style-name="Standard"><text:s text:c="2"/>второе-выражение-в-теле</text:p>
      <text:p text:style-name="Standard"><text:s text:c="3"/>...</text:p>
      <text:p text:style-name="Standard"><text:s text:c="2"/>последнее-выражение-в-теле)</text:p>
      <text:p text:style-name="Standard">В нашей функции тело save-excursion содержит только два выражения. Тело выглядит следующим образом: </text:p>
      <text:p text:style-name="Standard"><text:s/><text:tab/>(set-buffer (get-buffer-create buffer))</text:p>
      <text:p text:style-name="Standard">(insert-buffer-substring oldbuf start end)</text:p>
      <text:p text:style-name="Standard">Когда вычисляется функция append-to-buffer, эти два выражения вычисляются последовательно. Значение последнего выражения возвращается как значение самой функции save-excursion; другое выражение вычисляется только за его побочный эффект. </text:p>
      <text:p text:style-name="Standard">В первой строке тела save-excursion используется функция set-buffer, для того, чтобы изменить текущий буфер на тот, который передан функции append-to-buffer как первый аргумент. (Изменение буфера --- это побочный эффект; как мы говорили ранее в Лиспе побочный эффект это часто основная вещь, которой мы добиваемся). Во второй строке и выполняется вся основная работа функции. </text:p>
      <text:p text:style-name="Standard">Функция set-buffer переключает внимание Emacs к буферу, куда мы будем копировать текст, из которого нас вернет save-excursion. Эта строка выглядит следующим образом: </text:p>
      <text:p text:style-name="Standard"><text:s/><text:tab/>(set-buffer (get-buffer-create buffer))</text:p>
      <text:p text:style-name="Standard">Вложенное в этот список выражение --- это (get-buffer-create buffer). Это выражение использует функцию get-buffer-create, которая или получает имя существующего буфера или, если его не существует, то создает такой буфер с данным именем. Это значит, что вы можете использовать append-to-buffer, чтобы вставить текст в буфер, которого до этого не существовало. </text:p>
      <text:p text:style-name="Standard">get-buffer-create также оберегает set-buffer от ненужной ошибки --- функции set-buffer в качестве аргумента необходим буфер; если вы опишете буфер, которого на самом деле еще нет, то Emacs заартачится. Поскольку get-buffer-create создаст буфер, если его еще не существует, то set-buffer всегда будет обеспечен существующим буфером. </text:p>
      <text:p text:style-name="Standard">Последняя строка append-to-buffer выполняет работу добавляя текст: </text:p>
      <text:p text:style-name="Standard"><text:s/><text:tab/>(insert-buffer-substring oldbuf start end)</text:p>
      <text:p text:style-name="Standard">Функция insert-buffer-substring копирует строку из буфера, заданного первым аргументом и вставляет строку в текущий буфер. В нашем случае аргумент к insert-buffer-substring --- это значение переменной созданной выражением let, то есть значение oldbuf, который был текущим буфером на момент выполнения команды append-to-buffer. </text:p>
      <text:p text:style-name="Standard">После того, как insert-buffer-substring закончит работу, save-excursion восстановит первоначальный буфер и append-to-buffer сделала свою работу. </text:p>
      <text:p text:style-name="Standard"><text:soft-page-break/>В схематичной форме, работу тела можно представить так: </text:p>
      <text:p text:style-name="Standard"><text:s/><text:tab/>(let (связать-oldbuf-со-значением-current-buffer)</text:p>
      <text:p text:style-name="Standard"><text:s text:c="2"/>(save-excursion <text:s text:c="22"/>; Запомнить буфер, точку, метку.</text:p>
      <text:p text:style-name="Standard"><text:s text:c="4"/>изменить-буфер</text:p>
      <text:p text:style-name="Standard"><text:s text:c="4"/>вставить-текст-из-oldbuf-в-буфер)</text:p>
      <text:p text:style-name="Standard"><text:s text:c="2"/>вернуться-назад-к-первоначальному-буферу</text:p>
      <text:p text:style-name="Standard">пусть-локальное-значение-oldbuf-изчезнет</text:p>
      <text:p text:style-name="Standard">Если подвести итог, то append-to-buffer работает следующим образом --- она сохраняет значение текущего буфера в переменной oldbuf. Затем или получает новый буфер, или создает его, если это необходимо, и переключает внимание Emacs на него. Используя значение oldbuf вставляет регион текста из старого буфера в новый буфер; и после этого используя save-excursion, возвращает вас в обратно в первоначальный буфер. </text:p>
      <text:p text:style-name="Standard">Рассмотрев append-to-buffer, мы изучили довольно сложную функцию. Она демонстрирует использование let и save-excursion, способы изменения текущего буфера и как возвращения обратно из другого буфера. Многие другие функции точно также используют let, save-excursion, set-buffer.</text:p>
      <text:h text:style-name="Heading_20_2" text:outline-level="2">4.5 Обзор </text:h>
      <text:p text:style-name="Standard">Ниже краткие описания функций которые мы обсудили в этой главе. </text:p>
      <text:p text:style-name="Standard">describe-function </text:p>
      <text:p text:style-name="Standard">describe-variable </text:p>
      <text:p text:style-name="Standard">Отображает документацию для функции или переменной. Обычно связана с клавишами C-h f и C-h v. </text:p>
      <text:p text:style-name="Standard">find-tag </text:p>
      <text:p text:style-name="Standard">Находит файл содержащий исходный текст функции или объявление переменной и переключает буфер туда, поместив курсор в начало искомой функции или переменной. Обычно связана с M-.(клавиша META за которой следует точка). </text:p>
      <text:p text:style-name="Standard">save-excursion </text:p>
      <text:p text:style-name="Standard">Сохраняет значение точки и метки и восстанавливает их после выполнения тела save-excursion. Также запоминает текущий буфер и восстанавливает его тоже. </text:p>
      <text:p text:style-name="Standard">push-mark </text:p>
      <text:p text:style-name="Standard">Устанавливает метку и записывает значение предыдущей метки в кольцо меток. Метка --- это положение в буфере, которое запоминает свою относительную позицию даже если какой-нибудь текст добавить или удалить из буфера. </text:p>
      <text:p text:style-name="Standard">goto-char </text:p>
      <text:p text:style-name="Standard">Устанавливает точку в место описанное значением аргумента, которое будет числом, маркером, или выражением, которое возвращает позицию --- например, (point-min). </text:p>
      <text:p text:style-name="Standard">insert-buffer-substring </text:p>
      <text:p text:style-name="Standard">Копирует регион текста из буфера, который передается как аргумент к функции, и <text:soft-page-break/>вставляет регион в текущий буфер. </text:p>
      <text:p text:style-name="Standard">mark-whole-buffer </text:p>
      <text:p text:style-name="Standard">Пометить весь буфер как регион. Обычно связано с C-x h. </text:p>
      <text:p text:style-name="Standard">set-buffer </text:p>
      <text:p text:style-name="Standard">Переключить внимание Emacs на другой буфер, но не изменять содержание текущего окна. Используется когда над другим буфером будет работать программа, а не человек. </text:p>
      <text:p text:style-name="Standard">get-buffer-create </text:p>
      <text:p text:style-name="Standard">get-buffer </text:p>
      <text:p text:style-name="Standard">Найти буфер с заданным именем или создать новый, если буфера с таким именем не существует. Функция get-buffer возвращает nil, если буфера с заданным именем не существует.</text:p>
      <text:h text:style-name="Heading_20_2" text:outline-level="2">4.6 Упражнения </text:h>
      <text:p text:style-name="Standard">Напишите свою версию simplified-end-of-buffer затем проверьте ее, чтобы увидеть как она работает. </text:p>
      <text:p text:style-name="Standard">Напишите функцию используя выражения if и get-buffer, которая печатает сообщение говорящее существует ли буфер имя которого вы задаете как аргумент к этой функции </text:p>
      <text:p text:style-name="Standard">С помощью find-tag, найдите исходный код для функции copy-to-buffer. </text:p>
      <text:p text:style-name="Standard">Using find-tag, find the source for the copy-to-buffer function.</text:p>
      <text:h text:style-name="Heading_20_1" text:outline-level="1">5. Первые трудности </text:h>
      <text:p text:style-name="Standard">В этой главе, мы закрепим знания, полученные в предыдущих главах, изучив несколько более сложных функций. Функция copy-to-buffer иллюстрирует использование в одном определении двух выражений save-excursion, а функция insert-buffer показывает использование * в выражении interactive, использование or и важную разницу между именем и объектом, к которому имя относится.</text:p>
      <text:h text:style-name="Heading_20_2" text:outline-level="2">5.1 Определение copy-to-buffer </text:h>
      <text:p text:style-name="Standard">После изучения принципа работы append-to-buffer, легко понять и copy-to-buffer. Эта функция копирует текст в буфер, но вместо того чтобы добавить его во второй буфер, она заменяет предыдущий текст в том буфере. Код для функции copy-to-buffer почти такой же, как и код для append-to-buffer, отличаясь только использованием erase-buffer и второй формы save-excursion. (See section The Definition of append-to-buffer, для описания append-to-buffer.) </text:p>
      <text:p text:style-name="Standard">Тело copy-to-buffer выглядит следующим образом </text:p>
      <text:p text:style-name="Standard"><text:s/><text:tab/>...</text:p>
      <text:p text:style-name="Standard">(interactive "BCopy to buffer: \nr")</text:p>
      <text:p text:style-name="Standard"><text:s text:c="2"/>(let ((oldbuf (current-buffer)))</text:p>
      <text:p text:style-name="Standard"><text:s text:c="4"/>(save-excursion</text:p>
      <text:p text:style-name="Standard"><text:s text:c="6"/>(set-buffer (get-buffer-create buffer))</text:p>
      <text:p text:style-name="Standard"><text:soft-page-break/><text:s text:c="6"/>(erase-buffer)</text:p>
      <text:p text:style-name="Standard"><text:s text:c="6"/>(save-excursion</text:p>
      <text:p text:style-name="Standard"><text:s text:c="8"/>(insert-buffer-substring oldbuf start end)))))</text:p>
      <text:p text:style-name="Standard">Все это очень похоже на то, что мы видели в append-to-buffer, только после того, как мы переключились в новый буфер куда и собираемся копировать текст, исходные тексты этих двух функции расходятся --- в функции copy-to-buffer уничтожается первоначальное содержание буфера. (Обычно это называют замещением --- чтобы заместить текст, Emacs стирает предыдущий текст и затем вставляет новый). После того, как стерто прежнее содержание буфера, второй раз используется save-excursion и вставляется новый текст. </text:p>
      <text:p text:style-name="Standard">Почему же save-excursion используется дважды? Давайте внимательно посмотрим что же делает эта функция. </text:p>
      <text:p text:style-name="Standard">Схематично, тело copy-to-buffer выглядит следующим образом: </text:p>
      <text:p text:style-name="Standard"><text:s/><text:tab/>(let (связать-oldbuf-со-значением-current-buffer)</text:p>
      <text:p text:style-name="Standard"><text:s text:c="2"/>(save-excursion <text:s text:c="8"/>; Первое использование save-excursion.</text:p>
      <text:p text:style-name="Standard"><text:s text:c="4"/>изменить-буфер</text:p>
      <text:p text:style-name="Standard"><text:s text:c="6"/>(erase-buffer)</text:p>
      <text:p text:style-name="Standard"><text:s text:c="6"/>(save-excursion <text:s text:c="4"/>; Второе использование save-excursion.</text:p>
      <text:p text:style-name="Standard"><text:s text:c="8"/>вставить-блок-текста-из-oldbuf-в-буфер)))</text:p>
      <text:p text:style-name="Standard">Первое использование save-excursion вернет Emacs в буфер из которого мы копируем текст. Это ясно, и точно такой же код использовался в append-to-buffer. Зачем же использовать эту функцию второй раз? Причина этого заключается в том, что insert-buffer-substring всегда оставляет точку в конце вставленного региона текста. Второе использование save-excursion заставляет Emacs оставить точку в начале вставленного текста. В большинстве случаев, пользователи предпочитают обнаружить точку в начале вставленного текста. (Конечно, функция copy-to-buffer вернет пользователя в первоначальный буфер когда завершит свою работу --- но если пользователь потом переключится в тот буфер, то точка будет в начале текста. То есть второе использование save-excursion применяется для удобства).</text:p>
      <text:h text:style-name="Heading_20_2" text:outline-level="2">5.2 Определение insert-buffer </text:h>
      <text:p text:style-name="Standard">insert-buffer --- еще одна функция связанная с буферами. Эта команда копирует другой буфер в текущий буфер. Это обратное действие, если сравнивать с append-to-buffer и copy-to-buffer, поскольку они копируют регион текста из текущего буфера в другой буфер. </text:p>
      <text:p text:style-name="Standard">Кроме того, код этой функции иллюстрирует использование interactive с буфером который может быть только-для-чтения и важную разницу между именем объекта и самим объектом. Вот и исходный текст этой функции: </text:p>
      <text:p text:style-name="Standard"><text:s/><text:tab/>(defun insert-buffer (buffer)</text:p>
      <text:p text:style-name="Standard"><text:s text:c="2"/>"Вставить после точки содержимое BUFFER.</text:p>
      <text:p text:style-name="Standard">Поставить метку после вставленного текста.</text:p>
      <text:p text:style-name="Standard">BUFFER может быть буфером или именем буфера."</text:p>
      <text:p text:style-name="Standard"><text:s text:c="2"/>(interactive "*bInsert buffer: ")</text:p>
      <text:p text:style-name="Standard"><text:s text:c="2"/>(or (bufferp buffer)</text:p>
      <text:p text:style-name="Standard"><text:soft-page-break/><text:s text:c="6"/>(setq buffer (get-buffer buffer)))</text:p>
      <text:p text:style-name="Standard"><text:s text:c="2"/>(let (start end newmark)</text:p>
      <text:p text:style-name="Standard"><text:s text:c="4"/>(save-excursion</text:p>
      <text:p text:style-name="Standard"><text:s text:c="6"/>(save-excursion</text:p>
      <text:p text:style-name="Standard"><text:s text:c="8"/>(set-buffer buffer)</text:p>
      <text:p text:style-name="Standard"><text:s text:c="8"/>(setq start (point-min) end (point-max)))</text:p>
      <text:p text:style-name="Standard"><text:s text:c="6"/>(insert-buffer-substring buffer start end)</text:p>
      <text:p text:style-name="Standard"><text:s text:c="6"/>(setq newmark (point)))</text:p>
      <text:p text:style-name="Standard"><text:s text:c="4"/>(push-mark newmark)))</text:p>
      <text:p text:style-name="Standard">Как из другими определениями функции, вы можете использовать шаблон, для того, чтобы посмотреть на костяк этой функции: </text:p>
      <text:p text:style-name="Standard"><text:s/><text:tab/>(defun insert-buffer (buffer)</text:p>
      <text:p text:style-name="Standard"><text:s text:c="2"/>"документация..."</text:p>
      <text:p text:style-name="Standard"><text:s text:c="2"/>(interactive "*bInsert buffer: ")</text:p>
      <text:p text:style-name="Standard"><text:s text:c="2"/>тело...)</text:p>
      <text:h text:style-name="Heading_20_3" text:outline-level="3">5.2.1 Интерактивное выражение в insert-buffer </text:h>
      <text:p text:style-name="Standard">В insert-buffer, аргумент к объявлению interactive состоит из двух частей, звездочки `*', и строки `bInsert buffer: '.</text:p>
      <text:h text:style-name="Heading_20_4" text:outline-level="4">Буфер только-для-чтения </text:h>
      <text:p text:style-name="Standard">Звездочка используется в тех ситуациях, когда буфер открыт в режиме только-для-чтения --- то есть, это буфер, который нельзя изменять. Если insert-buffer вызвали из буфера только для чтения, то в эхо-области появится сообщение об ошибке и терминал издаст звуковой сигнал или мигнет --- вам не разрешено изменять текущий буфер. За звездочкой не должен следовать символ новой строки, отделяющий ее от аргумента.</text:p>
      <text:h text:style-name="Heading_20_4" text:outline-level="4">`b' в интерактивном выражении </text:h>
      <text:p text:style-name="Standard">Следующий аргумент в интерактивном объявлении начинается с буквы `b' в нижнем регистре. (Здесь есть отличие от текста функции append-to-buffer, в котором используется `B' в верхнем регистре. See section The Definition of append-to-buffer.) Строчная буква `b' сообщает интерпретатору Лиспа, что аргументом для этой функции должен быть существующий буфер или его имя. (Прописная буква `B' разрешает отсутствие буфера). Emacs запросит у вас имя буфера, предложив вам буфер по умолчанию, с возможностью дополнения. Если буфер не существует, то вы получите сообщение, которое гласит "No match" (Нет соответствия); и ваш терминал может издать звуковой сигнал.</text:p>
      <text:h text:style-name="Heading_20_3" text:outline-level="3">5.2.2 Тело функции insert-buffer </text:h>
      <text:p text:style-name="Standard">Тело insert-buffer содержит две основные части --- выражение or и выражение let. Задача выражения or убедится в том, что аргумент buffer связан с существующим буфером, а не является только именем буфера. Тело выражения let содержит код, который копирует <text:soft-page-break/>другой буфер в текущий буфер. </text:p>
      <text:p text:style-name="Standard">Схематично, что эти два выражения входят в состав функции insert-buffer следующим образом: </text:p>
      <text:p text:style-name="Standard"><text:s/><text:tab/>(defun insert-buffer (buffer)</text:p>
      <text:p text:style-name="Standard"><text:s text:c="2"/>"документация..."</text:p>
      <text:p text:style-name="Standard"><text:s text:c="2"/>(interactive "*bInsert buffer: ")</text:p>
      <text:p text:style-name="Standard"><text:s text:c="2"/>(or ...</text:p>
      <text:p text:style-name="Standard"><text:s text:c="6"/>...</text:p>
      <text:p text:style-name="Standard"><text:s text:c="2"/>(let (список-переменных)</text:p>
      <text:p text:style-name="Standard"><text:s text:c="6"/>тело-let... )</text:p>
      <text:p text:style-name="Standard">Чтобы понять как выражение or проверяет что аргумент buffer связан с буфером, а не просто является именем буфера, нам вначале необходимо изучить функцию or. </text:p>
      <text:p text:style-name="Standard">До этого давайте, перепишем эту часть функции используя выражение if таким образом, чтобы вы могли увидеть что происходит в известном вам изложении.</text:p>
      <text:h text:style-name="Heading_20_3" text:outline-level="3">5.2.3 insert-buffer с if вместо or </text:h>
      <text:p text:style-name="Standard">Необходимо убедиться, что значение buffer --- это существующий буфер а не просто имя буфера. Если это просто имя, то тогда надо получить связанный с ним буфер. </text:p>
      <text:p text:style-name="Standard">Представьте что вы находитесь на конференции, где один из швейцаров ходит держа табличку с вашим именем и ищет вас; таким образом швейцар "связан" с вашим именем, а не с вами; но когда он найдет вас и возьмет за руку, то он станет связан уже с вами. </text:p>
      <text:p text:style-name="Standard">На Лиспе, вы можете описать эту ситуацию следующим образом: </text:p>
      <text:p text:style-name="Standard"><text:s/><text:tab/>(if (not (не-нашел-гостя))</text:p>
      <text:p text:style-name="Standard"><text:s text:c="4"/>(найти-и-взять-его-за-руку))</text:p>
      <text:p text:style-name="Standard">Иногда вы хотите проделать аналогичную штуку с буфером --- если у нас нет самого буфер, то мы хотим получить его. </text:p>
      <text:p text:style-name="Standard">Используя предикат bufferp, который проверяет является ли буфером ли его аргумент или он является только его именем, мы можем записать следующее: </text:p>
      <text:p text:style-name="Standard"><text:s/><text:tab/>(if (not (bufferp buffer)) <text:s text:c="13"/>; if-часть</text:p>
      <text:p text:style-name="Standard"><text:s text:c="4"/>(setq buffer (get-buffer buffer))) <text:s/>; then-часть</text:p>
      <text:p text:style-name="Standard">Здесь, проверка-истина-ложь в выражении if --- это (not (bufferp buffer)); а then-часть --- выражение (setq buffer (get-buffer buffer)). </text:p>
      <text:p text:style-name="Standard">В проверке, функция bufferp возвращает истину если его аргумент --- буфер, и ложь, если его аргумент --- это имя буфера. (Последний символ в имени функции bufferp --- это символ `p'; как мы видели ранее, такое использование `p' подчеркивает, что эта функция является предикатом, что означает, что она проверяет, обладает ли ее аргумент каким-либо свойством. See section Using the Wrong Type Object as an Argument.) </text:p>
      <text:p text:style-name="Standard">Перед выражением (bufferp buffer, расположена функция not, так что проверка-истина-ложь выглядит следующим образом: </text:p>
      <text:p text:style-name="Standard"><text:soft-page-break/><text:s/><text:tab/>(not (bufferp buffer))</text:p>
      <text:p text:style-name="Standard">Функция not возвращает истину, если ее аргумент имеет значение ложь, и ложь, если ее аргумент истина. Так, что если (bufferp buffer) возвращает истину, то выражение not вернет ложь и наоборот --- то, что "не истина" это ложь, а то, что "не ложь" это истина. </text:p>
      <text:p text:style-name="Standard">С помощью этого теста выражение if, работает следующим образом --- если значение переменной buffer на самом деле буфер, а не только его имя, то тогда проверка-истина-ложь возвращает ложь и then-часть выражения if не вычисляется. Это правильно, поскольку нам и не надо ничего делать, если переменная buffer на самом деле связана с буфером. </text:p>
      <text:p text:style-name="Standard">С другой стороны, когда значение buffer --- это не сам буфер, а только его имя, то проверка-истина-ложь возвращает истину, и тогда вычисляется then-часть всего выражения if. В этом случае then-часть --- это (setq buffer (get-buffer buffer)). Это выражения с помощью функции get-buffer возвращает фактический буфер, который задан именем. Затем setq связывает переменную buffer со значением самого буфера, замещая таким образом предыдущее значение (которое было именем буфера).</text:p>
      <text:h text:style-name="Heading_20_3" text:outline-level="3">5.2.4 or в теле функции </text:h>
      <text:p text:style-name="Standard">Цель выражения or в insert-buffer, убедиться, что аргумент buffer связан с буфером, а не с именем оного. В предыдущем разделе мы рассмотрели, как это задачу можно выполнить с помощью выражения if. Однако в insert-buffer, на самом деле используется or. Для этого нам необходимо познакомиться с этой функцией. </text:p>
      <text:p text:style-name="Standard">У функции or может быть любое количество аргументов. Она вычисляет каждый аргумент по очереди и возвращает значение первого из них который вернул не nil. Также и это главная характеристика функции or, после этого она не вычисляет другие аргументы, если какой-то вернул значение не-nil. </text:p>
      <text:p text:style-name="Standard">Выражение or в функции insert-buffer выглядит следующим образом: </text:p>
      <text:p text:style-name="Standard"><text:s/><text:tab/>(or (bufferp buffer)</text:p>
      <text:p text:style-name="Standard"><text:s text:c="4"/>(setq buffer (get-buffer buffer)))</text:p>
      <text:p text:style-name="Standard">Первый аргумент в or это выражение (bufferp buffer). Это выражение возвращает истину (то есть не-nil) если переменная buffer на самом деле связана с буфером, а не с именем буфера. В общем выражении or в таком случае все выражение or возвращает истину и не вычисляет свое следующее выражение---так и надо, ведь нам уже не надо ничего делать если значение buffer сам буфер. </text:p>
      <text:p text:style-name="Standard">С другой стороны, если значения (bufferp buffer) это nil, то есть если значением переменной buffer было имя буфера, то интерпретатор Лиспа вычислит следующий элемент в выражении or. Это выражение (setq buffer (get-buffer buffer)). Это выражение вернет значение не-nil, а значение к которому сейчас связана переменная buffer, то есть сам буфер, а не его имя. </text:p>
      <text:p text:style-name="Standard">В результате всего этого символ buffer всегда будет связан с буфером, даже если до этого он был связан с его именем. Все это необходимо, поскольку функция set-buffer, которая используется на следующей строке, работает только с буфером, а не с его именем. </text:p>
      <text:p text:style-name="Standard">Кстати, с помощью or, ситуацию со швейцаром можно записать следующим образом: </text:p>
      <text:p text:style-name="Standard"><text:s/><text:tab/>(or (не-нашел-гостя) (найти-и-взять-его-за-руку))</text:p>
      <text:h text:style-name="Heading_20_3" text:outline-level="3"><text:soft-page-break/>5.2.5 Выражение let в insert-buffer </text:h>
      <text:p text:style-name="Standard">После того, как мы убедились, что переменная buffer связана с буфером, а не с его именем, в insert-buffer вычисляется выражение let. В нем задаются три локальные переменные: start, end и newmark и им присваивается первоначальное значение nil. Эти переменные используются в теле выражения let и временно маскируют переменные с такими же именами, но определенные вне этой функции. </text:p>
      <text:p text:style-name="Standard">Тело let содержит два выражения save-excursion. Вначале, мы рассмотрим в деталях внутренней выражение save-excursion. Оно выглядит следующим образом: </text:p>
      <text:p text:style-name="Standard"><text:s/><text:tab/>(save-excursion</text:p>
      <text:p text:style-name="Standard"><text:s text:c="2"/>(set-buffer buffer)</text:p>
      <text:p text:style-name="Standard"><text:s text:c="2"/>(setq start (point-min) end (point-max)))</text:p>
      <text:p text:style-name="Standard">Выражение (set-buffer buffer) переключает внимание Emacs от текущего буфера к тому из которого будет копироваться текст. В этом буфере, переменные start и end связываются с началом и концом этого буфера с помощью команд point-min и point-max. Отметим использование функции setq, которая назначает значение сразу двум переменным. Первому аргументу setq присваивается значение второго аргумента, а третьему аргументу --- значение четвертого. </text:p>
      <text:p text:style-name="Standard">После вычисление тела внутреннего выражения save-excursion, Emacs восстанавливает первоначальный буфер, но при этом значения start и end остаются теми же, то есть они содержат точки начала и конца буфера. </text:p>
      <text:p text:style-name="Standard">Внешнее выражение save-excursion выглядит следующим образом: </text:p>
      <text:p text:style-name="Standard"><text:s/><text:tab/>(save-excursion</text:p>
      <text:p text:style-name="Standard"><text:s text:c="2"/>(внутреннее-expression-save-excursion</text:p>
      <text:p text:style-name="Standard"><text:s text:c="5"/>(идем-в-новый-буфер-и-устанавливаем-start-и-end)</text:p>
      <text:p text:style-name="Standard"><text:s text:c="2"/>(insert-buffer-substring buffer start end)</text:p>
      <text:p text:style-name="Standard"><text:s text:c="2"/>(setq newmark (point)))</text:p>
      <text:p text:style-name="Standard">Функция insert-buffer-substring копирует текст в текущий буфер из области ограниченной точками start и end буфера buffer. Поскольку между точками start и end находиться весь второй буфер, то он и будет скопирован в ваш текущий буфер. Затем значение точки, которая будет в конце вставленного текста записывается в переменную newmark. </text:p>
      <text:p text:style-name="Standard">После вычисления тела внутреннего save-excursion, точка и метка восстанавливаются к их первоначальным значениям. </text:p>
      <text:p text:style-name="Standard">Однако это довольно удобно расположить метку в конце вставленного недавно текста, а точку в начале. В переменной newmark записан конец вставленного текста. В последней строке выражения let, с помощью выражения (push-mark newmark) метка устанавливается на это место. (Предыдущая метка все еще доступна --- она занесена в кольцо меток и вы можете вернуться к ней с помощью сочетания клавиш C-u C-SPC). В тоже время, точка расположена в начале вставленного текста, располагаясь там же, где она была до вызова функции insert-buffer. </text:p>
      <text:p text:style-name="Standard">Все выражение let выглядит следующим образом: </text:p>
      <text:p text:style-name="Standard"><text:s/><text:tab/>(let (start end newmark)</text:p>
      <text:p text:style-name="Standard"><text:s text:c="2"/>(save-excursion</text:p>
      <text:p text:style-name="Standard"><text:soft-page-break/><text:s text:c="4"/>(save-excursion</text:p>
      <text:p text:style-name="Standard"><text:s text:c="6"/>(set-buffer buffer)</text:p>
      <text:p text:style-name="Standard"><text:s text:c="6"/>(setq start (point-min) end (point-max)))</text:p>
      <text:p text:style-name="Standard"><text:s text:c="4"/>(insert-buffer-substring buffer start end)</text:p>
      <text:p text:style-name="Standard"><text:s text:c="4"/>(setq newmark (point)))</text:p>
      <text:p text:style-name="Standard"><text:s text:c="2"/>(push-mark newmark))</text:p>
      <text:p text:style-name="Standard">Как и в функции append-to-buffer, в функции insert-buffer, используются let, save-excursion, и set-buffer. Кроме этого, в этой функции проиллюстрирован еще один способ использования функции or. Все эти функции являются строительными блоками, которые мы будем использовать снова и снова.</text:p>
      <text:h text:style-name="Heading_20_2" text:outline-level="2">5.3 Полное определение beginning-of-buffer </text:h>
      <text:p text:style-name="Standard">Мы уже рассмотрели основную идею функции beginning-of-buffer. (See section A Simplified beginning-of-buffer Definition.) Сейчас давайте опишем ее полностью. </text:p>
      <text:p text:style-name="Standard">Мы уже упоминали, что когда функция beginning-of-buffer запускается с одним аргументом, то она перемещает курсор в начало буфера, оставляя метку на предыдущем положении курсора. Однако, если эту команду запустить с числовым аргументом от одного до десяти, то тогда эта функция будет рассматривать это число, как долю к общей длине буфера, измеренной в десятых долях, и переместит курсор в ту часть буфера, которая соответствует заданному значению. То есть вы можете или вызвать функцию с помощью M-&lt;, что переместит курсор к началу буфера, или с помощью C-u 7 M-&lt;, что переместит курсор к точке находящейся в 70% процентов от начала буфера. Если число больше чем десять, тогда курсор будет перемещен в конец буфера. </text:p>
      <text:p text:style-name="Standard">Функцию beginning-of-buffer можно вызывать с аргументом или без него. То есть аргумент является необязательным.</text:p>
      <text:h text:style-name="Heading_20_3" text:outline-level="3">5.3.1 Необязательные аргументы </text:h>
      <text:p text:style-name="Standard">Если не сказать заранее, то интерпретатор будет ожидать, что функцию в определении которой был задан аргумент, будут вызывать с аргументом. Если ее вызвать без аргументов, тогда вы получите сообщение об ошибке которое гласит `Wrong number of arguments'. </text:p>
      <text:p text:style-name="Standard">Однако в Лиспе существует возможность задать необязательные аргументы --- для этого используется ключевое слово &amp;optional. (`&amp;' перед `optional' --- это часть ключевого слова). В определении функции, если за словом &amp;optional, следует аргумент, то тогда при вызове функции ей необязательно передавать какие-либо аргументы. </text:p>
      <text:p text:style-name="Standard">Следовательно первая строка в определении функции beginnig-of-buffer, выглядит следующим образом: </text:p>
      <text:p text:style-name="Standard"><text:s/><text:tab/>(defun beginning-of-buffer (&amp;optional arg)</text:p>
      <text:p text:style-name="Standard">Схематично, вся функция выглядит следующим образом: </text:p>
      <text:p text:style-name="Standard"><text:s/><text:tab/>(defun beginning-of-buffer (&amp;optional arg)</text:p>
      <text:p text:style-name="Standard"><text:s text:c="2"/>"документация..."</text:p>
      <text:p text:style-name="Standard"><text:s text:c="2"/>(interactive "P")</text:p>
      <text:p text:style-name="Standard"><text:soft-page-break/><text:s text:c="2"/>(push-mark)</text:p>
      <text:p text:style-name="Standard"><text:s text:c="2"/>(goto-char </text:p>
      <text:p text:style-name="Standard"><text:s text:c="4"/>(если-есть-аргумент</text:p>
      <text:p text:style-name="Standard"><text:s text:c="8"/>рассчитать-куда-переместить-курсор</text:p>
      <text:p text:style-name="Standard"><text:s text:c="6"/>иначе-переместить-курсор-в</text:p>
      <text:p text:style-name="Standard"><text:s text:c="6"/>(point-min))))</text:p>
      <text:p text:style-name="Standard">Эта функция похожа на simplified-beginning-of-buffer, за исключением того, что выражение interactive идет с аргументом "P" и за выражением if-then-else, где вычисляется куда переместить курсор, если задан аргумент, идет функция goto-char. </text:p>
      <text:p text:style-name="Standard">"P" в выражении interactive заставляет Emacs передать в функцию префикс-аргумент, если он был задан. Префикс-аргумент можно задать или с помощью клавиши META, за которой будет следовать число, или нажав C-u, и затем набрав какое-нибудь число (если вы не задали число, то по умолчанию, C-u назначает ему 4). </text:p>
      <text:p text:style-name="Standard">Проверка-истина-ложь в выражение if очень проста --- это просто аргумент arg. Если с arg связано значение не-nil, то есть функцию beginning-of-buffer вызвали с аргументом, то тогда проверка-истина-ложь возвращает истину и вычисляется then-часть выражения if. С другой стороны, если функцию beginning-of-buffer вызвали без аргумента, то тогда значением arg будет nil, и будет вычислена else-часть выражения if. Else-часть это просто point-min, в этом случае полностью выражение для goto-char будет выглядеть следующим образом (goto-char (point-min)), что мы и видели в упрощенной версии beginning-of-buffer.</text:p>
      <text:h text:style-name="Heading_20_3" text:outline-level="3">5.3.2 beginning-of-buffer с аргументом </text:h>
      <text:p text:style-name="Standard">Если beginning-of-buffer вызван с аргументом, то тогда вычисляется выражение, в котором рассчитывается значение, которое будет передано функции goto-char. На первый взгляд это выражение кажется довольно сложным. Там много арифметики и есть вложенное if. Выглядит оно следующим образом: </text:p>
      <text:p text:style-name="Standard"><text:s/><text:tab/>(if (&gt; (buffer-size) 10000)</text:p>
      <text:p text:style-name="Standard"><text:s text:c="4"/>;; Чтобы избежать переполнения в буферах больших размеров!</text:p>
      <text:p text:style-name="Standard"><text:s text:c="4"/>(* (prefix-numeric-value arg) (/ (buffer-size) 10))</text:p>
      <text:p text:style-name="Standard"><text:s text:c="2"/>(/</text:p>
      <text:p text:style-name="Standard"><text:s text:c="3"/>(+ 10</text:p>
      <text:p text:style-name="Standard"><text:s text:c="6"/>(*</text:p>
      <text:p text:style-name="Standard"><text:s text:c="7"/>(buffer-size) (prefix-numeric-value arg))) 10))</text:p>
      <text:p text:style-name="Standard">Как и другие сложные выражение, это выражение можно понять, если представить логику работы в виде шаблона; в нашем случае шаблона для выражения if-then-else. В схематичной форме, выражение выглядит следующим образом: </text:p>
      <text:p text:style-name="Standard"><text:s/><text:tab/>(if (буфер-большой</text:p>
      <text:p text:style-name="Standard"><text:s text:c="4"/>разделить-размер-буфера-на-10-и-умножить-на-arg</text:p>
      <text:p text:style-name="Standard"><text:s text:c="2"/>иначе-посчитать-по-другому</text:p>
      <text:p text:style-name="Standard">Проверка-истина-ложь в выражении if, проверяет размер буфера. Это вызвано тем, <text:soft-page-break/>что в 18 версии Emacs Лисп в вычислениях используются числа не больше, чем восемь миллионов или около того (больше вроде и не надо), и может получиться большее число, если буфер очень большой. Для этого существует термин `переполнение', если число больше, чем самое большое. </text:p>
      <text:p text:style-name="Standard">То есть перед нами два случая: если буфер большой и если не очень.</text:p>
      <text:h text:style-name="Heading_20_4" text:outline-level="4">Что происходит в больших буферах </text:h>
      <text:p text:style-name="Standard">В функции beginning-of-buffer, внутреннее выражение if, проверяет больше ли размер буфера, чем 10,000 символов. Для этого используются функции &gt; и buffer-size. Эта строка выглядит следующим образом: </text:p>
      <text:p text:style-name="Standard"><text:s/><text:tab/>(if (&gt; (buffer-size) 10000)</text:p>
      <text:p text:style-name="Standard">Если буфер больше, то тогда выполняется then-часть всего выражения if. Она выглядит следующим образом (после надлежащего форматирования): </text:p>
      <text:p text:style-name="Standard"><text:s/><text:tab/>(* </text:p>
      <text:p text:style-name="Standard"><text:s text:c="2"/>(prefix-numeric-value arg) </text:p>
      <text:p text:style-name="Standard"><text:s text:c="2"/>(/ (buffer-size) 10))</text:p>
      <text:p text:style-name="Standard">Это просто операция умножения с двумя аргументами. </text:p>
      <text:p text:style-name="Standard">Первый аргумент --- это (prefix-numeric-value arg). Когда interactive задан аргумент "P", то в функцию передается так называемый "сырой префикс-аргумент", а не число. (Это число в списке). Для функции * требуется числовое значение и prefih-numeric-value переводит "сырой префикс-аргумент" в число. </text:p>
      <text:p text:style-name="Standard">Второй аргумент --- это (/ (buffer-size) 10). Это выражение делит численное значение длины буфер на десять. В результате мы получаем число, которое говорит нам сколько символов содержится в одной десятой нашего буфера. (В Лиспе, / используют для деления, а * для умножения). </text:p>
      <text:p text:style-name="Standard">Схематично все выражение для умножения можно представить следующим образом: </text:p>
      <text:p text:style-name="Standard"><text:s/><text:tab/>(* численное-значение-префикс-аргумента</text:p>
      <text:p text:style-name="Standard"><text:s text:c="3"/>число-символов-в-одной-десятой-буфера)</text:p>
      <text:p text:style-name="Standard">Например, если префикс-аргумент равен `7', то после умножения числа символов в одной десятой на 7 мы получим число которому соответствует точка на расстоянии в 70% от начала буфера. </text:p>
      <text:p text:style-name="Standard">Таким образом, если буфер большой, то все выражение для goto-char будет выглядеть следующим образом: </text:p>
      <text:p text:style-name="Standard"><text:s/><text:tab/>(goto-char (* (prefix-numeric-value arg)</text:p>
      <text:p text:style-name="Standard"><text:s text:c="14"/>(/ (buffer-size) 10)))</text:p>
      <text:p text:style-name="Standard">Это переместит курсор куда мы хотим.</text:p>
      <text:h text:style-name="Heading_20_4" text:outline-level="4">Что происходит в маленьких буферах </text:h>
      <text:p text:style-name="Standard">Если буфер содержит меньше чем 10,000 символов, то вычисление будет немножко другим. Вам может показаться, что это излишнее усложнение, поскольку и первый способ вполне себе хорош. Однако в небольших буферах первый способ не совсем точно переме<text:soft-page-break/>щает курсор --- второй метод делает лучше. </text:p>
      <text:p text:style-name="Standard">Код выглядит следующим образом: </text:p>
      <text:p text:style-name="Standard"><text:s/><text:tab/>(/ (+ 10 (* (buffer-size) (prefix-numeric-value arg))) 10))</text:p>
      <text:p text:style-name="Standard">Это выражение легче понять, если мы будем видеть каким образом функции вложены друг в друга. Для этого лучше отформатировать это выражение следующим образом: </text:p>
      <text:p text:style-name="Standard"><text:s/><text:tab/> <text:s/>(/</text:p>
      <text:p text:style-name="Standard"><text:s text:c="3"/>(+ 10</text:p>
      <text:p text:style-name="Standard"><text:s text:c="6"/>(*</text:p>
      <text:p text:style-name="Standard"><text:s text:c="7"/>(buffer-size)</text:p>
      <text:p text:style-name="Standard"><text:s text:c="7"/>(prefix-numeric-value arg)))</text:p>
      <text:p text:style-name="Standard"><text:s text:c="3"/>10))</text:p>
      <text:p text:style-name="Standard">Сейчас хорошо видно, что самое внутреннее выражение это (prefix-numeric-value arg), где необработанный префикс-аргумент переводиться в численную форму. В следующем выражении полученое число умножается на размер буфера: </text:p>
      <text:p text:style-name="Standard"><text:s/><text:tab/>(* (buffer-size) (prefix-numeric-value arg)</text:p>
      <text:p text:style-name="Standard">В результате получится число, которое может быть меньше чем размер буфера --- в семь раз если аргумент был 7. Затем к результату будет добавлено десять и в конце это большое число поделят на десять --- так мы и получим значение которое на один символ больше чем процентная позиция в буфере. </text:p>
      <text:p text:style-name="Standard">Конечное число будет передано в функцию goto-char и в результате курсор будет перемещен в нужное место.</text:p>
      <text:h text:style-name="Heading_20_3" text:outline-level="3">5.3.3 Полный текст beginning-of-buffer </text:h>
      <text:p text:style-name="Standard">А вот и полный текст функции beginning-of-buffer: </text:p>
      <text:p text:style-name="Standard"><text:s/><text:tab/>(defun beginning-of-buffer (&amp;optional arg)</text:p>
      <text:p text:style-name="Standard"><text:s text:c="2"/>"Переместить точку в начало буфера;</text:p>
      <text:p text:style-name="Standard">оставив метку в предыдущей позиции курсора.</text:p>
      <text:p text:style-name="Standard">С арг N, переместить точку в N/10 от начала</text:p>
      <text:p text:style-name="Standard">буфера.</text:p>
      <text:p text:style-name="Standard">Не используете эту функцию в своих программах!</text:p>
      <text:p text:style-name="Standard">\(goto-char (point-min)) быстрее и не устанавливает</text:p>
      <text:p text:style-name="Standard">метку."</text:p>
      <text:p text:style-name="Standard"><text:s text:c="2"/>(interactive "P")</text:p>
      <text:p text:style-name="Standard"><text:s text:c="2"/>(push-mark)</text:p>
      <text:p text:style-name="Standard"><text:s text:c="2"/>(goto-char </text:p>
      <text:p text:style-name="Standard"><text:s text:c="3"/>(if arg</text:p>
      <text:p text:style-name="Standard"><text:soft-page-break/><text:s text:c="7"/>(if (&gt; (buffer-size) 10000)</text:p>
      <text:p text:style-name="Standard"><text:s text:c="11"/>;; Avoid overflow for large buffer sizes!</text:p>
      <text:p text:style-name="Standard"><text:s text:c="11"/>(* (prefix-numeric-value arg)</text:p>
      <text:p text:style-name="Standard"><text:s text:c="14"/>(/ (buffer-size) 10))</text:p>
      <text:p text:style-name="Standard"><text:s text:c="9"/>(/ (+ 10 (* (buffer-size) </text:p>
      <text:p text:style-name="Standard"><text:s text:c="21"/>(prefix-numeric-value arg))) </text:p>
      <text:p text:style-name="Standard"><text:s text:c="12"/>10))</text:p>
      <text:p text:style-name="Standard"><text:s text:c="5"/>(point-min)))</text:p>
      <text:p text:style-name="Standard"><text:s text:c="2"/>(if arg (forward-line 1)))</text:p>
      <text:p text:style-name="Standard">Кроме двух нюансов мы уже все обсудили. Во первых надо обсудить строку документации, и во вторых надо рассмотреть последнюю строку функции. </text:p>
      <text:p text:style-name="Standard">В строке документации, есть ссылка на выражение: </text:p>
      <text:p text:style-name="Standard"><text:s/><text:tab/>\(goto-char (point-min)) <text:s/></text:p>
      <text:p text:style-name="Standard">Перед открывающей скобкой этого выражения стоит `\'. Это сообщает интерпретатору Лиспа, что выражение так и должно присутствовать в документации, и вычислять его не надо. </text:p>
      <text:p text:style-name="Standard">В последней строке функции beginning-of-buffer производиться перемещение курсора в начало строки, если команда была запущена с аргументом: </text:p>
      <text:p text:style-name="Standard"><text:s/><text:tab/>(if arg (forward-line 1)))</text:p>
      <text:p text:style-name="Standard">Этот код переместит курсор в начало строки, которая находиться на соответствующем расстоянии от начала буфера. Это неплохо, поскольку это значит, что курсор всегда будет расположен по крайней мере в указанной части пути через буфер, что является утонченностью, но не необходимостью, но которая вызовет возмущение, в случае отсутствия.</text:p>
      <text:h text:style-name="Heading_20_2" text:outline-level="2">5.4 Обзор </text:h>
      <text:p text:style-name="Standard">Кратко повторим темы, которые мы изучили в этой главе. </text:p>
      <text:p text:style-name="Standard">or </text:p>
      <text:p text:style-name="Standard">Последовательно вычисляет свои аргументы, и возвращает значение первого из них, равного не-nil; если же все вернули nil, то результат всего выражения также будет nil. Короче говоря, эта функция возвращает первое истинное значение своих аргументов; она возвращает истину если один, или любой другой аргумент истинен. </text:p>
      <text:p text:style-name="Standard">and </text:p>
      <text:p text:style-name="Standard">Последовательно вычисляет свои аргументы, и если какой-либо из них вернет nil, то возвращает nil; если нет, то возвращает значение своего последнего аргумента. Короче говоря, возвращает истину, только если все аргументы истинны. </text:p>
      <text:p text:style-name="Standard">&amp;optional </text:p>
      <text:p text:style-name="Standard">Это ключевое слово обозначает, что аргумент функции необязателен --- это значит, что функцию можно вызывать или с аргументом или без него. </text:p>
      <text:p text:style-name="Standard">prefix-numeric-value </text:p>
      <text:p text:style-name="Standard"><text:soft-page-break/>Преобразует 'сырой префикс-аргумент' который возвращает (interactive "P") в численное значение. </text:p>
      <text:p text:style-name="Standard">forward-line </text:p>
      <text:p text:style-name="Standard">Перемещает курсор в начало следующей строки, или если задан аргумент, то на заданное число строк. Если буфер заканчивается раньше, то перемещает курсор в конец буфера, и возвращает количество строк на которые функция forward-line не смогла продвинуться. </text:p>
      <text:p text:style-name="Standard">erase-buffer </text:p>
      <text:p text:style-name="Standard">Удаляет все содержимое текущего буфера. </text:p>
      <text:p text:style-name="Standard">bufferp </text:p>
      <text:p text:style-name="Standard">Возвращает t если аргумент является буфером; в противном случае возвращает nil.</text:p>
      <text:h text:style-name="Heading_20_2" text:outline-level="2">5.5 Упражнения с &amp;optional аргументом </text:h>
      <text:p text:style-name="Standard">Напишите интерактивную функцию с необязательным аргументом, которая проверяет является ли ее аргумент числом, меньше оно или больше оно чем значение переменно fill-column, и сообщает результат в виде сообщения в мини-буфере. Однако, если аргумент не передан, то в качестве значения по умолчанию должно использоваться число 56.</text:p>
      <text:h text:style-name="Heading_20_1" text:outline-level="1">6. Сужение и расширение </text:h>
      <text:p text:style-name="Standard">Сужение --- это возможность Emacs, с помощью которой вы можете сосредоточиться на какой-либо части буфера, и редактировать не боясь, что случайно измените другие части буфера. Сужение обычно запрещено, так как эта возможность может смутить начинающих пользователей Emacs.</text:p>
      <text:h text:style-name="Heading_20_2" text:outline-level="2">Преимущества сужения </text:h>
      <text:p text:style-name="Standard">При сужении, оставшиеся части буфера делаются невидимыми, как будто бы их и нет. Например это удобно, если вы хотите, например, заменить какое-нибудь слово только в одной части буфера; вы сужаете буфер к этой части и замена выполняется только в том разделе, а не во всем буфере. Команды поиска также работают только на видимом на экране суженном регионе, а не вне его, так что, если вы сузили документ к какой-нибудь части, то вы найдете только то что вам нужно в этой части. </text:p>
      <text:p text:style-name="Standard">Однако, сужение делает весь остальной буфер невидимым, а это может испугать людей, которые случайно включили сужение и думают, что они удалили часть своего файла. Более того команда undo(откат) (которая обычно привязана к C-x u) не выключает сужение, так что люди могут совсем отчаяться если они не знают что они снова могут сделать оставшийся буфер видимым с помощью команды widen. (В версии Emacs 18, с widen связана клавиша C-x w; в версии 19 C-x n w). </text:p>
      <text:p text:style-name="Standard">Сужение полезно не только людям, но интерпретатору Лиспа. Часто функции Emacs Лиспа созданы для работы только на части буфера; или наоборот функция должна работать на всем буфере, который был сужен. Например, функция what-line, выключает сужение в буфере, если оно включено и когда закончит свою работу, восстанавливает сужение как оно было. С другой стороны, функция count-lines, которую вызывает what-line, использует сужение чтобы ограничить себя только той порцией буфера в которой она заинтересована и затем восстанавливает прежнюю ситуацию.</text:p>
      <text:h text:style-name="Heading_20_2" text:outline-level="2"><text:soft-page-break/>6.1 Особая форма save-restriction </text:h>
      <text:p text:style-name="Standard">В Emacs Лиспе вы можете использовать особую форму save-restriction, чтобы запомнить состояние сужения, если оно было включено. Когда интерпретатор Лиспа встречает save-restriction, он выполняет инструкции в теле выражения save-restriction, и затем отменяет все изменения сужения, которые могли произойти в этом коде. Если например буфер был сужен и код который следовал за save-restriction избавился от сужения, то save-restriction снова восстанавливает сужение после выполнения своих команд. В команде what-line, любое сужение буфера можно отменить с помощью команды widen, которая следует сразу за командой save-restriction. Первоначальное сужение будет восстановлено, сразу после завершения выполнения функции. </text:p>
      <text:p text:style-name="Standard">Шаблон для формы save-restriction очень прост: </text:p>
      <text:p text:style-name="Standard"><text:s/><text:tab/>(save-restriction</text:p>
      <text:p text:style-name="Standard"><text:s text:c="2"/>тело... )</text:p>
      <text:p text:style-name="Standard">Тело save-restriction содержит одно или несколько выражений которые интерпретатор Лиспа будет вычислять последовательно. </text:p>
      <text:p text:style-name="Standard">Последнее замечание: если вам надо использовать обе формы и save-restriction и save-excursion одну сразу после другой, то вначале вы должны использовать save-excursion. Если вы запишите наоборот, то вам может не удастся записать сужение в буфере в который Emacs переключится после вызова save-excursion. То есть, если их надо использовать вместе, то это будет выглядеть следующим образом: </text:p>
      <text:p text:style-name="Standard"><text:s/><text:tab/>(save-excursion</text:p>
      <text:p text:style-name="Standard"><text:s text:c="2"/>(save-restriction</text:p>
      <text:p text:style-name="Standard"><text:s text:c="4"/>тело...))</text:p>
      <text:h text:style-name="Heading_20_2" text:outline-level="2">6.2 what-line </text:h>
      <text:p text:style-name="Standard">Команда what-line возвращает номер строки в которой находится курсор. Эта функция демонстрирует использование команд save-excursion и save-restriction. Ниже приведен полный текст функции: </text:p>
      <text:p text:style-name="Standard"><text:s/><text:tab/>(defun what-line ()</text:p>
      <text:p text:style-name="Standard"><text:s text:c="2"/>"Напечатать номер текущей строки в буфере."</text:p>
      <text:p text:style-name="Standard"><text:s text:c="2"/>(interactive)</text:p>
      <text:p text:style-name="Standard"><text:s text:c="2"/>(save-restriction</text:p>
      <text:p text:style-name="Standard"><text:s text:c="4"/>(widen)</text:p>
      <text:p text:style-name="Standard"><text:s text:c="4"/>(save-excursion</text:p>
      <text:p text:style-name="Standard"><text:s text:c="6"/>(beginning-of-line)</text:p>
      <text:p text:style-name="Standard"><text:s text:c="6"/>(message "Line %d"</text:p>
      <text:p text:style-name="Standard"><text:s text:c="15"/>(1+ (count-lines 1 (point)))))))</text:p>
      <text:p text:style-name="Standard">У функции есть строка документации и она интерактивна, как мы этого ожидали. Затем следуют две строки, где используются функции save-restriction и widen. </text:p>
      <text:p text:style-name="Standard">Особая форма save-restriction запоминает сужение, если оно было включено в теку<text:soft-page-break/>щем буфере и восстанавливает его после вычисления тела формы save-restriction. </text:p>
      <text:p text:style-name="Standard">За особой формой save-restriction следует вызов widen (расширение). Эта функция отменяет сужение в текущем буфере, если оно было включено на момент вызова what-line. (Если буфер был сужен, то эти установки запомнила функция save-restriction). Это расширение позволяет для команд считающих строки считать от начала буфера. В противном случае они были бы ограничены только видимой областью буфера. Любое сужение будет восстановлено, сразу после завершения функции, с помощью особой формы save-restriction. </text:p>
      <text:p text:style-name="Standard">За вызовом widen следует save-excursion, которая запоминает местоположение курсора (то есть точки) и метки, и восстанавливает их после того как инструкции в теле save-excursion перемещают точку с помощью функции beginning-of-line. </text:p>
      <text:p text:style-name="Standard">(Заметим что выражение (widen) находится между функциями save-restriction и save-excursion. Когда вы пишете два выражения save- ... последовательно, то сначала записывайте save-excursion). </text:p>
      <text:p text:style-name="Standard">Последние две строки функции what-line --- это функции которые вычисляют номер строки в буфере и затем отображают сообщение в эхо-области </text:p>
      <text:p text:style-name="Standard"><text:s/><text:tab/>(message "Line %d"</text:p>
      <text:p text:style-name="Standard"><text:s text:c="9"/>(1+ (count-lines 1 (point)))))))</text:p>
      <text:p text:style-name="Standard">Функция message печатает однострочное сообщение в низу экрана Emacs. Первым аргументом этой функции являляется строка внутри двойных кавычек, которая печатается как есть. Однако, если она содержит символы `%d', `%s' и `%c', то на их место вставляет аргументы которые следуют за этой строкой. `%d' печатает аргумент как десятичное число, поэтому сообщение в эхо-области будет следующим: `Line 345'. </text:p>
      <text:p text:style-name="Standard">Число которое будет напечатано на месте `%d', вычисляется в последней строке функции: </text:p>
      <text:p text:style-name="Standard"><text:s/><text:tab/>(1+ (count-lines 1 (point)))</text:p>
      <text:p text:style-name="Standard">Все что делает это код --- это считает строки от первой позиции в буфере, отмеченной 1, до точки (point), и затем прибавляет единицу к этому числу. (Функция 1+ добавляет единицу к своему аргументу). Мы добавляем единицу, поскольку count-lines считает только строки перед текущей линией. </text:p>
      <text:p text:style-name="Standard">После того как count-lines завершит свою работу, и в эхо-области будет напечатано сообщение, save-excursion восстановит точку и метку к их первоначальным значениям; а save-restriction восстановит первоначальный вид экрана если было сужение.</text:p>
      <text:h text:style-name="Heading_20_2" text:outline-level="2">6.3 Упражнения на сужение </text:h>
      <text:p text:style-name="Standard">Напишите функцию которая отображает первые 60 символов в текущем буфере, даже если вы сузили буфер в его второй половине, так что первые строки не видны. Восстановите точку, метку и сужение. Для этого примера вам понадобятся функции save-restriction, widen, goto-char, point-min, buffer-substring, message, и некоторые другие, целый набор.</text:p>
      <text:h text:style-name="Heading_20_1" text:outline-level="1">7. car, cdr, cons: основные функции </text:h>
      <text:p text:style-name="Standard">В Лиспе самыми основными функциями являются car, cdr и cons. Функция cons используется чтобы создать список, а функции car и cdr, используются для того, чтобы список разделить. </text:p>
      <text:p text:style-name="Standard"><text:soft-page-break/>Изучая функцию copy-region-as-kill, мы увидели cons, также как и два варианта cdr, точнее setcdr и nthcdr. (See section 8.5 copy-region-as-kill.)</text:p>
      <text:h text:style-name="Heading_20_2" text:outline-level="2">Необычные имена </text:h>
      <text:p text:style-name="Standard">Имя функции cons довольно разумно --- оно произошло от сокращения слова `construct' (конструировать). С другой стороны происхождение названий функций car и cdr довольно интересно --- car это сокращение от фразы `Contents of the Address part of the Register' (Содержание Адресной части Регистра); а cdr (произносится как 'куд-ер) --- это сокращение от фразы `Contents of the Decrement part of the Register' (Содержание Декрементной части Регистра). Эти фразы относятся к специфическим частям аппаратного обеспечения на очень древних компьютерах, на которых был впервые реализован Лисп. Кроме того, что они давно устарели, эти фразы совсем не уместны вот уже более 30 лет для всех изучающих Лисп. Тем не менее, хотя некоторые храбрые ученые начали использовать более подходящие имена для этих функций, но все равно старые термины еще используются. В особенности, поскольку эти термины используются в исходных текстах Emacs Лиспа, то мы тоже будем использовать их в этом введении.</text:p>
      <text:h text:style-name="Heading_20_2" text:outline-level="2">7.1 car и cdr </text:h>
      <text:p text:style-name="Standard">car от списка --- это первый элемент в списке. То есть car от списка (роза фиалка маргаритка лютик) равен роза. </text:p>
      <text:p text:style-name="Standard">Если вы читаете это в Emacs, то вы можете проверить это сами вычислив следующее: </text:p>
      <text:p text:style-name="Standard"><text:s/><text:tab/>(car '(роза фиалка маргаритка лютик))</text:p>
      <text:p text:style-name="Standard">После вычисление выражения в эхо-области появится роза. (Не сама конечно;)) </text:p>
      <text:p text:style-name="Standard">Ясно, что более подходящим именем для функции car было бы first, и многие это часто предлагают. </text:p>
      <text:p text:style-name="Standard">car не удаляет первый элемент из списка --- он только возвращает нам его. После того, как к списку применили функцию car, этот список все еще точно такой же как и был. На жаргоне, функция car `non-destructive'(не разрушающая). Эта характеристика оказывается очень важной. </text:p>
      <text:p text:style-name="Standard">cdr от списка --- это оставшаяся часть списка, то есть, функция cdr возвращает часть списка, которая следует за первым элементом. В то время как car списка (роза фиалка маргаритка лютик) --- это роза, то cdr возвращает оставшуюся часть списка, то есть (фиалка маргаритка лютик). </text:p>
      <text:p text:style-name="Standard">Вы можете проверить это вычислив следующую форму как обычно: </text:p>
      <text:p text:style-name="Standard"><text:s/><text:tab/>(cdr '(роза фиалка маргаритка лютик))</text:p>
      <text:p text:style-name="Standard">Когда вы сделаете это, то в эхо-области появится список (фиалка маргаритка лютик). </text:p>
      <text:p text:style-name="Standard">Как и car, функция cdr не удаляет никаких элементов из списка --- она только сообщает какой второй и последующие элементы. </text:p>
      <text:p text:style-name="Standard">Кстати в этом примере список цветов цитирован. Если бы это было не так, то интерпретатор Лиспа попробовал бы вычислить список вызвав розу как функцию. А в этом примере мы совсем бы этого не хотели. </text:p>
      <text:p text:style-name="Standard">Конечно более подходящим именем для cdr было бы название rest (остальные). </text:p>
      <text:p text:style-name="Standard">(Вот вам и урок --- когда вы выбираете названия для новой функции, то очень внима<text:soft-page-break/>тельно относитесь к этому, поскольку вы можете запутаться в именах, которые длинее, чем вы ожидаете. Причиной того, что в данном документе сохраняются такие имена, является то, что их используют исходные коды Emacs Lisp , и если бы я не использовал их, то вам было бы тяжело читать исходный код; но не пытайтесь избежать использования этих выражений. Люди придут после вас будут вам очень благодарны). </text:p>
      <text:p text:style-name="Standard">Когда функции car и cdr применяются к списку символов, например к списку (сосна ель дуб клен), то функция car вернет символ сосна без скобок вокруг него. сосна --- первый элемент в списке. Однако cdr от списка --- это список (ель дуб клен), что вы можете проверить вычислив следующее выражение обычным образом: </text:p>
      <text:p text:style-name="Standard"><text:s/><text:tab/>(car '(сосна ель дуб клен))</text:p>
      <text:p text:style-name="Standard">(cdr '(сосна ель дуб клен))</text:p>
      <text:p text:style-name="Standard">С другой стороны, в списке составленном из списков, первый элемент --- это список. car возвратит этот первый элемент списка. Например, следующий список содержит три вложенных списка --- список плотоядных, список травоядных, и список морских млекопитающихся: </text:p>
      <text:p text:style-name="Standard"><text:s/><text:tab/>(car '((лев тигр гепард)</text:p>
      <text:p text:style-name="Standard"><text:s text:c="7"/>(газель антилопа зебра)</text:p>
      <text:p text:style-name="Standard"><text:s text:c="7"/>(кит дельфин морж)))</text:p>
      <text:p text:style-name="Standard">В этом случае первым элементом, или car списка является список плотоядных (лев тигр гепард), а cdr списка является список ((газель антилопа зебра) (кит дельфин морж)). </text:p>
      <text:p text:style-name="Standard"><text:s/><text:tab/>(cdr '((лев тигр гепард)</text:p>
      <text:p text:style-name="Standard"><text:s text:c="7"/>(газель антилопа зебра)</text:p>
      <text:p text:style-name="Standard"><text:s text:c="7"/>(кит дельфин морж)))</text:p>
      <text:p text:style-name="Standard">Еще раз стоит повторить, что car и cdr не деструктивные --- то есть они не изменяют список к которому их применяют. Это очень важно для их применения. </text:p>
      <text:p text:style-name="Standard">Также в первой главе, обсуждая атомы, я сказал, что в Лиспе "определенного рода атомы, такие как массивы, можно разделить на составные части; но механизм этого отличен от того, как разделяются списки. Когда дело касается Лиспа, то атомы списка неразделимы." (See section 1.1.1 Атомы Лиспа.) Функции car и cdr используются для разделения списков и считаются основными в Лиспе. Так с их помощью нельзя разделить или добраться до части массива, массив считается атомом. Обратной им функцией является другая основная функция --- cons, которая может создать список, но не массив. (Доступ к массивам осуществляется с помощью специфических для массивов функций. See section `Arrays' in The GNU Emacs Lisp Reference Manual.)</text:p>
      <text:h text:style-name="Heading_20_2" text:outline-level="2">7.2 cons </text:h>
      <text:p text:style-name="Standard">Функция cons создает, или конструирует списки; действуя обратно car и cdr. Например, cons может создать четырех-элементный список из трех-элементного списка (ель дуб клен): </text:p>
      <text:p text:style-name="Standard"><text:s/><text:tab/>(cons 'сосна '(ель дуб клен))</text:p>
      <text:p text:style-name="Standard">Вычислив это выражение, вы увидите в эхо-области </text:p>
      <text:p text:style-name="Standard"><text:s/><text:tab/>(сосна ель дуб клен)</text:p>
      <text:p text:style-name="Standard"><text:soft-page-break/>cons помещает новый элемент в начало списка; то есть добавляет, или заталкивает элементы в список. </text:p>
      <text:p text:style-name="Standard">cons должна иметь список к которому будет прикреплять значения.(5) Вы не может начать с нуля. Если вы строите список, то вы должны сначала обеспечить хотя бы пустой список. Ниже приведен ряд применения функции cons, с помощью которых создается список из цветов. Если вы читаете это в Info в Emacs, то вы может вычислить каждое из выражений как обычно --- возвращенное значение печатается в тексте после `=&gt;', что означает `вычислилось к'. </text:p>
      <text:p text:style-name="Standard"><text:s/><text:tab/>(cons 'лютик ())</text:p>
      <text:p text:style-name="Standard"><text:s text:c="5"/>=&gt; (лютик)</text:p>
      <text:p text:style-name="Standard">(cons 'маргаритка '(лютик))</text:p>
      <text:p text:style-name="Standard"><text:s text:c="5"/>=&gt; (маргаритка лютик)</text:p>
      <text:p text:style-name="Standard">(cons 'фиалка '(маргаритка лютик))</text:p>
      <text:p text:style-name="Standard"><text:s text:c="5"/>=&gt; (фиалка маргаритка лютик)</text:p>
      <text:p text:style-name="Standard">(cons 'роза '(фиалка маргаритка лютик))</text:p>
      <text:p text:style-name="Standard"><text:s text:c="5"/>=&gt; (роза фиалка маргаритка лютик)</text:p>
      <text:p text:style-name="Standard">В первом примере, пустой список показан как (), при этом создается список из одного элемента лютик. Как вы можете видеть, в созданом списке нет пустого списка. Результатом является список (лютик). Пустой список не считается элементом списка, потому что в пустом списке ничего нет. В общем говоря, пустой список невидим. </text:p>
      <text:p text:style-name="Standard">Второй пример, (cons 'маргаритка '(лютик)) создает новый двух-элементный список, помещая маргаритку перед лютиком; а третий пример создает трех-элементный список, помещая фиалку перед маргариткой и лютиком.</text:p>
      <text:h text:style-name="Heading_20_3" text:outline-level="3">7.2.1 Найти длину списка: length </text:h>
      <text:p text:style-name="Standard">Вы можете выяснить сколько в элементов списке с помощью функции length, как это показано в следующих примерах: </text:p>
      <text:p text:style-name="Standard"><text:s/><text:tab/>(length '(лютик))</text:p>
      <text:p text:style-name="Standard"><text:s text:c="5"/>=&gt; 1</text:p>
      <text:p text:style-name="Standard">(length '(маргаритка лютик))</text:p>
      <text:p text:style-name="Standard"><text:s text:c="5"/>=&gt; 2</text:p>
      <text:p text:style-name="Standard">(length (cons 'фиалка '(маргаритка лютик)))</text:p>
      <text:p text:style-name="Standard"><text:s text:c="5"/>=&gt; 3</text:p>
      <text:p text:style-name="Standard">В третьем примере, чтобы построить трехэлементный список использовалась функция cons, и созданный список затем передается, в качестве аргумента, в функцию length. </text:p>
      <text:p text:style-name="Standard">Можно с помощью функции length сосчитать число элементов в пустом списке: </text:p>
      <text:p text:style-name="Standard"><text:s/><text:tab/>(length ())</text:p>
      <text:p text:style-name="Standard"><text:s text:c="5"/>=&gt; 0</text:p>
      <text:p text:style-name="Standard">Как мы и ожидали, число элементов в пустом списке равно нулю. </text:p>
      <text:p text:style-name="Standard"><text:soft-page-break/>Давайте проведем интересный эксперимент --- выясним, что произойдет, если вы попробуете найти длину там, где совсем нет списков; то есть попробуйте вызвать length без всяких аргументов, даже не передав пустого списка: </text:p>
      <text:p text:style-name="Standard"><text:s/><text:tab/>(length )</text:p>
      <text:p text:style-name="Standard">Как вы увидите, если вы вычислите это, то в эхо-области появится сообщение об ошибке: </text:p>
      <text:p text:style-name="Standard"><text:s/><text:tab/>Wrong number of arguments: #&lt;subr length&gt;, 0</text:p>
      <text:p text:style-name="Standard">Это значит, что в функция получила неправильное число параметров --- ноль, когда она ожидала несколько аргументов. В нашем случае, ожидался один аргумент --- список, чью длину функция и будет измерять. (Заметим, что один --- это один аргумент, даже если внутри списка много элементов). </text:p>
      <text:p text:style-name="Standard">Та часть сообщения об ошибке, которая гласит `#&lt;subr length&gt;' --- это имя функции. Она записана с помощью специальной записи: `#&lt;subr', что означает, что эта функция написана на C, а не на Emacs Lisp. (`subr' это сокращение от `subroutine' (подпрограмма)). See section `What Is a Function?' in The GNU Emacs Lisp Reference Manual, для получения дополнительной информации о подпрограммах.</text:p>
      <text:h text:style-name="Heading_20_2" text:outline-level="2">7.3 nthcdr </text:h>
      <text:p text:style-name="Standard">Функция nthcdr связана с функцией cdr. Она выполняет функцию cdr над списком несколько раз. </text:p>
      <text:p text:style-name="Standard">Если вы возьмете cdr от списка (сосна ель дуб клен), то вам вернут (ель дуб клен). Если вы повторите cdr, уже над этим укороченным списком, то вы получите (дуб клен). (Конечно, повторив cdr на первоначальном списке, вы снова получите (ель дуб клен), поскольку cdr не изменяет свой аргумент. Вам необходимо вычислить cdr от cdr и т.д.). Если вы будете продолжать выполнять это, то постепенно вам вернут пустой список, который на этот раз будет обозначен как nil, а не как (). </text:p>
      <text:p text:style-name="Standard">Повторим эти действия --- ниже приведена серия повторяющихся вызовов функции cdr, текст после `=&gt;' показывает что возвращалось в результате. </text:p>
      <text:p text:style-name="Standard"><text:s/><text:tab/>(cdr '(сосна ель дуб клен))</text:p>
      <text:p text:style-name="Standard"><text:s text:c="5"/>=&gt;(ель дуб клен)</text:p>
      <text:p text:style-name="Standard">(cdr '(ель дуб клен))</text:p>
      <text:p text:style-name="Standard"><text:s text:c="5"/>=&gt; (дуб клен)</text:p>
      <text:p text:style-name="Standard">(cdr '(дуб клен))</text:p>
      <text:p text:style-name="Standard"><text:s text:c="5"/>=&gt;(клен)</text:p>
      <text:p text:style-name="Standard">(cdr '(клен))</text:p>
      <text:p text:style-name="Standard"><text:s text:c="5"/>=&gt; nil</text:p>
      <text:p text:style-name="Standard">(cdr 'nil)</text:p>
      <text:p text:style-name="Standard"><text:s text:c="5"/>=&gt; nil</text:p>
      <text:p text:style-name="Standard">(cdr ())</text:p>
      <text:p text:style-name="Standard"><text:s text:c="5"/>=&gt; nil</text:p>
      <text:p text:style-name="Standard"><text:soft-page-break/>Вы можете взять несколько cdr, не печатая промежуточные значения, например: </text:p>
      <text:p text:style-name="Standard"><text:s/><text:tab/>(cdr (cdr '(сосна ель дуб клен)))</text:p>
      <text:p text:style-name="Standard"><text:s text:c="5"/>=&gt; (дуб клен)</text:p>
      <text:p text:style-name="Standard">В этом случае, интерпретатор Лиспа вначале вычисляет самый внутренний список. Он цитирован, так что интерпретатор передает список как есть, во внутренний вызов cdr. Эта cdr передает список, составленный из второго и последующих элементов во внешний cdr, который и возвращает конечный результат, то есть список составленный из третьего и последующих элементов первоначального списка. В этом примере, функция cdr была повторена дважды и вернула первоначальный список без двух первых элементов. </text:p>
      <text:p text:style-name="Standard">Функция nthcdr делает именно это, то есть производит повторные вызовы cdr. В следующем примере, в функцию nthcdr передается два аргумента --- число 2 и список, а возвращается список без двух первых элементов, то есть точно тот же результат, что и двойной вызов cdr: </text:p>
      <text:p text:style-name="Standard"><text:s/><text:tab/>(nthcdr 2 '(сосна ель дуб клен))</text:p>
      <text:p text:style-name="Standard"><text:s text:c="5"/>=&gt; (дуб клен)</text:p>
      <text:p text:style-name="Standard">Используя первоначальный четырехэлементный список, мы рассмотрим, что произойдет, когда в функцию nthcdr будут передаваться разные числовые аргументы, включая 0, 1, и 5: </text:p>
      <text:p text:style-name="Standard"><text:s/><text:tab/>;; Оставим все как было.</text:p>
      <text:p text:style-name="Standard">(nthcdr 0 '(сосна ель дуб клен))</text:p>
      <text:p text:style-name="Standard"><text:s text:c="5"/>=&gt; (сосна ель дуб клен)</text:p>
      <text:p text:style-name="Standard">;; Вернем копию без первого элемента.</text:p>
      <text:p text:style-name="Standard">(nthcdr 1 '(сосна ель дуб клен))</text:p>
      <text:p text:style-name="Standard"><text:s text:c="5"/>=&gt; (ель дуб клен)</text:p>
      <text:p text:style-name="Standard">;; Вернем копию списка без трех элементов.</text:p>
      <text:p text:style-name="Standard">(nthcdr 3 '(сосна ель дуб клен))</text:p>
      <text:p text:style-name="Standard"><text:s text:c="5"/>=&gt; (клен) <text:s text:c="15"/></text:p>
      <text:p text:style-name="Standard">;; Вернем копию без всех четырех элементов. </text:p>
      <text:p text:style-name="Standard">(nthcdr 4 '(сосна ель дуб клен)) <text:s text:c="3"/></text:p>
      <text:p text:style-name="Standard"><text:s text:c="5"/>=&gt; nil <text:s text:c="12"/></text:p>
      <text:p text:style-name="Standard">;; Тоже самое. </text:p>
      <text:p text:style-name="Standard">(nthcdr 5 '(сосна ель дуб клен))</text:p>
      <text:p text:style-name="Standard"><text:s text:c="5"/>=&gt; nil <text:s text:c="18"/></text:p>
      <text:p text:style-name="Standard">Следует упомянуть, что nthcdr, как и cdr, не изменяет первоначальный список --- функция не является деструктивной. Этим она сильно отличается от функций setcar и setcdr.</text:p>
      <text:h text:style-name="Heading_20_2" text:outline-level="2">7.4 setcar </text:h>
      <text:p text:style-name="Standard">Как вы могли уже догадаться из названий, функции setcar и setcdr устанавливают поля <text:soft-page-break/>car и cdr списка в новые значения. Они на самом деле изменяют первоначальный список, в отличии от car и cdr, которые оставляют первоначальный список не измененным. Выясним, что же они делают, с помощью эксперимента.Начнем с функции setcar. </text:p>
      <text:p text:style-name="Standard">Вначале создадим переменную, которой в качестве значения присвоим некоторый список. Например, список животных: </text:p>
      <text:p text:style-name="Standard"><text:s/><text:tab/>(setq животные '(жираф антилопа тигр лев))</text:p>
      <text:p text:style-name="Standard">Если вы читаете это в Emacs, то вы может вычислить это выражение как обычно, расположив курсор за ним и нажав сочетание клавиш C-x C-e. (Я именно так и делаю, когда пишу все это. Это одно из преимуществ интерпретатора, встроенного в среду редактирования). </text:p>
      <text:p text:style-name="Standard">Когда мы вычислим переменную животные, то мы увидим, что она связана со списком (жираф антилопа тигр лев): </text:p>
      <text:p text:style-name="Standard"><text:s/><text:tab/>животные</text:p>
      <text:p text:style-name="Standard"><text:s text:c="5"/>=&gt; (жираф антилопа тигр лев)</text:p>
      <text:p text:style-name="Standard">Или по другому, переменная животные указывает на список (жираф антилопа тигр лев). </text:p>
      <text:p text:style-name="Standard">Теперь, мы вычислим функцию setcar передав ей два аргумента --- переменную животные и цитированный символ бегемот, то есть мы напишем следующий трехэлементный список (setcar животные 'бегемот) и затем вычислим его как обычно: </text:p>
      <text:p text:style-name="Standard"><text:s/><text:tab/>(setcar животные 'бегемот)</text:p>
      <text:p text:style-name="Standard">После вычисления этого выражения, мы снова вычислим переменную животные. Вы увидите, что список животных изменился: </text:p>
      <text:p text:style-name="Standard"><text:s/><text:tab/>животные</text:p>
      <text:p text:style-name="Standard"><text:s text:c="5"/>=&gt; (бегемот антилопа тигр лев)</text:p>
      <text:p text:style-name="Standard">Первый элемент прошлого списка --- жираф, заменен на бегемот. </text:p>
      <text:p text:style-name="Standard">То есть мы увидели, что setcar не добавляет новый элемент к списку, как это делает cons; а заменил жирафа на бегемота --- фактически изменил список.</text:p>
      <text:h text:style-name="Heading_20_2" text:outline-level="2">7.5 setcdr </text:h>
      <text:p text:style-name="Standard">Функция setcdr похожа на функцию setcar. Только эта функция заменяет второй и последующие элементы списка, а не первый элемент. </text:p>
      <text:p text:style-name="Standard">Чтобы увидеть, как она работает, введем переменную домашние-животные и присвоим ей следующее значение: </text:p>
      <text:p text:style-name="Standard"><text:s/><text:tab/>(setq домашние-животные '(лошадь корова коза овца))</text:p>
      <text:p text:style-name="Standard">Если вы сейчас вычислите этот список, то в эхо-области отобразится (лошадь корова коза овца); </text:p>
      <text:p text:style-name="Standard"><text:s/><text:tab/>домашние-животные</text:p>
      <text:p text:style-name="Standard"><text:s text:c="5"/>=&gt; (лошадь корова коза овца)</text:p>
      <text:p text:style-name="Standard">После этого давайте вычислим setcdr с двумя аргументами: первый --- это имя изменяемой переменной, а второй --- список который станет новым значением поля cdr для <text:soft-page-break/>этой переменной: </text:p>
      <text:p text:style-name="Standard"><text:s/><text:tab/>(setcdr домашние-животные '(собака кошка))</text:p>
      <text:p text:style-name="Standard">Если вы вычислите это выражение, то в эхо-области появится список (собака кошка). Это значение, которое вернула функция. Результат, который нас интересует --- это "побочный эффект", который мы можем увидеть, вычислив переменную домашние-животные: </text:p>
      <text:p text:style-name="Standard"><text:s/><text:tab/>домашние-животные</text:p>
      <text:p text:style-name="Standard"><text:s text:c="5"/>=&gt; (лошадь собака кошка)</text:p>
      <text:p text:style-name="Standard">И в самом деле --- список изменился с (лошадь корова коза овца) на (лошадь собака кошка). То есть, изменился cdr списка с (корова коза овца) на (собака кошка).</text:p>
      <text:h text:style-name="Heading_20_2" text:outline-level="2">7.6 Упражнения </text:h>
      <text:p text:style-name="Standard">Создайте список из четырех птиц, вычислив несколько выражений cons. Выясните что произойдет, когда вы cons список сам в себя. Замените первый элемент списка из четырех птиц на какую-нибудь рыбку. Замените оставшуюся часть списка, списком из других рыб.</text:p>
      <text:h text:style-name="Heading_20_1" text:outline-level="1">8. Вырезание и сохранение текста </text:h>
      <text:p text:style-name="Standard">Когда вы вырезаете из буфера текст с помощью команды `kill' в GNU Emacs, то он заноситься в список и вы можете вернуть его обратно с помощью команды `yank'. </text:p>
      <text:p text:style-name="Standard">(Использование слова `kill' (убить, уничтожить), для операций, которые в особенности ничего не разрушают --- просто историческое недоразумение. Намного более подходящим будет слово `clip' (вырезать, зажать), что именно и делают команды kill --- они вырезают текст из буфера и заносят его в хранилище, откуда его можно вернуть обратно. У меня иногда появляется желание заменить в исходных текстах Emacs все вхождения слова `kill' на `clip', а все слова `killed' на `clipped').</text:p>
      <text:h text:style-name="Heading_20_2" text:outline-level="2">Сохранение текста в списке </text:h>
      <text:p text:style-name="Standard">Когда вы вырезаете текст из буфера, то он сохраняется в списке. Последовательные куски текста хранятся в списке последовательно, так что список может выглядеть следующим образом: </text:p>
      <text:p text:style-name="Standard"><text:s/><text:tab/>("блок текста" "последний блок")</text:p>
      <text:p text:style-name="Standard">Для добавления в список текста можно использовать функцию cons, примерно так: </text:p>
      <text:p text:style-name="Standard"><text:s/><text:tab/>(cons "другой блок" </text:p>
      <text:p text:style-name="Standard"><text:s text:c="6"/>'("блок текста" "последний блок"))</text:p>
      <text:p text:style-name="Standard">Если вы вычислите это выражение, то в эхо-области появится список из трех выражений: </text:p>
      <text:p text:style-name="Standard"><text:s/><text:tab/>("другой блок" "блок текста" "последний блок")</text:p>
      <text:p text:style-name="Standard">С помощью функций car и nthcdr, вы можете извлечь любой элемент списка, который вы пожелаете. Например, в следующем фрагменте, при выполнении nthcdr 1 ... возвратится список без первого элемента; а car вернет первый элемент от остатка --- то есть второй элемент первоначального списка. </text:p>
      <text:p text:style-name="Standard"><text:s/><text:tab/>(car (nthcdr 1 '("другой блок"</text:p>
      <text:p text:style-name="Standard"><text:soft-page-break/><text:s text:c="17"/>"блок текста"</text:p>
      <text:p text:style-name="Standard"><text:s text:c="17"/>"последний блок")))</text:p>
      <text:p text:style-name="Standard"><text:s text:c="5"/>=&gt; "блок текста"</text:p>
      <text:p text:style-name="Standard">На самом деле функции в Emacs конечно сложнее чем эти. Функция для вырезания и извлечения текста написана так, что Emacs может вычислить какой элемент списка вы хотите получить --- первый, второй или другой. Кроме этого, когда вы достигните конца списка, то Emacs вернет вам первый элемент списка, а не nil. </text:p>
      <text:p text:style-name="Standard">Список в котором содержаться блоки текста, называют kill ring. В этой главе мы опишем эту структуру данных и как ее используют, вначале, на примере работы функции zap-to-char. В этой функции вызывается другая функция, которая работает с kill ring. То есть, как обычно, до того как карабкаться на гору, мы заберемся на холм. </text:p>
      <text:p text:style-name="Standard">В последующей главе описывается как вернуть текст, который мы вырезали из буфера. See section Вставка Текста Обратно.</text:p>
      <text:h text:style-name="Heading_20_2" text:outline-level="2">8.1 zap-to-char </text:h>
      <text:p text:style-name="Standard">Функция zap-to-char реализована по разному в версиях GNU Emacs 18 и 19. В 19 версии функция попроще, и работает немного по другому. Мы вначале изучим функцию написанную для версии 19, а потом для версии 18. </text:p>
      <text:p text:style-name="Standard">В 19 версии Emacs интерактивная функция zap-to-char удаляет из блока текст между положением курсора (т.е. точкой) до, включительно следующего вхождения описанного символа. Удаленный текст помещается в список уничтожений; и в последствии его можно извлечь оттуда, нажав C-y (yank). Если команде задан аргумент, то вырезается текст до заданного числа символов. То есть, если курсор был в начале предложения и символом был `с', то будет удалено слово `То ес'. Если аргумент был равен двум, то будет удалено `То есть ес' до второго появления заданного символа, включительно, в слове `если'. </text:p>
      <text:p text:style-name="Standard">В версии 18 Emacs текст удаляется от курсора до символа, но не включая сам символ. То есть в предыдущем примере сам символ `с' не будет удален. </text:p>
      <text:p text:style-name="Standard">Кроме этого, в версии 18 функция удаляет текст до конца буфера, если заданный символ не найден; а в версии 19, в этом случае отображается только сообщение об ошибке (и ничего не удаляется). </text:p>
      <text:p text:style-name="Standard">Для того, чтобы определить сколько текста нужно удалить, в обоих версиях zap-to-char используется функция поиска. Различные поисковые функции очень часто используются в функциях работающих с текстом и стоит обратить на них особое внимание, также как и на команду удаления. </text:p>
      <text:p text:style-name="Standard">Ниже полный текст функции zap-to-char для 19 версии Emacs: </text:p>
      <text:p text:style-name="Standard"><text:s/><text:tab/>(defun zap-to-char (arg char) <text:s/>; version 19 implementation</text:p>
      <text:p text:style-name="Standard"><text:s text:c="2"/>"Удаляет до и включительно ARG'того появления CHAR</text:p>
      <text:p text:style-name="Standard">Идет назад если ARG отрицательно; сигнализирует об ошибке если CHAR не</text:p>
      <text:p text:style-name="Standard">найден" <text:s text:c="2"/></text:p>
      <text:p text:style-name="Standard"><text:s text:c="2"/>(interactive "*p\ncZap to char: ")</text:p>
      <text:p text:style-name="Standard"><text:s text:c="2"/>(kill-region (point)</text:p>
      <text:p text:style-name="Standard"><text:s text:c="15"/>(progn</text:p>
      <text:p text:style-name="Standard"><text:soft-page-break/><text:s text:c="17"/>(search-forward</text:p>
      <text:p text:style-name="Standard"><text:s text:c="18"/>(char-to-string char) nil nil arg)</text:p>
      <text:p text:style-name="Standard"><text:s text:c="17"/>(point))))</text:p>
      <text:h text:style-name="Heading_20_3" text:outline-level="3">8.1.1 Выражение interactive </text:h>
      <text:p text:style-name="Standard">Выражение для interactive в функции zap-to-char выглядит следующим образом: </text:p>
      <text:p text:style-name="Standard"><text:s/><text:tab/>(interactive "*p\ncZap to char: ")</text:p>
      <text:p text:style-name="Standard">Текст внутри двойных кавычек, "*p\ncZap to char: ", описывает три различные вещи. Первое и самое простое --- звездочка `*', вызовет ошибку если буфер открыт в режиме только-для-чтения. Это означает, что если вы попытаетесь вызвать zap-to-char в буфере который открыт в режиме только-для-чтения, вы не сможете удалить текст, и получите следующее сообщении об ошибке которое гласит "Buffer is read-only"; также ваш терминал может издать звуковой сигнал. </text:p>
      <text:p text:style-name="Standard">Вторая часть "*p\ncZap to char: " --- это `p'. Эта часть оканчивается символом новой строки, `\n'. `p' означает, что первым аргументом передаваемым функции будет значение `префикс-аргумента'. Префикс-аргумент передается нажатием C-u и затем вводом числа или набором M- и числа. Если вы вызвали функцию интерактивно, без задания префикса, то в функцию будет передано значение 1. </text:p>
      <text:p text:style-name="Standard">Третья часть "*p\ncZap to char: " --- есть `cZap to char: '. Здесь символ `c' в нижнем регистре означает, что interactive выдаст подсказку и аргумент будет символом. Подсказка идет сразу за `c', и это строка `Zap to char: ' (пробел после двоеточия поставлен для более удобного отображения). </text:p>
      <text:p text:style-name="Standard">Все это вместе --- это подготовка аргументов для функции zap-to-char, так чтобы они были правильного типа и дает пользователю подсказку.</text:p>
      <text:h text:style-name="Heading_20_3" text:outline-level="3">8.1.2 Тело zap-to-char </text:h>
      <text:p text:style-name="Standard">В теле функции zap-to-char содержатся инструкции которые удаляют текст из буфера от текущего положения курсора до заданного символа. Первая часть выглядит следующим образом: </text:p>
      <text:p text:style-name="Standard"><text:s/><text:tab/>(kill-region (point) ...</text:p>
      <text:p text:style-name="Standard">(point) --- это текущее положение курсора. </text:p>
      <text:p text:style-name="Standard">Затем идет выражение progn. Тело выражения progn состоит из вызова search-forward и point. </text:p>
      <text:p text:style-name="Standard">Легче понять как работает progn после изучения функции search-forward, так что мы сначала рассмотрим search-forward, а затем вернемся к progn.</text:p>
      <text:h text:style-name="Heading_20_3" text:outline-level="3">8.1.3 Функция search-forward </text:h>
      <text:p text:style-name="Standard">Функцию search-forward в zap-to-char используют для нахождения заданного символа. Если поиск закончился успешно, то search-forward оставляет курсор (точку) сразу за последним символом в искомой строке. (В нашем случае искомая строка имеет длину в один символ). Если поиск производился в обратном направлении, то search-forward оставляет точку как раз перед первым символом искомой строки. Также, search-forward возвращает t, если поиск был успешным. (Следовательно перемещение курсора --- это `побочный эф<text:soft-page-break/>фект'). </text:p>
      <text:p text:style-name="Standard">В zap-to-char, функция search-forward выглядит следующим образом: </text:p>
      <text:p text:style-name="Standard"><text:s/><text:tab/>(search-forward (char-to-string char) nil nil arg)</text:p>
      <text:p text:style-name="Standard">Функция search-forward требует четырех аргументов: </text:p>
      <text:p text:style-name="Standard">Первый аргумент --- это цель поиска. Это должна быть строка, такая как например, `"z"'. </text:p>
      <text:p text:style-name="Standard">В нашем случае оказывается, что в zap-to-char передается одиночный символ. Из-за некоторых компьютерных тонкостей, интерпретатор Лиспа обрабатывает одиночный символ по другому, чем он обрабатывает строку символов. Внутри компьютера, одиночный символ представлен в другом электронном формате, в отличии от строки состоящей из одного символа. (В компьютере один символ часто занимает ровно один байт; но строка может быть короткой или длинной, и компьютер должен быть готов к этому). Поскольку функция search-forward ожидает получить строку, то полученный символ нужно преобразовать внутри компьютера из одного формата в другой, иначе функция search-forward не сможет работать. Для этих целей используют функцию char-to-string. </text:p>
      <text:p text:style-name="Standard">Второй аргумент ограничивает поиск --- он задает позицию в буфере. В нашем случае, поиск может продолжаться до конца буфера, так что никакие границы не нужны и второй аргумент равен nil. </text:p>
      <text:p text:style-name="Standard">Третий аргумент информирует, что функция должна делать, если поиск окончится неудачей --- сигнализировать об ошибке (и напечатать сообщение) или вернуть nil. nil в качестве третьего аргумента заставит функцию сообщить об ошибке, если поиск окончится неудачно. </text:p>
      <text:p text:style-name="Standard">Четвертый аргумент search-forward --- это число повторов --- сколько появлений строки искать. Этот аргумент является необязательным, и если функция вызвана без числа повторов, то этому аргументу присваивается значение 1. Если этот аргумент отрицательный, то поиск производится в обратном направлении. </text:p>
      <text:p text:style-name="Standard">Ниже шаблон для выражения search-forward: </text:p>
      <text:p text:style-name="Standard"><text:s/><text:tab/>(search-forward "искомая-строка"</text:p>
      <text:p text:style-name="Standard"><text:s text:c="16"/>границы-поиска</text:p>
      <text:p text:style-name="Standard"><text:s text:c="16"/>что-делать-в-случае-неудачи</text:p>
      <text:p text:style-name="Standard"><text:s text:c="16"/>число-повторов)</text:p>
      <text:p text:style-name="Standard">Сейчас давайте взглянем на выражение progn.</text:p>
      <text:h text:style-name="Heading_20_3" text:outline-level="3">8.1.4 Функция progn </text:h>
      <text:p text:style-name="Standard">progn --- это функция которая заставляет, чтобы каждый из ее аргументов последовательно был вычислен и затем возвращает значение последнего вычисленного выражения. Предыдущие выражения вычисляются только ради побочных эффекты, которые они производят. Значения, которые они возвращают теряются. </text:p>
      <text:p text:style-name="Standard">Шаблон для выражения progn очень прост: </text:p>
      <text:p text:style-name="Standard"><text:s/><text:tab/>(progn</text:p>
      <text:p text:style-name="Standard"><text:s text:c="2"/>тело...)</text:p>
      <text:p text:style-name="Standard"><text:soft-page-break/>В zap-to-char, выражение progn должно сделать две вещи --- расположить курсор на правильную позицию; и вернуть значение точки так, чтобы kill-region знал сколько текста он должен удалить. </text:p>
      <text:p text:style-name="Standard">Первый аргумент progn --- это search-forward. Когда search-forward найдет строку, функция оставит точку сразу за последним символом искомой строки. (В этом случае искомая строка длинной только в один символ). Если поиск производится в обратном направлении, то search-forward оставит точку сразу перед первым символом искомой строки. Следовательно движение курсора --- побочный эффект. </text:p>
      <text:p text:style-name="Standard">Второй и последний аргумент progn --- это выражение (point). Это выражение возвращает значение точки которое в нашем случае будет на том месте, где его оставила функция search-forward. Это значение будет возвращено, как значение всего выражения progn, и будет передано как второй аргумент для функции kill-region.</text:p>
      <text:h text:style-name="Heading_20_3" text:outline-level="3">8.1.5 Резюме zap-to-char </text:h>
      <text:p text:style-name="Standard">Теперь, когда мы разобрались как работают функции search-forward и progn, мы может понять как в целом работает функция zap-to-char. </text:p>
      <text:p text:style-name="Standard">Первый аргумент kill-region --- это позиция курсора, когда была дана команда zap-to-char --- значение точки в это время. Внутри progn, функция для поиска затем перемещает точку как раз за заданный символ, и point возвращает значение точки в этом месте. Функция kill-region получает два значения точки --- первое начало блока текста, а второе --- конец блока, и затем удаляет этот блок. </text:p>
      <text:p text:style-name="Standard">Функция progn необходима, поскольку kill-region принимает два аргумента; и не будет работать, если выражения search-forward и point записать последовательно, как два аргумента. Выражение progn --- это один аргумент и вернет одно значение. которое необходимо kill-region для своего второго аргумента.</text:p>
      <text:h text:style-name="Heading_20_3" text:outline-level="3">8.1.6 Реализация для 18 Версии Emacs </text:h>
      <text:p text:style-name="Standard">Реализация функции zap-to-char для Emacs версии 18 несколько отличается от реализации для версии 19 --- там удаляется текст до, но не включая заданный символ; и удаляется текст до конца буфера, если заданный символ не найден. </text:p>
      <text:p text:style-name="Standard">Различие заключается во втором аргументе к команде kill-region. Там: где в 19 версии Emacs функция выглядит следующим образом: </text:p>
      <text:p text:style-name="Standard"><text:s/><text:tab/>(progn</text:p>
      <text:p text:style-name="Standard"><text:s text:c="2"/>(search-forward (char-to-string char) nil nil arg)</text:p>
      <text:p text:style-name="Standard"><text:s text:c="2"/>(point))</text:p>
      <text:p text:style-name="Standard">В 18 версии все выглядит по другому: </text:p>
      <text:p text:style-name="Standard"><text:s/><text:tab/>(if (search-forward (char-to-string char) nil t arg)</text:p>
      <text:p text:style-name="Standard"><text:s text:c="4"/>(progn (goto-char</text:p>
      <text:p text:style-name="Standard"><text:s text:c="12"/>(if (&gt; arg 0) (1- (point)) (1+ (point))))</text:p>
      <text:p text:style-name="Standard"><text:s text:c="11"/>(point))</text:p>
      <text:p text:style-name="Standard"><text:s text:c="2"/>(if (&gt; arg 0)</text:p>
      <text:p text:style-name="Standard"><text:s text:c="6"/>(point-max)</text:p>
      <text:p text:style-name="Standard"><text:soft-page-break/><text:s text:c="4"/>(point-min)))</text:p>
      <text:p text:style-name="Standard">Это выглядит значительно сложнее, но все это станет легко понятным, если рассмотреть этот код по частям. </text:p>
      <text:p text:style-name="Standard">Первая часть это: </text:p>
      <text:p text:style-name="Standard"><text:s/><text:tab/>(if (search-forward (char-to-string char) nil t arg)</text:p>
      <text:p text:style-name="Standard">Его можно представить с помощью выражения if следующим образом: </text:p>
      <text:p text:style-name="Standard"><text:s/><text:tab/>(if смогли-найти-заданный-символ-и-переместить-туда-курсор</text:p>
      <text:p text:style-name="Standard"><text:s text:c="4"/>тогда-уточнить-местоположение-точки-и-вернуть-его</text:p>
      <text:p text:style-name="Standard"><text:s text:c="3"/>иначе-переместить-курсор-в-конец-буфера-и-вернуть-значение-точки)</text:p>
      <text:p text:style-name="Standard">Вычисление выражения if описывает второй аргумент функции kill-region. Поскольку первый аргумент является точкой --- этот процесс позволяет kill-region удалить текст между точкой и заданным символом. </text:p>
      <text:p text:style-name="Standard">Мы уже упоминали, что побочным эффектом search-forward является перемещение точки. search-forward возвращает t, если поиск завершился успешно, и nil или сообщение об ошибке в зависимости от третьего аргумента с search-forward. В нашем случае третий аргумент равен t и он заставляет функцию вернуть nil, если поиск завершился неудачно. Как мы увидим, довольно легко написать программу реагирующую на тот случай, когда поиск вернет nil. </text:p>
      <text:p text:style-name="Standard">В реализации zap-to-char для Emacs версии 18, поиск происходит, поскольку if вызывает функцию поиска в выражении для проверка-истинна-ложь. Если поиск успешен, то Emacs вычисляет then-часть выражения if. С другой стороны, если поиск завершился неудачей, тогда Emacs вычисляет else-часть выражения if. </text:p>
      <text:p text:style-name="Standard">Когда поиск успешен, в выражении if, выполняется выражение progn --- то есть оно запускается, как программа. </text:p>
      <text:p text:style-name="Standard">Как мы уже говорили раньше progn --- это функция, которая последовательно вычисляет свои аргументы и после этого возвращает значение последнего из них. Предыдущие выражения вычисляются только ради их побочного эффекта. Возвращаемые ими значения игнорируются. </text:p>
      <text:p text:style-name="Standard">В этой версии zap-to-char, выражение progn выполняется когда функция search-forward находит искомый символ. Выражение progn должно сделать две вещи --- поместить курсор в точное местоположение; и вернуть это местоположение точки, так чтобы kill-region знал как далеко удалять текст. </text:p>
      <text:p text:style-name="Standard">Причиной наличия всего этого кода в progn, является то, что когда search-forward находит строку которую она искала, она оставляет точку сразу за последним символом в целевой строке. (В нашем случае целевая строка длинной в один символ). Если поиск производится назад, то search-forward оставляет точку как раз перед первым символом в целевой строке. </text:p>
      <text:p text:style-name="Standard">Однако эта версия zap-to-char написана так, чтобы не удалять заданный символ. Например, если zap-to-char должна удалить текст до символа `z', то эта версия не удалит сам символ `z'. Поэтому необходимо переместить точку так, чтобы заданный символ не был удален.</text:p>
      <text:h text:style-name="Heading_20_4" text:outline-level="4"><text:soft-page-break/>Тело выражения progn </text:h>
      <text:p text:style-name="Standard">Тело progn состоит из двух выражений. Оно выровнено, чтобы представить его более ясно, и с добавленными комментариями выражение progn выглядит следующим образом: </text:p>
      <text:p text:style-name="Standard"><text:s/><text:tab/>(progn </text:p>
      <text:p text:style-name="Standard"><text:s text:c="2"/>(goto-char <text:s text:c="15"/>; Первое выражение в progn.</text:p>
      <text:p text:style-name="Standard"><text:s text:c="8"/>(if (&gt; arg 0) <text:s text:c="6"/>; Если arg положителен,</text:p>
      <text:p text:style-name="Standard"><text:s text:c="12"/>(1- (point)) <text:s text:c="3"/>; <text:s text:c="2"/>переместиться назад на один символ;</text:p>
      <text:p text:style-name="Standard"><text:s text:c="10"/>(1+ (point)))) <text:s text:c="3"/>; <text:s text:c="2"/>иначе переместиться вперед на один символ.</text:p>
      <text:p text:style-name="Standard"><text:s/></text:p>
      <text:p text:style-name="Standard"><text:s text:c="2"/>(point)) <text:s text:c="17"/>; Второе выражение в progn:</text:p>
      <text:p text:style-name="Standard"><text:s text:c="28"/>; <text:s text:c="2"/>вернуть позицию точки.</text:p>
      <text:p text:style-name="Standard">Выражение progn делает следующее: когда поиск производится вперед (arg положителен), то Emacs оставляет точку как раз за искомым символом. В таком случае необходимо переместить курсор назад на одну позицию. В этом случае выражение в progn будет выглядеть следующим образом: (goto-char (1- (point))). Это выражение перемещает точку на один символ назад. (1- вычитает единицу из своего аргумента, а 1+ наоборот, прибавляет единицу). С другой стороны, если аргумент к zap-to-char отрицателен, то поиск будет произведен в обратном направлении. if определит это и выражение будет выглядеть следующим образом: (goto-char (1+ (point))). (Функция 1+ прибавляет единицу к своему аргументу). </text:p>
      <text:p text:style-name="Standard">Второй и последний аргумент к prognй --- это выражение (point). Это выражение возвращает значение позиции к которой переместилась точка в первом выражении тела progn. Затем это значение возвращается выражением if и передается как второй аргумент в функцию kill-region. </text:p>
      <text:p text:style-name="Standard">Короче говоря, функция работает следующим образом: первый аргумент к kill-region --- это позиция курсора в тот момент, когда была запущена команда zap-to-char --- значение точки в это время. Функция поиска затем перемещает точку, если поиск был успешен. Выражение progn затем перемещает точку так, чтобы заданный символ не был удален и возвращает значение точки, после того как это будет выполнено. Функция kill-region после этого удаляет эту область текста. </text:p>
      <text:p text:style-name="Standard">Наконец, else-часть выражения if выполняется тогда, когда заданный символ не найден. Если аргумент к функции zap-to-char положителен (или он не задан), и заданный символ не найден, то удаляется весь текст от текущего положения курсора до конца доступной области буфера (или до конца буфера если не включено сужение). Если arg отрицателен и заданный символ не найден, то текст удаляется к началу буфера. Это реализуется в следующей инструкции if: </text:p>
      <text:p text:style-name="Standard"><text:s/><text:tab/>(if (&gt; arg 0) (point-max) (point-min))</text:p>
      <text:p text:style-name="Standard">Здесь говорится, что если arg положительное число, то вернуть значение функции point-max, в противном случае, вернуть значение функции point-min. </text:p>
      <text:p text:style-name="Standard">Для повторения перепишем инструкции из kill-region, с комментариями: </text:p>
      <text:p text:style-name="Standard"><text:s/><text:tab/>(kill-region</text:p>
      <text:p text:style-name="Standard"><text:s/>(point) <text:s text:c="19"/>; начало-области</text:p>
      <text:p text:style-name="Standard"><text:soft-page-break/><text:s/>(if (search-forward</text:p>
      <text:p text:style-name="Standard"><text:s text:c="6"/>(char-to-string char) ; цель-поиска</text:p>
      <text:p text:style-name="Standard"><text:s text:c="6"/>nil <text:s text:c="18"/>; границы-поиска: нет</text:p>
      <text:p text:style-name="Standard"><text:s text:c="6"/>t <text:s text:c="20"/>; Вернуть nil в случае неудачи.</text:p>
      <text:p text:style-name="Standard"><text:s text:c="6"/>arg) <text:s text:c="17"/>; число-повторов.</text:p>
      <text:p text:style-name="Standard"><text:s text:c="5"/>(progn <text:s text:c="16"/>; then-часть</text:p>
      <text:p text:style-name="Standard"><text:s text:c="7"/>(goto-char <text:s text:c="4"/></text:p>
      <text:p text:style-name="Standard"><text:s text:c="8"/>(if (&gt; arg 0)</text:p>
      <text:p text:style-name="Standard"><text:s text:c="12"/>(1- (point))</text:p>
      <text:p text:style-name="Standard"><text:s text:c="10"/>(1+ (point))))</text:p>
      <text:p text:style-name="Standard"><text:s text:c="7"/>(point))</text:p>
      <text:p text:style-name="Standard"><text:s text:c="3"/></text:p>
      <text:p text:style-name="Standard"><text:s text:c="3"/>(if (&gt; arg 0) <text:s text:c="11"/>; else-часть</text:p>
      <text:p text:style-name="Standard"><text:s text:c="7"/>(point-max)</text:p>
      <text:p text:style-name="Standard"><text:s text:c="5"/>(point-min))))</text:p>
      <text:p text:style-name="Standard">Как видно, реализация для Emacs версии 19 делает чуть-чуть меньше чем в Emacs версии 18, но намного проще.</text:p>
      <text:h text:style-name="Heading_20_2" text:outline-level="2">8.2 kill-region </text:h>
      <text:p text:style-name="Standard">Функция zap-to-char использует функцию kill-region. Это очень простая функция; без полной строки документации она выглядит следующим образом: </text:p>
      <text:p text:style-name="Standard"><text:s/><text:tab/>(defun kill-region (beg end)</text:p>
      <text:p text:style-name="Standard"><text:s text:c="2"/>"Удалить текст между точкой и меткой.</text:p>
      <text:p text:style-name="Standard">Текст удаляется, но сохраняется в kill ring."</text:p>
      <text:p text:style-name="Standard"><text:s text:c="2"/>(interactive "*r")</text:p>
      <text:p text:style-name="Standard"><text:s text:c="2"/>(copy-region-as-kill beg end)</text:p>
      <text:p text:style-name="Standard"><text:s text:c="2"/>(delete-region beg end))</text:p>
      <text:p text:style-name="Standard">Главное, что надо отметить --- это то, что в теле используются функции delete-region и copy-region-as-kill, которые мы изучим в последующих разделах.</text:p>
      <text:h text:style-name="Heading_20_2" text:outline-level="2">8.3 delete-region: Погружение в язык Си </text:h>
      <text:p text:style-name="Standard">В функции zap-to-char используется функция kill-region, из которой в свою очередь вызываются две другие функции --- copy-region-as-kill и delete-region. Функцию copy-region-as-kill мы опишем в следующем разделе; она помещает копию блока текста, так, что ее можно вернуть обратно. (See section copy-region-as-kill.) </text:p>
      <text:p text:style-name="Standard">Функция delete-region удаляет содержимое области текста и вы не сможете вернуть его обратно. </text:p>
      <text:p text:style-name="Standard"><text:soft-page-break/>В отличии от многих функций которые обсуждались здесь, delete-region написана не на Emacs Lisp --- она написана на языке С, и это одна из немногих примитивных функций в системе GNU Emacs. Поскольку она очень проста, то я ненадолго вынырну из Лиспа и опишу ее здесь. </text:p>
      <text:p text:style-name="Standard">Как и многие другие примитивы Emacs, delete-region реализована в форме макроса С, макрос который служит шаблоном для кода. Первый раздел макроса выглядит следующим образом: </text:p>
      <text:p text:style-name="Standard"><text:s/><text:tab/>DEFUN ("delete-region", Fdelete_region, Sdelete_region, 2, 2, "r",</text:p>
      <text:p text:style-name="Standard"><text:s text:c="2"/>"Удалить текст между точкой и меткой.\n\</text:p>
      <text:p text:style-name="Standard">Когда вызывается из программы ожидает два аргумента,\n\</text:p>
      <text:p text:style-name="Standard">число символов задающие протяженность области которая будет удалена.")</text:p>
      <text:p text:style-name="Standard">Не объясняя деталей написания макросов, стоит указать, что этот макрос начинается со слова DEFUN. Слово DEFUN выбрано по той причине, что этот код служит таким же целям, что и defun в Лиспе. За словом DEFUN следует семь частей в круглых скобках: </text:p>
      <text:p text:style-name="Standard">Первая часть --- это имя, которое дано функции в Лиспе, в этом случае, delete-region. </text:p>
      <text:p text:style-name="Standard">Вторая часть --- это имя функции на языке С, Fdelete_region. По принятому соглашению, ее имя начинается с `F'. Поскольку в С не разрешается использование знак тире в идентификаторах, то вместо него используется знак подчеркивания. </text:p>
      <text:p text:style-name="Standard">Третья часть --- это имя для постоянной структуры С, которая записывает информацию на эту функцию для внутреннего использования. Это имя функции на языке С, но начинающее с буквы S, а не `F'. </text:p>
      <text:p text:style-name="Standard">Четвертая и пятая часть описывают минимальное и максимальное число аргументов которые принимает функция. В нашем случае, функция требует ровно 2 аргумента. </text:p>
      <text:p text:style-name="Standard">Шестая часть, точно такая же как аргумент к объявлению interactive в функции написанной на Лиспе --- буква за которой может последовать подсказка. В нашем случае, это буква "r", которая означает, что два аргумента к функции будут позициями начала и конца области в буфере. В этом коде нет никаких подсказок. </text:p>
      <text:p text:style-name="Standard">Седьмая часть --- это строка документации, точно такая же, как и для функции написанной на Emacs Lisp, кроме того, что каждый символ новой строки надо записать явно, в виде \n за которой должно явно следовать обратный слэш и перевод строки. </text:p>
      <text:p text:style-name="Standard">Затем идут формальные параметры, с утверждением какого они типа и затем, как можно вызвать `тело' макроса. Для delete-region `тело' состоит из следующих трех строк: </text:p>
      <text:p text:style-name="Standard"><text:s/><text:tab/>validate_region (&amp;b, &amp;e);</text:p>
      <text:p text:style-name="Standard">del_range (XINT (b), XINT (e));</text:p>
      <text:p text:style-name="Standard">return Qnil;</text:p>
      <text:p text:style-name="Standard">Первая функция, validate_region проверяет правда ли что значения переданные в функцию как начало и конец области текста надлежащего типа и внутри диапазона. Вторая функция, del_range, фактически и производит удаление текста. Если функция завершает свою работу без ошибок, то третья строка вернет Qnil, для успешного завершения. </text:p>
      <text:p text:style-name="Standard">del_range --- это довольно сложная функция, которую мы не будем здесь рассматривать. Однако все же стоит взглянуть на два аргумента, которые передаются del_range. Это XINT (b) и XINT (e). Когда дело доходит до языка С, b и e --- два тридцати двух-битные це<text:soft-page-break/>лых числа, которые отмечают начало и конец области текста для удаления. Но как и другие числа в Emacs Lisp, из тридцати двух бит для хранения числа используются только 24; оставшиеся восемь бит используются для хранения информации о типе объекта, и некоторых других целях. (На некоторых машинах используются только 6 бит). В нашем случае восемь бит используются для записи того, что эти числа --- позиции в буфере. Когда биты числа используются для таких целей их называют тег. Использование восьми-битовых тегов для каждого тридцати-двух битового целого делает возможным Emacs исполнятся быстрее чем раньше. С другой стороны, поскольку числа ограничены только двадцатью четырьмя битами, то буферы Emacs ограничены приблизительно восемью мегабайтами. (Вы можете резко увеличить максимальный размер буфера изменив определения VALBITS и GCTYPEBITS в `emacs/src/config.h' до компиляции. Смотрите замечание в `emacs/etc/FAQ' который входит в дистрибутив Emacs). </text:p>
      <text:p text:style-name="Standard">`XINT' --- это С макрос, который извлекает 24 битовое число из тридцати-двух битового объекта Лиспа; восемь бит используемых для других целей отбрасываются. Так del_range (XINT (b), XINT (e)) удаляет область между начальной позицией b и конечной позицией e. </text:p>
      <text:p text:style-name="Standard">С точки зрения человека который пишет на Лиспе, Emacs выглядит очень простым; но для того чтобы все это работало, внутри него спрятано очень много сложного.</text:p>
      <text:h text:style-name="Heading_20_2" text:outline-level="2">8.4 Инициализация переменной с defvar </text:h>
      <text:p text:style-name="Standard">В отличии от функции delete-region, функция copy-region-as-kill написана на Emacs Lisp. Она копирует область из буфера и сохраняет его в переменной kill-ring. В этом разделе мы рассмотрим как создается и инициализируется эта переменная. </text:p>
      <text:p text:style-name="Standard">(Снова необходимо отметить, что термин kill-ring является неправильным. Текст, который вырезается из буфера можно вернуть назад --- это не хранилище трупов, а хранилище воскресших из мертвых). </text:p>
      <text:p text:style-name="Standard">В Emacs Lisp, переменная, такая как kill-ring, создается и инициализируется с помощью особой формы defvar. Это сокращение от "define variable". </text:p>
      <text:p text:style-name="Standard">defvar --- особая форма похожая на setq в том, что она устанавливает значение переменной. Но она отличается от setq в двух местах: во первых, она устанавливает переменную, только если у нее еще не значения. Если у переменной уже есть значение, то defvar не изменяет его. Во вторых, у defvar может быть строка документации. </text:p>
      <text:p text:style-name="Standard">Вы можете посмотреть текущее значение любой переменной с помощью функции describe-variable, которая обычно запускается сочетанием клавиш C-h v. Если вы нажмете C-h v, а затем наберете в мини-буфер kill-ring и нажмете RET, то вы увидите, что содержит в данный момент kill ring --- там может быть очень много! И наоборот если вы ничего еще не редактировали в этой сессии Emacs, то kill-ring будет пуст. В конце `*Help*' буфера, вы увидите документацию для kill-ring: </text:p>
      <text:p text:style-name="Standard"><text:s/><text:tab/>Documentation:</text:p>
      <text:p text:style-name="Standard">List of killed text sequences.</text:p>
      <text:p text:style-name="Standard">kill-ring определяется с помощью defvar следующим образом: </text:p>
      <text:p text:style-name="Standard"><text:s/><text:tab/>(defvar kill-ring nil</text:p>
      <text:p text:style-name="Standard"><text:s text:c="2"/>"List of killed text sequences.")</text:p>
      <text:p text:style-name="Standard">В этом определении переменной, ей присваивается начальное значение nil, которое весьма разумно, поскольку, если вы ничего не сохраняли, то вы ничего и не получите после <text:soft-page-break/>команды yank. Строка документации записывается точно также, как и для специальной формы defun. Точно также первая строка должна быть завершенным предложением, поскольку некоторые команды, например apropos, отображают только первую строку документации. Последующие строки не надо выравнивать; в противном случае они будут выглядеть странно когда вы используете C-h v (describe-variable). </text:p>
      <text:p text:style-name="Standard">Большая часть переменных являются внутренними для Emacs, но некоторые используются как опции так что вы легко можете установить их с помощью команды edit-options. Эти установки действительны только во время текущей сессии редактирования; чтобы установить переменную постоянно ее надо записать в ваш `.emacs'. See section Ваш файл `.emacs'.) </text:p>
      <text:p text:style-name="Standard">Опции предназначенные для установки пользователями можно отличить от других переменных по звездочке `*', в первом столбце их строки документации. </text:p>
      <text:p text:style-name="Standard">Например: </text:p>
      <text:p text:style-name="Standard"><text:s/><text:tab/>(defvar line-number-mode nil</text:p>
      <text:p text:style-name="Standard"><text:s text:c="2"/>"*Не-nil означает отображать номер текущей строки в строке состояния.")</text:p>
      <text:p text:style-name="Standard">Это означает, что вы можете использовать команду edit-options для того чтобы изменить значение переменной line-number-mode. </text:p>
      <text:p text:style-name="Standard">Конечно, вы можете также изменить значение переменной line-number-mode вычислив следующее выражение setq: </text:p>
      <text:p text:style-name="Standard"><text:s/><text:tab/>(setq line-number-mode t)</text:p>
      <text:p text:style-name="Standard">See section Используя setq.</text:p>
      <text:h text:style-name="Heading_20_2" text:outline-level="2">8.5 copy-region-as-kill </text:h>
      <text:p text:style-name="Standard">Функция copy-region-as-kill копирует область текста из буфера и сохраняет ее в переменной, которая называется kill-ring. </text:p>
      <text:p text:style-name="Standard">Если вы вызовете copy-region-as-kill сразу после команды kill-region, то Emacs добавит свежескопированный текст к предыдущему тексту. Это означает, что если ли вы с помощью команды yank вставите текст обратно, то вы получите все сразу --- и последний и предпоследний удаленный текст. С другой стороны, если перед командой copy-region-as-kill была выполнена какая-либо другая команда, то текст будет сохранен, как отдельный элемент в список уничтожений. </text:p>
      <text:p text:style-name="Standard">Ниже приведена полная версия функции copy-region-as-kill, отформатированная для ясности и с добавленными комментариями: </text:p>
      <text:p text:style-name="Standard"><text:s/><text:tab/>(defun copy-region-as-kill (beg end)</text:p>
      <text:p text:style-name="Standard"><text:s text:c="2"/>"Сохранить удаленную область в kill-ring."</text:p>
      <text:p text:style-name="Standard"><text:s text:c="2"/>(interactive "r")</text:p>
      <text:p text:style-name="Standard"><text:s text:c="2"/>(if (eq last-command 'kill-region)</text:p>
      <text:p text:style-name="Standard"><text:s text:c="6"/>;; then-часть: Добавить ново удаленный текст</text:p>
      <text:p text:style-name="Standard"><text:s text:c="6"/>;; <text:s text:c="2"/>к предыдущему удаленному тексту.</text:p>
      <text:p text:style-name="Standard"><text:s text:c="6"/>(kill-append (buffer-substring beg end) (&lt; end beg))</text:p>
      <text:p text:style-name="Standard"><text:s text:c="4"/>;; else-часть: Добавить ново удаленный текст как отдельный элемент</text:p>
      <text:p text:style-name="Standard"><text:soft-page-break/><text:s text:c="4"/>;; <text:s text:c="2"/>к kill ring и укоротить его если необходимо.</text:p>
      <text:p text:style-name="Standard"><text:s text:c="4"/>(setq kill-ring</text:p>
      <text:p text:style-name="Standard"><text:s text:c="10"/>(cons (buffer-substring beg end) kill-ring))</text:p>
      <text:p text:style-name="Standard"><text:s text:c="4"/>(if (&gt; (length kill-ring) kill-ring-max) </text:p>
      <text:p text:style-name="Standard"><text:s text:c="8"/>(setcdr (nthcdr (1- kill-ring-max) kill-ring) nil)))</text:p>
      <text:p text:style-name="Standard"><text:s text:c="2"/>(setq this-command 'kill-region)</text:p>
      <text:p text:style-name="Standard"><text:s text:c="2"/>(setq kill-ring-yank-pointer kill-ring))</text:p>
      <text:p text:style-name="Standard">Как обычно, эту функцию можно разделить на составные части: </text:p>
      <text:p text:style-name="Standard"><text:s/><text:tab/>(defun copy-region-as-kill (argument-list)</text:p>
      <text:p text:style-name="Standard"><text:s text:c="2"/>"documentation..."</text:p>
      <text:p text:style-name="Standard"><text:s text:c="2"/>(interactive "r")</text:p>
      <text:p text:style-name="Standard"><text:s text:c="2"/>body...)</text:p>
      <text:p text:style-name="Standard">Аргументы нызваютсяя beg и end и функция интерактивная с аргументом к interactive "r", так что два аргумента должны являться началом и концом области. Если вы читаете этот документ с самого начала, то все это стало для вас тривиальным. </text:p>
      <text:p text:style-name="Standard">Документация может показаться не совсем верной если вы не помните что слово `kill' здесь имеет немного другое значение. </text:p>
      <text:p text:style-name="Standard">Тело функции начинается с оператора if. Он предназначен для двух различных ситуаций --- исполняется ли эта команда сразу за командой kill-region или нет. В первом случае, новый блок текста добавляется к предыдущему удаленному тексту. В противном случае он вставляется в начало kill-ring, как отдельный элемент. </text:p>
      <text:p text:style-name="Standard">Последние две строки функции --- это два выражение setq. Одно из них присваивает переменной this-command значение kill-region, а другое заставляет переменную kill-ring-yank-pointer указывать на kill-ring. </text:p>
      <text:p text:style-name="Standard">Тело copy-region-as-kill заслуживает более детального обсуждения.</text:p>
      <text:h text:style-name="Heading_20_3" text:outline-level="3">8.5.1 Тело copy-region-as-kill </text:h>
      <text:p text:style-name="Standard">Функция copy-region-as-kill написана так, чтобы два и более удаления комбинировали текст в один кусок. Более того, удаления, которые удаляют вперед от текущей позиции курсора добавляются в конец предыдущего удаленного текста, а команды, которые удаляют текст назад добавляются в начало предыдущего удаленного текста. Таким образом слова всегда остаются в правильном порядке. </text:p>
      <text:p text:style-name="Standard">В этой функции используются две переменные, которые запоминают предыдущую и текущую команду Emacs. Это переменные this-command и last-command. </text:p>
      <text:p text:style-name="Standard">Обычно, когда выполняется какая-нибудь функция, Emacs устанавливает значение переменной this-command равной имени выполняемой функции (в нашем случае это должно быть copy-region-as-kill). Одновременно Emacs устанавливает значение last-command равным предыдущему значению this-command. Однако команда copy-region-as-kill ведет себя немного по-другому; она устанавливает переменную this-command равную kill-region, что является именем функции из которой мы вызвали copy-region-as-kill. </text:p>
      <text:p text:style-name="Standard">В первой части тела функции copy-region-as-kill, выражение if определяет равно ли <text:soft-page-break/>значение last-command kill-region. Если да, то вычисляется then-часть выражения if; в ней используется функция kill-append чтобы слить удаленный текст с текстом который является первым элементом (CAR) в kill-ring. С другой стороны, если значение last-command не равно kill-region, то функция copy-region-as-kill добавляет новый элемент к kill-ring. </text:p>
      <text:p text:style-name="Standard">Выражение if читается следующим образом; в нем используется eq, функция которую мы еще не видели: </text:p>
      <text:p text:style-name="Standard"><text:s/><text:tab/>(if (eq last-command 'kill-region)</text:p>
      <text:p text:style-name="Standard"><text:s text:c="4"/>;; then-часть</text:p>
      <text:p text:style-name="Standard"><text:s text:c="4"/>(kill-append (buffer-substring beg end) (&lt; end beg))</text:p>
      <text:p text:style-name="Standard">Функция eq проверяет действительно ли ее первый аргумент тот же самый объект Лиспа, как и второй ее аргумент. Функция eq похожа на функцию equal тем, что она используется в тестах на равенство, но она отличается тем, что пытается определить представляют ли два символа действительно один и тот же объект внутри компьютера, но под разными именами. А функция equal определяет правда ли структура и содержание двух выражений одинаково.</text:p>
      <text:h text:style-name="Heading_20_4" text:outline-level="4">Функция kill-append </text:h>
      <text:p text:style-name="Standard">Функция kill-append выглядит следующим образом: </text:p>
      <text:p text:style-name="Standard"><text:s/><text:tab/>(defun kill-append (string before-p)</text:p>
      <text:p text:style-name="Standard"><text:s text:c="2"/>(setcar kill-ring</text:p>
      <text:p text:style-name="Standard"><text:s text:c="10"/>(if before-p</text:p>
      <text:p text:style-name="Standard"><text:s text:c="14"/>(concat string (car kill-ring))</text:p>
      <text:p text:style-name="Standard"><text:s text:c="14"/>(concat (car kill-ring) string))))</text:p>
      <text:p text:style-name="Standard">Мы можем рассмотреть эту функцию по частям. Здесь функция setcar использует concat для того, чтобы присоединить новый текст к car kill-ring. Добавлять текст, как отдельный элемент или присоединять его к предыдущему тексту --- это зависит от результатов выражения if: </text:p>
      <text:p text:style-name="Standard"><text:s/><text:tab/>(if before-p <text:s text:c="27"/>; if-часть</text:p>
      <text:p text:style-name="Standard"><text:s text:c="4"/>(concat string (car kill-ring)) <text:s text:c="4"/>; then-часть</text:p>
      <text:p text:style-name="Standard"><text:s text:c="2"/>(concat (car kill-ring) string)) <text:s text:c="5"/>; else-часть</text:p>
      <text:p text:style-name="Standard">Если блок текста был удален перед блоком текста, удаленным прошлой командой, то он будет добавлен перед текстом, который был сохранен предыдущей командой удаления текста; и наоборот, если удаленный текст следовал за ним, то его добавят после предыдущего текста. Выражение if зависит от предиката before-p, который необходим для того, чтобы принять решение о том, добавлять ли свеже-скопированный текст перед, или после предыдущего скопированного текста. </text:p>
      <text:p text:style-name="Standard">Символ before-p --- это имя одного из аргументов к kill-append. Когда вычисляется функция kill-append этот аргумент связывается со значением, которое возвращает вычисление фактического аргумента. В данном случае это выражение (&lt; end beg). Само это выражение не определяет, дейстивтельно ли что удаленный текст в этой команде размещался перед, или после удаленного текста; все что она делает --- это определяет действительно ли переменная end меньше, чем переменная beg. Если это так, то это означает, что пользователь наверняка движется в направлении начала буфера. Также результат вычис<text:soft-page-break/>ления предикативного выражения (&lt; end beg) будет истинным и текст будет добавлен перед предыдущим текстом. С другой стороны, если значение переменной end больше, чем значение переменной beg, то текст будет добавлен после предыдущего текста. </text:p>
      <text:p text:style-name="Standard">Когда свеже-сохраненный текст будет добавлен, то строка с новым текстом будет слита со старым перед ним: </text:p>
      <text:p text:style-name="Standard"><text:s/><text:tab/>(concat string (car kill-ring))</text:p>
      <text:p text:style-name="Standard">Но если текст будет добавлен, то она будет слита с текстом, но после старого текста: </text:p>
      <text:p text:style-name="Standard"><text:s/><text:tab/>(concat (car kill-ring) string))</text:p>
      <text:p text:style-name="Standard">Чтобы понять, как это работает, нам вначале надо изучить функцию concat. Эта функция соединяет вместе две строки. Результатом является строка. Например: </text:p>
      <text:p text:style-name="Standard"><text:s/><text:tab/>(concat "abc" "def")</text:p>
      <text:p text:style-name="Standard"><text:s text:c="5"/>=&gt; "abcdef"</text:p>
      <text:p text:style-name="Standard">(concat "новый " </text:p>
      <text:p text:style-name="Standard"><text:s text:c="8"/>(car '("первый элемент" "второй элемент")))</text:p>
      <text:p text:style-name="Standard"><text:s text:c="5"/>=&gt; "новый первый элемент"</text:p>
      <text:p text:style-name="Standard">(concat (car </text:p>
      <text:p text:style-name="Standard"><text:s text:c="8"/>'("первый элемент" "второй элемент")) " модифицирован")</text:p>
      <text:p text:style-name="Standard"><text:s text:c="5"/>=&gt; "первый первый элемент"</text:p>
      <text:p text:style-name="Standard">Теперь имеет смысл рассмотреть функцию kill-append --- она изменяет содержимое буфера уничтожений. Список уничтожений (kill ring) --- это список, каждый из элементов которого является сохраненным текстом. Функция setcar в действительности изменяет первый элемент данного списка. Она делает это используя функцию concat для замены предыдущего первого элемента списка уничтожений (поле CAR списка уничтожений) на новый элемент, созданный объединением старого и нового текста. Новый сохраняемый текст помещается перед, или после старого сохраненного текста, в зависимости от того, где находился этот текст по отношению к предыдущему вырезанному фрагменту. Все объединение становится первым элементом списка уничтожений. </text:p>
      <text:p text:style-name="Standard">В данном случае, вот как выглядит начало моего списка уничтожений: </text:p>
      <text:p text:style-name="Standard"><text:s/><text:tab/>("связываем вместе" "сохраненный текст" "элемент" …</text:p>
      <text:h text:style-name="Heading_20_4" text:outline-level="4">Else-часть copy-region-as-kill </text:h>
      <text:p text:style-name="Standard">Теперь вернемся назад к объяснению copy-region-as-kill: </text:p>
      <text:p text:style-name="Standard">Если последняя команда была не kill-region, то вместо вызова функции kill-append, происходит вызов else-части следующего кода: </text:p>
      <text:p text:style-name="Standard"><text:s/><text:tab/>(if true-or-false-test</text:p>
      <text:p text:style-name="Standard"><text:s text:c="4"/>what-is-done-if-test-returns-true</text:p>
      <text:p text:style-name="Standard"><text:s text:c="2"/>;; else-часть</text:p>
      <text:p text:style-name="Standard"><text:s text:c="2"/>(setq kill-ring</text:p>
      <text:p text:style-name="Standard"><text:s text:c="8"/>(cons (buffer-substring beg end) kill-ring))</text:p>
      <text:p text:style-name="Standard"><text:soft-page-break/><text:s text:c="2"/>(if (&gt; (length kill-ring) kill-ring-max)</text:p>
      <text:p text:style-name="Standard"><text:s text:c="6"/>(setcdr (nthcdr (1- kill-ring-max) kill-ring) nil)))</text:p>
      <text:p text:style-name="Standard">Строка с setq в else-части, устанавливает новое значение списка уничтожений равной результату добавления удаляемой строки к старому списку уничтожений. </text:p>
      <text:p text:style-name="Standard">Мы можем увидеть как это работает, с помощью небольшого примера: </text:p>
      <text:p text:style-name="Standard"><text:s/><text:tab/>(setq example-list '("вот предложениме" "другое предложение"))</text:p>
      <text:p text:style-name="Standard">После оценки этого выражения с помощью C-x C-e, вы можете оценить example-list и увидите, что возвращается следующее: </text:p>
      <text:p text:style-name="Standard"><text:s/><text:tab/>example-list</text:p>
      <text:p text:style-name="Standard"><text:s text:c="5"/>=&gt; ("вот предложениме" "другое предложение")</text:p>
      <text:p text:style-name="Standard">Теперь, вы можете добавить новый элемент в данный список, путем оценки следующего выражения: </text:p>
      <text:p text:style-name="Standard"><text:s/><text:tab/>(setq example-list (cons "третье предложение" example-list))</text:p>
      <text:p text:style-name="Standard">Когда мы оценим example-list, мы обнаружим, что его значение равно: </text:p>
      <text:p text:style-name="Standard"><text:s/><text:tab/>example-list</text:p>
      <text:p text:style-name="Standard"><text:s text:c="5"/>=&gt; (третье предложение" "вот предложениме" "другое предложение")</text:p>
      <text:p text:style-name="Standard">Таким образом, третий элемент был добавлен в список с помощью функции cons. </text:p>
      <text:p text:style-name="Standard">Это аналогично тому, что делают setq и cons в функции, за тем исключением, что для получения части текста буфера и передачи его функции cons, используется функция buffer-substring. Вот эта строка: </text:p>
      <text:p text:style-name="Standard"><text:s/><text:tab/>(setq kill-ring (cons (buffer-substring beg end) kill-ring))</text:p>
      <text:p text:style-name="Standard">Следующий кусок else-части copy-region-as-kill --- это другое выражение if. Это выражение if сохраняет список уничтожений от излишнего разрастания. Этот код выглядит следующим образом: </text:p>
      <text:p text:style-name="Standard"><text:s/><text:tab/>(if (&gt; (length kill-ring) kill-ring-max)</text:p>
      <text:p text:style-name="Standard"><text:s text:c="4"/>(setcdr (nthcdr (1- kill-ring-max) kill-ring) nil)))</text:p>
      <text:p text:style-name="Standard">Этот код проверяет, не превысила ли длина списка уничтожений некоторого максимального значения. Это значение kill-ring-max (которое по умолчанию равно 30). Если длина списка уничтожений слишком большая, то этот код устанавливает последний элемент списка уничтожений равным nil. Это делается с помощью двух функций --- nthcdr и setcdr. </text:p>
      <text:p text:style-name="Standard">Мы выше рассматривали функцию setcdr (see section setcdr). Она устанавливает значение поля CDR списка, точно также, как и setcar устанавливает значение поля CAR списка. Однако в этом случа, setcdr не установит значение поля cdr всего списка уничтожений; функция nthcdr используется для того, чтобы установить cdr предпоследнего элемента списка уничтожений --- это означает, что поскольку cdr предпоследнего элемента является последним элементом списка уничтожений, то будет установлено значение последнего элемента списка уничтожений. </text:p>
      <text:p text:style-name="Standard">Функция nthcdr работает путем повторяющегося взятия поля CDR списка --- она берет CDR от CDR от CDR ... Она делает это N раз, и возвращает результат. </text:p>
      <text:p text:style-name="Standard">Таким образом, если у нас есть четырех-элементный список, который должен стать <text:soft-page-break/>трех-элементным, то мы должны установить поле CDR предпоследнего элемента равным nil, и таким образом сократить список. </text:p>
      <text:p text:style-name="Standard">Вы можете увидеть это путем последовательной оценки следующих трех выражений. Сначала, установите значение trees равным (maple oak pine birch), затем установите значение поля CDR второго поля CDR, равным nil и затем посмотрите на значение trees: </text:p>
      <text:p text:style-name="Standard"><text:s/><text:tab/>(setq trees '(maple oak pine birch))</text:p>
      <text:p text:style-name="Standard"><text:s text:c="5"/>=&gt; (maple oak pine birch)</text:p>
      <text:p text:style-name="Standard">(setcdr (nthcdr 2 trees) nil)</text:p>
      <text:p text:style-name="Standard"><text:s text:c="5"/>=&gt; nil</text:p>
      <text:p text:style-name="Standard">trees</text:p>
      <text:p text:style-name="Standard"><text:s text:c="5"/>=&gt; (maple oak pine)</text:p>
      <text:p text:style-name="Standard">(Значение, возвращенное выражением setcdr равно nil, поскольку это то значение, которое получило поле CDR). </text:p>
      <text:p text:style-name="Standard">Для повторения, в copy-region-as-kill, функция nthcdr берет CDR на один меньшее число раз, чем максимально разрешенная длина списка уничтожений, и поле CDR этого элемента (который является оставшимися элементами списка уничтожений) делается равным nil. Это предотвращает список уничтожений от излишнего разрастания. </text:p>
      <text:p text:style-name="Standard">Предпоследней строкой функции copy-region-as-kill является </text:p>
      <text:p text:style-name="Standard"><text:s/><text:tab/>(setq this-command 'kill-region)</text:p>
      <text:p text:style-name="Standard">Эта строка не является частью ни внутреннего, ни внешнего выражения if, так что она оценивается при каждом вызове copy-region-as-kill. Здесь вы найдем место, где this-command получает значение kill-region. Как мы увидели ранее, когда выполняется следующая команда, то last-command получит это значение. </text:p>
      <text:p text:style-name="Standard">В заключение, последняя строка copy-region-as-kill выглядит так: </text:p>
      <text:p text:style-name="Standard"><text:s/><text:tab/>(setq kill-ring-yank-pointer kill-ring)</text:p>
      <text:p text:style-name="Standard">kill-ring-yank-pointer --- это глобальная переменная, которая получает устанавливается в kill-ring. </text:p>
      <text:p text:style-name="Standard">Даже хотя kill-ring-yank-pointer и называется `pointer' (указатель), это переменная, аналогичная списку уничтожений. Однако, ее имя было выбрано таким образом, чтобы помочь людям понять как используется эта переменная. Переменная используется в функциях, таких как yank и yank-pop (see section Вставка Текста Обратно). </text:p>
      <text:p text:style-name="Standard">Это ведет нас к коду, который вставляет обратно текст, который был выкушен из буфера --- к командам вставки (yank). Однако, до обсуждения команд вставки, лучше изучить как списки реализованы внутри компьютера. Это сделает более простым такие загадки, как использование термина `указатель (pointer)'.</text:p>
      <text:h text:style-name="Heading_20_2" text:outline-level="2">8.6 Обзор </text:h>
      <text:p text:style-name="Standard">Кратко повторим недавно изученные функции. </text:p>
      <text:p text:style-name="Standard">car </text:p>
      <text:p text:style-name="Standard">cdr </text:p>
      <text:p text:style-name="Standard"><text:soft-page-break/>car возвращает первый элемент списка; cdr возвращает второй, и последующие элементы списка. </text:p>
      <text:p text:style-name="Standard">Например: </text:p>
      <text:p text:style-name="Standard"><text:s/><text:tab/>(car '(1 2 3 4 5 6 7))</text:p>
      <text:p text:style-name="Standard"><text:s text:c="5"/>=&gt; 1</text:p>
      <text:p text:style-name="Standard">(cdr '(1 2 3 4 5 6 7))</text:p>
      <text:p text:style-name="Standard"><text:s text:c="5"/>=&gt; (2 3 4 5 6 7)</text:p>
      <text:p text:style-name="Standard">cons </text:p>
      <text:p text:style-name="Standard">cons конструирует список, добавляя свой первый аргумент ко второму аргументу. </text:p>
      <text:p text:style-name="Standard">Например: </text:p>
      <text:p text:style-name="Standard"><text:s/><text:tab/>(cons 1 '(2 3 4))</text:p>
      <text:p text:style-name="Standard"><text:s text:c="5"/>=&gt; (1 2 3 4)</text:p>
      <text:p text:style-name="Standard">nthcdr </text:p>
      <text:p text:style-name="Standard">Возвращает результат вызова cdr `n' раз на списке. То есть `остаток остатка`. </text:p>
      <text:p text:style-name="Standard">Например: </text:p>
      <text:p text:style-name="Standard"><text:s/><text:tab/>(nthcdr 3 '(1 2 3 4 5 6 7))</text:p>
      <text:p text:style-name="Standard"><text:s text:c="5"/>=&gt; (4 5 6 7)</text:p>
      <text:p text:style-name="Standard">setcar </text:p>
      <text:p text:style-name="Standard">setcdr </text:p>
      <text:p text:style-name="Standard">setcar изменяет первый элемент списка; setcdr изменяет второй, и последующий элементы списка. </text:p>
      <text:p text:style-name="Standard">Например: </text:p>
      <text:p text:style-name="Standard"><text:s/><text:tab/>(setq triple '(1 2 3))</text:p>
      <text:p text:style-name="Standard">(setcar triple '37)</text:p>
      <text:p text:style-name="Standard">triple</text:p>
      <text:p text:style-name="Standard"><text:s text:c="5"/>=&gt; (37 2 3)</text:p>
      <text:p text:style-name="Standard">(setcdr triple '("foo" "bar"))</text:p>
      <text:p text:style-name="Standard">triple</text:p>
      <text:p text:style-name="Standard"><text:s text:c="5"/>=&gt; (37 "foo" "bar")</text:p>
      <text:p text:style-name="Standard">progn </text:p>
      <text:p text:style-name="Standard">Последовательно вычисляет каждый аргумент и затем возвращает значение последнего из них. </text:p>
      <text:p text:style-name="Standard">Например: </text:p>
      <text:p text:style-name="Standard"><text:s/><text:tab/>(progn 1 2 3 4)</text:p>
      <text:p text:style-name="Standard"><text:soft-page-break/><text:s text:c="5"/>=&gt; 4</text:p>
      <text:p text:style-name="Standard">save-restriction </text:p>
      <text:p text:style-name="Standard">Запоминает включено ли сужение в текущем буфере, и если включено, то после вычисления своих аргументов восстанавливает его. </text:p>
      <text:p text:style-name="Standard">search-forward </text:p>
      <text:p text:style-name="Standard">Ищет строку, и если строка найдена, то перемещает точку. </text:p>
      <text:p text:style-name="Standard">Принимает четыре аргумента: </text:p>
      <text:p text:style-name="Standard">Искомую строку. </text:p>
      <text:p text:style-name="Standard">Границу поиска, необязательный параметр. </text:p>
      <text:p text:style-name="Standard">Необязательный параметр --- что делать, если поиск окончится неудачей --- вернуть nil, или отобразить сообщение об ошибке. </text:p>
      <text:p text:style-name="Standard">Необязательный параметр --- сколько раз повторять поиск; если аргумент отрицательный, то поиск осуществляется в обратном направлении. </text:p>
      <text:p text:style-name="Standard">kill-region </text:p>
      <text:p text:style-name="Standard">delete-region </text:p>
      <text:p text:style-name="Standard">copy-region-as-kill </text:p>
      <text:p text:style-name="Standard">kill-region вырезает текст между точкой и меткой и сохраняет его в списке уничтожений, так, что вы может впоследствии вернуть его с помощью команды yank. </text:p>
      <text:p text:style-name="Standard">delete-region удаляет текст между точкой и меткой из буфера и отбрасывает его. Вы не сможете вернуть его назад. </text:p>
      <text:p text:style-name="Standard">copy-region-as-kill копирует текст между точкой и меткой в kill-ring, так, что впоследствии вы можете вернуть его снова. Эта функция не удаляет и не вырезает текст из буфера.</text:p>
      <text:h text:style-name="Heading_20_2" text:outline-level="2">8.7 Упражнения с поиском </text:h>
      <text:p text:style-name="Standard">Напишите интерактивную функцию, которая ищет строку. Если строка найдена, то функция оставляет точку на ее месте и печатает сообщение "Строка найдена!". (Не называйте свою функцию search-forward; если вы так сделаете, то вы перепишите существующую в Emacs функцию. Назовите свою версию как нибудь, например test-search). </text:p>
      <text:p text:style-name="Standard">Напишите функцию, которая печатает в эхо-области третий аргумент kill-ring, если он существует; если в kill-ring нет столько элементов, то печатается соответствующее сообщение. </text:p>
      <text:p text:style-name="Standard">Начиная с версии Emacs 19.29 copy-region-as-kill больше не устанавливает this-command. Каковы последствия этого изменения? Как вы думаете, чем это вызвано?</text:p>
      <text:h text:style-name="Heading_20_1" text:outline-level="1">9. Как реализованы списки </text:h>
      <text:p text:style-name="Standard">В Лиспе атомы записывают в ясной манере; если реализация не ясна на практике, то она тем не менее ясна в теории. Атом `роза', например хранится, как четыре последовательные буквы `р', `о', `з', `а'. С другой стороны, список храниться по другому. Механизм достаточно простой, но надо чуть привыкнуть к идее. Список хранится используя набор сдвоенных указателей. В наборе, первый указатель каждой пары указывает на атом или другой <text:soft-page-break/>список, а второй указатель каждой пары указывает на следующую пару указателей, или на символ nil, который означает конец списка. </text:p>
      <text:p text:style-name="Standard">Сам указатель --- это просто электронный адрес того, на что он указывает. Следовательно список хранится, как серия электронных адресов. </text:p>
      <text:p text:style-name="Standard">Например, в списке (роза фиалка лютик) --- три элемента, `роза', `фиалка' и `лютик'. В компьютере электронный адрес `роза' записывается в сегменте памяти компьютера вместе с адресом, который является электронным адресом размещения атома `фиалка'; а этот адрес (тот, который сообщает где размещается `фиалка') хранится вместе с адресом, который сообщает где размещен атом `лютик'. </text:p>
      <text:p text:style-name="Standard">Все это звучит сложнее, чем есть на самом деле, и это легко понять посмотрев на диаграмму: </text:p>
      <text:p text:style-name="Standard"><text:s text:c="4"/>___ ___ <text:s text:c="5"/>___ ___ <text:s text:c="6"/>___ ___ </text:p>
      <text:p text:style-name="Standard"><text:s text:c="3"/>|___|___|--&gt;|___|___|--&gt; |___|___|--&gt; nil</text:p>
      <text:p text:style-name="Standard"><text:s text:c="5"/>| <text:s text:c="18"/>| <text:s text:c="19"/>| <text:s text:c="5"/></text:p>
      <text:p text:style-name="Standard"><text:s text:c="5"/>| <text:s text:c="18"/>| <text:s text:c="19"/>|</text:p>
      <text:p text:style-name="Standard"><text:s text:c="6"/>--&gt; роза <text:s text:c="5"/>--&gt; фиалка <text:s text:c="2"/>--&gt; лютик</text:p>
      <text:p text:style-name="Standard">На диаграмме, каждый прямоугольник представляет слово в памяти компьютера, которое содержит объект Лиспа, обычно в форме электронного адреса. Прямоугольники, то есть адреса расположены попарно. Каждая стрелка указывает туда, где хранится объект с этим адресом --- это или атом или пара адресов. Первый прямоугольник --- это электронный адрес атома `роза' и стрелка указывает на атом `роза'; второй прямоугольник это адрес следующей пары прямоугольников, первый из которых --- это адрес атома `фиалка', а второй --- это адрес следующей пары адресов. Самый последний прямоугольник указывает на символ nil, который означает конец списка. </text:p>
      <text:p text:style-name="Standard">Когда переменной присваивается список, например с помощью функции setq, на самом деле в этой переменной сохраняется адрес первого прямоугольника списка. Так вычисление следующего выражения </text:p>
      <text:p text:style-name="Standard"><text:s/><text:tab/>(setq букет '(роза фиалка лютик))</text:p>
      <text:p text:style-name="Standard">создаст следующую ситуацию: </text:p>
      <text:p text:style-name="Standard"><text:s/><text:tab/> <text:s/>букет</text:p>
      <text:p text:style-name="Standard"><text:s text:c="5"/>|</text:p>
      <text:p text:style-name="Standard"><text:s text:c="5"/>| <text:s text:c="5"/>___ ___ <text:s text:c="7"/>___ ___ <text:s text:c="6"/>___ ___ </text:p>
      <text:p text:style-name="Standard"><text:s text:c="6"/>--&gt; |___|___|--&gt; |___|___|--&gt; |___|___|--&gt; nil</text:p>
      <text:p text:style-name="Standard"><text:s text:c="12"/>| <text:s text:c="18"/>| <text:s text:c="20"/>| <text:s text:c="5"/></text:p>
      <text:p text:style-name="Standard"><text:s text:c="12"/>| <text:s text:c="18"/>| <text:s text:c="20"/>|</text:p>
      <text:p text:style-name="Standard"><text:s text:c="13"/>--&gt; роза <text:s text:c="6"/>--&gt; фиалка <text:s text:c="2"/>--&gt; лютик</text:p>
      <text:p text:style-name="Standard">В этом случае, символ букет содержит адрес первой пары прямоугольников. В самом деле символ букет состоит из группы адресов-прямоугольников, один из которых --- адрес печатного слова `букет', второй --- это адрес определения функции прикрепленной к символу, если он конечно есть, а третий --- это адрес первой пары адресов-прямоугольников для списка (роза фиалка лютик), и т.д. </text:p>
      <text:p text:style-name="Standard"><text:soft-page-break/>Тот же самый список можно проиллюстрировать и с помощью других прямоугольников: </text:p>
      <text:p text:style-name="Standard"><text:s/><text:tab/>букет</text:p>
      <text:p text:style-name="Standard"><text:s/>|</text:p>
      <text:p text:style-name="Standard"><text:s/>| <text:s text:c="3"/>-------------- <text:s text:c="6"/>--------------- <text:s text:c="6"/>----------------</text:p>
      <text:p text:style-name="Standard"><text:s/>| <text:s text:c="4"/>| car <text:s text:c="2"/>| cdr <text:s text:c="2"/>| <text:s text:c="4"/>| car <text:s text:c="7"/>| cdr <text:s/>| <text:s text:c="4"/>| car <text:s text:c="5"/>| cdr <text:s/>|</text:p>
      <text:p text:style-name="Standard"><text:s text:c="2"/>→ | роза | <text:s text:c="2"/>o------&gt;| фиалка | <text:s text:c="2"/>o-----&gt;| лютик | <text:s/>nil <text:s text:c="2"/>|</text:p>
      <text:p text:style-name="Standard"><text:s text:c="7"/>| <text:s text:c="8"/>| <text:s text:c="8"/>| <text:s text:c="4"/>| <text:s text:c="14"/>| <text:s text:c="6"/>| <text:s text:c="4"/>| <text:s text:c="10"/>| <text:s text:c="8"/>|</text:p>
      <text:p text:style-name="Standard"><text:s text:c="8"/>-------------- <text:s text:c="7"/>-------------- <text:s text:c="7"/>----------------</text:p>
      <text:p text:style-name="Standard">В прошлых разделах книги я предложил, что вы можете представить символ, как шкаф с полками. Определение функции хранится на одной полке, значение переменной на другой, и так далее. То, что мы положили на одну полку можно изменить, не задев содержимое другой полки и наоборот. Фактически то, что хранится на каждой полке --- это адрес значения или определения функции. Это похоже на старый сундук, где хранится карта захороненных сокровищ. </text:p>
      <text:p text:style-name="Standard">(Кроме имени, определения функции и значения переменной, у символа есть `полочка' для списка свойств в который можно записать другую информацию. Мы не будем обсуждать здесь списки свойств; смотрите section `Property Lists' in The GNU Emacs Lisp Reference Manual.) </text:p>
      <text:p text:style-name="Standard">Вот и честное представление: </text:p>
      <text:p text:style-name="Standard"><text:s/><text:tab/> <text:s text:c="13"/>Шкаф <text:s text:c="21"/>Содержимое Полок</text:p>
      <text:p text:style-name="Standard"><text:s text:c="9"/>---------------------</text:p>
      <text:p text:style-name="Standard"><text:s text:c="8"/>| <text:s text:c="20"/>|</text:p>
      <text:p text:style-name="Standard"><text:s text:c="8"/>| <text:s text:c="3"/>имя символа <text:s text:c="5"/>| <text:s text:c="12"/>букет</text:p>
      <text:p text:style-name="Standard"><text:s text:c="8"/>| <text:s text:c="20"/>|</text:p>
      <text:p text:style-name="Standard"><text:s text:c="9"/>---------------------</text:p>
      <text:p text:style-name="Standard"><text:s text:c="8"/>| <text:s text:c="20"/>|</text:p>
      <text:p text:style-name="Standard"><text:s text:c="8"/>| определение функции | <text:s text:c="12"/>[нет]</text:p>
      <text:p text:style-name="Standard"><text:s text:c="8"/>| <text:s text:c="20"/>|</text:p>
      <text:p text:style-name="Standard"><text:s text:c="9"/>---------------------</text:p>
      <text:p text:style-name="Standard"><text:s text:c="8"/>| <text:s text:c="20"/>|</text:p>
      <text:p text:style-name="Standard"><text:s text:c="8"/>| значение переменной | <text:s text:c="12"/>(роза фиалка лютик)</text:p>
      <text:p text:style-name="Standard"><text:s text:c="8"/>| <text:s text:c="20"/>|</text:p>
      <text:p text:style-name="Standard"><text:s text:c="9"/>---------------------</text:p>
      <text:p text:style-name="Standard"><text:s text:c="8"/>| <text:s text:c="20"/>|</text:p>
      <text:p text:style-name="Standard"><text:s text:c="8"/>| <text:s text:c="2"/>список свойств <text:s text:c="3"/>| <text:s text:c="12"/>[не описан здесь]</text:p>
      <text:p text:style-name="Standard"><text:s text:c="8"/>| <text:s text:c="20"/>|</text:p>
      <text:p text:style-name="Standard"><text:soft-page-break/><text:s text:c="9"/>---------------------</text:p>
      <text:p text:style-name="Standard"><text:s text:c="8"/>|/ <text:s text:c="18"/>\|</text:p>
      <text:p text:style-name="Standard">Если символу присваивается CDR списка, то сам список не меняется; символу просто присваивается адрес другого элемента списка. (На жаргоне Лиспа CAR и CDR `не деструктивны'). Так вычисление следующего выражения </text:p>
      <text:p text:style-name="Standard"><text:s/><text:tab/>(setq цветы (cdr букет))</text:p>
      <text:p text:style-name="Standard">выдаст вот это: </text:p>
      <text:p text:style-name="Standard"><text:s/><text:tab/>букет <text:s text:c="7"/>цветы</text:p>
      <text:p text:style-name="Standard"><text:s text:c="2"/>| <text:s text:c="13"/>| <text:s text:c="7"/></text:p>
      <text:p text:style-name="Standard"><text:s text:c="2"/>| <text:s text:c="4"/>___ ___ <text:s/>| <text:s text:c="4"/>___ ___ <text:s text:c="5"/>___ ___ </text:p>
      <text:p text:style-name="Standard"><text:s text:c="3"/>--&gt; | <text:s text:c="2"/>| <text:s text:c="2"/>| <text:s/>--&gt; | <text:s text:c="2"/>| <text:s text:c="2"/>| <text:s text:c="3"/>| <text:s text:c="2"/>| <text:s text:c="2"/>|</text:p>
      <text:p text:style-name="Standard"><text:s text:c="7"/>|___|___|----&gt; |___|___|--&gt; |___|___|--&gt; nil</text:p>
      <text:p text:style-name="Standard"><text:s text:c="9"/>| <text:s text:c="13"/>| <text:s text:c="11"/>| <text:s text:c="5"/></text:p>
      <text:p text:style-name="Standard"><text:s text:c="9"/>| <text:s text:c="13"/>| <text:s text:c="11"/>|</text:p>
      <text:p text:style-name="Standard"><text:s text:c="10"/>--&gt; роза <text:s text:c="6"/>--&gt; фиалка <text:s text:c="2"/>--&gt; лютик</text:p>
      <text:p text:style-name="Standard">Значение цветы --- это (фиалка лютик), или можно сказать по другому, символ цветы содержит адрес пары адресов-прямоугольников, первый из которых содержит адрес атома фиалка, а второй содержит адрес атома лютик. </text:p>
      <text:p text:style-name="Standard">Пару адресов-прямоугольников называют списочной ячейкой (cons cell) или точечная пара. See section `List Type' in The GNU Emacs Lisp Reference Manual, и section `Dotted Pair Notation' in The GNU Emacs Lisp Reference Manual, за дополнительной информацией о списочных ячейках и точечных парах. </text:p>
      <text:p text:style-name="Standard">Функция cons добавляет новую пару адресов перед серией адресов, как это показано выше. Например, вычисление выражения </text:p>
      <text:p text:style-name="Standard"><text:s/><text:tab/>(setq букет (cons 'лилия букет))</text:p>
      <text:p text:style-name="Standard">выдаст: </text:p>
      <text:p text:style-name="Standard"><text:s/><text:tab/>букет <text:s text:c="22"/>цветы <text:s text:c="7"/></text:p>
      <text:p text:style-name="Standard"><text:s text:c="2"/>| <text:s text:c="28"/>| <text:s text:c="16"/></text:p>
      <text:p text:style-name="Standard"><text:s text:c="2"/>| <text:s text:c="4"/>___ ___ <text:s text:c="7"/>___ ___ <text:s/>| <text:s text:c="4"/>___ ___ <text:s text:c="6"/>___ ___ <text:s text:c="7"/></text:p>
      <text:p text:style-name="Standard"><text:s text:c="3"/>--&gt; | <text:s text:c="2"/>| <text:s text:c="2"/>| <text:s text:c="5"/>| <text:s text:c="2"/>| <text:s text:c="2"/>| <text:s/>--&gt; | <text:s text:c="2"/>| <text:s text:c="2"/>| <text:s text:c="4"/>| <text:s text:c="2"/>| <text:s text:c="2"/>| <text:s text:c="6"/></text:p>
      <text:p text:style-name="Standard"><text:s text:c="7"/>|___|___|----&gt; |___|___|----&gt; |___|___|----&gt;|___|___|--&gt; nil</text:p>
      <text:p text:style-name="Standard"><text:s text:c="9"/>| <text:s text:c="13"/>| <text:s text:c="13"/>| <text:s text:c="12"/>| <text:s text:c="12"/></text:p>
      <text:p text:style-name="Standard"><text:s text:c="9"/>| <text:s text:c="13"/>| <text:s text:c="13"/>| <text:s text:c="12"/>| <text:s text:c="12"/></text:p>
      <text:p text:style-name="Standard"><text:s text:c="10"/>--&gt; лилия <text:s text:c="5"/>--&gt; роза <text:s text:c="6"/>--&gt; фиалка <text:s text:c="3"/>--&gt; лютик</text:p>
      <text:p text:style-name="Standard">Однако это не изменило значение символа цветы, как вы можете проверить вычислив следующее выражение, </text:p>
      <text:p text:style-name="Standard"><text:s/><text:tab/>(eq (cdr (cdr букет)) цветы)</text:p>
      <text:p text:style-name="Standard"><text:soft-page-break/>это вернет t для true. </text:p>
      <text:p text:style-name="Standard">До тех пор, пока его не изменили, символ цветы все еще содержит значение (фиалка лютик) --- то есть адрес списочной ячейки, чей первый элемент является адресом атома фиалка. Также это не изменило никакую из других списочных ячеек --- они все еще там. </text:p>
      <text:p text:style-name="Standard">В Лиспе получая CDR списка, вы только получите адрес следующей списочной ячейки в группе; получив CAR списка, вы получите первый элемент списка; чтобы добавить новый элемент в список с помощью cons, вы добавляете новую списочную ячейку перед списком. Вот в принципе и все! Основы Лиспа гениально просты! </text:p>
      <text:p text:style-name="Standard">А на что указывает последний адрес в группе списочных ячеек? Он указывает на пустой список, nil. </text:p>
      <text:p text:style-name="Standard">В общем говоря, когда переменная Лисп устанавливается значение, то это делается через адрес списка, к которому относится эта переменная.</text:p>
      <text:h text:style-name="Heading_20_2" text:outline-level="2">9.1 Упражнения </text:h>
      <text:p text:style-name="Standard">Установите значением символа цветы список из фиалка и лютик. С помощью cons добавьте еще цветов в этот список и назначьте его значением переменной больше-цветов. Установите CAR списка цветы какую-нибудь рыбу. Что сейчас содержит список больше-цветов?</text:p>
      <text:h text:style-name="Heading_20_1" text:outline-level="1">10. Вставка текста обратно </text:h>
      <text:p text:style-name="Standard">Когда вы вырезаете текст из буфера с помощью команды `kill', то вы можете вернуть его обратно с помощью команды `yank'. Текст, который вырезается из буфера помещается в список уничтожений (kill ring) и различные команды могут вставить соответствующее содержимое из списка уничтожений обратно в буфер (Не обязательно в тот же буфер). </text:p>
      <text:p text:style-name="Standard">Просто команда C-y (yank) вставляет в текущий буфер первый элемент из списка уничтожений. Если за командой C-y сразу следует M-y, то первый элемент замещается вторым элементом. Последующие команды M-y замещают второй элемент третьим, четвертым, пятым и так далее. Когда достигается последний элемент, то он замещается первым элементом и цикл повторяется. (Поэтому список уничтожений полностью называется кольцевым списком уничтожений (`kill ring'), но мы сокращаем его название. Однако на самом деле текст хранится в списке. See section B. Обработка списка удалений, для получения дополнительной информации о том, каким образом список может выглядеть как кольцо).</text:p>
      <text:h text:style-name="Heading_20_2" text:outline-level="2">10.1 Обзор списка уничтожений </text:h>
      <text:p text:style-name="Standard">Список уничтожений --- это список текстовых строк. Он может выглядеть следующим образом: </text:p>
      <text:p text:style-name="Standard"><text:s/><text:tab/>("некоторый текст" "другой кусок текста" "еще немного текста")</text:p>
      <text:p text:style-name="Standard">Если бы это было содержимым моего текущего списка уничтожений, и я бы нажал C-y, то в буфер на место курсора вставилась бы строка символов `некоторый текст'. </text:p>
      <text:p text:style-name="Standard">Команду yank можно также использовать для повторения текста не копируя его. Скопированный текст не вырезается из буфера, но его копия помещается в список уничтожений и впоследствии ее можно будет вернуть назад. </text:p>
      <text:p text:style-name="Standard">Для возвращения текста из списка уничтожений используются всего три функции --- yank, которая обычно связана с сочетанием клавиш C-y; yank-pop, которая обычно связана <text:soft-page-break/>с M-y; и rotate-yank-pointer, которая используется двумя другими функциями. </text:p>
      <text:p text:style-name="Standard">Эти функции соотносятся со списком уничтожений через переменную kill-ring-yank-pointer. В самом деле вставка текста для обоих из них --- и для yank и для yank-pop реализуется следующим образом: </text:p>
      <text:p text:style-name="Standard"><text:s/><text:tab/>(insert (car kill-ring-yank-pointer))</text:p>
      <text:p text:style-name="Standard">Чтобы начать понимать как работают функции yank и yank-pop, вначале необходимо взглянуть на переменную kill-ring-yank-pointer и функцию rotate-yank-pointer.</text:p>
      <text:h text:style-name="Heading_20_2" text:outline-level="2">10.2 Переменная kill-ring-yank-pointer </text:h>
      <text:p text:style-name="Standard">kill-ring-yank-pointer --- это переменная, точно такая же, как и kill-ring. Она указывает на что-то, с чем связано какое-нибудь значение, как и любая переменная Лисп. </text:p>
      <text:p text:style-name="Standard">Так, если бы значением списка уничтожений было бы: </text:p>
      <text:p text:style-name="Standard"><text:s/><text:tab/>("некоторый текст" "другой кусок текста" "еще немного текста")</text:p>
      <text:p text:style-name="Standard">и kill-ring-yank-pointer указывал бы на второй элемент, то его значением было бы: </text:p>
      <text:p text:style-name="Standard"><text:s/><text:tab/>("другой кусок текста" "еще немного текста")</text:p>
      <text:p text:style-name="Standard">Как объяснялось в предыдущей главе (see section 9. Как реализованы списки), компьютер на самом деле не хранит две одинаковые копии текста на который указывают kill-ring и kill-ring-yank-pointer. Слова "другой кусок текста" и "еще немного текста" не повторяются. Вместо этого две переменные Лиспа указывают на один и тот же текст. Ниже приведена поясняющая диаграмма: </text:p>
      <text:p text:style-name="Standard"><text:s/><text:tab/>kill-ring <text:s text:c="4"/>kill-ring-yank-pointer</text:p>
      <text:p text:style-name="Standard"><text:s text:c="4"/>| <text:s text:c="14"/>|</text:p>
      <text:p text:style-name="Standard"><text:s text:c="4"/>| <text:s text:c="5"/>___ ___ <text:s/>| <text:s text:c="4"/>___ ___ <text:s text:c="5"/>___ ___ </text:p>
      <text:p text:style-name="Standard"><text:s text:c="5"/>---&gt; | <text:s text:c="2"/>| <text:s text:c="2"/>| <text:s/>--&gt; | <text:s text:c="2"/>| <text:s text:c="2"/>| <text:s text:c="3"/>| <text:s text:c="2"/>| <text:s text:c="2"/>|</text:p>
      <text:p text:style-name="Standard"><text:s text:c="10"/>|___|___|----&gt; |___|___|--&gt; |___|___|--&gt; nil</text:p>
      <text:p text:style-name="Standard"><text:s text:c="12"/>| <text:s text:c="13"/>| <text:s text:c="11"/>| <text:s text:c="5"/></text:p>
      <text:p text:style-name="Standard"><text:s text:c="12"/>| <text:s text:c="13"/>| <text:s text:c="11"/>|</text:p>
      <text:p text:style-name="Standard"><text:s text:c="12"/>| <text:s text:c="13"/>| <text:s text:c="12"/>--&gt; "еще немного текста"</text:p>
      <text:p text:style-name="Standard"><text:s text:c="12"/>| <text:s text:c="13"/>|</text:p>
      <text:p text:style-name="Standard"><text:s text:c="12"/>| <text:s text:c="14"/>--&gt; "другой кусок текста</text:p>
      <text:p text:style-name="Standard"><text:s text:c="12"/>|</text:p>
      <text:p text:style-name="Standard"><text:s text:c="13"/>--&gt; "некоторый текст"</text:p>
      <text:p text:style-name="Standard">Обе переменные --- kill-ring и kill-ring-yank-pointer являются указателями. Но список уничтожений обычно описывают как будто он фактически является тем, на что он указывает. Говорят, что kill-ring --- это список, а не указатель на список. И наоборот говорят, что kill-ring-yank-pointer --- это указатель на список. </text:p>
      <text:p text:style-name="Standard">Эти два способа говорить об одном и том же, могут вначале выглядеть довольно путано, но все же имеют определенный смысл. Список уничтожений вообще рассматривается как завершенная структура данных, которая содержит информацию недавно вырезанную <text:soft-page-break/>из буферов Emacs. С другой стороны kill-ring-yank-pointer служит для обозначения --- `указывает на' ту часть списка уничтожений, где находится первый элемент (the CAR), который будет вставлен первым. </text:p>
      <text:p text:style-name="Standard">Функция rotate-yank-pointer изменяет значение kill-ring-yank-pointer таким образом, чтобы он указывал на другой элемент списка уничтожений; если kill-ring-yank-pointer указывает на последний элемент списка уничтожений, то следующее обращение к функции rotate-yank-pointer сделает полный оборот, kill-ring-yank-pointer снова будет указывать на первый элемент списка уничтожений. Таким образом список ведет себя как кольцо. Сама функция rotate-yank-pointer не очень сложна, но все же содержит множество деталей. Она, и намного более простые функции yank и yank-pop, описаны в приложении. See section B. Обработка списка удалений.</text:p>
      <text:h text:style-name="Heading_20_2" text:outline-level="2">10.3 Упражнения с yank и nthcdr </text:h>
      <text:list xml:id="list31599078" text:style-name="L1">
        <text:list-header>
          <text:p text:style-name="P4">Используя C-h v (describe-variable), посмотрите что сейчас находится в вашем списке уничтожений. Удалите что-нибудь из буфера `*scratch*'; и снова посмотрите на список уничтожений. С помощью M-y (yank-pop), пройдите по всему кольцу уничтожений. Сколько элементов в нем? Найдите значение kill-ring-max. Заполнено ли ваше кольцо уничтожений, или вы можете добавить туда еще несколько элементов? </text:p>
        </text:list-header>
        <text:list-item>
          <text:p text:style-name="P4">С помощью nthcdr и car, напишите несколько выражений для извлечения первого, второго, третьего и четвертого элементов списка.</text:p>
        </text:list-item>
      </text:list>
      <text:h text:style-name="Heading_20_1" text:outline-level="1">11. Циклы и рекурсия </text:h>
      <text:p text:style-name="Standard">В Emacs Лиспе есть два основных способа сделать так, чтобы выражение или серия выражений вычислилось несколько раз --- один с помощью цикла while: а другой --- с помощью рекурсии. </text:p>
      <text:p text:style-name="Standard">Повторения могут быть очень полезны. Например, чтобы переместить курсор через четыре предложения, вам надо только написать программу которая перемещает курсор вперед на одно предложение и затем повторить этот процесс четыре раза. Поскольку компьютер не устает и не скучает, то такие повторяющиеся действия не имеют вредных эффектов, которые некоторые виды повторяющихся действий могут иметь на людей.</text:p>
      <text:h text:style-name="Heading_20_2" text:outline-level="2">11.1 while </text:h>
      <text:p text:style-name="Standard">while --- это особая форма, которая проверяет правда ли что значение, которое вернуло вычисление ее первого аргумента, является ли истинным или ложным. Это похоже на то, что делает интерпретатор Лиспа с if; однако то, что интерпретатор делает затем, несколько отличается. </text:p>
      <text:p text:style-name="Standard">В выражении while, если значение которое вернулось после вычисления первого аргумента ложь, то интерпретатор Лиспа пропускает оставшуюся часть --- тело выражения, и не вычисляет его. Если наоборот значением является истинна, то интерпретатор Лиспа вычисляет тело выражения и снова проверяет чему равен первый аргумент выражения while --- истина или ложь. Если снова значением первого аргумента является истина, то интерпретатор Лисп снова вычисляет тело выражения. </text:p>
      <text:p text:style-name="Standard">Шаблон для выражения while выглядит следующим образом: </text:p>
      <text:p text:style-name="Standard"><text:s/><text:tab/>(while проверка-истинна-ложь</text:p>
      <text:p text:style-name="Standard"><text:s text:c="2"/>тело...)</text:p>
      <text:p text:style-name="Standard"><text:soft-page-break/>До тех пор, пока проверка-истина-ложь в выражении while будет возвращать истину, тело всего выражения будет повторно вычисляться. Этот процесс называется циклом, поскольку интерпретатор Лиспа снова и снова повторяет один и тот же код, как будто аэроплан делает петлю. Когда в результате вычисления проверки-истинна-ложь возвратится ложь, то интерпретатор Лиспа не вычисляет оставшуюся часть выражения while и как говорят --- `выходит из цикла'. </text:p>
      <text:p text:style-name="Standard">Понятно, что если значение, возвращаемое вычислением первого аргумента while всегда истина, то тело цикла будет вычисляться снова и снова ..., т.е, всегда. И наоборот, если значение первого аргумента никогда не будет равно истине, тогда и тело цикла никогда не будет вычислено. Мастерство написания циклов while как раз и состоит из выбора механизма, такого, чтобы проверка-истина-ложь возвращала истину нужное число раз, как раз столько, сколько раз вы хотите вычислить внутреннее выражение, а затем вернуть ложь. </text:p>
      <text:p text:style-name="Standard">Значение, возвращаемое после вычисления while --- это значение проверки-истина-ложь. Интересное следствие, что сам цикл while после завершения без ошибок вернет nil или ложь --- не важно сколько раз он сам исполнялся, 1 раз или 100 или совсем ни разу. Выражение while, которое вычислилось успешно, никогда не вернет значение истину! Это значит, что while всегда используется ради побочных эффектов, то есть именно за последовательное повторное вычисление выражений тела цикла while. Именно это имеет смысл. Не то, что сам акт цикла, а последовательности которые происходят когда выражения цикла последовательно вычисляются.</text:p>
      <text:h text:style-name="Heading_20_3" text:outline-level="3">11.1.1 Цикл while и список </text:h>
      <text:p text:style-name="Standard">Один из способов управлять циклом while --- это проверить, содержит ли список что-нибудь. Если да, то цикл повторяется; а если нет, то повторения заканчиваются. Поскольку эта техника очень часто применяется на практике, то давайте рассмотрим ее поподробнее с помощью небольшого примера. </text:p>
      <text:p text:style-name="Standard">Простой способ проверить имеет ли список какие-нибудь элементы --- это вычислить список; если там нет элементов, то есть --- это пустой список, то вернется пустой список (), который является тем же самым, что и nil или ложь. С другой стороны если список имеет какие-нибудь элементы, то после вычисления вернутся эти элементы. Поскольку Лисп считает все, что не nil, истиной, то список с какими-нибудь элементами считается истиной и выражения в теле цикла while будут вычисляться. </text:p>
      <text:p text:style-name="Standard">Например, вы может связать переменную пустой-список с nil вычислив следующее выражение setq: </text:p>
      <text:p text:style-name="Standard"><text:s/><text:tab/>(setq пустой-список ())</text:p>
      <text:p text:style-name="Standard">После вычисления этого выражения, вы можете вычислить переменную пустой-список обычным образом, поместив курсор после символа и нажав C-x C-e; в эхо-области появится nil: </text:p>
      <text:p text:style-name="Standard"><text:s/><text:tab/>пустой-список</text:p>
      <text:p text:style-name="Standard">С другой стороны, если вы назначите переменной список со значениями, то когда вы вычислите переменную, появится этот список, как вы это можете увидеть, вычислив следующие два выражения: </text:p>
      <text:p text:style-name="Standard"><text:s/><text:tab/>(setq животные '(жираф газель лев тигр))</text:p>
      <text:p text:style-name="Standard">животные</text:p>
      <text:p text:style-name="Standard"><text:soft-page-break/>Поэтому, чтобы создать цикл while, который проверяет есть ли в списке животные какие-нибудь элементы, то первую часть списка надо записать в следующем виде: </text:p>
      <text:p text:style-name="Standard"><text:s/><text:tab/>(while животные</text:p>
      <text:p text:style-name="Standard"><text:s text:c="7"/>...</text:p>
      <text:p text:style-name="Standard">Когда while проверит свой первый аргумент, будет вычислена переменная животные. Она вернет список. Пока в списке есть элементы, while будет считать результат теста равным истине; но когда список будет пуст, то результатом теста будет ложь. </text:p>
      <text:p text:style-name="Standard">Чтобы защититься от зацикливания while нам нужен некий механизм, который постепенно будет опустошать список. Одна из часто применяемых техник --- это укорачивать первоначальный список с помощью cdr, в одном из выражений в теле цикла while. Каждый раз, когда вычисляется функция cdr список становится короче, до тех пор пока не останется пустой список. В этот раз проверка-истинна-ложь цикла while вернет ложное значение, и тело цикла больше не будет вычисляться. </text:p>
      <text:p text:style-name="Standard">Например, список животных, связанных с переменной животные можно связать с CDR первоначального списка, с помощью следующего выражения: </text:p>
      <text:p text:style-name="Standard"><text:s/><text:tab/>(setq животные (cdr животные))</text:p>
      <text:p text:style-name="Standard">Если вы вычислите предыдущее выражение, а затем вычислите это выражение, то вы увидите, что в эхо-области появится (газель лев тигр). Если вы снова вычислите это выражение, то в эхо-области появится (лев тигр), после еще одного вычисления вы увидите (тигр) и наконец nil. </text:p>
      <text:p text:style-name="Standard">Шаблон для цикла while, в котором используется функция cdr для того, чтобы постепенно проверка-истина-ложь наконец-то вернула ложь и цикл закончился, выглядит следующим образом: </text:p>
      <text:p text:style-name="Standard"><text:s/><text:tab/>(while проверить-пуст-ли-список</text:p>
      <text:p text:style-name="Standard"><text:s text:c="2"/>тело...</text:p>
      <text:p text:style-name="Standard"><text:s text:c="2"/>установить-список-в-cdr-списка)</text:p>
      <text:p text:style-name="Standard">Эту проверку и использование cdr можно сложить вместе в функцию, которая проходит через список и печатает каждый элемент списка на отдельной строке.</text:p>
      <text:h text:style-name="Heading_20_3" text:outline-level="3">11.1.2 Пример: print-elements-of-list </text:h>
      <text:p text:style-name="Standard">Функция печать-элементов-списка иллюстрирует использование цикла while со списком. </text:p>
      <text:p text:style-name="Standard">Этой функции требуется несколько строк для вывода. Поскольку эхо-область вмещает только одну строку, то мы не сможем показать как она работает, тем же способом, как мы показывали функции в прошлом, вычисляя их не выходя из буфреа Info. Вместо этого, вам надо будет скопировать необходимые выражения в ваш буфер `*scratch*' и вычислить их там. Вы можете скопировать выражения поставив метку в начале региона с помощью сочетания клавиш C-SPC (set-mark-command), затем переместив курсор в конец региона и скопировав регион с помощью M-w (copy-region-as-kill). В буфере `*scratch*' вы можете вставить выражения назад, с помощью C-y (yank). </text:p>
      <text:p text:style-name="Standard">После того, как вы скопировали выражения в буфер `*scratch*', последовательно вычислите их. Обязательно вычислите последнее выражение --- (печать-элементов-списка), нажав C-u C-x C-e, то есть задав префикс аргумент к eval-last-sexp. Это заставит вывести результат вычисления в буфер `*scratch*' а не в эхо-области. (В противном случае вы уви<text:soft-page-break/>дите в эхо-области что-то подобное: ^Jжираф^J^Jгазель^J^Jлев^J^Jтигр^Jnil, где каждый символ `^J' означает символ новой строки, которая в буфере `*scratch*' будет разделять слова на отдельные строки. Вы можете вычислить выражения прямо в буфер Info, для того, чтобы посмотреть что получится). </text:p>
      <text:p text:style-name="Standard"><text:s/><text:tab/>(setq животные '(жираф газель лев тигр))</text:p>
      <text:p text:style-name="Standard">(defun печать-элементов-списка (list)</text:p>
      <text:p text:style-name="Standard"><text:s text:c="2"/>"Печатать каждый элемент СПИСКА на отдельной строке."</text:p>
      <text:p text:style-name="Standard"><text:s text:c="2"/>(while list</text:p>
      <text:p text:style-name="Standard"><text:s text:c="4"/>(print (car list))</text:p>
      <text:p text:style-name="Standard"><text:s text:c="4"/>(setq list (cdr list))))</text:p>
      <text:p text:style-name="Standard">(печать-элементов-списка животные)</text:p>
      <text:p text:style-name="Standard">Когда вы последовательно вычислите эти три выражения в буфере `*scratch*', то в нем там будет напечатано: </text:p>
      <text:p text:style-name="Standard"><text:s/><text:tab/>жираф</text:p>
      <text:p text:style-name="Standard">газель</text:p>
      <text:p text:style-name="Standard">лев</text:p>
      <text:p text:style-name="Standard">тигр</text:p>
      <text:p text:style-name="Standard">nil</text:p>
      <text:p text:style-name="Standard">Каждый элемент списка выведен на отдельной строке (это делает функция print), за затем печатается значение, возвращенное функцией. Поскольку, последним выражением функции является цикл while, а цикл while всегда возвращает nil, то за последним элементом списка будет напечатано значение nil.</text:p>
      <text:h text:style-name="Heading_20_3" text:outline-level="3">11.1.3 Цикл с увеличивающимся счетчиком </text:h>
      <text:p text:style-name="Standard">Цикл не особенно полезен, если он не останавливается, когда это необходимо. Кроме управления циклом с помощью списка, обычный способ остановки цикла --- это написать первым элементом проверку, которая возвращает ложь когда завершится необходимое число повторений. Это значит что цикл должен иметь счетчик --- выражение, которое считает сколько раз цикл повторился. </text:p>
      <text:p text:style-name="Standard">Проверка может быть выражением таким, как (&lt; счетчик нужное-число), которое вернет t, если значение счетчик меньше чем нужное-число повторов, и nil, если счетчик равен или больше чем нужное-число. Выражение которое увеличивает счетчик может быть простым выражением setq, таким как (setq счетчик (1+ счетчик)), где 1+ --- встроенная в Emacs Лисп функция которая добавляет 1 к своему аргументу. (Выражение (1+ счетчик) имеет тоже самое значение, что и (+ счетчик 1), но для человека первое выражение более понятно.) </text:p>
      <text:p text:style-name="Standard">Шаблон для цикла while управляемого увеличивающимся счетчиком выглядит следующим образом: </text:p>
      <text:p text:style-name="Standard"><text:s/><text:tab/>установить-счетчик-к-начальному-значению</text:p>
      <text:p text:style-name="Standard">(while (&lt; счетчик нужное-число) <text:s text:c="8"/>; проверка-истинна-ложь</text:p>
      <text:p text:style-name="Standard"><text:s text:c="2"/>тело... <text:s text:c="19"/></text:p>
      <text:p text:style-name="Standard"><text:soft-page-break/><text:s text:c="2"/>(setq счетчик (1+ счетчик))) <text:s text:c="9"/>; инкремент, увеличение</text:p>
      <text:p text:style-name="Standard">Необходимо отметить, что вам надо будет присвоить счетчик начальное значение; обычно оно равно 1.</text:p>
      <text:h text:style-name="Heading_20_4" text:outline-level="4">Пример с увеличивающимся счетчиком </text:h>
      <text:p text:style-name="Standard">Предположим, что вы играете на пляже и решили составить из камушков треугольник, положив один камень в первую линию, два во вторую, три в третью линию и так далее, вот так: </text:p>
      <text:p text:style-name="Standard"><text:s/><text:tab/> <text:s text:c="14"/>*</text:p>
      <text:p text:style-name="Standard"><text:s text:c="14"/>* *</text:p>
      <text:p text:style-name="Standard"><text:s text:c="13"/>* * *</text:p>
      <text:p text:style-name="Standard"><text:s text:c="12"/>* * * *</text:p>
      <text:p text:style-name="Standard">(Около 2500 лет назад, Пифагор и другие начали изучение теории чисел, рассматривая именно такие вопросы.) </text:p>
      <text:p text:style-name="Standard">Предположим, что вы хотите знать сколько камней вам понадобится для того чтобы сложить треугольник из семи строк? </text:p>
      <text:p text:style-name="Standard">Ясно, что вам надо будет добавить числа от 1 до 7. Есть два способа сделать это --- начать с самого маленького числа, единицы и добавлять последовательно 1, 2, 3, 4 и так далее; или начать с самого большого числа и добавлять вниз по уменьшению: 7, 6, 5, 4 и так далее. Из-за того, что оба механизма демонстрируют обычные способы используемые в циклах, мы создадим два примера, один считающий вверх и другой считающий вниз. В первом примере мы начнем с 1 и будем добавлять 2, 3, 4 и так далее. </text:p>
      <text:p text:style-name="Standard">Если вам надо добавить только короткий список чисел, то самый легкий способ сделать это --- сложить все числа одновременно. Однако, если вы не знаете заранее сколько будет чисел в списке или вы хотите быть готовы к самым длинным спискам, то вам надо будет организовать сложение так, что вам надо будет повторять простой процесс столько раз, сколько надо, вместо того чтобы сразу выполнить один сложный процесс. </text:p>
      <text:p text:style-name="Standard">Например, вместо того чтобы складывать все камни сразу, вы можете сложить число камней в первой строке, 1, с числом камней во второй строке, 2, и затем добавить к итоговой сумме число камней в третьей строке, 3. После этого, вы можете добавить число камней в четвертой строке, 4, к сумме первых трех строк, и так далее. </text:p>
      <text:p text:style-name="Standard">Главная характеристика этого процесса --- повторение очень простое. В этом случае за каждый шаг мы добавляем только два числа --- число камней в строке к итоговому числу. Этот процесс сложения двух чисел повторяется снова и снова, до тех пор, пока к итоговому результату не будет добавлена последняя строка. В более сложных циклах повторяющиеся действия могут быть не такими простыми, но это будет проще чем делать все сразу.</text:p>
      <text:h text:style-name="Heading_20_4" text:outline-level="4">Части определения функции </text:h>
      <text:p text:style-name="Standard">Предыдущий анализ подготовил нас к созданию нашего определения функции --- во первых нам понадобиться переменная, которую мы можем назвать итог, и где будет храниться итоговое число камней. Именно это значение и будет возвращать наша функция. </text:p>
      <text:p text:style-name="Standard">Во вторых, мы знаем что функции нужен будет аргумент --- этот аргумент будет обозначать число строк в треугольнике. Его можно назвать число-строк. </text:p>
      <text:p text:style-name="Standard">Наконец нам понадобиться переменная, которую мы будем использовать как счетчик. <text:soft-page-break/>Мы могли бы назвать ее счетчик, но лучше ее назвать номер-строки. Поскольку этот счетчик считает строки и программы, то надо давать максимально понятные имена. </text:p>
      <text:p text:style-name="Standard">Когда интерпретатор Лиспа начинает вычислять выражения функции, значение итог надо установить в ноль, поскольку мы пока ничего не добавили. После этого функция должна добавить число камней в первой строке к итогу, затем число камней во второй строке, затем число камней в третьей строке и так далее, до тех пор, пока не останется строк для добавления. </text:p>
      <text:p text:style-name="Standard">Обе переменные --- итог и число-строк используются только внутри функции, поэтому они могут быть объявлены как локальные переменные, с помощью let, где им будут присвоены начальные значения. Ясно что начальным значением итог должен быть 0. А начальное значение число-строк должно быть равно 1, поскольку мы начнем считать с первой строки. Это значит, что выражение let будет выглядеть следующим образом: </text:p>
      <text:p text:style-name="Standard"><text:s/><text:tab/> <text:s/>(let ((итог 0)</text:p>
      <text:p text:style-name="Standard"><text:s text:c="8"/>(номер-строки 1))</text:p>
      <text:p text:style-name="Standard"><text:s text:c="4"/>тело...)</text:p>
      <text:p text:style-name="Standard">После объявления внутренних переменных и присвоения им начальных значений, мы можем начать цикл while. Выражение, которое будет работать как проверка, должна возвращать t, если истинна пока значение номер-строки меньше или равно число-строк. (Если бы выражение проверяло только то, что номер строки меньше чем число строк, то мы бы никогда не добавили последнюю строку к итогу; поэтому номер строки может быть меньше или равен числу строк). </text:p>
      <text:p text:style-name="Standard">В Лиспе присутствует функция &lt;=, которая возвращает истину если значение первого аргумента меньше или равно значению второго аргумента, или ложь в противном случае. Поэтому выражение, которое будет вычислять цикл while как проверочное условие будет выглядеть следующим должно образом: </text:p>
      <text:p text:style-name="Standard"><text:s/><text:tab/>(&lt;= номер-строки число-строк)</text:p>
      <text:p text:style-name="Standard">Итоговое число камней можно найти, снова добавляя число камней в строке к итоговому числу камней. Поскольку число камней в строке равно номеру строки, то итог можно найти, просто добавляя номер строки к итоговому результату. (Ясно, что в более сложной ситуации, число камней в строке может быть связано с номером строки более сложным способом; в этом случае, номер строки надо будет заменить соответствующим выражением). </text:p>
      <text:p text:style-name="Standard"><text:s/><text:tab/>(setq итог (+ итог номер-строки))</text:p>
      <text:p text:style-name="Standard">В этом выражении новому значению итог присваивается сумма предыдущего значение итог и число камней в текущей строке. </text:p>
      <text:p text:style-name="Standard">После изменения значения итог, надо как-то изменить переменную, которая входит в условие цикла. Это делается увеличением значения переменной текущая-строка, которая служит счетчиком для нашей функции. После того как переменная текущая-строка будет увеличена, проверка-истина-ложь в начале цикла while снова проверит не стало ли ее значение больше чем значение число-строк, и если она все еще меньше, то цикл повторится снова. </text:p>
      <text:p text:style-name="Standard">Существующая в Emacs Lisp функция 1+ добавляет 1 к своему аргументу, поэтому переменная текущая-строка, может быть увеличена с помощью следующего выражения: </text:p>
      <text:p text:style-name="Standard"><text:s/><text:tab/>(setq текущая-строка (1+ текущая-строка))</text:p>
      <text:h text:style-name="Heading_20_4" text:outline-level="4"><text:soft-page-break/>Составляем определение функции </text:h>
      <text:p text:style-name="Standard">Мы уже рассмотрели части определение функции; сейчас нам надо только сложить их вместе. </text:p>
      <text:p text:style-name="Standard">Вначале возьмем выражение while: </text:p>
      <text:p text:style-name="Standard"><text:s/><text:tab/>(while (&lt;= текущая-строка число-строк) <text:s text:c="2"/>; проверка-истина-ложь</text:p>
      <text:p text:style-name="Standard"><text:s text:c="2"/>(setq итог (+ итог текущая-строка))</text:p>
      <text:p text:style-name="Standard"><text:s text:c="2"/>(setq текущая-строка (1+ текущая-строка))) <text:s text:c="3"/>; увеличение</text:p>
      <text:p text:style-name="Standard">Вместе со списком переменных выражения let, этот код почти завершает тело определения функции. Однако для завершения всей картины все же требуется нанести последний штрих. </text:p>
      <text:p text:style-name="Standard">Последний штрих --- это поместить переменную итог на отдельную строку после выражения while. В противном случае значение возвращенное функцией будет значением возвращаемым циклом while, поскольку этот цикл является последним выражением функции, а он всегда возвращает nil. </text:p>
      <text:p text:style-name="Standard">Это может быть не заметно на первый взгляд. Код выглядит так, как будто бы увеличивающее выражение --- это последнее выражение всей функции. Но это выражение только часть тела while --- последний элемент списка, который начинается с символа while. Более того, сам цикл while --- это список внутри тела let. </text:p>
      <text:p text:style-name="Standard">Схематично, функция выглядит следующим образом: </text:p>
      <text:p text:style-name="Standard"><text:s/><text:tab/>(defun имя-функции (список-аргументов)</text:p>
      <text:p text:style-name="Standard"><text:s text:c="2"/>"документация..."</text:p>
      <text:p text:style-name="Standard"><text:s text:c="2"/>(let (список-переменных)</text:p>
      <text:p text:style-name="Standard"><text:s text:c="4"/>(while (проверка-истина-ложь)</text:p>
      <text:p text:style-name="Standard"><text:s text:c="6"/>тело-while... )</text:p>
      <text:p text:style-name="Standard"><text:s text:c="6"/>... ) <text:s text:c="13"/>; Здесь необходимо последнее выражение.</text:p>
      <text:p text:style-name="Standard">Результат вычисления let --- это то что вернет defun, поскольку let не вложена в какой-нибудь внешний список кроме самой defun. Однако, если while --- это последний элемент выражения let, то функция всегда будет возвращать nil. А это совсем не то что мы хотим! В самом деле, то что мы хотим получить --- это значение переменной итог. Его можно получить просто поместив этот символ, как последний элемент списка let. Он будет вычислен после того, как будут вычислены все предыдущие элементы let, в том числе и цикл while, а это значит, что там будет храниться правильный итоговый результат. </text:p>
      <text:p text:style-name="Standard">Это может быть более понятным, если напечатать список начинающийся с let в одну строку. В таком формате сразу видно, что список-переменных и выражение while являются соответственно вторым и третьим элементом списка начинающегося с let, а итог --- это последний элемент: </text:p>
      <text:p text:style-name="Standard"><text:s/><text:tab/>(let (список-пер) (while (проверка-истина-ложь) тело-while... ) итог) </text:p>
      <text:p text:style-name="Standard">Сложив все вместе, полное определение функции треугольник выглядит следующим образом: </text:p>
      <text:p text:style-name="Standard"><text:s/><text:tab/>(defun треугольник (число-строк) <text:s text:c="3"/>; Версия с</text:p>
      <text:p text:style-name="Standard"><text:s text:c="36"/>; <text:s text:c="2"/>увеличивающимся счетчиком.</text:p>
      <text:p text:style-name="Standard"><text:soft-page-break/><text:s text:c="2"/>"Считает число камней в треугольнике.</text:p>
      <text:p text:style-name="Standard">Первая строка один камень, вторая два камня,</text:p>
      <text:p text:style-name="Standard">третья строка три камня, и так далее.</text:p>
      <text:p text:style-name="Standard">Аргумент---ЧИСЛО-СТРОК."</text:p>
      <text:p text:style-name="Standard"><text:s text:c="2"/>(let ((итог 0)</text:p>
      <text:p text:style-name="Standard"><text:s text:c="8"/>(текущая-строка 1))</text:p>
      <text:p text:style-name="Standard"><text:s text:c="4"/>(while (&lt;= текущая-строка число-строк)</text:p>
      <text:p text:style-name="Standard"><text:s text:c="6"/>(setq итог (+ итог текущая-строка))</text:p>
      <text:p text:style-name="Standard"><text:s text:c="6"/>(setq текущая-строка (1+ текущая-строка)))</text:p>
      <text:p text:style-name="Standard"><text:s text:c="4"/>итог))</text:p>
      <text:p text:style-name="Standard">После того как вы установили треугольник, вычислив определение функции, вы можете опробовать ее. Ниже приведены два примера: </text:p>
      <text:p text:style-name="Standard"><text:s/><text:tab/>(треугольник 4)</text:p>
      <text:p text:style-name="Standard">(треугольник 7)</text:p>
      <text:p text:style-name="Standard">Сумма первых четырех чисел --- 10, а сумма первых семи чисел --- 28.</text:p>
      <text:h text:style-name="Heading_20_3" text:outline-level="3">11.1.4 Цикл с уменьшающимся счетчиком </text:h>
      <text:p text:style-name="Standard">Другой обычный способ создания цикла while --- это написать в нем проверку, где выясняется больше счетчик нуля или нет. До тех пор пока счетчик больше нуля, цикл повторяется. Но когда счетчик равен или меньше нуля, цикл останавливается. Для того чтобы это работало, счетчику надо присвоить какое-нибудь значение большее нуля, которое в теле цикла будет постепенно уменьшаться. </text:p>
      <text:p text:style-name="Standard">В этом случае проверяемым условием цикла может быть выражение такое как, например (&gt; счетчик 0), которое возвращает t, если значение счетчик больше нуля и nil, если значение счетчик меньше или равно нулю. Выражение, которое уменьшает счетчик с каждым выполнением цикла может быть простым выражением setq, например, (setq счетчик (1- счетчик)), где 1- встроенная в Emacs Lisp функция, которая вычитает 1 из своего аргумента. </text:p>
      <text:p text:style-name="Standard">Шаблон для уменьшающего цикла while выглядит следующим образом: </text:p>
      <text:p text:style-name="Standard"><text:s/><text:tab/>(while (&gt; счетчик 0) <text:s text:c="19"/>; проверка-истина-ложь</text:p>
      <text:p text:style-name="Standard"><text:s text:c="2"/>body...</text:p>
      <text:p text:style-name="Standard"><text:s text:c="2"/>(setq счетчик (1- счетчик))) <text:s text:c="9"/>; уменьшение</text:p>
      <text:h text:style-name="Heading_20_4" text:outline-level="4">Пример с уменьшением счетчика </text:h>
      <text:p text:style-name="Standard">Чтобы продемонстрировать цикл с уменьшающимся счетчиком, мы перепишем функцию треугольник, таким образом, чтобы счетчик уменьшался. </text:p>
      <text:p text:style-name="Standard">Можно сказать, что это реверсивная ранняя версия функции. Теперь, чтобы выяснить сколько камней надо, чтобы создать треугольник из трех линий мы сложим число камней в последней строке --- 3, с числом камней в предыдущей строке --- 2, и затем добавим итог сложения этих двух строк к числу камней в первой строке --- 1. </text:p>
      <text:p text:style-name="Standard"><text:soft-page-break/>Аналогично, чтобы найти число камней в треугольнике из 7 строк, сложим число камней в седьмой строке, с числом камней в предыдущей строке --- 6 и затем добавим к итоговой сумме число камней в пятой строке --- 5, ну и так далее. Как и в предыдущем примере, в каждом сложении участвуют только два числа --- общее число камней в уже добавленных строках и число камней в текущей строке. Этот процесс сложения двух чисел будет повторятся снова и снова, до тех пор пока больше не останется строк для добавления. </text:p>
      <text:p text:style-name="Standard">Мы знаем с какого числа камней начать: число камней в последней строке равно числу строк. Если треугольник состоит из семи строк, то число камней в последней строке равно 7. Еще мы знаем сколько камней в предыдущей строке: их на один меньше, чем число камней в текущей строке.</text:p>
      <text:h text:style-name="Heading_20_4" text:outline-level="4">Части определения функции </text:h>
      <text:p text:style-name="Standard">Мы начнем работу с объявления трех переменных: числа строк в треугольнике; числа камней в текущей строке; и итогового числа камней, которое нам и надо вычислить. Эти переменные можно назвать число-строк, текущая-строка и итог, соответственно. </text:p>
      <text:p text:style-name="Standard">Обе переменные, и итог и текущая-строка используются только внутри функции и обьявляются с помощью let. Начальным значением переменной итог должно быть конечно, ноль. Однако начальное значение текущая-строка должна быть равна числу строк в треугольнике, поскольку мы начнем сложение с самой длинной строки. </text:p>
      <text:p text:style-name="Standard">Это значит, что начало выражения let будет выглядеть следующим образом: </text:p>
      <text:p text:style-name="Standard"><text:s/><text:tab/>(let ((итог 0)</text:p>
      <text:p text:style-name="Standard"><text:s text:c="6"/>(текущая-строка число-строк))</text:p>
      <text:p text:style-name="Standard"><text:s text:c="2"/>body...)</text:p>
      <text:p text:style-name="Standard">Итоговое число камней можно найти, последовательно добавляя число камней в текущей строке к уже найденной сумме, то есть повторно вычисляя следующее выражение: </text:p>
      <text:p text:style-name="Standard"><text:s/><text:tab/>(setq итог (+ итог текущая-строка))</text:p>
      <text:p text:style-name="Standard">После того, как текущая-строка добавлена к значению итог, значение текущая-строка будет уменьшено на один, теперь когда в следующий раз цикл будет повторятся, то к итогу будет добавлено число камней в предыдущей строке. </text:p>
      <text:p text:style-name="Standard">Поскольку число камней в предыдущей строке на единицу меньше чем число камней в текущей строке, то для вычисления числа камней в предыдущей строке можно использовать встроенную в Emacs Lisp функцию 1-. Это делается в следующем выражении: </text:p>
      <text:p text:style-name="Standard"><text:s/><text:tab/>(setq текущая-строка (1- текущая-строка))</text:p>
      <text:p text:style-name="Standard">Наконец, мы знаем что цикл while должен прекратить вычисления, когда будет добавлена первая строка, где всего один камень. Поэтому проверка для цикла while выглядит очень просто: </text:p>
      <text:p text:style-name="Standard"><text:s/><text:tab/>(while (&gt; текущая-строка 0)</text:p>
      <text:h text:style-name="Heading_20_4" text:outline-level="4">Составляем определение функции </text:h>
      <text:p text:style-name="Standard">Соединив все рассмотренные выражения вместе, у нас получиться следующее определение функции: </text:p>
      <text:p text:style-name="Standard"><text:s/><text:tab/>;;; Первая версия с уменьшающимся счетчиком.</text:p>
      <text:p text:style-name="Standard"><text:soft-page-break/>(defun треугольник (число-строк) <text:s text:c="7"/></text:p>
      <text:p text:style-name="Standard"><text:s text:c="2"/>"Найти числи камней в треугольнике."</text:p>
      <text:p text:style-name="Standard"><text:s text:c="2"/>(let ((итог 0)</text:p>
      <text:p text:style-name="Standard"><text:s text:c="8"/>(текущая-строка число-строк))</text:p>
      <text:p text:style-name="Standard"><text:s text:c="4"/>(while (&gt; текущая-строка 0)</text:p>
      <text:p text:style-name="Standard"><text:s text:c="6"/>(setq итог (+ итог текущая-строка))</text:p>
      <text:p text:style-name="Standard"><text:s text:c="6"/>(setq текущая-строка</text:p>
      <text:p text:style-name="Standard"><text:s text:c="12"/>(1- текущая-строка)))</text:p>
      <text:p text:style-name="Standard"><text:s text:c="4"/>итог))</text:p>
      <text:p text:style-name="Standard">Эта функция работает, как и надо. </text:p>
      <text:p text:style-name="Standard">Однако выясняется, что одна из локальных переменных, текущая-строка не нужна! </text:p>
      <text:p text:style-name="Standard">Когда будет вычисляться функция треугольник, то символ число-строк будет связан с числом, которое при вызове функциибыло задано в качестве начального значение. Это число можно изменять в теле функции, как будто это локальная переменная, не опасаясь что изменения будут видны вне этой функции. Это весьма полезное свойство Лиспе; это значит, что переменную число-строк можно использовать в функции, вместо переменной текущая-строка. </text:p>
      <text:p text:style-name="Standard">Ниже приведена вторая версия функции, котороя выглядит более понятно: </text:p>
      <text:p text:style-name="Standard"><text:s/><text:tab/>(defun треугольник (число) <text:s text:c="15"/>; Вторая версия.</text:p>
      <text:p text:style-name="Standard"><text:s text:c="2"/>"Возвращает сумму чисел от 1 до ЧИСЛО включительно."</text:p>
      <text:p text:style-name="Standard"><text:s text:c="2"/>(let ((итог 0))</text:p>
      <text:p text:style-name="Standard"><text:s text:c="4"/>(while (&gt; число 0)</text:p>
      <text:p text:style-name="Standard"><text:s text:c="6"/>(setq итог (+ итог число))</text:p>
      <text:p text:style-name="Standard"><text:s text:c="6"/>(setq число (1- число)))</text:p>
      <text:p text:style-name="Standard"><text:s text:c="4"/>итог))</text:p>
      <text:p text:style-name="Standard">Вкратце говоря, правильно написанный цикла while будет состоять из трех частей: </text:p>
      <text:p text:style-name="Standard">Проверки, которая должна возвращать ложное значение после того, как цикл повторился нужное число раз. </text:p>
      <text:p text:style-name="Standard">Главного вычисляемого выражения, которое мы вернем, после того, как цикл повторится нужное число раз. </text:p>
      <text:p text:style-name="Standard">Выражения, где изменяется значение передаваемое в проверку-истина-ложь, так чтобы проверка возвращала ложное значение только после того, как цикл повторился нужное число раз</text:p>
      <text:h text:style-name="Heading_20_2" text:outline-level="2">11.2 Рекурсия </text:h>
      <text:p text:style-name="Standard">Рекурсивная функция содержит в своем теле выражения в которых вызывается сама эта функция. Когда эта функция вызывает сама себя, она снова вычисляет выражения, где вызывается эта функция, поэтому функция вычисляет саму себя ... и .... Рекурсивная функ<text:soft-page-break/>ция будет продолжать вызывать себя снова и снова, если в ней также не предусмотрено условия для остановки рекурсии. </text:p>
      <text:p text:style-name="Standard">Рекурсивная функция обычно содержит условное выражение, которое имеет три части: </text:p>
      <text:list xml:id="list31586447" text:style-name="L2">
        <text:list-item>
          <text:p text:style-name="P5">Проверку-истина-ложь, которая определяет вызывать ли снова эту функцию, обычно называемую рекурсивная-проверка. </text:p>
        </text:list-item>
        <text:list-item>
          <text:p text:style-name="P5">Имя функции. </text:p>
          <text:p text:style-name="P5">Выражение, которое заставляет рекурсивную-проверку вернуть ложь после нужного числа повторов, обычно называемую выражение-следующего-вызова. </text:p>
        </text:list-item>
      </text:list>
      <text:p text:style-name="Standard">Рекурсивные функции могут быть намного проще чем обычные функции. И в самом деле, когда люди впервые начали их использовать, они часто получались настолько простыми, что в это было трудно поверить. Как и для того, чтобы научиться кататься на велосипеде, для того, чтобы научиться понимать рекурсивные функции надо приложить усилии, но зато потом все становится очень простым. </text:p>
      <text:p text:style-name="Standard">Шаблон для рекурсивной функции выглядит следующим образом: </text:p>
      <text:p text:style-name="Standard"><text:s/><text:tab/>(defun имя-рекурсивной-функции (список-аргументов)</text:p>
      <text:p text:style-name="Standard"><text:s text:c="2"/>"документация..."</text:p>
      <text:p text:style-name="Standard"><text:s text:c="2"/>тело...</text:p>
      <text:p text:style-name="Standard"><text:s text:c="2"/>(if рекурсивная-проверка</text:p>
      <text:p text:style-name="Standard"><text:s text:c="4"/>(имя-рекурсивной-функции </text:p>
      <text:p text:style-name="Standard"><text:s text:c="9"/>выражение-следующего-вызова)))</text:p>
      <text:p text:style-name="Standard">Каждый раз, когда вычисляется рекурсивная функция, ее аргументом становится `выражение-следующего-вызова', и это значение используется в рекурсивной проверке. `Выражение-следующего-вызова' создается таким образом, чтобы рекурсивная-проверка закончилась неудачей именно тогда, когда функция больше не должна повторяться. </text:p>
      <text:p text:style-name="Standard">Рекурсивную-проверку иногда называют условием завершения, поскольку она останавливает повторы, когда возвращает ложное значение.</text:p>
      <text:h text:style-name="Heading_20_3" text:outline-level="3">11.2.1 Рекурсия на списке </text:h>
      <text:p text:style-name="Standard">Пример цикла while, который печатал элементы списка, можно переписать рекурсивно. Ниже приведен код который делает это, включая выражение присваивающий список переменной животные. </text:p>
      <text:p text:style-name="Standard">Этот пример надо скопировать в буфер `*scratch*' и там последовательно вычислить каждое выражение. Используйте C-u C-x C-e для того, чтобы вычислить последнее выражение, так, чтобы результат отпечатался в буфере; в противном случае интерпретатор Лиспа сожмет результат в одну строку для отображения в эхо-области. </text:p>
      <text:p text:style-name="Standard">Расположите курсор сразу за последней закрывающей скобкой функции рекурсивная-печать-элементов, перед комментарием. В притивном случае интерпретатор Лиспа попробует вычислить комментарий. </text:p>
      <text:p text:style-name="Standard"><text:s/><text:tab/>(setq животные '(жираф газель лев тигр))</text:p>
      <text:p text:style-name="Standard">(defun рекурсивная-печать-элементов (список)</text:p>
      <text:p text:style-name="Standard"><text:soft-page-break/><text:s text:c="2"/>"Печать каждого элемента СПИСОК на отдельной строке.</text:p>
      <text:p text:style-name="Standard">Использует рекурсию."</text:p>
      <text:p text:style-name="Standard"><text:s text:c="2"/>(print (car список)) <text:s text:c="17"/>; тело</text:p>
      <text:p text:style-name="Standard"><text:s text:c="2"/>(if список <text:s text:c="27"/>; рекурсивная-проверка</text:p>
      <text:p text:style-name="Standard"><text:s text:c="6"/>(рекурсивная-печать-элементов <text:s text:c="4"/>; рекурсивный вызов</text:p>
      <text:p text:style-name="Standard"><text:s text:c="7"/>(cdr список)))) <text:s text:c="17"/>; выражение-следующего-вызова</text:p>
      <text:p text:style-name="Standard">(рекурсивная-печать-элементов животные)</text:p>
      <text:p text:style-name="Standard">Функция рекурсивная-печать-элементов вначале печатает первый элемент списка --- значение поля CAR списка. Затем, если список не пуст, то функция вызывает сама себя, но при вызове передает в качестве аргумента не весь список, а второй и последующие элементы списка, то есть --- поле CDR списка. </text:p>
      <text:p text:style-name="Standard">Когда происходит вычисление, функция печатает первый элемент списка, который она получила в качестве аргумента (теперь это будет второй элемент первоначального списка). Затем вычисляется выражение if, и если оно снова возвращает истинное значени, то функция снова вызывает сама себя, передавая в качестве аргумента CDR списка, с которым она была вызвана, то есть (после второго вызова) --- это значение CDR от значения CDR первоначального списка. </text:p>
      <text:p text:style-name="Standard">Каждый раз, когда функция вызывает сама себя, она при вызове передает аргумент, который короче первоначального списка. В конце концов она вызовет себя задав в качестве аргумента пустой список. Функция nil напечатает пустой список как nil. Затем, в условном выражении проверится значание список. Поскольку сейчас его значение равно nil, то проверка завершится неудачей, и поэтому then-часть вычислятся не будет. И вся функция вернет nil. Поэтому вы увидите nil дважды, когда вы вычислите эту функцию. </text:p>
      <text:p text:style-name="Standard">Если вы вычислите (рекурсивная-печать-элементов животные) в буфере `*scratch*', то вы увидите следующий результат: </text:p>
      <text:p text:style-name="Standard"><text:s/><text:tab/>жираф</text:p>
      <text:p text:style-name="Standard">газель</text:p>
      <text:p text:style-name="Standard">лев</text:p>
      <text:p text:style-name="Standard">тигр</text:p>
      <text:p text:style-name="Standard">nil</text:p>
      <text:p text:style-name="Standard">nil</text:p>
      <text:p text:style-name="Standard">(Первое nil --- это напечатанное значение пустого списка; а второе nil --- это значение которое вернуло вся функция).</text:p>
      <text:h text:style-name="Heading_20_3" text:outline-level="3">11.2.2 Рекурсия на месте счетчика </text:h>
      <text:p text:style-name="Standard">Функцию треугольник, приведенную в предыдущем разделе, также можно переписать в виде рекурсии. Она будет выглядеть следующим образом: </text:p>
      <text:p text:style-name="Standard"><text:s/><text:tab/>(defun рекурсивный-треугольник (число)</text:p>
      <text:p text:style-name="Standard"><text:s text:c="2"/>"Возвращает сумму чисел от 1 до ЧИСЛО включительно.</text:p>
      <text:p text:style-name="Standard">Использует рекурсию."</text:p>
      <text:p text:style-name="Standard"><text:soft-page-break/><text:s text:c="2"/>(if (= число 1) <text:s text:c="19"/>; рекурсивная-проверка</text:p>
      <text:p text:style-name="Standard"><text:s text:c="6"/>1 <text:s text:c="30"/>; then-часть</text:p>
      <text:p text:style-name="Standard"><text:s text:c="4"/>(+ число <text:s text:c="24"/>; else-часть</text:p>
      <text:p text:style-name="Standard"><text:s text:c="7"/>(рекурсивный-треугольник <text:s text:c="9"/>; рекурсивный вызов</text:p>
      <text:p text:style-name="Standard"><text:s text:c="8"/>(1- число))))) <text:s text:c="14"/>; выражение-следующего-вызова</text:p>
      <text:p text:style-name="Standard">(рекурсивный-треугольник 7)</text:p>
      <text:p text:style-name="Standard">Вы можете установить данную функцию вычислив ее и затем проверить ее работу, вычислив (рекурсивный-треугольник 7). (Не забудьте расположить курсор сразу за закрывающей скобкой определения функции, перед комментарием). </text:p>
      <text:p text:style-name="Standard">Чтобы понять как работает эта функция, давайте рассмотрим что произойдет в при ее вызове с разными аргументами, когда мы передадим в функцию значения 1, 2, 3, или 4. </text:p>
      <text:p text:style-name="Standard">Первое, что случится если значение аргумента равно 1? </text:p>
      <text:p text:style-name="Standard">Первое выражение в теле функции --- это выражение if. Оно проверяет равно ли значение переменной число единице; если да, то Emacs вычисляет then-часть выражения if, которое возвращает число 1 в качестве значения функции. (Треугольник состоящий только из одной строки можно сложить из одного камня). </text:p>
      <text:p text:style-name="Standard">Предположим, что теперь значение аргумента равно 2. В этом случае, Emacs вычислит else-часть выражения if. </text:p>
      <text:p text:style-name="Standard">Else-часть состоит из сложения, рекурсивного вызова функции рекурсивный-треугольник и уменьшения числа; все это выглядит следующим образом: </text:p>
      <text:p text:style-name="Standard"><text:s/><text:tab/>(+ число (рекурсивный-треугольник (1- число)))</text:p>
      <text:p text:style-name="Standard">Когда Emacs вычисляет это выражение, то сначала вычисляется самое внутреннее выражение; затем последовательно вычисляются другие части выражения. Рассмотрим эти шаги более подробно: </text:p>
      <text:p text:style-name="Standard"><text:span text:style-name="T4">Этап 1 Вычисление самого внутреннего выражения. </text:span></text:p>
      <text:p text:style-name="P6">Самое внутреннее выражение --- это (1- число), поэтому Emacs вначале уменьшает число с 2 до 1. </text:p>
      <text:p text:style-name="Standard"><text:span text:style-name="T4">Этап 2 Вычисление функции рекурсивный-треугольник. </text:span></text:p>
      <text:p text:style-name="P2">Не имеет значения, что вызов этой функции происходит из нее же самой. Emacs передаст результат Этапа 1 в качестве аргумента при вызове функции рекурсивный-треугольник. </text:p>
      <text:p text:style-name="P3">То есть, теперь, Emacs вычислит рекурсивный-треугольник с аргументом равным 1. Это значит, что вычисление рекурсивный-треугольник вернет 1 (как мы уже знаем). </text:p>
      <text:p text:style-name="Standard"><text:span text:style-name="T4">Этап 3 Вычисление значения число. </text:span></text:p>
      <text:p text:style-name="P2">Переменная число --- это первый элемент списка, который начинается с символа +; его значение равно 2. </text:p>
      <text:p text:style-name="Standard"><text:span text:style-name="T4">Этап 4 Вычисление выражения +. </text:span></text:p>
      <text:p text:style-name="P3">Выражение + получает два аргумента --- первый от вычисления число (Этап 3) и второй от вычисления рекурсивный-треугольник (Этап 2). </text:p>
      <text:p text:style-name="P3"><text:soft-page-break/>Результат этого сложения --- это сумма 2 плюс 1, то есть будет возвращено число 3 (ведь треугольник из двух строк можно сложить из трех камней).</text:p>
      <text:h text:style-name="Heading_20_4" text:outline-level="4">Аргумент 3 </text:h>
      <text:p text:style-name="P1">Предположим, что функция рекурсивный-треугольник вызвана с аргументом равным 3. </text:p>
      <text:p text:style-name="P1">Этап 1 Вычисление рекурсивной-проверки. </text:p>
      <text:p text:style-name="P1">Вначале вычисляется выражение if. Это рекурсивная-проверка, и поскольку она возвратит ложное значение, то будет вычислена else-часть выражения if. (Обратите внимание, что в этом примере, рекурсивная-проверка составлена таким образом, чтобы функция вызывала саму себя только тогда, когда проверка вернет ложное значение, а не тогда, когда она вернет истинное значение). </text:p>
      <text:p text:style-name="P1">Этап 2 Вычисление самого внутреннего выражения else-части. </text:p>
      <text:p text:style-name="P1">Вычисляется самое внутреннее выражение else-части, которое уменьшает 3 до 2. Это выражение-следующего-вызова. </text:p>
      <text:p text:style-name="P1">Этап 3 Вычисление функции рекурсивный-треугольник. </text:p>
      <text:p text:style-name="P1">В функцию рекурсивный-треугольник передается число 2. </text:p>
      <text:p text:style-name="P3">Мы уже знаем, что произойдет, когда Emacs вычислит функцию рекурсивный-треугольник с аргументом равным 2. Пройдя через рассмотренную нами последовательность вычислений, интерпретатор вернет значение 3. </text:p>
      <text:p text:style-name="P1">Этап 4 Вычисление сложения. </text:p>
      <text:p text:style-name="P1">Функция + будет вычислена с аргументами 3 и 3; где первый результат получен в результате вычисления функции (рекурсивный-треугольник 2), а второе число было задано, в качестве аргумента при вызове функции. </text:p>
      <text:p text:style-name="P1">Это значит, что функция в результате вычисления вернет значение равное 6. </text:p>
      <text:p text:style-name="P1">Теперь, когда мы знаем, что произойдет когда функция рекурсивный-треугольник будет вызвана с аргументом равным 3, то становиться ясно, что получится, когда мы вызовем ее с аргументом равным 4: </text:p>
      <text:p text:style-name="P2">В рекурсивном вызове, вычисление </text:p>
      <text:p text:style-name="P2"><text:s/><text:tab/>(рекурсивный-треугольник (1- 4))</text:p>
      <text:p text:style-name="P2">вернет значение вычисления </text:p>
      <text:p text:style-name="P2"><text:s/><text:tab/>(рекурсивный-треугольник 3)</text:p>
      <text:p text:style-name="P1">а это равно 6, и теперь это значение будет передано в функцию + вместе с аргументом функции равным 4. </text:p>
      <text:p text:style-name="P1">Значит вся функция вернет 10. </text:p>
      <text:p text:style-name="P3">Каждый раз, когда вычисляется функция рекурсивный-треугольник, в ее теле вызывается она сама, но с уменьшенным аргументом, и эти вызовы будут происходить до тех пор, пока аргумент не уменьшится настолько, что рекурсивные вызовы закончатся и спираль раскрутится в обратную сторону.</text:p>
      <text:h text:style-name="Heading_20_3" text:outline-level="3"><text:soft-page-break/>11.2.3 Пример рекурсии с использованием cond </text:h>
      <text:p text:style-name="Standard">Версия рекурсивный-треугольник представленная ранее была написана с использованием особой формы if. Но ее можно было также написать и с использованием другой особой формы, которая называется cond. Название этой особой формы произошло от сокращения слова `conditional' (6). </text:p>
      <text:p text:style-name="Standard">Хотя особоя форма cond используется в программах на Emacs Lisp не так часто, как if, но тем не менее она применяется достаточно часто, и поэтому заслуживает отдельного рассмотрения. </text:p>
      <text:p text:style-name="Standard">Шаблон для выражения cond выглядит следующим образом: </text:p>
      <text:p text:style-name="Standard"><text:s/><text:tab/>(cond</text:p>
      <text:p text:style-name="Standard"><text:s/>тело...)</text:p>
      <text:p text:style-name="Standard">где тело состоит из серии списков. </text:p>
      <text:p text:style-name="Standard">Более подробно, шаблон выглядит следующим образом: </text:p>
      <text:p text:style-name="Standard"><text:s/><text:tab/>(cond</text:p>
      <text:p text:style-name="Standard"><text:s/>((первая-проверка-истина-ложь первое-следствие)</text:p>
      <text:p text:style-name="Standard"><text:s text:c="2"/>(вторая-проверка-истина-ложь второе-следствие)</text:p>
      <text:p text:style-name="Standard"><text:s text:c="2"/>(третья-проверка-истина-ложь третье-следствие)</text:p>
      <text:p text:style-name="Standard"><text:s text:c="2"/>...)</text:p>
      <text:p text:style-name="Standard">Когда интерпретатор Лиспа вычисляет выражение cond, он вначале вычисляет первый элемент (CAR или проверку-истина-ложь) первого выражения в серии списков внутри тела cond. </text:p>
      <text:p text:style-name="Standard">Если проверка-истина-ложь возвращает nil, то оставшееся выражение (следствие) пропускается, и вычисляется проверка-истина-ложь следующего выражения. Когда будет обнаружено выражение, чье проверка-истина-ложь возвращает не nil, то будет вычислено следствие этого выражения. На самом деле следствие может состоять из серии выражений. Если следствие состоит из серии выражений, то эти выражения будут вычислены последовательно и будет возвращено значение последнего из них. Если в выражении нет следствия, то будет возвращено значение проверки-истина-ложь. </text:p>
      <text:p text:style-name="Standard">Если ни одна из проверок истина-ложь не вернет истину, то значением всего выражения cond будет nil. </text:p>
      <text:p text:style-name="Standard">Переписанная с использованием cond функция треугольник выглядит следующим образом: </text:p>
      <text:p text:style-name="Standard"><text:s/><text:tab/>(defun треугольник-с-cond (число)</text:p>
      <text:p text:style-name="Standard"><text:s text:c="2"/>(cond ((&lt;= число 0) 0)</text:p>
      <text:p text:style-name="Standard"><text:s text:c="8"/>((= число 1) 1)</text:p>
      <text:p text:style-name="Standard"><text:s text:c="8"/>((&gt; число 1)</text:p>
      <text:p text:style-name="Standard"><text:s text:c="9"/>(+ число (треугольник-с-cond (1- число))))))</text:p>
      <text:p text:style-name="Standard">В этом примере, cond вернет 0, если число меньше или равно 0; вернет 1, если число равно 1, или вычислит выражени треугольник-с-cond (1- число), если число больше 1.</text:p>
      <text:h text:style-name="Heading_20_2" text:outline-level="2"><text:soft-page-break/>11.3 Упражнения с циклами </text:h>
      <text:p text:style-name="Standard">Напишите функцию аналогичную функции треугольник для которой значение камней в каждой строкe которой равно квадрату номера строки. Используете цикл while. </text:p>
      <text:p text:style-name="Standard">Создайте функцию аналогичную функции треугольник, в которой вместо операции сложения используется операция умножения. </text:p>
      <text:p text:style-name="Standard">Перепишите эти две функции с использованием рекурсии. Перепишите их с использованием особой формы cond. </text:p>
      <text:p text:style-name="Standard">Создайте функцию для режима Texinfo, котороя создает индекс в начале каждого параграфа в котором встречается какое-нибудь определение (помеченное как `@dfn'). (В файле Texinfo, `@dfn' означает определение. Для получения дополнительной информации смотрите @xref{Indicating, , Indicating Definitions, texinfo}.)</text:p>
      <text:h text:style-name="Heading_20_1" text:outline-level="1">12. Поиск с использованием регулярных выражений </text:h>
      <text:p text:style-name="Standard">В GNU Emacs очень часто используется поиск с использованием регулярных выражений. Две функции forward-sentence и forward-paragraph наглядно продемонстрируют технику такого поиска. </text:p>
      <text:p text:style-name="Standard">Поиск с использованием регулярных выражений описан в section `Regular Expression Search' in The GNU Emacs Manual, также как и в section `Regular Expressions' in The GNU Emacs Lisp Reference Manual (7). В этой главе я полагаю, что вы по имеете какое-то представление о синтаксисе регулярных выражений. Главное, что надо помнить --- регулярные выражения разрешают вам производить поиск не только текстовых строк или символов, но и шаблонов. Например, функция forward-sentence ищет шаблон, который может обозначать конец предложения, и перемещает точку на это место. </text:p>
      <text:p text:style-name="Standard">До того, как мы приступим к изучению функции forward-sentence полезно представить, какой шаблон должен обозначать конец предложения. Это мы обсудим в следующем разделе; затем идет раздел, где мы познакомимся с функцией поиска по регулярным выражениям re-search-forward. После этого мы разберем принцип работы функции forward-sentence. И наконец, в последнем разделе главы рассматривается функция forward-paragraph. Это довольно сложная функция, на примере которой мы изучим несколько новых возможностей Emacs Lisp.</text:p>
      <text:h text:style-name="Heading_20_2" text:outline-level="2">12.1 Регулярное выражение для sentence-end </text:h>
      <text:p text:style-name="Standard">Символ sentence-end связан с шаблоном, который отмечает конец предложения. Каким должно быть это регулярное выражение? </text:p>
      <text:p text:style-name="Standard">Ясно, что предложение может заканчиваться точкой, знаком вопроса или восклицательным знаком. Действительно только фразы, которые заканчиваются этими тремя символами будут считаться предложениями. Это значит, что шаблон должен включать следующий набор символов: </text:p>
      <text:p text:style-name="Standard"><text:s/><text:tab/>[.?!]</text:p>
      <text:p text:style-name="Standard">Однако, мы не хотим чтобы forward-sentence перемещало курсор к первой найденной точке, знаку вопроса или восклицательному знаку, потому что такие символы могут использоваться и в середине предложения. Точка например, используется для обозначения сокращений. Поэтому необходима дополнительная информация. </text:p>
      <text:p text:style-name="Standard">Договоримся(8), что после каждого предложения надо печатать два пробела, а после точки, вопросительного знака и восклицательного знака, если они встретились в теле <text:soft-page-break/>предложения только один пробел. Поэтому точка, знак вопроса или вослицательный знак за которым следует два пробела --- хороший индикатор конца предложения. Это значит, что регулярное выражение должно включать эти три элемента как альтернативы. Группа альтернатив будет выглядеть следующим образом: </text:p>
      <text:p text:style-name="Standard"><text:s/><text:tab/>\\($\\| \\| <text:s/>\\)</text:p>
      <text:p text:style-name="Standard"><text:s text:c="7"/>^ <text:s text:c="2"/>^^</text:p>
      <text:p text:style-name="Standard"><text:s text:c="6"/>TAB <text:s/>SPC</text:p>
      <text:p text:style-name="Standard">Здесь `$' обозначает конец строки и я отметил, где в выражение вставлены два пробела и табуляция. Оба этих символа фактически входят в выражение. </text:p>
      <text:p text:style-name="Standard">Перед скобками и вертикальными черточками требуется поставить два обратных слэша `\\': первый обратный слэш для того, чтобы маскировать следующий обратный слэш, а второй, чтобы отметить следующий за ним символ, как специальный. </text:p>
      <text:p text:style-name="Standard">Также предложение может оканчиваться одним или несколькими символами перевода строки, вот так: </text:p>
      <text:p text:style-name="Standard"><text:s/><text:tab/>[</text:p>
      <text:p text:style-name="Standard">]*</text:p>
      <text:p text:style-name="Standard">Как пробелы и табуляция, перевод каретки на самом деле вставляется в регулярное выражение. Звездочка означает, что RET может повториться ноль или более раз. </text:p>
      <text:p text:style-name="Standard">Но конец предложения не всегда состоит только из точки, знака вопроса или восклицательного знака, за которым следует соответствующее число пробелов --- перед пробелами могут также стоять закрывающие скобки или кавычки. Для учета этих символов требуется следующее выражение: </text:p>
      <text:p text:style-name="Standard"><text:s/><text:tab/>[]\"')}]*</text:p>
      <text:p text:style-name="Standard">В этом выражении, первый знак `]' --- это первый символ в выражении; перед вторым символом `"' стоит обратный слэш `\' для того, чтобы Emacs не считал `"' специальным символом. Последние три символа --- это `'', `)', и `}'. </text:p>
      <text:p text:style-name="Standard">Все выше изложенное предполагает, что шаблон регулярного выражения, которое может обозначать конец предложения должно быть; и в самом деле, если мы вычислим sentence-end мы обнаружим что это вернет следующее значение: </text:p>
      <text:p text:style-name="Standard"><text:s/><text:tab/>sentence-end</text:p>
      <text:p text:style-name="Standard"><text:s text:c="5"/>=&gt; "[.?!][]\"')}]*\\($\\| <text:s text:c="4"/>\\| <text:s/>\\)[ <text:s text:c="6"/></text:p>
      <text:p text:style-name="Standard">]*"</text:p>
      <text:h text:style-name="Heading_20_2" text:outline-level="2">12.2 Функция re-search-forward </text:h>
      <text:p text:style-name="Standard">Функция re-search-forward очень похожа на функцию search-forward (See section The search-forward Function.) </text:p>
      <text:p text:style-name="Standard">Функция re-search-forward производит поиск регулярного выражения. Если поиск успешен, то она оставляет курсор сразу за последним символом искомого текста. Если поиск производился в обратном направлении, то функция оставляет точку сразу перед первым символом искомого текста. Вы можете заставить re-search-forward вернуть t в случае успеха. (Перемещение точки является "побочным эффектом"). </text:p>
      <text:p text:style-name="Standard"><text:soft-page-break/>Как и функция search-forward, функция re-search-forward получает четыре аргумента: </text:p>
      <text:p text:style-name="Standard">Первый аргумент --- это само регулярное выражение, которое необходимо найти. Регулярное выражение должно быть строкой в двойных кавычках. </text:p>
      <text:p text:style-name="Standard">Необязательный второй аргумент ограничивает зону поиска; он может быть связан с определенной позицией в буфере. </text:p>
      <text:p text:style-name="Standard">Необязательный третий аргумент задает, то каким образом функция сообщит о неудачном поиске: nil в качестве третьего аргумента заставляет функцию сообщить об ошибке (и отобразить сообщение в эхо-области) когда поиск неудачен; любое другое значение заставляет функцию вернуть nil, если поиск окончится неудачно, и t в случае успеха. </text:p>
      <text:p text:style-name="Standard">Необязательный третий аргумент --- это число повторов. Отрицательное значение заставляет re-search-forward производить поиск в обратном направлении. </text:p>
      <text:p text:style-name="Standard">Шаблон для re-search-forward выглядит следующим образом: </text:p>
      <text:p text:style-name="Standard"><text:s/><text:tab/>(re-search-forward "регулярное-выражение"</text:p>
      <text:p text:style-name="Standard"><text:s text:c="16"/>границы-поиска</text:p>
      <text:p text:style-name="Standard"><text:s text:c="16"/>что-делать-в-случае-неудачи</text:p>
      <text:p text:style-name="Standard"><text:s text:c="16"/>число-повторов)</text:p>
      <text:p text:style-name="Standard">Второй, третий и четвертый аргумент необязательны. Однако, если вы хотите передать значение к последнему аргументу, то вы также должны передать значение и для всех предыдущих аргументов. В противном случае интерпретатор Лиспа неправильно присвоит значения аргументам функции. </text:p>
      <text:p text:style-name="Standard">В функции forward-sentence, регулярное выражение будет значением переменной sentence-end, то есть: </text:p>
      <text:p text:style-name="Standard"><text:s/><text:tab/>"[.?!][]\"')}]*\\($\\| <text:s/>\\| <text:s/>\\)[ <text:s text:c="6"/></text:p>
      <text:p text:style-name="Standard">]*"</text:p>
      <text:p text:style-name="Standard">Границей поиска будет конец параграфа (так как предложение не может заканчиваться после окончания параграфа). Если поиск будет неудачен, то функция вернет nil; число повторов можно обеспечить числовым аргументом при вызове функции forward-sentence.</text:p>
      <text:h text:style-name="Heading_20_2" text:outline-level="2">12.3 forward-sentence </text:h>
      <text:p text:style-name="Standard">Команда для перемещения курсора вперед на предложение хорошо показывает, как в Emacs Lisp используется поиск по регулярным выражениям. И хотя функция выглядит длиннее и сложнее чем должна была быть --- это потому что она также осуществляет и поиск в обратном направлении, и может перемещать курсор через несколько предложений. Эта команда обычно связана с M-e </text:p>
      <text:p text:style-name="Standard">Ниже код функции forward-sentence: </text:p>
      <text:p text:style-name="Standard"><text:s/><text:tab/>(defun forward-sentence (&amp;optional arg)</text:p>
      <text:p text:style-name="Standard"><text:s text:c="2"/>"Перемещает точку к концу предложения. <text:s/>Аргумент -- число-повторов.</text:p>
      <text:p text:style-name="Standard">При задании отрицательного аргумента, перемещает точку к началу</text:p>
      <text:p text:style-name="Standard">предложения. <text:s/>Концом предложения считается регулярное выражение</text:p>
      <text:p text:style-name="Standard">значение sententce-end. <text:s/>Поиск также завершается и при достижении</text:p>
      <text:p text:style-name="Standard"><text:soft-page-break/>конца параграфа."</text:p>
      <text:p text:style-name="Standard"><text:s text:c="2"/>(interactive "p")</text:p>
      <text:p text:style-name="Standard"><text:s text:c="2"/>(or arg (setq arg 1))</text:p>
      <text:p text:style-name="Standard"><text:s text:c="2"/>(while (&lt; arg 0)</text:p>
      <text:p text:style-name="Standard"><text:s text:c="4"/>(let ((par-beg</text:p>
      <text:p text:style-name="Standard"><text:s text:c="11"/>(save-excursion (start-of-paragraph-text) (point))))</text:p>
      <text:p text:style-name="Standard"><text:s text:c="6"/>(if (re-search-backward</text:p>
      <text:p text:style-name="Standard"><text:s text:c="11"/>(concat sentence-end "[^ \t\n]") par-beg t)</text:p>
      <text:p text:style-name="Standard"><text:s text:c="10"/>(goto-char (1- (match-end 0)))</text:p>
      <text:p text:style-name="Standard"><text:s text:c="8"/>(goto-char par-beg)))</text:p>
      <text:p text:style-name="Standard"><text:s text:c="4"/>(setq arg (1+ arg)))</text:p>
      <text:p text:style-name="Standard"><text:s text:c="2"/>(while (&gt; arg 0)</text:p>
      <text:p text:style-name="Standard"><text:s text:c="4"/>(let ((par-end</text:p>
      <text:p text:style-name="Standard"><text:s text:c="11"/>(save-excursion (end-of-paragraph-text) (point))))</text:p>
      <text:p text:style-name="Standard"><text:s text:c="6"/>(if (re-search-forward sentence-end par-end t)</text:p>
      <text:p text:style-name="Standard"><text:s text:c="10"/>(skip-chars-backward " \t\n")</text:p>
      <text:p text:style-name="Standard"><text:s text:c="8"/>(goto-char par-end)))</text:p>
      <text:p text:style-name="Standard"><text:s text:c="4"/>(setq arg (1- arg))))</text:p>
      <text:p text:style-name="Standard">На первый взгляд функция выглядит сложной и лучше всего сначала посмотреть на ее скелет, а затем изучить все остальные детали (нарастить мышцы). Скелет функции получится, если отобразить только строки начинающиеся ближе всех к левой границе. (9) </text:p>
      <text:p text:style-name="Standard"><text:s/><text:tab/>(defun forward-sentence (&amp;optional arg)</text:p>
      <text:p text:style-name="Standard"><text:s text:c="2"/>"документация..."</text:p>
      <text:p text:style-name="Standard"><text:s text:c="2"/>(interactive "p")</text:p>
      <text:p text:style-name="Standard"><text:s text:c="2"/>(or arg (setq arg 1))</text:p>
      <text:p text:style-name="Standard"><text:s text:c="2"/>(while (&lt; arg 0)</text:p>
      <text:p text:style-name="Standard"><text:s text:c="4"/>тело-цикла-while</text:p>
      <text:p text:style-name="Standard"><text:s text:c="2"/>(while (&gt; arg 0)</text:p>
      <text:p text:style-name="Standard"><text:s text:c="4"/>тело-цикла-while</text:p>
      <text:p text:style-name="Standard">Это уже выглядит намного проще! Сразу видно, что определение функции состоит из документации, выражения interactive, выражения or и двух циклов while. </text:p>
      <text:p text:style-name="Standard">Давайте рассмотрим каждую из этих частей по очереди. </text:p>
      <text:p text:style-name="Standard">Нужно отметить, что документация как всегда обстоятельная и понятна. </text:p>
      <text:p text:style-name="Standard">Функция имеет обьявление interactive "p". Это значит, что обработанный префикс-аргумент, если он задан, будет передан в функцию в качестве ее аргумента. (Это будет целое <text:soft-page-break/>число). Если при вызове функции ей не будет задан аргумент (он необязательный), то этому аргументу arg будет присвоено значение 1. Если функцию forward-sentence вызвали не интерактивно и без аргумента, то аргументу arg будет присвоено значение nil. </text:p>
      <text:p text:style-name="Standard">Выражение or управляет префикс-аргументом. Оно или оставляет значение аргумента как есть, если с ним уже связано значение; или присваивает аргументу arg значение 1, если с arg было связано значение nil.</text:p>
      <text:h text:style-name="Heading_20_4" text:outline-level="4">Циклы while </text:h>
      <text:p text:style-name="Standard">За выражением or следуют два цикла while. Проверка-истина-ложь первого цикла while возвращает истину, если аргумент forward-sentence --- отрицательное число. Это код обратного поиска. Тело этого цикла очень похоже на тело второго цикла while, но это ни одно и тоже. Мы пропустим первый цикл while и сосредоточимся на втором, в котором производится поиск вперед. </text:p>
      <text:p text:style-name="Standard">Второй цикл while схематично выглядит следующим образом: </text:p>
      <text:p text:style-name="Standard"><text:s/><text:tab/>(while (&gt; arg 0) <text:s text:c="11"/>; проверка-истина-ложь</text:p>
      <text:p text:style-name="Standard"><text:s text:c="2"/>(let список-переменных</text:p>
      <text:p text:style-name="Standard"><text:s text:c="4"/>(if (проверка-истина-ложь)</text:p>
      <text:p text:style-name="Standard"><text:s text:c="8"/>then-часть</text:p>
      <text:p text:style-name="Standard"><text:s text:c="6"/>else-часть</text:p>
      <text:p text:style-name="Standard"><text:s text:c="2"/>(setq arg (1- arg)))) <text:s text:c="4"/>; while уменьшение счетчика</text:p>
      <text:p text:style-name="Standard">Это цикл while с уменьшением счетчика (See section Цикл с уменьшающимся счетчиком.) Проверка-истина-ложь возвращает значение истина до тех пор пока счетчик (в нашем случае arg) больше нуля; и каждый раз когда цикл повторяется значение счетчика уменьшается на единицу. </text:p>
      <text:p text:style-name="Standard">Если при вызове функции не задан префикс-аргумент, самый обычный способ использования этой команды, тело цикла while будет вычислено только один раз, так как значение arg в таком случае равно 1. </text:p>
      <text:p text:style-name="Standard">Тело цикла while состоит из выражения let, в котором создаются и инициализируются локальные переменные, а телом выражения let является выражение if. </text:p>
      <text:p text:style-name="Standard">Тело выражения while выглядит следующим образом: </text:p>
      <text:p text:style-name="Standard"><text:s/><text:tab/>(let ((par-end</text:p>
      <text:p text:style-name="Standard"><text:s text:c="7"/>(save-excursion (end-of-paragraph-text) (point))))</text:p>
      <text:p text:style-name="Standard"><text:s text:c="2"/>(if (re-search-forward sentence-end par-end t)</text:p>
      <text:p text:style-name="Standard"><text:s text:c="6"/>(skip-chars-backward " \t\n")</text:p>
      <text:p text:style-name="Standard"><text:s text:c="4"/>(goto-char par-end)))</text:p>
      <text:p text:style-name="Standard">В выражении let создается и инициализируется локальная переменная par-end. Как мы увидим, эта переменная используется, для того, чтобы ограничить поиск регулярного выражения. Если функции поиска не удастся найти правильное окончание предложения в параграфе, то она все равно остановится достигнув конца параграфа. </text:p>
      <text:p text:style-name="Standard">Но вначале давайте посмотрим как переменной par-end присваивается значение конца параграфа. Это происходит, когда в выражении let переменной par-end присваивается <text:soft-page-break/>значение, которое возвращает интерпретатор Лиспа, после вычисления выражения: </text:p>
      <text:p text:style-name="Standard"><text:s/><text:tab/>(save-excursion (end-of-paragraph-text) (point))</text:p>
      <text:p text:style-name="Standard">В этом выражении, (end-of-paragraph-text) перемещает курсор к концу параграфа, (point) возвращает значение точки и после этого save-excursion восстанавливает первоначальное положение курсора. То есть let связывает par-end со значением, которое возвращает выражение save-excursion, которое в свою очередь равно позиции конца параграфа. (Функция (end-of-paragraph-text) используется функцией forward-paragraph, которую мы вскоре рассмотрим.) </text:p>
      <text:p text:style-name="Standard">После этого Emacs вычисляет тело let, а это выражение if, которое выглядит следующим образом: </text:p>
      <text:p text:style-name="Standard"><text:s/><text:tab/>(if (re-search-forward sentence-end par-end t) ; if-часть</text:p>
      <text:p text:style-name="Standard"><text:s text:c="4"/>(skip-chars-backward " \t\n") <text:s text:c="13"/>; then-часть</text:p>
      <text:p text:style-name="Standard"><text:s text:c="2"/>(goto-char par-end))) <text:s text:c="23"/>; else-часть</text:p>
      <text:p text:style-name="Standard">Напомним, что if проверяет значение возвращаемое его первым аргументом и если это истина, то вычисляется then-часть; в противном случае интерпретатор Emacs Lisp вычисляет else-часть. Проверка-истина-ложь в выражении if --- это функция поиска регулярного выражения. </text:p>
      <text:p text:style-name="Standard">Может показаться странным, но "настоящая работа" функции forward-sentence выполняется именно здесь, но это самое обычное дело, если вы программирует на Лиспе.</text:p>
      <text:h text:style-name="Heading_20_4" text:outline-level="4">Поиск по регулярному выражению </text:h>
      <text:p text:style-name="Standard">Функция re-search-forward ищет конец предложения или шаблон, который определен регулярным выражением sentence-end. Если шаблон найден ---то функция re-search-forward выполняет две вещи: </text:p>
      <text:p text:style-name="Standard">Функция re-search-forward имеет побочный эффект --- перемещает курсор в конец найденого образца. </text:p>
      <text:p text:style-name="Standard">Функция re-search-forward возвращает истину в качестве значения. Это значение и получает if; это означает, что поиск завершился успешно. </text:p>
      <text:p text:style-name="Standard">Побочный эффект функции (перемещение курсора) завершается до того как выражение if начнет анализировать значение, которое вернулось в случае успешного поиска. </text:p>
      <text:p text:style-name="Standard">Когда функция if получает значение истина (если вызов re-search-forward был успешен), то if вычисляет then-часть --- выражение (skip-chars-backward " \t\n"). Это выражение перемещает курсор назад через пробелы, символы новой строки и символы табуляции, до первого печатного символа. Поскольку курсор уже переместился к концу найденого образца, который означал конец предложения, то это действие оставляет курсор сразу за завершающим печатным символом предложения --- то есть точкой. </text:p>
      <text:p text:style-name="Standard">С другой стороны, если функция re-search-forward не смогла найти образец сопоставимый с концом предложения, то она возвращает ложное значение. Ложное значение заставляет if вычислить свой третий аргумент --- выражение (goto-char par-end), которое перемещает курсор к концу параграфа. </text:p>
      <text:p text:style-name="Standard">Поиск регулярных выражений --- очень полезная вещь и шаблон, который мы использовали в функции forward-sentence (когда функция re-search-forward используется, как проверка в выражении if) весьма часто применяется на практике.</text:p>
      <text:h text:style-name="Heading_20_2" text:outline-level="2"><text:soft-page-break/>12.4 forward-paragraph: сокровищница функций </text:h>
      <text:p text:style-name="Standard">Функция forward-paragraph перемещает точку в конец параграфа. Обычно эта команда связана с сочетанием клавишM-} и в ней используется несколько новых, интересных функции: let*, match-beginning и looking-at. </text:p>
      <text:p text:style-name="Standard">Определение функции для forward-paragraph значительно длиннее, чем определение функции forward-sentence, потому что она должна работать и с параграфами, у которых каждая строка которых начинается с префикса заполнения. </text:p>
      <text:p text:style-name="Standard">Префикс заполнения --- это строка символов, котороя повторяется в начале каждой строки. Например, в программах на Лиспе существует соглашение начинать каждую строку комментария длинной в параграф со строки `;;; '. В режиме Text используется другой префикс заполнения --- четыре пробела, таким образом создаются выровненные параграфы. (See section `Fill Prefix' in The GNU Emacs Manual, для получения дополнительной информации о префиксах заполнения). </text:p>
      <text:p text:style-name="Standard">Кроме того, существование префикса заполнения означает, что функция должна найти конец параграфа, строки которого начинаются с левой границы экрана. Функция forward-paragraph также должна находить конец параграфа когда все, или многие строки в буфере начинаются с префикса заполнения. </text:p>
      <text:p text:style-name="Standard">Более того иногда стоит проигнорировать существование префикса заполнения, особенно тогда, когда параграфы разделены пустыми строками. Это добавляет сложности в реализацию. </text:p>
      <text:p text:style-name="Standard">Мы приведем здесь только части функции forward-paragraph, так как трудно не ужаснуться, если посмотреть на ее полное определение. </text:p>
      <text:p text:style-name="Standard">Схематично функция выглядит следующим образом: </text:p>
      <text:p text:style-name="Standard"><text:s/><text:tab/>(defun forward-paragraph (&amp;optional arg)</text:p>
      <text:p text:style-name="Standard"><text:s text:c="2"/>"документация..."</text:p>
      <text:p text:style-name="Standard"><text:s text:c="2"/>(interactive "p")</text:p>
      <text:p text:style-name="Standard"><text:s text:c="2"/>(or arg (setq arg 1))</text:p>
      <text:p text:style-name="Standard"><text:s text:c="2"/>(let*</text:p>
      <text:p text:style-name="Standard"><text:s text:c="6"/>список-переменных</text:p>
      <text:p text:style-name="Standard"><text:s text:c="4"/>(while (&lt; arg 0) <text:s text:c="7"/>; код-движения-назад</text:p>
      <text:p text:style-name="Standard"><text:s text:c="6"/>...</text:p>
      <text:p text:style-name="Standard"><text:s text:c="6"/>(setq arg (1+ arg)))</text:p>
      <text:p text:style-name="Standard"><text:s text:c="4"/>(while (&gt; arg 0) <text:s text:c="7"/>; код-движения-вперед</text:p>
      <text:p text:style-name="Standard"><text:s text:c="6"/>...</text:p>
      <text:p text:style-name="Standard"><text:s text:c="6"/>(setq arg (1- arg)))))</text:p>
      <text:p text:style-name="Standard">Первые части функции нам уже хорошо знакомы --- список аргументов функции состоит из одного необязательного аргумента. Затем следует документация. </text:p>
      <text:p text:style-name="Standard">Знак `p' в нижнем регистре из обьявления interactive означает, что в функцию будет передан обработанный префикс-аргумент. Это будет целое число --- на сколько параграфов переместить курсор. </text:p>
      <text:p text:style-name="Standard"><text:soft-page-break/>Выражение or на следующей строке обрабатывает самый общий случай --- когда при вызове функции не был задано никакого аргумента. Это происходит когда функция вызывается не интерактивно из другой программы. Мы уже рассмотрели такой случай ранее (See section The forward-sentence function.) Здесь мы подошли наконец к незнакомым частям функции.</text:p>
      <text:h text:style-name="Heading_20_4" text:outline-level="4">Выражение let* </text:h>
      <text:p text:style-name="Standard">Следующая строка функции forward-paragraph начинается с выражения let*. Это назнакомая нам функция. Символ let* не является тем же самым что и let. </text:p>
      <text:p text:style-name="Standard">let* особая форма, как и let, только в этом случае Emacs инициализирует переменные последовательно, одну за другой и переменные в конце списка-переменных могут использовать значения переменных проинициализированных в начале списка-переменных. </text:p>
      <text:p text:style-name="Standard">В выражении let* для нашей функции Emacs связывает две переменные: fill-prefix-regexp и paragraph-separate. Значение, которое будет связано с paragraph-separate зависит от того, какое значение было присвоено переменнойfill-prefix-regexp. </text:p>
      <text:p text:style-name="Standard">Давайте рассмотрим их по очереди. Символу fill-prefix-regexp присваивается значение, которое возвращается после вычисления следующего списка: </text:p>
      <text:p text:style-name="Standard"><text:s/><text:tab/>(and fill-prefix </text:p>
      <text:p text:style-name="Standard"><text:s text:c="5"/>(not (equal fill-prefix ""))</text:p>
      <text:p text:style-name="Standard"><text:s text:c="5"/>(not paragraph-ignore-fill-prefix)</text:p>
      <text:p text:style-name="Standard"><text:s text:c="5"/>(regexp-quote fill-prefix))</text:p>
      <text:p text:style-name="Standard">В этом выражении первым элементом является функция and. </text:p>
      <text:p text:style-name="Standard">Функция and вычисляет свои аргументы до тех пор, пока один из них не вернет значение nil, в этом случае для всего выражения and возвращается значение nil; однако, если ни один из аргументов не возвратил nil, то результатом всего выражения and будет результат вычисления последнего аргумента функции. Другими словами выражение and возвращает истину только тогда, когда все его аргументы возвращают значение не равное nil. </text:p>
      <text:p text:style-name="Standard">В нашем случае переменная fill-prefix-regexp будет связана со значением не равным nil, только если следующие четыре выражения вернут истину (т.е. не-nil) после вычисления; в противном случает, fill-prefix-regexp будет назначено значение nil. </text:p>
      <text:p text:style-name="Standard">fill-prefix </text:p>
      <text:p text:style-name="Standard">Когда вычисляется эта переменная, то возвращается значение префикса-заполнения, если он есть. Если префикса заполнения нет, то эта переменная возвращает nil. </text:p>
      <text:p text:style-name="Standard">(not (equal fill-prefix "") </text:p>
      <text:p text:style-name="Standard">Это выражение проверяет равенство существующего префикса заполнения пустой строке, то есть строке в которой нет символов. Пустая строка не особенно полезный префикс заполнения. </text:p>
      <text:p text:style-name="Standard">(not paragraph-ignore-fill-prefix) </text:p>
      <text:p text:style-name="Standard">Это выражение возвращает nil, в том случае если была включена переменная paragraph-ignore-fill-prefix, то есть ей присвоили истинное значение, например t. </text:p>
      <text:p text:style-name="Standard">(regexp-quote fill-prefix) </text:p>
      <text:p text:style-name="Standard"><text:soft-page-break/>Это последний аргумент функции and. Если все аргументы and были истины, то значение возвращаемое после вычисления этого выражения будет связано с переменной fill-prefix-regexp. </text:p>
      <text:p text:style-name="Standard">Если вычисление выражения and было успешно, то fill-prefix-regexp будет связан со значением fill-prefix, но измененного функцией regexp-quote. Функция regexp-quote принимает строку в качестве аргумента и возвращает регулярное выражение, которое точно сопоставимо с этой строкой и не подходит ни под что другое. Это означает, что fill-prefix-regexp будет связан со значением, которое точно сопоставимо с префиксом заполнения, если префикс заполнения конечно существует. В противном случае этой переменной будет присвоено значение nil. </text:p>
      <text:p text:style-name="Standard">Вторая локальная переменная в выражении let* --- это paragraph-separate. Она связывается со значением, которое возвращается после вычисления следующего выражения: <text:s/><text:tab/>(if fill-prefix-regexp</text:p>
      <text:p text:style-name="Standard"><text:s text:c="4"/>(concat paragraph-separate </text:p>
      <text:p text:style-name="Standard"><text:s text:c="12"/>"\\|^" fill-prefix-regexp "[ \t]*$")</text:p>
      <text:p text:style-name="Standard"><text:s text:c="2"/>paragraph-separate)))</text:p>
      <text:p text:style-name="Standard">Это выражение обьясняет почему в функции forward-paragraph используется особая форма let*, а не let. Проверка-истина-ложь в if зависит от того, равна ли переменная fill-prefix-regexp значению nil или нет. </text:p>
      <text:p text:style-name="Standard">Если fill-prefix-regexp не имеет значения, то Emacs вычисляет else-часть выражения if и связывает paragraph-separate с ее локальным значением. (paragraph-separate --- это регулярное выражение, которое сопоставимо с разделителем параграфа). </text:p>
      <text:p text:style-name="Standard">Но если fill-prefix-regexp присвоено какое-нибудь значение, то тогда Emacs вычисляет then-часть выражения if и связывает paragraph-separate с регулярным выражением одна из частей которого равна fill-prefix-regexp. </text:p>
      <text:p text:style-name="Standard">Если уточнить, то paragraph-separate присваивается первоначальное значение регулярного выражения для разделителей параграфа, к которому добавлено в виде альтернативы регулярное выражение fill-prefix-regexp, за которым следует пустая строка. `^' означает, что fill-prefix-regexp должен находиться в начале строки, а необязательные пробелы в конце строки заданы выражением "[ \t]*$". `\\|' определяет, что эта часть регулярного выражения является альтернативой paragraph-separate. </text:p>
      <text:p text:style-name="Standard">Теперь мы готовы анализировать тело let*. Первый цикл while исполняется в том случае, если функция при вызове получила отрицательный аргумент и следовательно должна переместить курсор назад. Мы пропустим эту часть.</text:p>
      <text:h text:style-name="Heading_20_4" text:outline-level="4">Цикл while движения вперед </text:h>
      <text:p text:style-name="Standard">Вторая часть тела let* обрабатывает движение вперед. Это цикл while, который повторяется пока значение arg больше нуля. Обычно значение аргумента равно 1, поэтому тело цикла while будет вычислено только один раз и курсор переместится вперед на один параграф. </text:p>
      <text:p text:style-name="Standard">В этом цикле обрабатываются три ситуации: когда курсор находиться между параграфами, когда курсор находится внутри параграфа и существует префикс заполнения, и когда курсор внутри параграфа, но префикса заполнения нет. </text:p>
      <text:p text:style-name="Standard">Цикл while выглядит следующим образом: </text:p>
      <text:p text:style-name="Standard"><text:soft-page-break/><text:s/><text:tab/>(while (&gt; arg 0)</text:p>
      <text:p text:style-name="Standard"><text:s text:c="2"/>(beginning-of-line)</text:p>
      <text:p text:style-name="Standard"><text:s text:c="2"/>;; между параграфами </text:p>
      <text:p text:style-name="Standard"><text:s text:c="2"/>(while (prog1 (and (not (eobp))</text:p>
      <text:p text:style-name="Standard"><text:s text:c="21"/>(looking-at paragraph-separate))</text:p>
      <text:p text:style-name="Standard"><text:s text:c="11"/>(forward-line 1)))</text:p>
      <text:p text:style-name="Standard"><text:s text:c="2"/>;; внутри параграфа, с префиксом заполнения</text:p>
      <text:p text:style-name="Standard"><text:s text:c="2"/>(if fill-prefix-regexp</text:p>
      <text:p text:style-name="Standard"><text:s text:c="6"/>;; Существующий префикс заполнения перекрывает paragraph-start.</text:p>
      <text:p text:style-name="Standard"><text:s text:c="6"/>(while (and (not (eobp))</text:p>
      <text:p text:style-name="Standard"><text:s text:c="18"/>(not (looking-at paragraph-separate))</text:p>
      <text:p text:style-name="Standard"><text:s text:c="18"/>(looking-at fill-prefix-regexp))</text:p>
      <text:p text:style-name="Standard"><text:s text:c="8"/>(forward-line 1))</text:p>
      <text:p text:style-name="Standard"><text:s text:c="4"/>;; внутри параграфа, без префикса заполнения</text:p>
      <text:p text:style-name="Standard"><text:s text:c="4"/>(if (re-search-forward paragraph-start nil t)</text:p>
      <text:p text:style-name="Standard"><text:s text:c="8"/>(goto-char (match-beginning 0))</text:p>
      <text:p text:style-name="Standard"><text:s text:c="6"/>(goto-char (point-max))))</text:p>
      <text:p text:style-name="Standard"><text:s text:c="2"/>(setq arg (1- arg)))</text:p>
      <text:p text:style-name="Standard">Мы сразу видим что это цикл while с уменьшением счетчика, и выражение (setq (1- arg)) служит уменьшителем. Тело цикла состоит из трех выражений: </text:p>
      <text:p text:style-name="Standard"><text:s/><text:tab/>;; между параграфами </text:p>
      <text:p text:style-name="Standard">(beginning-of-line) <text:s text:c="6"/></text:p>
      <text:p text:style-name="Standard">(while </text:p>
      <text:p text:style-name="Standard"><text:s text:c="4"/>тело-while)</text:p>
      <text:p text:style-name="Standard">;; внутри параграфа, с префиксом заполнения</text:p>
      <text:p text:style-name="Standard">(if проверка-истина-ложь <text:s text:c="3"/></text:p>
      <text:p text:style-name="Standard"><text:s text:c="4"/>then-часть <text:s text:c="12"/></text:p>
      <text:p text:style-name="Standard">;; внутри параграфа, нет префикса заполнения</text:p>
      <text:p text:style-name="Standard"><text:s text:c="2"/>else-часть <text:s text:c="14"/></text:p>
      <text:p text:style-name="Standard">Когда интерпретатор Emacs Lisp вычисляет тело цикла while, то самое первое что он делает --- вычисляет выражение (beginning-of-line) и перемещает курсор в начало строки. Затем следует внутренний цикл while. Цель этого цикла --- переместить курсор из пустого пространства между параграфами, если он оказался там. Наконец, в последнем выражении if и происходит фактическое перемещение курсора в конец параграфа.</text:p>
      <text:p text:style-name="Standard"/>
      <text:h text:style-name="Heading_20_4" text:outline-level="4"><text:soft-page-break/>Между параграфами </text:h>
      <text:p text:style-name="Standard">Вначале давайте взглянем на внутренний цикл while. Этот цикл обрабатывает случай когда курсор находится между параграфами; там используются три новых для нас функции: prog1, eobp и looking-at. </text:p>
      <text:p text:style-name="Standard">prog1 очень похожа на функцию progn, кроме того, что после вычисления своих аргументов она возвращает значение первого аргумента, как значение вычисления всей функции prog1. (progn возвращает значение последнего аргумента как значение всего выражения). Второй и последующие аргументы функции prog1 вычисляются только ради их побочных эффектов. </text:p>
      <text:p text:style-name="Standard">eobp --- это сокращение от `End Of Buffer P' и эта функция возвращает истину, если курсор находится в конце буфера. </text:p>
      <text:p text:style-name="Standard">looking-at --- это функция, которая возвращает истину, если текст следующий за курсором сопоставим с регулярным выражением, переданным looking-at в качестве аргумента. </text:p>
      <text:p text:style-name="Standard">Цикл while, который мы сейчас рассмотрим, выглядит следующим образом: </text:p>
      <text:p text:style-name="Standard"><text:s/><text:tab/>(while (prog1 (and (not (eobp))</text:p>
      <text:p text:style-name="Standard"><text:s text:c="19"/>(looking-at paragraph-separate))</text:p>
      <text:p text:style-name="Standard"><text:s text:c="14"/>(forward-line 1)))</text:p>
      <text:p text:style-name="Standard">У этого цикла while нет тела! Проверка-истина-ложь для этого цикла приведена ниже: </text:p>
      <text:p text:style-name="Standard"><text:s/><text:tab/>(prog1 (and (not (eobp))</text:p>
      <text:p text:style-name="Standard"><text:s text:c="12"/>(looking-at paragraph-separate))</text:p>
      <text:p text:style-name="Standard"><text:s text:c="7"/>(forward-line 1)))</text:p>
      <text:p text:style-name="Standard">Первый аргумент в функции prog1 --- это выражение and. Там проверяется находится ли курсор в конце буфера и сопоставим ли текст после курсора с регулярным выражением для разделения параграфов. </text:p>
      <text:p text:style-name="Standard">Если курсор не находится в конце буфера и символы следующие за курсором похожи на разделители параграфов, то значением всего выражения and является истина. После вычисления выражения and интерпретатор Лиспа вычисляет второй аргумент к prog1 --- это выражение forward-line. Здесь происходит перемещение курсора на одну строку вперед. Тем не менее возвращаемое значение для всего выражения prog1 --- значение его первого аргумента, поэтому цикл while будет продолжаться до тех пор пока курсор находиться между параграфами и не в конце буфера. Когда наконец, курсор подойдет к параграфу текста выражение and возвратит ложь. Обратите внимание, что команда forward-line будет выполнена и в этом случае. Это значит, что когда курсор перемещается от параграфа к параграфу, то он останавливается в начале второй строки параграфа.</text:p>
      <text:h text:style-name="Heading_20_4" text:outline-level="4">Внутри параграфа </text:h>
      <text:p text:style-name="Standard">Следующее выражение внешнего цикла while --- это выражение if. Интерпретатор Лиспа вычисляет then-часть выражения if, в том случае, когда переменной fill-prefix-regexp было присвоено какое-нибудь значение отличное от nil, в противном случае, если нет префикса заполнения, вычисляется else-часть.</text:p>
      <text:p text:style-name="Standard"/>
      <text:h text:style-name="Heading_20_4" text:outline-level="4"><text:soft-page-break/>Без префикса заполнения </text:h>
      <text:p text:style-name="Standard">Сначала давайте рассмотрим случай, когда префикс заполнения отсутствует. Этот случай немного проще. Это еще одно внутреннее выражение if, и оно выглядит следующим образом: </text:p>
      <text:p text:style-name="Standard"><text:s/><text:tab/>(if (re-search-forward paragraph-start nil t)</text:p>
      <text:p text:style-name="Standard"><text:s text:c="4"/>(goto-char (match-beginning 0))</text:p>
      <text:p text:style-name="Standard"><text:s text:c="2"/>(goto-char (point-max)))</text:p>
      <text:p text:style-name="Standard">В этом выражении на самом деле и выполняется та работа, которую большинство пользователей считают основной целью команды forward-paragraph --- здесь производится поиск регулярного выражения сопоставимого с началом следующего параграфа, и если он найден, то курсор перемещается на это место; но если начало следующего параграфа не обнаружено, то тогда курсор перемещается в конец доступной области буфера. </text:p>
      <text:p text:style-name="Standard">Единственная незнакомая здесь для нас функция --- это match-beginning. Функция match-beginning возвращает число, описывающее начало текста сопоставленого в последнем поиске регулярного выражения. </text:p>
      <text:p text:style-name="Standard">Использование здесь функции match-beginning обьясняется одним свойством поиска вперед --- в случае успешного поиска, не важно был ли это поиск регулярного выражения или простой поиск, курсор перемещается в конец найденного текста. В нашем случае успешный поиск переместит курсор в конец образца для paragraph-start --- это будет началом следующего параграфа, а не конец текущего. </text:p>
      <text:p text:style-name="Standard">Однако, мы хотим расположить курсор в конце текущего параграфа, а не в начале следующего. Эти две позиции могут сильно отличаться, поскольку их может разделять несколько пустых строк. </text:p>
      <text:p text:style-name="Standard">Если функции match-beginning передан аргумент равный 0, то она возвращает позицию, совпадающую с началом текста, который был найден при последнем поиске по регулярному выражению. В нашем случае самый последний поиск регулярного выражения осуществлял поиск paragraph-start, поэтому функция match-beginning вернет позицию начала шаблона, а не конец. Начальная позиция --- это конец текущего параграфа. </text:p>
      <text:p text:style-name="Standard">(Между прочим, когда в качестве аргумента передается положительное число, ир функция match-beginning поместит точку на выражение, заключенное в скобки в последнем поиске по регулярному выражению. Это очень полезная функция).</text:p>
      <text:h text:style-name="Heading_20_4" text:outline-level="4">С префиксом заполнения </text:h>
      <text:p text:style-name="Standard">Внутреннее выражение if, которое мы только что обсудили --- это else-часть внешнего выражения if, где проверка-истина-ложь проверяет наличие префикса заполнения. Если префикс заполнения существует, то тогда вычисляется then-часть внешнего выражения if. Она выглядит следующим образом: </text:p>
      <text:p text:style-name="Standard"><text:s/><text:tab/>(while (and (not (eobp))</text:p>
      <text:p text:style-name="Standard"><text:s text:c="12"/>(not (looking-at paragraph-separate))</text:p>
      <text:p text:style-name="Standard"><text:s text:c="12"/>(looking-at fill-prefix-regexp))</text:p>
      <text:p text:style-name="Standard"><text:s text:c="2"/>(forward-line 1))</text:p>
      <text:p text:style-name="Standard">В этом выражении курсор будет перемещаться вперед на строку до тех пор, пока следующие три выражения истинны: </text:p>
      <text:p text:style-name="Standard"><text:soft-page-break/>Точка не находится в конце буфера. </text:p>
      <text:p text:style-name="Standard">Текст, который следует за точкой не является разделителем параграфа. </text:p>
      <text:p text:style-name="Standard">Образец, следующий за точкой сопоставим с регулярным выражением для префикса заполнения. </text:p>
      <text:p text:style-name="Standard">Последнее условие может выглядеть загадочным, если вы не вспомните, что в самом начале функции forward-paragraph мы переместили курсор в начало строки. Это значит, что если в тексте есть префикс заполнения, то функция looking-at увидит его.</text:p>
      <text:h text:style-name="Heading_20_4" text:outline-level="4">Итог </text:h>
      <text:p text:style-name="Standard">Повторим, когда курсор перемещается вперед, функция forward-paragraph делает следующее: </text:p>
      <text:p text:style-name="Standard">Перемещает курсор в начало строки. </text:p>
      <text:p text:style-name="Standard">Пропускает пустые строки между параграфами. </text:p>
      <text:p text:style-name="Standard">Проверяет есть ли префикс заполнения, и если он есть, то: </text:p>
      <text:p text:style-name="Standard">Идет вперед строка за строкой, до тех пор пока строки не являются разделителями параграфов. </text:p>
      <text:p text:style-name="Standard">Но если префикса заполнения нет, то: </text:p>
      <text:p text:style-name="Standard">Ищет образец сопоставимый с началом следующего параграфа. </text:p>
      <text:p text:style-name="Standard">Перемещает курсор в начало найденного образца для начала параграфа, которое будет концом предыдущего параграфа. </text:p>
      <text:p text:style-name="Standard">Или перемещает курсор в конец доступной области буфера. </text:p>
      <text:p text:style-name="Standard">Для повтора, здесь мы приводим только что рассмотреную функцию, немного выравненную для ясности: </text:p>
      <text:p text:style-name="Standard"><text:s/><text:tab/>(interactive "p")</text:p>
      <text:p text:style-name="Standard">(or arg (setq arg 1))</text:p>
      <text:p text:style-name="Standard">(let* (</text:p>
      <text:p text:style-name="Standard"><text:s text:c="7"/>(fill-prefix-regexp</text:p>
      <text:p text:style-name="Standard"><text:s text:c="8"/>(and fill-prefix (not (equal fill-prefix ""))</text:p>
      <text:p text:style-name="Standard"><text:s text:c="13"/>(not paragraph-ignore-fill-prefix)</text:p>
      <text:p text:style-name="Standard"><text:s text:c="13"/>(regexp-quote fill-prefix)))</text:p>
      <text:p text:style-name="Standard"><text:s text:c="7"/>(paragraph-separate</text:p>
      <text:p text:style-name="Standard"><text:s text:c="8"/>(if fill-prefix-regexp</text:p>
      <text:p text:style-name="Standard"><text:s text:c="12"/>(concat paragraph-separate</text:p>
      <text:p text:style-name="Standard"><text:s text:c="20"/>"\\|^"</text:p>
      <text:p text:style-name="Standard"><text:s text:c="20"/>fill-prefix-regexp</text:p>
      <text:p text:style-name="Standard"><text:s text:c="20"/>"[ \t]*$")</text:p>
      <text:p text:style-name="Standard"><text:soft-page-break/><text:s text:c="10"/>paragraph-separate)))</text:p>
      <text:p text:style-name="Standard"><text:s text:c="2"/>код перемещения назад пропущен ...</text:p>
      <text:p text:style-name="Standard"><text:s text:c="2"/>(while (&gt; arg 0) <text:s text:c="15"/>; код-перемещения-вперед</text:p>
      <text:p text:style-name="Standard"><text:s text:c="4"/>(beginning-of-line)</text:p>
      <text:p text:style-name="Standard"><text:s text:c="4"/>(while (prog1 (and (not (eobp))</text:p>
      <text:p text:style-name="Standard"><text:s text:c="23"/>(looking-at paragraph-separate))</text:p>
      <text:p text:style-name="Standard"><text:s text:c="13"/>(forward-line 1)))</text:p>
      <text:p text:style-name="Standard"><text:s text:c="4"/>(if fill-prefix-regexp</text:p>
      <text:p text:style-name="Standard"><text:s text:c="8"/>(while (and (not (eobp)) <text:s/>; then-часть</text:p>
      <text:p text:style-name="Standard"><text:s text:c="20"/>(not (looking-at paragraph-separate))</text:p>
      <text:p text:style-name="Standard"><text:s text:c="20"/>(looking-at fill-prefix-regexp))</text:p>
      <text:p text:style-name="Standard"><text:s text:c="10"/>(forward-line 1))</text:p>
      <text:p text:style-name="Standard"><text:s text:c="34"/>; else-часть: внутренний if</text:p>
      <text:p text:style-name="Standard"><text:s text:c="6"/>(if (re-search-forward paragraph-start nil t)</text:p>
      <text:p text:style-name="Standard"><text:s text:c="10"/>(goto-char (match-beginning 0))</text:p>
      <text:p text:style-name="Standard"><text:s text:c="8"/>(goto-char (point-max))))</text:p>
      <text:p text:style-name="Standard"><text:s text:c="4"/>(setq arg (1- arg))))) <text:s text:c="7"/>; уменьшение счетчика</text:p>
      <text:p text:style-name="Standard">Полное определение функции forward-paragraph включает также и код для того случая, когда осуществляется движение назад. </text:p>
      <text:p text:style-name="Standard">Если вы читаете этот текст в GNU Emacs и хотите увидеть всю функцию, то вы можете набрать M-. (find-tag) и после этого в появившейся эхо-области набрать имя функции. Если функция find-tag запросит у вас имя таблицы `TAGS', то задайте в качестве аргумента файл `TAGS' в вашем каталоге `emacs/src', то есть, что то подобное `/usr/local/lib/emacs/19.23/src/TAGS'. (Точное имя каталога содержащего `emacs/src' зависит от того, как была установлена ваша копия Emacs. Если вы не знаете его, то вы можете выяснить эту информацию нажав C-h i, чтобы запустить Info и здесь напечатав C-x C-f, эхо-области вы увидите полное маршуртное имя для каталога `emacs/info'. Имя файла `TAGS' часто аналогично; тем не менее, иногда, файлы Info хранятся в другом месте). (10) </text:p>
      <text:p text:style-name="Standard">Вы может сами создать файлы `TAGS' для тех каталогов, в которых хранятся исходные тексты написанные на Emacs Lisp. See section Create Your Own `TAGS' File.</text:p>
      <text:h text:style-name="Heading_20_2" text:outline-level="2">12.5 Создание своего собственного файла `TAGS' </text:h>
      <text:p text:style-name="Standard">Вы можете создать свои собственные файлы `TAGS', которые будут вам помогать перемещаться по исходным текстам. Например, если у вас в каталоге `~/emacs' находится такое же большое количество файлов, как и у меня --- целых 137 файлов Emacs Lisp `.el', из которых я загружаю 17 --- то вы обнаружите, что если вы создадите файл `TAGS' для этого каталога, вам будет удобнее разыскивать нужную функцию, чем при использовании grep или какого-нибудь другого средства. </text:p>
      <text:p text:style-name="Standard">Создать файл `TAGS' можно с помощью программы etags, которая входит в стандартный дистрибутив Emacs. Обычно etags компилируется и устанавливается при установке <text:soft-page-break/>Emacs. (Программа etags это не функция на Emacs Lisp и она не входит в состав Emacs; это отдельная программа, написанная на Си). </text:p>
      <text:p text:style-name="Standard">Чтобы создать файл `TAGS' сначала перейдите в тот каталог для которого вы хотите создать таблицу тэгов. В Emacs вы можете сделать это с помощью команды M-x cd или открыв какой-нибудь файл из этого каталога, или выполнить для этого каталога команду C-x d (dired). Теперь нажмите </text:p>
      <text:p text:style-name="Standard"><text:s/><text:tab/>M-! etags *.el</text:p>
      <text:p text:style-name="Standard">для создания файла `TAGS'. При запуске программы etags можно использовать все расширения оболочки sh. Например, если у вас два каталога для которых вы хотите создать один файл `TAGS file', то для этого выполните команду подобную следующей, где `../elisp/' это второй каталог: </text:p>
      <text:p text:style-name="Standard"><text:s/><text:tab/>M-! etags <text:s/>*.el ../elisp/*.el</text:p>
      <text:p text:style-name="Standard">Наберите </text:p>
      <text:p text:style-name="Standard"><text:s/><text:tab/>M-! etags --help</text:p>
      <text:p text:style-name="Standard">для того чтобы изучить все ключи, которые можно использовать с etags. </text:p>
      <text:p text:style-name="Standard">Программа etags обрабатывает исходные тексты программ на языках Emacs Lisp, Common Lisp, Scheme, C, Fortran, Pascal, LaTeX, и большинство ассемблеров. При анализе файла программа etags автоматически узнает используемый в файле язык по расширению файла и его содержанию. </text:p>
      <text:p text:style-name="Standard">Файлы `TAGS' очень помогают тогда, когда вы сами работаете над большим программным проектом и хотите найти функцию расположеную в неизвестном вам файле. После создания новых функции все что вам надо --- это снова запустить программу etags и новые функции будут занесены в таблицу тегов.</text:p>
      <text:h text:style-name="Heading_20_2" text:outline-level="2">12.6 Заключение </text:h>
      <text:p text:style-name="Standard">Ниже приведено краткое перечисление недавно изученных функций. </text:p>
      <text:p text:style-name="Standard">while </text:p>
      <text:p text:style-name="Standard">Повторно вычисляет тело выражения пока проверка-истина-ложь возвращает истинное значение. После того, как проверка вернула значение nil цикл заканчивается, и все выражение возвращает nil. (Тело цикла вычисляется только ради побочных эффектов). </text:p>
      <text:p text:style-name="Standard">Например: </text:p>
      <text:p text:style-name="Standard"><text:s/><text:tab/>(let ((foo 2))</text:p>
      <text:p text:style-name="Standard"><text:s text:c="2"/>(while (&gt; foo 0)</text:p>
      <text:p text:style-name="Standard"><text:s text:c="4"/>(insert (format "foo is %d.\n" foo))</text:p>
      <text:p text:style-name="Standard"><text:s text:c="4"/>(setq foo (1- foo))))</text:p>
      <text:p text:style-name="Standard"><text:s text:c="5"/>=&gt; <text:s text:c="6"/>foo is 2.</text:p>
      <text:p text:style-name="Standard"><text:s text:c="13"/>foo is 1.</text:p>
      <text:p text:style-name="Standard"><text:s text:c="13"/>nil</text:p>
      <text:p text:style-name="Standard">(Функция insert вставляет свои аргументы после курсора; функция format возвращает строку отформатированную подобно тому, как функция message форматирует свои аргу<text:soft-page-break/>менты; строка \n для обозначения перевода строки). </text:p>
      <text:p text:style-name="Standard">re-search-forward </text:p>
      <text:p text:style-name="Standard">Осуществляет поиск заданного образца, в случае успеха перемещает курсор в конец найденного текста. </text:p>
      <text:p text:style-name="Standard">Как и функция search-forward принимает четыре аргумента: </text:p>
      <text:p text:style-name="Standard">Образец для поиска, в виде регулярного выражения. </text:p>
      <text:p text:style-name="Standard">Границы поиска (необязательный параметр). </text:p>
      <text:p text:style-name="Standard">Что делать в случае неуспешного поиска --- вернуть значение nil или сигнализировать об ошибке (необязательный параметр). </text:p>
      <text:p text:style-name="Standard">Сколько раз повторять поиск; если задан отрицательный аргумент, то поиск происходит в обратном направлении (необязательный аргумент). </text:p>
      <text:p text:style-name="Standard">let* </text:p>
      <text:p text:style-name="Standard">Создает и инициализирует локальные переменные, после этого вычисляет оставшиеся аргументы, возвращает значение последнего из них. При создании локальных переменных, для тех из них, которые идут позже, можно использовать значения ранее созданных переменных. </text:p>
      <text:p text:style-name="Standard">Например: </text:p>
      <text:p text:style-name="Standard"><text:s/><text:tab/>(let* ((foo 7)</text:p>
      <text:p text:style-name="Standard"><text:s text:c="6"/>(bar (* 3 foo)))</text:p>
      <text:p text:style-name="Standard"><text:s text:c="2"/>(message "`bar' равно %d." bar))</text:p>
      <text:p text:style-name="Standard"><text:s text:c="5"/>=&gt; `bar' is 21.</text:p>
      <text:p text:style-name="Standard">match-beginning </text:p>
      <text:p text:style-name="Standard">Возвращает позицию начала текста найденного последним выражением для регулярного поиска. </text:p>
      <text:p text:style-name="Standard">looking-at </text:p>
      <text:p text:style-name="Standard">Возвращает t, если текст следующий за курсором сопоставим с аргументом, которое должно быть регулярным выражением. </text:p>
      <text:p text:style-name="Standard">eobp </text:p>
      <text:p text:style-name="Standard">Возвращает t, если курсор находится в конце доступной области буфера. Конец доступной области буфера --- это конец буфера, если не включено сужение, или конец суженной области, если сужение включено. </text:p>
      <text:p text:style-name="Standard">prog1 </text:p>
      <text:p text:style-name="Standard">Последовательно вычисляет свои аргументы и возвращает значение аргумента вычисленного первым. </text:p>
      <text:p text:style-name="Standard">Например: </text:p>
      <text:p text:style-name="Standard"><text:s/><text:tab/>(prog1 1 2 3 4)</text:p>
      <text:p text:style-name="Standard"><text:s text:c="5"/>=&gt; 1</text:p>
      <text:h text:style-name="Heading_20_2" text:outline-level="2"><text:soft-page-break/>12.7 Упражнения с re-search-forward </text:h>
      <text:p text:style-name="Standard">Создайте функцию, которая будет искать регулярное выражение сопоставимое с двумя последовательнно расположенными пустыми строками. </text:p>
      <text:p text:style-name="Standard">Создайте функцию поиска сдвоенных слов, таких как `the the'. See section `Syntax of Regular Expressions' in The GNU Emacs Manual, для получения дополнительной информации о создании регулярных выражений, которые сопоставимы со строкой, составленной из двух одинаковых частей. У вас может получится несколько выражений; некоторые из них лучше других. Функция, которую использую я, представлена в приложении вместе с несколькими регулярными выражениями. See section the-the Duplicated Words Function.</text:p>
      <text:h text:style-name="P10" text:outline-level="1">13. Подсчеты: Повторения и Регулярные выражения </text:h>
      <text:p text:style-name="Standard">Циклы, рекурсия и поиск по регулярным выражениям --- это очень мощные и полезные инструменты, которые вы часто будете использовать при написании своих программ. В этой главе мы еще раз продемонстрируем использование функции поиска по регулярному выражению на примере создания функции, которая подсчитывает количество слов в области буфера. Мы создадим две версии этой функции: первую с использованием цикла while, вторую с использованием цикла while и рекурсии.</text:p>
      <text:h text:style-name="Heading_20_2" text:outline-level="2">Считаем слова </text:h>
      <text:p text:style-name="Standard">В стандартном дистрибутиве Emacs имеется функция для подсчета числа строк в области буфера. Однако, соответствующей функции для посчета слов нет. </text:p>
      <text:p text:style-name="Standard">Иногда в процессе работы требуется посчитать количество слов. Например, если вы пишете эссе, то вы можете поставить верхний предел в 800 слов; если вы создаете роман, можно заставить себя писать в день не меньше 1000 слов. Мне кажеться странным, что в Emacs нет такой функции. Возможно большинство людей, которые используют редактор пишут программы или создают документацию, в общем делают то, что не требует подсчета слов; или может быть всех удовлетворяет существующая в операционной системе команда wc, которая может подсчитать слова. Кроме этого возможно многие следуют соглашению издательств и находят число слов в документе путем деления общего числа символов на пять. В любом случае мы все равно создадим команду для посчета слов.</text:p>
      <text:h text:style-name="Heading_20_2" text:outline-level="2">13.1 Функция count-words-region </text:h>
      <text:p text:style-name="Standard">Функция считающая слова может находить число слов в строке, параграфе, области или буфере. Что нам подойдет больше всего? Мы могли бы создать функцию, которая считает слова во всем буфере. Однако, в традициях Emacs принято создавать многоцелевые функции --- вам может потребоваться сосчитать слова не во всей книге, а только в одной главе. Поэтому будет лучше, если наша функция будет находить число слов в области. Как только мы напишем функцию count-words-region мы сможем при желании сосчитать количество слов во всем буфере, пометив его как область, набрав C-x h (mark-whole-buffer). </text:p>
      <text:p text:style-name="Standard">Ясно, что подсчет слов это циклический процесс: сначала мы прибавляем первое слово области, затем второе, потом третье, и так далее, до тех пор, пока мы не достигнем конца области. Это значит, что подсчет слов идеально подходит для рекурсивного или циклического решения с использованием while. </text:p>
      <text:p text:style-name="Standard">Для начала мы реализуем команду подсчета слов с помощью цикла while, а затем перепишем функцию с использованием рекурсии. Функция конечно должна быть интерактивной. </text:p>
      <text:p text:style-name="Standard">Как обычно шаблон для определения интерактивной функции следующий: </text:p>
      <text:p text:style-name="Standard"><text:s/><text:tab/>(defun имя-функции (список-аргументов)</text:p>
      <text:p text:style-name="Standard"><text:s text:c="2"/>"документация..."</text:p>
      <text:p text:style-name="Standard"><text:s text:c="2"/>(выражение-interactive...)</text:p>
      <text:p text:style-name="Standard"><text:s text:c="2"/>тело...)</text:p>
      <text:p text:style-name="Standard">Все что надо --- это заполнить соответствующие места. </text:p>
      <text:p text:style-name="Standard">Имя функции должно быть запоминающимся и лучше, если оно будет походить на <text:soft-page-break/>имя существующей функции count-lines-region. Так пользователю будет легче запомнить название функции. Неплохой выбор --- count-words-region. </text:p>
      <text:p text:style-name="Standard">Функция подсчитывает количество слов в области. Это значит, что список аргументов должен содержать символы, которые будут связаны с положением двух позиций --- началом и концом области. Эти символы можно назвать соответственно `beginning' и `end'. Также первая строка документации должна быть завершенным предложением, поскольку некоторые команды, такие как apropos, отображают только ее. Выражение, делающее функцию интерактивной командой, это хорошо знакомое нам выражение `(interactive "r")', которое сообщает Emacs, что начало и конец области надо связать с символами в списке аргументов нашей функции. </text:p>
      <text:p text:style-name="Standard">В теле функции нам надо будет решить три задачи: сначала проинициализировать необходимые переменные для того, чтобы цикл while начал подсчет слов, второе --- запустить сам цикл while, и третье --- отобразить информационное сообщение для пользователя. </text:p>
      <text:p text:style-name="Standard">Когда пользователь вызывает функцию count-words-region курсор может быть в начале или конце области. Однако подсчет слов лучше производить с начала области. Это значит, что мы должны переместить курсор в начало области, вдруг при вызове функции он был в конце или середине области. Для верности мы воспользуемся функцией (goto-char beginning). Конечно же после того, как мы закончим работу курсор необходимо вернуть на прежнюю позицию. Поэтому, тело функции должно быть вложено в особую форму save-excursion. </text:p>
      <text:p text:style-name="Standard">Основная часть функции состоит из цикла while в котором одно выражение перемещает курсор вперед через слово, а другое выражение подсчитывает эти перемещения. Проверка-истина-ложь цикла while должна возвращать истину до тех пор пока курсор находиться внутри области и вернуть ложное значение, как только точка достигнет конца области или выйдет за ее пределы. </text:p>
      <text:p text:style-name="Standard">Мы могли бы воспользоваться выражением (forward-word 1) для перемещения курсора вперед слово за словом, но лучше понять, что же, в редакторе GNU Emacs считается `словом' и воспользоваться функцией поиска регулярных выражений. </text:p>
      <text:p text:style-name="Standard">Функция поиска регулярного выражения, при нахождении текста, который сопоставим с заданным образцом, оставляет курсор сразу за последним символом найденного текста. Это означает, что последовательность успешных вызовов функции поиска будет перемещать курсор вперед слово за словом. </text:p>
      <text:p text:style-name="Standard">Практически нам потребуется чтобы функция поиска регулярного выражения перемещала курсор также и через пробелы и символы пунктуации, которые разделяют слова, а не только через само слово. Регулярное выражение, которое не позволит нам перепрыгнуть через разделяющие слова пробелы не сможет перепрыгнуть даже через два слова! Значит искомое регулярное выражение должно включать пробелы и символы пунктуации, которые могут следовать за словом, также как и само слово. (Слово может находиться в конце буфера и за ним уже не будет пробелов или знаков пунктуации, поэтому эта часть регулярного выражения должна быть необязательной). </text:p>
      <text:p text:style-name="Standard">То есть нам понадобится регулярное выражение, которое будет совпадать с текстом, когда за одним или более символами составляющими слово может следовать один или несколько или ни одного символа не входящих в состав слов. Соответствующее регулярное выражение приведено ниже: </text:p>
      <text:p text:style-name="Standard"><text:s/><text:tab/>\w+\W*</text:p>
      <text:p text:style-name="Standard">Таблица синтаксиса текущего буфера определяет, какие символы могут входить в со<text:soft-page-break/>став слова, а какие нет. (See section Что входит в состав слова или символа?, для получения дополнительной информации о синтаксисе. Также смотри section `The Syntax Table' in The GNU Emacs Manual, и, section `Syntax Tables' in The GNU Emacs Lisp Reference Manual.) </text:p>
      <text:p text:style-name="Standard">Выражение поиска в таком случает выглядит так: </text:p>
      <text:p text:style-name="Standard"><text:s/><text:tab/>(re-search-forward "\\w+\\W*")</text:p>
      <text:p text:style-name="Standard">(Обратите внимание на удвоенные обратные слэши перед `w' and `W'. Одиночный обратный слэш имеет специальное значение для интерпретатора Лиспа. Он означает, что следующий за ним символ должен обрабатываться особым образом. Например, два символа `\n' означают символ `новой строки', а не только обратный слэш за которым идет `n'. Для интерпретатора Lisp два обратных слэша подряд означают один `не специальный' обратный слэш). </text:p>
      <text:p text:style-name="Standard">Также нам понадобится счетчик, в котором мы будет хранить количество найденных слов; эту переменную мы вначале проинициализируем значением 0 а затем будем увеличивать каждый раз, когда Emacs вычисляет тело цикла while. Увеличивающее выражение очень простое: </text:p>
      <text:p text:style-name="Standard"><text:s/><text:tab/>(setq count (1+ count))</text:p>
      <text:p text:style-name="Standard">Наконец, мы должны будем сообщить пользователю сколько всего слов в области. Как раз для этой цели и предназначена функция message. Но надо чтобы эта функция отображала правильно составленную фразу не зависимо от того сколько в области слов: мы же не говорим "в области 1 слов". Грамматику надо знать и единственное со множественным числом не путать. Эту проблему можно решить используя условное выражение, которое будет возвращать при вычислении различные фразы в зависимости от того сколько в области слов. Существует четыре варианта: в области нет ни одного слова, в области только одно слово, в области от двух до четырех слов, и в области больше четырех слов. Для этого хорошо подходит особая форма cond. </text:p>
      <text:p text:style-name="Standard">Таким образом получается следующее определению функции: </text:p>
      <text:p text:style-name="Standard"><text:s/><text:tab/>;;; Первая версия; с ошибками!</text:p>
      <text:p text:style-name="Standard">(defun count-words-region (beginning end) <text:s/></text:p>
      <text:p text:style-name="Standard"><text:s text:c="2"/>"Сообщает число слов в области.</text:p>
      <text:p text:style-name="Standard">Словом считается текст в котором за хотя бы одним символом входящим в</text:p>
      <text:p text:style-name="Standard">состав слова следует хотя бы один символ не входящий в состав слова.</text:p>
      <text:p text:style-name="Standard">Таблица синтаксиса текущего буфера определяет, какими должны быть эти</text:p>
      <text:p text:style-name="Standard">символы."</text:p>
      <text:p text:style-name="Standard"><text:s text:c="2"/>(interactive "r")</text:p>
      <text:p text:style-name="Standard"><text:s text:c="2"/>(message "Подсчет слов в области ... ")</text:p>
      <text:p text:style-name="Standard">;;; 1. Соответствующая инициализация.</text:p>
      <text:p text:style-name="Standard"><text:s text:c="2"/>(save-excursion</text:p>
      <text:p text:style-name="Standard"><text:s text:c="4"/>(goto-char beginning)</text:p>
      <text:p text:style-name="Standard"><text:s text:c="4"/>(let ((count 0))</text:p>
      <text:p text:style-name="Standard"><text:soft-page-break/>;;; 2. Запуск цикла while.</text:p>
      <text:p text:style-name="Standard"><text:s text:c="6"/>(while (&lt; (point) end)</text:p>
      <text:p text:style-name="Standard"><text:s text:c="8"/>(re-search-forward "\\w+\\W*")</text:p>
      <text:p text:style-name="Standard"><text:s text:c="8"/>(setq count (1+ count)))</text:p>
      <text:p text:style-name="Standard">;;; 3. Сообщаем о результатах пользователю.</text:p>
      <text:p text:style-name="Standard"><text:s text:c="6"/>(cond ((zerop count)</text:p>
      <text:p text:style-name="Standard"><text:s text:c="13"/>(message </text:p>
      <text:p text:style-name="Standard"><text:s text:c="14"/>"Область НЕ содержит слов."))</text:p>
      <text:p text:style-name="Standard"><text:s text:c="12"/>((= 1 count) </text:p>
      <text:p text:style-name="Standard"><text:s text:c="13"/>(message </text:p>
      <text:p text:style-name="Standard"><text:s text:c="14"/>"В области содержится 1 слово."))</text:p>
      <text:p text:style-name="Standard"><text:s text:c="7"/><text:tab/> <text:s text:c="3"/>((and (&lt; 1 count) (&gt; 5 count))</text:p>
      <text:p text:style-name="Standard"><text:tab/> <text:s text:c="4"/>(message </text:p>
      <text:p text:style-name="Standard"><text:s text:c="14"/>"В области содержиться %d словa." count))</text:p>
      <text:p text:style-name="Standard"><text:s text:c="12"/>(t </text:p>
      <text:p text:style-name="Standard"><text:s text:c="13"/>(message </text:p>
      <text:p text:style-name="Standard"><text:s text:c="14"/>"В области содержится %d слов." count))))))</text:p>
      <text:p text:style-name="Standard">Эта функция работает, но не всегда правильно.</text:p>
      <text:h text:style-name="Heading_20_3" text:outline-level="3">13.1.1 Ошибка в count-words-region </text:h>
      <text:p text:style-name="Standard">Команда count-words-region представленная в предыдущем разделе содержит две ошибки, или точнее одну ошибку, которая проявляется два раза. Первое, если вы пометите область, которая содержит один пробел в середине какого-нибудь текста, команда count-words-region скажет вам что область содержит одно слово! Второе, если вы пометите область содержащую один пробел в конце буфера или в конце доступной области буфера, если включено сужение, команда отобразит следующее сообщение об ошибке: </text:p>
      <text:p text:style-name="Standard"><text:s/><text:tab/>Search failed: "\\w+\\W*"</text:p>
      <text:p text:style-name="Standard">Если вы читаете это в Info, то вы сами можете убедиться в наличии этих ошибок. </text:p>
      <text:p text:style-name="Standard">Вначале, как обычно вычислите саму функцию, для того чтобы установить ее. Ниже приведена копия определения. Расположите курсор за последней закрывающейся скобкой и нажмите C-x C-e для того чтобы установить функцию. </text:p>
      <text:p text:style-name="Standard"><text:s/><text:tab/>;;; Первая версия; с ошибками!</text:p>
      <text:p text:style-name="Standard">(defun count-words-region (beginning end) <text:s/></text:p>
      <text:p text:style-name="Standard"><text:s text:c="2"/>"Сообщает число слов в области.</text:p>
      <text:p text:style-name="Standard">Словом считается текст в котором за хотя мы одним символом входящим в</text:p>
      <text:p text:style-name="Standard">состав слова следует хотя бы один символ не входящий в состав слов.</text:p>
      <text:p text:style-name="Standard"><text:soft-page-break/>Таблица синтаксиса текущего буфера определяет, какими должны быть эти</text:p>
      <text:p text:style-name="Standard">символы."</text:p>
      <text:p text:style-name="Standard"><text:s text:c="2"/>(interactive "r")</text:p>
      <text:p text:style-name="Standard"><text:s text:c="2"/>(message "Подсчет слов в области ... ")</text:p>
      <text:p text:style-name="Standard">;;; 1. Соответствующая инициализация.</text:p>
      <text:p text:style-name="Standard"><text:s text:c="2"/>(save-excursion</text:p>
      <text:p text:style-name="Standard"><text:s text:c="4"/>(goto-char beginning)</text:p>
      <text:p text:style-name="Standard"><text:s text:c="4"/>(let ((count 0))</text:p>
      <text:p text:style-name="Standard">;;; 2. Запуск цикла while.</text:p>
      <text:p text:style-name="Standard"><text:s text:c="6"/>(while (&lt; (point) end)</text:p>
      <text:p text:style-name="Standard"><text:s text:c="8"/>(re-search-forward "\\w+\\W*")</text:p>
      <text:p text:style-name="Standard"><text:s text:c="8"/>(setq count (1+ count)))</text:p>
      <text:p text:style-name="Standard">;;; 3. Сообщаем о результатах пользователю.</text:p>
      <text:p text:style-name="Standard"><text:s text:c="6"/>(cond ((zerop count)</text:p>
      <text:p text:style-name="Standard"><text:s text:c="13"/>(message </text:p>
      <text:p text:style-name="Standard"><text:s text:c="14"/>"Область НЕ содержит слов."))</text:p>
      <text:p text:style-name="Standard"><text:s text:c="12"/>((= 1 count) </text:p>
      <text:p text:style-name="Standard"><text:s text:c="13"/>(message </text:p>
      <text:p text:style-name="Standard"><text:s text:c="14"/>"В области содержится 1 слово."))</text:p>
      <text:p text:style-name="Standard"><text:s text:c="7"/><text:tab/> <text:s text:c="3"/>((and (&lt; 1 count) (&gt; 5 count))</text:p>
      <text:p text:style-name="Standard"><text:tab/> <text:s text:c="4"/>(message </text:p>
      <text:p text:style-name="Standard"><text:s text:c="14"/>"В области содержиться %d словa." count))</text:p>
      <text:p text:style-name="Standard"><text:s text:c="12"/>(t </text:p>
      <text:p text:style-name="Standard"><text:s text:c="13"/>(message </text:p>
      <text:p text:style-name="Standard"><text:s text:c="14"/>"В области содержится %d слов." count))))))</text:p>
      <text:p text:style-name="Standard">Если хотите, то вы можете также для удобства связать эту функцию с какой-нибудь клавишей: </text:p>
      <text:p text:style-name="Standard"><text:s/><text:tab/>(global-set-key "\C-c=" 'count-words-region)</text:p>
      <text:p text:style-name="Standard">Для первой проверки, поставьте метку в начале, а курсор в конце следующей строки и наберите C-c = (или M-x count-words-region, если вы не связали команду с клавишами C-c =) </text:p>
      <text:p text:style-name="Standard"><text:s/><text:tab/> <text:s text:c="3"/>раз <text:s text:c="2"/>два <text:s/>три</text:p>
      <text:p text:style-name="Standard">Emacs выдаст вам ожидаемое сообщение: </text:p>
      <text:p text:style-name="Standard"><text:s/><text:tab/>В области содержиться 3 словa.</text:p>
      <text:p text:style-name="Standard"><text:soft-page-break/>Повторим этот тест, но на этот раз поставьте метку в начале строки, а курсор расположите как раз перед словом `раз'. Снова выполните команду C-c = (или M-x count-words-region). Вроде бы Emacs должен сообщить нам что в области не содержится слов --- ведь там находятся только пробелы. Но вместо этого Emacs скажет нам что в области содержиться одно слово! </text:p>
      <text:p text:style-name="Standard">Перед третьей проверкой скопируйте тестируемую строку в конец буфера `*scratch*' и после нее напечатайте несколько пробелов. Поставьте метку сразу за словом `три', а точку в конце строки. (Конец строки должен быть и концом буфера). И снова наберите C-c = (или M-x count-words-region). Мы опять ожидаем, что Emacs сообщит нам об отсутствии слов в области, поскольку она содержит только пробелы. Вместо этого в эхо-области появляется сообщение `Search failed'. </text:p>
      <text:p text:style-name="Standard">Эти две ошибки следствие одной и той же проблемы. </text:p>
      <text:p text:style-name="Standard">Рассмотрим первое проявление ошибки, когда область содержит только пробелы, а затем идет какой-то текст. Происходит следующее: команда M-x count-words-region перемещает точку в начало области. В цикле while проверяется меньше ли значение точки, чем значение end, сначала это верно. Теперь функция поиска по регулярному выражению ищет и находит первое слово. Она оставляет курсор после найденного слова. Переменной count присваивается значение 1. Цикл while повторяется; но теперь значение точки больше чем значение end и поэтому цикл завершается, функция отображает сообщение, где говорится что область содержит одно слово, ведь значение count равно 1. Короче говоря, функция поиска регулярного выражения ищет и находит слово даже если оно находится вне помеченной области. </text:p>
      <text:p text:style-name="Standard">При втором проявлении ошибки, область состоит из одних пробелов в конце буфера. Emacs сообщает, что `Search failed'. Это происходит в результате выполненения все той же функции поиска. Поскольку теперь в буфере нет слов, то поиск завершается неудачей. </text:p>
      <text:p text:style-name="Standard">Обе эти ошибки, обьясняются тем, что функция поиска выходит или пытается выйти за пределы области. </text:p>
      <text:p text:style-name="Standard">Решение напрашивается само собой --- ограничить поиск заданой областью, но если немного подумать, то все получается не совсем так просто. </text:p>
      <text:p text:style-name="Standard">Как мы знаем функция re-search-forward принимает первый аргумент, в виде шаблона текста, который необходимо найти. Но кроме первого обязательного аргумента, функция может принимать еще три необязательных параметра. Вторым аргументом задается граница поиска. Третий аргумент, если назначить ему значение t заставляет функцию вернуть значение nil в случае неудачного поиска, а не сообщать об ошибке. Четвертый аргумент задает число повторов поиска. (В Emacs, вы можете вызвать описание любой функций нажав C-h f, и набрав имя функции в минибуфере). </text:p>
      <text:p text:style-name="Standard">В определении функции count-words-region значение конца области содержится в переменной end, которая передется в нее при вызове, как аргумент. Поэтому мы можем просто добавить end в качестве еще одного аргумента для функцит поиска: </text:p>
      <text:p text:style-name="Standard"><text:s/><text:tab/>(re-search-forward "\\w+\\W*" end)</text:p>
      <text:p text:style-name="Standard">Однако, если вы сделаете только это изменение в определении count-words-region и снова проверите работу функции на области состоящей из пробелов, то вы снова получите сообщение об ошибке `Search failed'. </text:p>
      <text:p text:style-name="Standard">Причина ясна --- поиск ограничен областью, и заканчивается неудачей, как и ожидалось --- ведь в области нет символов, которые могут входить в состав слова. Поскольку поиск завершился неудачей, то мы получаем сообщение об ошибке. Но этого нам тоже не нужно; мы хотим чтобы в этом случае Emacs сообщил нам "Область НЕ содержит слов." <text:soft-page-break/>Эта проблема устраняется путем задания третьего аргумента t для функции re-search-forward, что заставляет функцию вместо отображения сообщения об ошибке просто вернуть значение nil, в случае если поиск завершился неудачей. </text:p>
      <text:p text:style-name="Standard">Однако, если вы внесете это изменение и заново протестируете его, в эхо-области появится сообщение "Подсчет слов в области ..." и ... оно будет отображаться до тех пор, пока вы не нажмете C-g (keyboard-quit). </text:p>
      <text:p text:style-name="Standard">Причина в следующем: поиск ограничен областью как и раньше, и если вы вызвали эту функция на области где слов нет, то поиск закончится неудачей --- ведь там нет символов составляющих слово, все как положено. Теперь функция re-search-forward возвратит nil, а не сообщит об ошибке. Больше она ничего не сделает, а точнее она не переместит курсор, что происходит в случае успешного поиска, в виде побочного эффекта функции. После того, как функция re-search-forward вернула nil вычислится следующее выражение цикла while. В этом выражении увеличивается значение count. Затем цикл повторяется. Проверка-истина-ложь возвращает истину, поскольку значение точки все еще меньше, чем значение конца области --- ведь функция re-search-forward не переместила точку. Цикл повторяется --- ... снова ... и снова. </text:p>
      <text:p text:style-name="Standard">Значит определение функции count-words-region надо еще немного подправить, для того чтобы проверка-истина-ложь цикла while возвращала ложь в случае неудачного поиска. Можно сказать по другому, в проверке-истина-ложь должны быть выполнены два условия перед тем, как переменная count будет увеличена --- точка должна находиться в пределах области и функция поиска должна успешно найти одно слово. </text:p>
      <text:p text:style-name="Standard">Поскольку оба эти условия должны быть выполнены вместе, то их можно обьединить в одном выражении с помощью функции and и использовать это выражение как проверку-истина-ложь для всего цикла while, следующим образом: </text:p>
      <text:p text:style-name="Standard"><text:s/><text:tab/>(and (&lt; (point) end) (re-search-forward "\\w+\\W*" end t))</text:p>
      <text:p text:style-name="Standard">(See section 12.4 forward-paragraph: сокровищница функций, для получения информации о функции and). </text:p>
      <text:p text:style-name="Standard">Выражение re-search-forward возвращает t, если поиск успешен и в виде побочного эффекта перемещает курсор. Соответственно при нахождении новых слов курсор перемещается по области. Когда, наконец, функция поиска не смогла найти еще одно слово или когда курсор достигает конца области, то проверка-истина-ложь возвращает ложь, цикл while завершается, и функция count-words-region отображает в эхо-области результат поиска. </text:p>
      <text:p text:style-name="Standard">После внесения всех вышеизложенных изменений безошибочная, (по крайней мере я больше не находил ошибок) функция count-words-region выглядит следующим образом: </text:p>
      <text:p text:style-name="Standard"><text:s/><text:tab/>;;; Окончательная версия: while</text:p>
      <text:p text:style-name="Standard">(defun count-words-region (beginning end) <text:s/></text:p>
      <text:p text:style-name="Standard"><text:s text:c="2"/>"Сообщает число слов в области.</text:p>
      <text:p text:style-name="Standard">Словом считается текст в котором за хотя мы одним символом входящим в</text:p>
      <text:p text:style-name="Standard">состав слова следует хотя бы один символ не входящий в состав слов.</text:p>
      <text:p text:style-name="Standard">Таблица синтаксиса текущего буфера определяет, какими должны быть эти</text:p>
      <text:p text:style-name="Standard">символы."</text:p>
      <text:p text:style-name="Standard"><text:s text:c="2"/>(interactive "r")</text:p>
      <text:p text:style-name="Standard"><text:soft-page-break/><text:s text:c="2"/>(message "Подсчет слов в области ... ")</text:p>
      <text:p text:style-name="Standard">;;; 1. Соответствующая инициализация.</text:p>
      <text:p text:style-name="Standard"><text:s text:c="2"/>(save-excursion</text:p>
      <text:p text:style-name="Standard"><text:s text:c="4"/>(goto-char beginning)</text:p>
      <text:p text:style-name="Standard"><text:s text:c="4"/>(let ((count 0))</text:p>
      <text:p text:style-name="Standard">;;; 2. Запуск цикла while.</text:p>
      <text:p text:style-name="Standard"><text:s text:c="6"/>(while (and (&lt; (point) end))</text:p>
      <text:p text:style-name="Standard"><text:s text:c="18"/>(re-search-forward "\\w+\\W*" end t)</text:p>
      <text:p text:style-name="Standard"><text:s text:c="8"/>(setq count (1+ count)))</text:p>
      <text:p text:style-name="Standard">;;; 3. Сообщаем о результатах пользователю.</text:p>
      <text:p text:style-name="Standard"><text:s text:c="6"/>(cond ((zerop count)</text:p>
      <text:p text:style-name="Standard"><text:s text:c="13"/>(message </text:p>
      <text:p text:style-name="Standard"><text:s text:c="14"/>"Область НЕ содержит слов."))</text:p>
      <text:p text:style-name="Standard"><text:s text:c="12"/>((= 1 count) </text:p>
      <text:p text:style-name="Standard"><text:s text:c="13"/>(message </text:p>
      <text:p text:style-name="Standard"><text:s text:c="14"/>"В области содержится 1 слово."))</text:p>
      <text:p text:style-name="Standard"><text:s text:c="7"/><text:tab/> <text:s text:c="3"/>((and (&lt; 1 count) (&gt; 5 count))</text:p>
      <text:p text:style-name="Standard"><text:tab/> <text:s text:c="4"/>(message </text:p>
      <text:p text:style-name="Standard"><text:s text:c="14"/>"В области содержиться %d словa." count))</text:p>
      <text:p text:style-name="Standard"><text:s text:c="12"/>(t </text:p>
      <text:p text:style-name="Standard"><text:s text:c="13"/>(message </text:p>
      <text:p text:style-name="Standard"><text:s text:c="14"/>"В области содержится %d слов." count))))))</text:p>
      <text:h text:style-name="Heading_20_2" text:outline-level="2">13.2 Рекурсивный подсчет слов </text:h>
      <text:p text:style-name="Standard">Можно переписать функцию для подсчета слов с помощью рекурсии, которая заменит цикл while. Давайте посмотрим, как это делается. </text:p>
      <text:p text:style-name="Standard">Во-первых, мы должны вспомнить, что функция count-words-region выполняет три основные задачи: подготавливает все необходимое для начала подсчета слов; считает количество слов в области; и отображает для пользователя информационное сообщение, в котором говорится, сколько слов в области. </text:p>
      <text:p text:style-name="Standard">Если мы создадим одну рекурсивную функцию, которая будет делать все это сразу, то информационное сообщение будет появляться при каждом рекурсивном вызове. Если в области содержится 13 слов, то мы увидим тринадцать сообщений в эхо-области, одно за другим. Это не очень удобно! Вместо этого, мы создадим две функции для выполнения этой задачи, одна из которых (рекурсивная функция) будет вызываться из тела другой. Внешняя функция будет подготавливать условия для подсчета слов и отображать информационное сообщение; другая будет считать слова. </text:p>
      <text:p text:style-name="Standard"><text:soft-page-break/>Давайте начнем с функции, котороя будет отображать сообщение. Мы можем назвать ее также --- count-words-region. </text:p>
      <text:p text:style-name="Standard">Именно эту функцию будет вызывать пользователь. Она должна быть интерактивной. На самом деле она будет очень похожа на предыдущую версию этой функции, если не считать того, что для подсчета слов будет вызываться функция recursive-count-words. </text:p>
      <text:p text:style-name="Standard">Мы можем с легкостью создать шаблон этой функции, основанный на предыдущих наработках: </text:p>
      <text:p text:style-name="Standard"><text:s/><text:tab/>;; Рекурсивная версия; использует функцию поиска regexp</text:p>
      <text:p text:style-name="Standard">(defun count-words-region (beginning end) <text:s/></text:p>
      <text:p text:style-name="Standard"><text:s text:c="2"/>"документация..."</text:p>
      <text:p text:style-name="Standard"><text:s text:c="2"/>(выражение-interactive...)</text:p>
      <text:p text:style-name="Standard">;;; 1. Соответствующая подготовка.</text:p>
      <text:p text:style-name="Standard"><text:s text:c="2"/>(Сообщение о начале работы)</text:p>
      <text:p text:style-name="Standard"><text:s text:c="2"/>(Инициализация переменных...</text:p>
      <text:p text:style-name="Standard">;;; 2. Подсчет слов.</text:p>
      <text:p text:style-name="Standard"><text:s text:c="4"/>вызов рекурсивной функции</text:p>
      <text:p text:style-name="Standard">;;; 3. Отображает сообщение для пользователя.</text:p>
      <text:p text:style-name="Standard"><text:s text:c="4"/>сообщаем о результатах работы))</text:p>
      <text:p text:style-name="Standard">Определение выглядит понятным и хорошо знакомым, если не считать того, что число слов, которое будет возвращать рекурсивная функция надо использовать для отображения результата работы. Немного подумав можно предложить использовать для этого выражение let: мы можем связать какую-нибудь переменную в списке переменных выражения let с числом слов в области, которое возвращает рекурсивный вызов; и после этого, в выражении cond использовать эту переменную для отображения результатов пользователю. </text:p>
      <text:p text:style-name="Standard">Обычно считают, что создание и инициализация локальных переменных в выражении let это что-то второстепенное, а вот дальше в теле выражения будет выполняться `основная' работа функции. Но в нашем случае, то что считается `основной' работой функции --- подсчет слов, происходит при инициализации переменной в выражении let. </text:p>
      <text:p text:style-name="Standard">С let, определение функции выглядит следующим образом: </text:p>
      <text:p text:style-name="Standard"><text:s/><text:tab/>(defun count-words-region (beginning end) <text:s/></text:p>
      <text:p text:style-name="Standard"><text:s text:c="2"/>"Печатает число слов в области."</text:p>
      <text:p text:style-name="Standard"><text:s text:c="2"/>(interactive "r")</text:p>
      <text:p text:style-name="Standard">;;; 1. Соответствующие подготовления.</text:p>
      <text:p text:style-name="Standard"><text:s text:c="2"/>(message "Подсчет слов в области ... ")</text:p>
      <text:p text:style-name="Standard"><text:s text:c="2"/>(save-excursion</text:p>
      <text:p text:style-name="Standard"><text:s text:c="4"/>(goto-char beginning)</text:p>
      <text:p text:style-name="Standard">;;; 2. Подсчет слов.</text:p>
      <text:p text:style-name="Standard"><text:s text:c="4"/>(let ((count (recursive-count-words end))) <text:s text:c="3"/></text:p>
      <text:p text:style-name="Standard"><text:soft-page-break/>;;; 3. Отображение результатов работы.</text:p>
      <text:p text:style-name="Standard"><text:s text:c="6"/>(cond ((zerop count)</text:p>
      <text:p text:style-name="Standard"><text:s text:c="13"/>(message </text:p>
      <text:p text:style-name="Standard"><text:s text:c="14"/>"Область НЕ содержит слов."))</text:p>
      <text:p text:style-name="Standard"><text:s text:c="12"/>((= 1 count) </text:p>
      <text:p text:style-name="Standard"><text:s text:c="13"/>(message </text:p>
      <text:p text:style-name="Standard"><text:s text:c="14"/>"В области содержится 1 слово."))</text:p>
      <text:p text:style-name="Standard"><text:s text:c="7"/><text:tab/> <text:s text:c="3"/>((and (&lt; 1 count) (&gt; 5 count))</text:p>
      <text:p text:style-name="Standard"><text:tab/> <text:s text:c="4"/>(message </text:p>
      <text:p text:style-name="Standard"><text:s text:c="14"/>"В области содержиться %d словa." count))</text:p>
      <text:p text:style-name="Standard"><text:s text:c="12"/>(t </text:p>
      <text:p text:style-name="Standard"><text:s text:c="13"/>(message </text:p>
      <text:p text:style-name="Standard"><text:s text:c="14"/>"В области содержится %d слов." count))))))</text:p>
      <text:p text:style-name="Standard">Теперь нам надо написать рекурсивную функцию для подсчета слов. </text:p>
      <text:p text:style-name="Standard">Рекурсивная функция должна содержать поменьшей мере три части: `рекурсивную-проверку', `выражение-следующего-вызова' и рекурсивный вызов. </text:p>
      <text:p text:style-name="Standard">Рекурсивная проверка определяет нужно ли снова вызывать функцию или нет. Поскольку мы подсчитываем слова в области и будем использовать функцию, которая перемещает курсор вперед через слово, то рекурсивная проверка может проверять находится ли курсор в пределах области. Рекурсивная проверка должна найти значение точки и определить больше или меньше значение точки, чем конец области. Для этого мы можем использовать функцию point. Ясно, что для этого мы должны передать значение конца области в виде аргумента при вызове рекурсивной функции производящей подсчет слов. </text:p>
      <text:p text:style-name="Standard">Кроме этого в рекурсивной проверке надо выяснить чем закончился поиск слова, ведь если поиск был неудачен, то рекурсивные вызовы должны прекратиться. </text:p>
      <text:p text:style-name="Standard">Выражение-следующего-вызова должно изменять какое-нибудь значение, чтобы рекурсивная функция когда-нибудь перестала вызывать себя и остановилась. Если быть более точным, то выражение-следующего-вызова должно изменять некоторое значение, таким образом, чтобы в нужное время рекурсивная проверка прекратила рекурсивные вызовы. В нашем случае выражение-следующего-вызова может быть выражением, которое лишь перемещает курсор слово за словом. </text:p>
      <text:p text:style-name="Standard">Третья часть рекурсивной функции --- это рекурсивный вызов. </text:p>
      <text:p text:style-name="Standard">Где-то, также нам понадобится часть, которая выполняет основную `работу' функции, часть, которая и производит счет слов. Необходимая часть! </text:p>
      <text:p text:style-name="Standard">Но сейчас мы уже можем схематично обрисовать рекурсивную функцию: </text:p>
      <text:p text:style-name="Standard"><text:s/><text:tab/>(defun recursive-count-words (region-end)</text:p>
      <text:p text:style-name="Standard"><text:s text:c="2"/>"документация..."</text:p>
      <text:p text:style-name="Standard"><text:s text:c="3"/>рекурсивная-проверка</text:p>
      <text:p text:style-name="Standard"><text:s text:c="3"/>выражение-следующего-вызова</text:p>
      <text:p text:style-name="Standard"><text:soft-page-break/><text:s text:c="3"/>рекурсивный вызов)</text:p>
      <text:p text:style-name="Standard">Сейчас, как обычно, нам надо заполнить соответствующие части шаблона. Давайте начнем с самого простого случая: если точка находиться в конце области или за ее пределами, там где нет слов, то функция должна возвращать ноль. Аналогично, если поиск закончился неудачей, и больше слов в области нет, то функция также должна возвращать ноль. </text:p>
      <text:p text:style-name="Standard">С другой стороны, если точка находится в пределах области и поиск завершился успехом, то слово найдено и функция должна вызвать саму себя. </text:p>
      <text:p text:style-name="Standard">То есть, рекурсивная-проверка может выглядеть следующим образом: </text:p>
      <text:p text:style-name="Standard"><text:s/><text:tab/>(and (&lt; (point) region-end)</text:p>
      <text:p text:style-name="Standard"><text:s text:c="5"/>(re-search-forward "\\w+\\W*" region-end t))</text:p>
      <text:p text:style-name="Standard">Обратите внимание, что функция поиска входит в состав рекурсивной-проверки --- функция поиска возвращает t в случае успеха и nil в случает неудачи. (See section Ошибка с пробелами in count-words-region, для объяснения того как работает re-search-forward). </text:p>
      <text:p text:style-name="Standard">Рекурсивная-проверка --- это проверка-истина-ложь в выражении if. Ясно, что в случае успеха рекурсивной-проверки, в then-часть выражения if должен происходить рекурсивный вызов функции; если рекурсивная-проверка закончится неудачей, то в else-части должен вернуться ноль, поскольку или точка вышла за пределы области или поиск завершился неудачей потому что не удалось найти слово. </text:p>
      <text:p text:style-name="Standard">Но до того, как мы перейдем к рекурсивному вызову, нам надо рассмотреть выражение-следующего-вызова. Что оно собой представляет? Любопытно, что это функция поиска в рекурсивной проверке. </text:p>
      <text:p text:style-name="Standard">Кроме того, что функция поиска возвращает t или nil в вызвавшую ее функцию, re-search-forward также перемещает точку вперед через слово. Именно это действие изменяет значение точки, так что рекурсивные вызовы прекратятся тогда, когда точка переместится в конец области. Соответственно выражение re-search-forward и есть выражение-следующего-вызова. </text:p>
      <text:p text:style-name="Standard">Схематично тело функции recursive-count-words выглядит следующим образом: </text:p>
      <text:p text:style-name="Standard"><text:s/><text:tab/>(if рекурсивная-проверка-выражение-следующего-вызова-два-в-одном</text:p>
      <text:p text:style-name="Standard"><text:s text:c="4"/>;; then</text:p>
      <text:p text:style-name="Standard"><text:s text:c="4"/>рекурсивный-вызов</text:p>
      <text:p text:style-name="Standard"><text:s text:c="2"/>;; else</text:p>
      <text:p text:style-name="Standard"><text:s text:c="2"/>вернуть-ноль)</text:p>
      <text:p text:style-name="Standard">Остается ответить на один вопрос, как производить подсчет слов? </text:p>
      <text:p text:style-name="Standard">Если вы не привыкли к созданию рекурсивных функций, то вам будет трудно ответить на такой вопрос. Но постепенно вы овладеете мастерством создания рекурсивных функций. </text:p>
      <text:p text:style-name="Standard">Мы знаем, что механизм подсчета должен быть как-то связан с рекурсивным вызовом функции. В самом деле, поскольку выражение-следующего-вызова перемещает курсор вперед через слово, то рекурсивный вызов происходит для каждого слова, механизм подсчета может быть выражением, в котором единица прибавляется к значению возвращаемому recursive-count-words. </text:p>
      <text:p text:style-name="Standard"><text:soft-page-break/>Рассмотрим следующие случаи: </text:p>
      <text:p text:style-name="Standard">Если в области содержится два слова, то функция должна возвратить значение, которое получится если прибавить единицу к значению возвращаемому, при вызове функции для области содержащей одно слово, ведь первое мы уже прибавили. </text:p>
      <text:p text:style-name="Standard">Если в области одно слово, то функция должна вернуть значение, которое получится, если прибавить единицу к значению возвращаемому при вызове функции для области где уже нет слов --- в этом случае функция должна вернуть ноль. </text:p>
      <text:p text:style-name="Standard">Если в области нет слов, то функция должна возвратить ноль. </text:p>
      <text:p text:style-name="Standard">В шаблоне, который мы уже набросали, else-часть выражения if возвращает ноль для случая, когда слов уже не осталось. Это значит, что then-часть выражения if, должна вернуть результат сложения единицы и значения, которое возвратит рекурсивный вызов функции на оставшейся части области. </text:p>
      <text:p text:style-name="Standard">Then-часть будет выглядеть следующим образом, где 1+ --- функция которая добавляет единицу к своему аргументу. </text:p>
      <text:p text:style-name="Standard"><text:s/><text:tab/>(1+ (recursive-count-words region-end))</text:p>
      <text:p text:style-name="Standard">Теперь вся функция recursive-count-words принимает следующий вид: </text:p>
      <text:p text:style-name="Standard"><text:s/><text:tab/>(defun recursive-count-words (region-end)</text:p>
      <text:p text:style-name="Standard"><text:s text:c="2"/>"документация..."</text:p>
      <text:p text:style-name="Standard">;;; 1. рекурсивная-проверка</text:p>
      <text:p text:style-name="Standard"><text:s text:c="2"/>(if (and (&lt; (point) region-end) <text:s text:c="9"/></text:p>
      <text:p text:style-name="Standard"><text:s text:c="11"/>(re-search-forward "\\w+\\W*" region-end t))</text:p>
      <text:p text:style-name="Standard">;;; 2. then-part: рекурсивный вызов</text:p>
      <text:p text:style-name="Standard"><text:s text:c="6"/>(1+ (recursive-count-words region-end)) <text:s/></text:p>
      <text:p text:style-name="Standard">;;; 3. else-part</text:p>
      <text:p text:style-name="Standard"><text:s text:c="4"/>0)) <text:s text:c="12"/></text:p>
      <text:p text:style-name="Standard">Давайте рассмотрим как работает эта функция: </text:p>
      <text:p text:style-name="Standard">Если в области нет слов, то вычисляется else-часть выражения if и функция возвращает ноль. </text:p>
      <text:p text:style-name="Standard">Если в области одно слово, то значение точки меньше чем значение region-end и поиск завершается успехом. В этом случае проверка-истина-ложь выражения if возвращает t и вычисляется then-часть выражения if. Запускается механизм счета. Это выражение возвращает значение (это будет значением всей функции), которое равно сумме единицы и значения возвращаемого рекурсивным вызовом. </text:p>
      <text:p text:style-name="Standard">Поскольку выражение-следующего-вызова уже переместило точку через одно (и в нашем случае единственное) слово в области, это значит, что когда функция (recursive-count-words region-end) будет вычисляется второй раз (в результате рекурсивного вызова), то значение точки будет равным или большим, чем значение конца региона. Поэтому, при этом вызове функция recursive-count-words вернет ноль. Ноль будет добавлен к единице и первоначальный вызов recursive-count-words возвратит результат сложения единицы и нуля, то есть значение 1. В нашем случае это правильное значение. </text:p>
      <text:p text:style-name="Standard"><text:soft-page-break/>Ясно, что если в области два слова, то первый вызов recursive-count-words вернет результат сложения единицы и значение, которое возвратит вызов recursive-count-words на области содержащей оставшееся слово. В результате один плюс один даст два, а это правильное значение. </text:p>
      <text:p text:style-name="Standard">Рассуждая подобным образом, если в области три слова, то первый вызов recursive-count-words вернет результат сложения единицы и значения возвращаемого вызовом recursive-count-words на области, которая содержит два слова --- и так далее, и так далее. </text:p>
      <text:p text:style-name="Standard">Полностью документированные функции выглядят следующим образом: </text:p>
      <text:p text:style-name="Standard">Рекурсивная функция: </text:p>
      <text:p text:style-name="Standard"><text:s/><text:tab/>(defun recursive-count-words (region-end)</text:p>
      <text:p text:style-name="Standard"><text:s text:c="2"/>"Возвращает количество слов между точкой и region-end."</text:p>
      <text:p text:style-name="Standard">;;; 1. рекурсивная-проверка</text:p>
      <text:p text:style-name="Standard"><text:s text:c="2"/>(if (and (&lt; (point) region-end)</text:p>
      <text:p text:style-name="Standard"><text:s text:c="11"/>(re-search-forward "\\w+\\W*" region-end t))</text:p>
      <text:p text:style-name="Standard">;;; 2. then-часть: рекурсивный вызов</text:p>
      <text:p text:style-name="Standard"><text:s text:c="6"/>(1+ (recursive-count-words region-end)) </text:p>
      <text:p text:style-name="Standard">;;; 3. else-часть</text:p>
      <text:p text:style-name="Standard"><text:s text:c="4"/>0)) <text:s text:c="12"/></text:p>
      <text:p text:style-name="Standard">Верхняя функция: </text:p>
      <text:p text:style-name="Standard"><text:s/><text:tab/>(defun count-words-region (beginning end) <text:s/></text:p>
      <text:p text:style-name="Standard"><text:s text:c="2"/>"Печатает число слов в области.</text:p>
      <text:p text:style-name="Standard">Словом считается текст в котором за хотя бы одним символом входящим в</text:p>
      <text:p text:style-name="Standard">состав слова следует хотя бы один символ не входящий в состав слов.</text:p>
      <text:p text:style-name="Standard">Таблица синтаксиса текущего буфера определяет, какими должны быть эти</text:p>
      <text:p text:style-name="Standard">символы."</text:p>
      <text:p text:style-name="Standard"><text:s text:c="2"/>(interactive "r")</text:p>
      <text:p text:style-name="Standard">;;; 1. Соответствующие подготовления.</text:p>
      <text:p text:style-name="Standard"><text:s text:c="2"/>(message "Подсчет слов в области ... ")</text:p>
      <text:p text:style-name="Standard"><text:s text:c="2"/>(save-excursion</text:p>
      <text:p text:style-name="Standard"><text:s text:c="4"/>(goto-char beginning)</text:p>
      <text:p text:style-name="Standard">;;; 2. Подсчет слов.</text:p>
      <text:p text:style-name="Standard"><text:s text:c="4"/>(let ((count (recursive-count-words end))) <text:s text:c="3"/></text:p>
      <text:p text:style-name="Standard">;;; 3. Отображение результатов работы.</text:p>
      <text:p text:style-name="Standard"><text:s text:c="6"/>(cond</text:p>
      <text:p text:style-name="Standard"><text:s text:c="7"/>((zerop count)</text:p>
      <text:p text:style-name="Standard"><text:soft-page-break/><text:tab/>(message </text:p>
      <text:p text:style-name="Standard"><text:tab/> "Область НЕ содержит слов."))</text:p>
      <text:p text:style-name="Standard"><text:s text:c="7"/>((= 1 count) </text:p>
      <text:p text:style-name="Standard"><text:tab/>(message </text:p>
      <text:p text:style-name="Standard"><text:tab/> "В области содержится 1 слово."))</text:p>
      <text:p text:style-name="Standard"><text:s text:c="7"/>((and (&lt; 1 count) (&gt; 5 count))</text:p>
      <text:p text:style-name="Standard"><text:tab/>(message </text:p>
      <text:p text:style-name="Standard"><text:tab/> "В области содержиться %d словa." count))</text:p>
      <text:p text:style-name="Standard"><text:s text:c="7"/>(t </text:p>
      <text:p text:style-name="Standard"><text:tab/>(message </text:p>
      <text:p text:style-name="Standard"><text:tab/> "В области содержится %d слов." count))))))</text:p>
      <text:h text:style-name="Heading_20_1" text:outline-level="1">13.3 Упражнения: Сколько знаков пунктуации </text:h>
      <text:p text:style-name="Standard">С помощью цикла while напишите функцию, которая подсчитывает знаки пунктуации (точки, запятые, знаки вопроса, воскличательные знаки и т.п) в области. Перепишите ее используя рекурсию.</text:p>
      <text:h text:style-name="Heading_20_1" text:outline-level="1">14. Считаем слова в defun </text:h>
      <text:p text:style-name="Standard">Наш следующий проект --- сосчитать количество слов в определении функции. Конечно это можно сделать и с помощью какого-нибудь варианта count-word-region. See section Считаем слова: повторения и регулярные выражения. Если нам надо только лишь узнать сколько слов содержится в определении функции, то мы можем пометить определение функции, нажав C-M-h (mark-defun), и после этого вызвать count-word-region. Однако, давайте будем более амбициозны: попробуем сосчитать число слов и символов в каждом определении функции во всех файлах входящих в дистрибутив Emacs и затем нарисуем график, который покажет сколько функций какой длины: сколько функций содержат от 40 до 49 слов, сколько от 50 до 59, и так далее. Мне всегда было любопытно узнать какова средняя длина обычной функции, и скоро мы об этом узнаем.</text:p>
      <text:h text:style-name="Heading_20_2" text:outline-level="2">Разделяй и властвуй </text:h>
      <text:p text:style-name="Standard">Изложенный в одном предложении наш проект, где надо будет создать график-гистограмму выглядит довольно устрашающе; но если разбить его на несколько отдельных задач, каждую из которых можно сделать отдельно, то проект становиться совсем не сложным. Попробуем представить какими должны быть эти шаги: </text:p>
      <text:p text:style-name="Standard">Первый --- написать функцию, которая определяет число слов в одном определении функции. Здесь нам придется справиться с проблемой правильной обработки не только слов, но и символов. </text:p>
      <text:p text:style-name="Standard">Второй --- написать функцию подсчитывающую количество слов в каждом определении функции в отдельном файле, это может быть список. Эта функция будет использовать функцию count-words-in-defun. </text:p>
      <text:p text:style-name="Standard">Третий --- написать функцию подсчитывающую количество слов в каждом определении функции в нескольких файлах, это тоже будет список. Здесь мы будем открывать раз<text:soft-page-break/>личные файлы, переключаться в них и считать слова в определениях функций входящих в файл. </text:p>
      <text:p text:style-name="Standard">Четвертый --- написать функцию, которая переводит список чисел, созданный на этапе три в форму, которая будет более удобна для создания графика. </text:p>
      <text:p text:style-name="Standard">Пятый --- написать функцию, выводящую результаты в виде графика. </text:p>
      <text:p text:style-name="Standard">Получился весьма значительный проект! Но если мы не спеша выполним каждый этап, то и весь проект окажется довольно простым.</text:p>
      <text:h text:style-name="Heading_20_2" text:outline-level="2">14.1 Что считать? </text:h>
      <text:p text:style-name="Standard">Если мы начнем раздумывать о том, как сосчитать слова в определении функции, то первый вопрос (он обязательно должен появиться) --- что мы собираемся считать? Когда мы говорим `слова' по отношению к определению функции на Лиспе, то на самом деле, мы в большинстве случаев подразумеваем `символы'. Например, следующая функция умножить-на-семь содержит пять символов defun, умножить-на-семь, number, *, и 7. Кроме этого, в строке документации содержится еще четыре слова: `Multiply', `NUMBER', `by', и `seven'. Символ `number' повторяется, поэтому все определение содержит всего десять слов и символов. </text:p>
      <text:p text:style-name="Standard"><text:s/><text:tab/>(defun умножить-на-семь (number)</text:p>
      <text:p text:style-name="Standard"><text:s text:c="2"/>"Multiply NUMBER by seven."</text:p>
      <text:p text:style-name="Standard"><text:s text:c="2"/>(* 7 number))</text:p>
      <text:p text:style-name="Standard">Однако, если мы пометим определение функции умножить-на-семь нажав C-M-h (mark-defun), и затем вызовем функцию count-words-region для выделенной области, то функция count-words-region сообщит нам, что в области содержится 11 слов! Что-то неправильно! </text:p>
      <text:p text:style-name="Standard">Произошло следующее: функция count-words-region не посчитала `*' как слово, и сосчитала один символ умножить-на-семь, как три слова. Дефисы были обработаны таким образом, как будто они были разделителями слов, а не соединителями: функция `умножить-на-семь' посчитала так, как будто было написано `multiply by seven'. </text:p>
      <text:p text:style-name="Standard">Причина такой путаницы кроится в функции поиска по регулярному выражению, в определении count-words-region, которое перемещает курсор вперед слово за словом. В первоначальной версии count-words-region, регулярное выражение было следующим: </text:p>
      <text:p text:style-name="Standard"><text:s/><text:tab/>"\\w+\\W*"</text:p>
      <text:p text:style-name="Standard">Это регулярное выражение --- шаблон определяющий один или более символов входящих в состав слова, за которыми могут следовать один или более символов не входящих в состав слова. Обьяснение того, что означает `символ входящий в состав слова' подводит нас к теме синтаксиса, которая заслуживает отдельного обсуждения.</text:p>
      <text:h text:style-name="Heading_20_2" text:outline-level="2">14.2 Что входит в состав слов или символов? </text:h>
      <text:p text:style-name="Standard">Emacs обрабатывает разные символы, как принадлежащие к разным синтаксическим категориям. Например, регулярное выражение `\\w+' --- это образец описывающий один или более символов составляющих слово. Символы составляющие слово являются членами одной синтаксической категории. Другие синтаксические категории включают класс символов пунктуации, таких как запятая и точка, и класс пробельных символов, таких как пробел и табуляция. (Для получения дополнительной информации смотрите разделы section <text:soft-page-break/>`The Syntax Table' in The GNU Emacs Manual и section `Syntax Tables' in The GNU Emacs Lisp Reference Manual.) </text:p>
      <text:p text:style-name="Standard">Таблицы синтаксиса описывают то, какие символы принадлежат к каким категориям. Обычно дефис не считается `символом входящим в состав слова'. Вместо этого он принадлежит к `классу символов входящих в состав имен символов, но не слов'. Это означает, что функция count-words-region обрабатывает его таким же образом как и разделяющие слово пробелы. Вот почему count-words-region сосчитала `умножить-на-семь' как три слова. </text:p>
      <text:p text:style-name="Standard">Существуют два способа заставить Emacs воспринимать `умножить-на-семь', как один символ --- изменить синтаксическую таблицу или изменить регулярное выражение. </text:p>
      <text:p text:style-name="Standard">Мы можем переопределить дефис, как символ входящий в состав слова, изменив таблицу синтаксиса, которую Emacs создает для каждого буфера. В принципе именно этого мы и добиваемся, но оказывается, что дефис далеко не единственный символ, который считается не входящим в состав слова, но входит в состав имен символов; есть и другие, например `*'. </text:p>
      <text:p text:style-name="Standard">Пойдя другим путем, мы можем создать другое регулярное выражение, которое будет использоваться в определении count-words для подсчета символов. Правда оказывается что это не такая уж простая задача. </text:p>
      <text:p text:style-name="Standard">Первая часть регулярного выражения достаточна проста: шаблон должен совпадать "по крайней мере с одним символом который входит в состав слова или символа Лиспа". То есть: </text:p>
      <text:p text:style-name="Standard"><text:s/><text:tab/>\\(\\w\\|\\s_\\)+</text:p>
      <text:p text:style-name="Standard">`\\(' --- это первая часть группирующей конструкции, которая включает альтернативу `\\w' и `\\s_', разделяемые строкой `\\|'. `\\w' совпадает с любым символом входящем в состав слова, а `\\s_' совпадает с любым символом входящем в состав символа Лиспа, но не входящим в состав слова. Знак `+', следующий за всей конструкцией означает, что символ входящий в состав слова или символа Лиспа должен совпасть по крайней мере один раз. </text:p>
      <text:p text:style-name="Standard">Однако сконструировать вторую часть регулярного выражения значительно сложнее. Мы хотим, чтобы за первой частью следовала "необязательная часть состоящая из одного или нескольких символов не входящих в состав слова или символа Лиспа". Вначале мне казалось, что это можно сделать следующим образом: </text:p>
      <text:p text:style-name="Standard"><text:s/><text:tab/>\\(\\W\\|\\S_\\)*"</text:p>
      <text:p text:style-name="Standard">Знаки в верхнем регистре `W' и `S' совпадают с символами, которые не входят в состав слова или символа Лиспа. К несчастью выяснилось, что это выражение совпадает с любым символом, который не входит в состав слова или не входит в состав символа. Это совпадает с любым символом! </text:p>
      <text:p text:style-name="Standard">Потом я обратил внимание, что за каждым словом или символом в моей области следовал пробельный символ (пробел, табуляция, или символ новой строки). Поэтому я попробовал шаблон совпадающий с одним или более пробелом, которые следуют за одним или более символом составляющих слово или символ Лиспа. Это тоже было неудачной попыткой. Слова и символы Лиспа часто разделяются пробелами, но в реальном коде за символами Лиспа могут следовать круглые скобки, а за словами могут следовать знаки пунктуации. В конце концов я пришел, к образцу, в котором за одним или более символом входящем в состав слова или символа Лиспа необязательно следуют не пробельные символы за которыми следуют необязательные пробелы. </text:p>
      <text:p text:style-name="Standard">Ниже получившееся регулярное выражение: </text:p>
      <text:p text:style-name="Standard"><text:soft-page-break/><text:s/><text:tab/>"\\(\\w\\|\\s_\\)+[^ \t\n]*[ \t\n]*"</text:p>
      <text:h text:style-name="Heading_20_2" text:outline-level="2">14.3 Функция count-words-in-defun </text:h>
      <text:p text:style-name="Standard">Мы уже видели несколько способов создания функции count-word-region. Чтобы написать функцию count-words-in-defun нам надо только немного изменить одну из этих версий. </text:p>
      <text:p text:style-name="Standard">Та версия, в которой используется цикл while является наиболее простой, поэтому я предлагаю использовать именно ее. Поскольку count-words-in-defun будет вызываться из более сложной программы, то ее не обязательно делать интерактивной и она не должна отображать сообщение в эхо-области; достаточно только лишь вернуть результат. Все это немного упрощает определение функции. </text:p>
      <text:p text:style-name="Standard">С другой стороны, функция count-words-in-defun будет использоваться в буфере, который содержит несколько определений функций. Соответственно появляется вопрос: как функция будет работать, как она будет определять, что точка находится в пределах функции и возвращать число символов и слов для этого определения функции. Все это конечно добавляет сложностей в опредление функции, но впоследствии нам не надо будет передавать в эту функцию аргументы. </text:p>
      <text:p text:style-name="Standard">Все вышеизложенное ведет к следующему шаблону будущей функции: </text:p>
      <text:p text:style-name="Standard"><text:s/><text:tab/>(defun count-words-in-defun ()</text:p>
      <text:p text:style-name="Standard"><text:s text:c="2"/>"документация..."</text:p>
      <text:p text:style-name="Standard"><text:s text:c="2"/>(установки...</text:p>
      <text:p text:style-name="Standard"><text:s text:c="5"/>(цикл while...)</text:p>
      <text:p text:style-name="Standard"><text:s text:c="3"/>возвращаем count)</text:p>
      <text:p text:style-name="Standard">Как обычно наша работа только лишь заполнить части этого шаблона. </text:p>
      <text:p text:style-name="Standard">В начале рассмотрим подготовительные установки. </text:p>
      <text:p text:style-name="Standard">Мы предполагаем, что эта функция будет вызвана из буфера содержащего несколько определений функций. Курсор будет находиться или внутри определения функции или вне определения. Для того, чтобы count-words-in-defun начала работать надо переместить точку в начало определения, счетчик слов установить в ноль и цикл, в котором будет происходить счет, должен остановиться, когда точка достигнет конца определения функции. </text:p>
      <text:p text:style-name="Standard">Функция beginning-of-defun производит поиск в обратном направлении открывающей скобки, такой как `(', находящейся в начале строки и перемещает точку на эту позицию или к границе поиска. На практике это означает, что beginning-of-defun перемещает точку к началу ближайшего определения функции или к началу буфера. Мы можем использовать beginning-of-defun для того чтобы переместить точку туда, откуда мы начнем отсчет. </text:p>
      <text:p text:style-name="Standard">В цикле while нам также потребуется счетчик для того, чтобы хранить число уже посчитанных слов и символов. Для создания и инициализации нулем соответствующей переменной, которая может быть локальной, мы будем использовать выражение let. </text:p>
      <text:p text:style-name="Standard">Функция end-of-defun работает аналогично функции beginning-of-defun, кроме того, что она перемещает точку в конец определения функции. Функцию end-of-defun можно использовать как часть выражения, которое находит положение конца определения анализируемой функции. </text:p>
      <text:p text:style-name="Standard">Инициализация и начальные установки для count-words-in-defun быстро принимают форму: сначала мы перемещаем точку в начало определения, затем мы создаем локаль<text:soft-page-break/>ную переменную для хранения результатов подсчета, и, наконец, мы находим позицию конца определения, так чтобы цикл while знал когда нужно прекращать поиск. </text:p>
      <text:p text:style-name="Standard">Эта часть функции выглядит следующим образом: </text:p>
      <text:p text:style-name="Standard"><text:s/><text:tab/>(beginning-of-defun)</text:p>
      <text:p text:style-name="Standard">(let ((count 0)</text:p>
      <text:p text:style-name="Standard"><text:s text:c="6"/>(end (save-excursion (end-of-defun) (point))))</text:p>
      <text:p text:style-name="Standard">Все довольно просто. Единственная сложность касается установки локальной переменной end: она инициализируется значением, которое возвращает выражение save-excursion, когда курсор временно перемещается к конец определения и с помощью функции point, возвращает значение точки. После этого курсор возвращается в начало определения функции. </text:p>
      <text:p text:style-name="Standard">Вторая часть функции count-words-in-defun --- это цикл while. </text:p>
      <text:p text:style-name="Standard">Этот цикл должен содержать выражение, которое будет перемещать курсор вперед через слово или символ Лиспа, и выражение, которое будет подсчитывать число перемещений. Проверка-истина-ложь цикла while должна возвращать истинное значение до тех пор, пока курсор находится внутри определения функции и ложное значение, если он достиг конца определения. Мы уже создали подходящее регулярное выражение для этого поиска (see section 14.2 Что входит в состав слов или символов?), поэтому структура цикла ясна: </text:p>
      <text:p text:style-name="Standard"><text:s/><text:tab/>(while (and (&lt; (point) end)</text:p>
      <text:p text:style-name="Standard"><text:s text:c="12"/>(re-search-forward </text:p>
      <text:p text:style-name="Standard"><text:s text:c="13"/>"\\(\\w\\|\\s_\\)+[^ \t\n]*[ \t\n]*" end t)</text:p>
      <text:p text:style-name="Standard"><text:s text:c="2"/>(setq count (1+ count)))</text:p>
      <text:p text:style-name="Standard">В третей части функции нужно всего лишь вернуть количество подсчитанных слов и символов Лиспа. Эта часть является последним выражением в теле верхнего выражения let, и может быть просто локальной переменной count, которое после вычисления возвратит результаты подсчетов. </text:p>
      <text:p text:style-name="Standard">Если сложить все вышеизложенные части вместе, то получится следующее определение функции count-words-in-defun: </text:p>
      <text:p text:style-name="Standard"><text:s/><text:tab/>(defun count-words-in-defun ()</text:p>
      <text:p text:style-name="Standard"><text:s text:c="2"/>"Возвращает число слов и символов Лиспа в функции."</text:p>
      <text:p text:style-name="Standard"><text:s text:c="2"/>(beginning-of-defun)</text:p>
      <text:p text:style-name="Standard"><text:s text:c="2"/>(let ((count 0)</text:p>
      <text:p text:style-name="Standard"><text:s text:c="8"/>(end (save-excursion (end-of-defun) (point))))</text:p>
      <text:p text:style-name="Standard"><text:s text:c="4"/>(while</text:p>
      <text:p text:style-name="Standard"><text:s text:c="8"/>(and (&lt; (point) end)</text:p>
      <text:p text:style-name="Standard"><text:s text:c="13"/>(re-search-forward </text:p>
      <text:p text:style-name="Standard"><text:s text:c="14"/>"\\(\\w\\|\\s_\\)+[^ \t\n]*[ \t\n]*"</text:p>
      <text:p text:style-name="Standard"><text:s text:c="14"/>end t))</text:p>
      <text:p text:style-name="Standard"><text:soft-page-break/><text:s text:c="6"/>(setq count (1+ count)))</text:p>
      <text:p text:style-name="Standard"><text:s text:c="4"/>count))</text:p>
      <text:p text:style-name="Standard">Как нам проверить эту функцию? Хотя сама функция не интерактивна, но можно легко создать функцию-обертку (wrapper), которая будет интерактивной и вызовет эту функцию; мы можем использовать почти тот же самый код, что и в рекурсивной версии count-words-region: </text:p>
      <text:p text:style-name="Standard"><text:s/><text:tab/>;;; Интерактивная версия.</text:p>
      <text:p text:style-name="Standard">(defun count-words-defun () <text:s text:c="4"/></text:p>
      <text:p text:style-name="Standard"><text:s text:c="2"/>"Число слов и символов Лиспа в определении функции."</text:p>
      <text:p text:style-name="Standard"><text:s text:c="2"/>(interactive)</text:p>
      <text:p text:style-name="Standard"><text:s text:c="2"/>(message</text:p>
      <text:p text:style-name="Standard"><text:s text:c="3"/>"Считаем слова и символы Лиспа в определении функции...")</text:p>
      <text:p text:style-name="Standard"><text:s text:c="2"/>(let ((count (count-words-in-defun)))</text:p>
      <text:p text:style-name="Standard"><text:s text:c="4"/>(cond</text:p>
      <text:p text:style-name="Standard"><text:s text:c="4"/>((zerop count)</text:p>
      <text:p text:style-name="Standard"><text:s text:c="7"/>(message</text:p>
      <text:p text:style-name="Standard"><text:tab/>"Область НЕ содержит слов."))</text:p>
      <text:p text:style-name="Standard"><text:s text:c="4"/>((= 1 count)</text:p>
      <text:p text:style-name="Standard"><text:s text:c="7"/>(message</text:p>
      <text:p text:style-name="Standard"><text:tab/>"Область содержит 1 слово."))</text:p>
      <text:p text:style-name="Standard"><text:s text:c="4"/>((or (&lt; 1 count) (&gt; 5 count))</text:p>
      <text:p text:style-name="Standard"><text:s text:c="7"/>(message</text:p>
      <text:p text:style-name="Standard"><text:tab/>"В области содержиться %d словa." count))</text:p>
      <text:p text:style-name="Standard"><text:s text:c="6"/>(t</text:p>
      <text:p text:style-name="Standard"><text:s text:c="7"/>(message</text:p>
      <text:p text:style-name="Standard"><text:tab/>"Область содержит %d слов." count)))))</text:p>
      <text:p text:style-name="Standard">Для удобства давайте свяжем эту функцию с C-c =: </text:p>
      <text:p text:style-name="Standard"><text:s/><text:tab/>(global-set-key "\C-c=" 'count-words-defun)</text:p>
      <text:p text:style-name="Standard">Сейчас мы можем проверить count-words-defun: установите обе функции count-words-in-defun и count-words-defun, вычислите выражение global-set-key, скопируйте определение функции умножить-на-семь в буфер `*scratch*' так чтобы открывающая определение скобка находилась в начале строки и поместив курсор в тело определения функции нажмите C-c=: </text:p>
      <text:p text:style-name="Standard"><text:s/><text:tab/>(defun умножить-на-семь (number)</text:p>
      <text:p text:style-name="Standard"><text:s text:c="2"/>"Multiply NUMBER by seven."</text:p>
      <text:p text:style-name="Standard"><text:s text:c="2"/>(* 7 number))</text:p>
      <text:p text:style-name="Standard"><text:soft-page-break/><text:s text:c="5"/>=&gt; 10</text:p>
      <text:p text:style-name="Standard">Получилось! Определение содержит 10 слов и символов Лиспа. </text:p>
      <text:p text:style-name="Standard">Следующая задача --- подсчитать количество слов и символов Лиспа в нескольких определениях функций в одном файле.</text:p>
      <text:h text:style-name="Heading_20_2" text:outline-level="2">14.4 Обработка нескольких функций в одном файле </text:h>
      <text:p text:style-name="Standard">В таком файле как `simple.el' может находиться более 80 определений различных функций. Конечная цель нашего проекта --- статистическая обработка определений функций во многих файлах, но, как первых шаг на пути к этой цели, давайте проанализируем только один файл. </text:p>
      <text:p text:style-name="Standard">Информация будет представлена в виде серии чисел, где каждое число --- количество слов и символов Лиспа в определении функции. Мы можем хранить эти числа в списке. </text:p>
      <text:p text:style-name="Standard">Мы знаем, что впоследствии нам понадобится связать информацию касающуюся одного файла, с информацией из многих других файлов --- это означает, что для функции подсчитывающей длину определений функций в одном файле достаточно вернуть список длин. Она также не должна отображать никаких сообщений. </text:p>
      <text:p text:style-name="Standard">Команды для посчета слов содержат одно выражение, которое перемещает курсор вперед через слово, а также выражение подсчитывающее число перемещений. Определение функции для посчета длин может быть создано подобным же образом, где одно выражение будет перемещать курсор вперед через определение, а второе выражение будет составлять список длин. </text:p>
      <text:p text:style-name="Standard">Подобная аналогия делает создание такой функции почти элементарным. Ясно, что мы должны начать отсчет с начала файла, поэтому первой командой будет (goto-char (point-min)). Затем мы запустим цикл while; где проверка-истина-ложь для этого цикла может быть регулярным выражением для поиска следующего определения функции --- пока поиск успешен, точка перемещается вперед и вычисляется тело цикла. В теле цикла нам понадобится выражение, которое будет конструировать список длин. Для этого вполне подойдет основная команда для создания списков --- cons. В принципе это почти все. </text:p>
      <text:p text:style-name="Standard">Ниже фрагмент получившейся функции: </text:p>
      <text:p text:style-name="Standard"><text:s/><text:tab/>(goto-char (point-min))</text:p>
      <text:p text:style-name="Standard">(while (re-search-forward "^(defun" nil t)</text:p>
      <text:p text:style-name="Standard"><text:s text:c="2"/>(setq lengths-list</text:p>
      <text:p text:style-name="Standard"><text:s text:c="8"/>(cons (count-words-in-defun) lengths-list)))</text:p>
      <text:p text:style-name="Standard">Что мы пока пропустили --- так это механизм, для открытия файла, в котором содержатся определения функций. </text:p>
      <text:p text:style-name="Standard">В предыдущих примерах, мы использовали или систему Info или переключались на время в другой буфер; в основном в буфер `*scratch*'. </text:p>
      <text:p text:style-name="Standard">Открытие (finding) файла --- эта новая и еще не обсуждавшаяся нами тема.</text:p>
      <text:h text:style-name="Heading_20_2" text:outline-level="2">14.5 Открытие файла </text:h>
      <text:p text:style-name="Standard">Для того чтобы открыть файл в Emacs вы обычно используете команду C-x C-f (find-file). Эта команда делает то, что надо, но все же она не совсем подходит для нашей задачи определения длин функций. </text:p>
      <text:p text:style-name="Standard"><text:soft-page-break/>Давайте взглянем на исходный код find-file (для этого вы можете использовать команду find-tag(11)). </text:p>
      <text:p text:style-name="Standard"><text:s/><text:tab/>(defun find-file (filename)</text:p>
      <text:p text:style-name="Standard"><text:s text:c="2"/>"Edit file FILENAME.</text:p>
      <text:p text:style-name="Standard">Switch to a buffer visiting file FILENAME,</text:p>
      <text:p text:style-name="Standard">creating one if none already exists."</text:p>
      <text:p text:style-name="Standard"><text:s text:c="2"/>(interactive "FFind file: ")</text:p>
      <text:p text:style-name="Standard"><text:s text:c="2"/>(switch-to-buffer (find-file-noselect filename)))</text:p>
      <text:p text:style-name="Standard">В это определение входит короткая, но полная документация и спецификация для интерактивного использования функции, откуда видно, что Emacs запросит у вас имя файла, если вы будете использовать эту функцию интерактивно. В теле определения используется всего лишь две функции find-file-noselect и switch-to-buffer. </text:p>
      <text:p text:style-name="Standard">Если с помощью C-h f (команда describe-function) вызвать документацию для функции find-file-noselect, то выяснится, что эта функция считывает заданный файл в буфер и возвращает буфер. Однако этот буфер не становится выбранным. То есть внимание Emacs на него не переключается (значит и ваше тоже). Для переключения в буфер используется функция switch-to-buffer, и она отображает его содержимое в текущем окне. Мы уже обсуждали тему переключения буферов. (See section 2.3 Смена буфера.) </text:p>
      <text:p text:style-name="Standard">В нашем проекте создания гистограммы нам не нужно отображать каждый файл на экране, в то время, когда программа находит длины функций в этом файле. Вместо использования switch-to-buffer мы вполне можем использовать функцию set-buffer --- эта функция производит переключение в другие буфера, но не отображает их на экране. Поэтому, вместо того, чтобы пользоваться функцией find-file, для открытия файла, нам придется создать свое собственное выражение. Но мы к этому вполне готовы, можно просто воспользоваться функциями find-file-noselect и set-buffer.</text:p>
      <text:h text:style-name="Heading_20_2" text:outline-level="2">14.6 Подробности о lengths-list-file </text:h>
      <text:p text:style-name="Standard">Ядро функции lengths-list-file --- это цикл while, в котором содержится код перемещения курсора вперед, в поисках регулярного выражения "^defun" и функция, которая будет подсчитывать число слов и символов Лиспа в каждом из определений. Это ядро должно быть окружено функциями, которые выполняют различные вспомогательные задачи: открывают файл, перемещают точку к началу файла. Получившиеся определение функции выглядит следующим образом: </text:p>
      <text:p text:style-name="Standard"><text:s/><text:tab/>(defun lengths-list-file (filename)</text:p>
      <text:p text:style-name="Standard"><text:s text:c="2"/>"Возвращает список длин функций содержащихся в ФАЙЛЕ.</text:p>
      <text:p text:style-name="Standard">Возвращаемый список --- это список чисел.</text:p>
      <text:p text:style-name="Standard">Каждое число --- количество слов или символов Лиспа</text:p>
      <text:p text:style-name="Standard">в одном определении функции."</text:p>
      <text:p text:style-name="Standard"><text:s text:c="2"/>(message "Анализируем `%s' ... " filename)</text:p>
      <text:p text:style-name="Standard"><text:s text:c="2"/>(save-excursion</text:p>
      <text:p text:style-name="Standard"><text:s text:c="4"/>(let ((buffer (find-file-noselect filename))</text:p>
      <text:p text:style-name="Standard"><text:soft-page-break/><text:s text:c="10"/>(lengths-list))</text:p>
      <text:p text:style-name="Standard"><text:s text:c="6"/>(set-buffer buffer)</text:p>
      <text:p text:style-name="Standard"><text:s text:c="6"/>(setq buffer-read-only t)</text:p>
      <text:p text:style-name="Standard"><text:s text:c="6"/>(widen) <text:s text:c="2"/></text:p>
      <text:p text:style-name="Standard"><text:s text:c="6"/>(goto-char (point-min))</text:p>
      <text:p text:style-name="Standard"><text:s text:c="6"/>(while (re-search-forward "^.defun" nil t)</text:p>
      <text:p text:style-name="Standard"><text:s text:c="8"/>(setq lengths-list</text:p>
      <text:p text:style-name="Standard"><text:s text:c="14"/>(cons (count-words-in-defun) lengths-list)))</text:p>
      <text:p text:style-name="Standard"><text:s text:c="6"/>(kill-buffer buffer)</text:p>
      <text:p text:style-name="Standard"><text:s text:c="6"/>lengths-list)))</text:p>
      <text:p text:style-name="Standard">Функция принимает один аргумент --- имя файла, с которым она и будет работать. Затем идут четыре строки описывающие работу функции, но выражение interactive отсутствует. Поскольку обычно люди думают что компьютер сломался, если они не видят результатов происходящей работы, то в первой строке тела функции мы отображаем информационное сообщение. </text:p>
      <text:p text:style-name="Standard">Следующая строка --- это выражение save-excursion, которое возвращает внимание Emacs к текущему буферу, когда функция завершит свою работу. Это полезно в том случаe, если вы будете использовать эту функцию из другой, которая полагает, что курсор остается в текущем буфере. </text:p>
      <text:p text:style-name="Standard">В списке переменных выражения let Emacs открывает файл и связывает локальную переменную buffer с буфером, в котором содержится открытый файл. Помимо этого Emacs также создает еще одну локальную переменную --- lengths-list. </text:p>
      <text:p text:style-name="Standard">После этого Emacs переключается в новый буфер. </text:p>
      <text:p text:style-name="Standard">Затем Emacs защищает буфер от случайного изменения, устанавливая для него режим только для чтения. Вообще-то это совершенно не обязательно. Ни одна из функций для подсчета слов и символов Лиспа в определении функции не будет изменять содержимое буфера. Кроме этого буфер никто не собирается сохранять, даже если он будет изменен. Эта строка лишь привычка следовать пословице "Береженого бог бережет". Причина такой излишней осторожности кроется в том, что эта функция, и те которые будут ее использовать работают с исходными текстами самого Emacs и будет очень неудобно, если мы случайно изменим какой-то из файлов. Ладно признаюсь, сначала я и сам думал, что эта строка не нужна, до тех пор пока мои экспериментальные функции не начали изменять исходные тексты Emacs .... </text:p>
      <text:p text:style-name="Standard">После этого мы вызываем функцию widen, на тот случай, если в буфер включено сужение. Обычно это также не требуется --- Emacs создает новый буфер, если его еще не существовало; но если этот файл уже был открыт, то Emacs возвращает уже существующий буфер. В таком случае в нем теоретически может быть включено сужение, и для начала работы его необходимо выключить. Если бы мы хотели быть совсем `дружелюбными к пользователю', то мы бы окружили бы это все выражением save-restriction, для того чтобы востановить сужение и местоположение точки, но мы не хотим этого делать. </text:p>
      <text:p text:style-name="Standard">Следующее выражение, (goto-char (point-min)), перемещает курсор в начало буфера. </text:p>
      <text:p text:style-name="Standard">Затем идет цикл while, в котором и выполняется `основная работа' функции. В цикле Emacs определяет длину каждой функции и создает список, в котором и сохраняет ре<text:soft-page-break/>зультаты работы. </text:p>
      <text:p text:style-name="Standard">После того, как содержимое файла будет проанализировано, Emacs уничтожает буфер. Это сделано для экономичного использования оперативной памяти. В моей версии Emacs 19 содержится более 300 различных файлов. Другая функция будет использовать lengths-list-file на каждом из них. Если Emacs откроет все эти файлы, и не будет их закрывать, то на моем компьютере может не хватить виртуальной памяти. </text:p>
      <text:p text:style-name="Standard">Последнее выражение в теле функции и одновременно в выражении let --- это переменная lengths-list; ее значение будет возвращено, как значение всей функции. </text:p>
      <text:p text:style-name="Standard">Мы можем испробовать эту функцию установив ее как обычно. Теперь расположите курсор за следующим выражением и нажмите C-x C-e (eval-last-sexp). </text:p>
      <text:p text:style-name="Standard"><text:s/><text:tab/>(lengths-list-file "../lisp/debug.el")</text:p>
      <text:p text:style-name="Standard">(Может быть вам понадобиться изменить путевое имя файла; в приведенном примере предполагается, что файлы Info и исходные тексты Emacs расположены по соседству, например, в /usr/local/emacs/info и /usr/local/emacs/lisp.) Вы можете изменить это выражение скопировав его в буфер `*scratch*' и вычислив его там. </text:p>
      <text:p text:style-name="Standard">Моей версии Emacs потребовалось несколько секунд, чтобы выдать список длин функций для файла `debug.el'. Он получился следующим: </text:p>
      <text:p text:style-name="Standard"><text:s/><text:tab/>(75 41 80 62 20 45 44 68 45 12 34 235)</text:p>
      <text:p text:style-name="Standard">Обратите внимание, что длина последней функции в этом файле, в списке расположена первой.</text:p>
      <text:h text:style-name="Heading_20_2" text:outline-level="2">14.7 Считаем слова в функциях из нескольких файлов </text:h>
      <text:p text:style-name="Standard">В предыдущем разделе мы создали функцию, которая возвращает список длин каждого из определений функций в файле. Сейчас нам надо будет сконструировать функцию, которая возвращает большой список длин функций находящихся во многих файлах, эта функция будет работать со списком файлов. </text:p>
      <text:p text:style-name="Standard">Работа на каждом файле из списка --- это повторяющийся процесс, поэтому мы можем использовать либо цикл while, либо рекурсию. </text:p>
      <text:p text:style-name="Standard">Создать цикл while --- для нас уже совсем не сложно. Аргумент передаваемый в функцию --- это список файлов. Как мы уже видели раньше (see section 11. Циклы и рекурсия), вы можете написать такой цикл while тело которого будет вычисляться до тех пор, пока в списке еще содержатся какие-нибудь элементы, но как только список станет пуст, то выполнение цикла прекращается. Для того, чтобы эта конструкция работала правильно в теле цикла должно содержаться выражение, которое укорачивает список, каждый раз когда вычисляется тело цикла, так что постепенно список опустошается. Обычно для этой цели используют функцию cdr, и с ее помощью при каждой итерации цикла связывают значение списка с CDR этого же списка. </text:p>
      <text:p text:style-name="Standard">Соответствующий шаблон выглядит следующим образом: </text:p>
      <text:p text:style-name="Standard"><text:s/><text:tab/>(while проверить-пуст-ли-список</text:p>
      <text:p text:style-name="Standard"><text:s text:c="2"/>тело...</text:p>
      <text:p text:style-name="Standard"><text:s text:c="2"/>присвоить-списку-cdr-списка)</text:p>
      <text:p text:style-name="Standard">Также мы помним, что цикл while всегда возвращает nil после вычисления (результат вычисления проверки-истина-ложь), а не результат какого-нибудь выражения вычисляемо<text:soft-page-break/>го в теле цикла. (Все вычисления в теле цикла выполняются только ради их побочного эффекта). Однако, нам хотелось бы вернуть результат вычисления выражения, в котором создается список длин. Для того чтобы выполнить это мы должны вложить цикл while в выражение let, и сделать так, чтобы последним элементом выражения let была переменная в которой содержится список длин. (See section Циклы и рекурсия.) </text:p>
      <text:p text:style-name="Standard">Все это ведет нас к следующему определению функции: </text:p>
      <text:p text:style-name="Standard"><text:s/><text:tab/>;;; Используя цикл while.</text:p>
      <text:p text:style-name="Standard">(defun lengths-list-many-files (list-of-files) </text:p>
      <text:p text:style-name="Standard"><text:s text:c="2"/>"Возвращает список длин функций в LIST-OF-FILES."</text:p>
      <text:p text:style-name="Standard"><text:s text:c="2"/>(let (lengths-list)</text:p>
      <text:p text:style-name="Standard">;;; проверка-истина-ложь</text:p>
      <text:p text:style-name="Standard"><text:s text:c="4"/>(while list-of-files <text:s text:c="7"/></text:p>
      <text:p text:style-name="Standard"><text:s text:c="6"/>(setq lengths-list</text:p>
      <text:p text:style-name="Standard"><text:s text:c="12"/>(append</text:p>
      <text:p text:style-name="Standard"><text:s text:c="13"/>lengths-list</text:p>
      <text:p text:style-name="Standard">;;; Генерируем список длин функций.</text:p>
      <text:p text:style-name="Standard"><text:s text:c="13"/>(lengths-list-file</text:p>
      <text:p text:style-name="Standard"><text:s text:c="14"/>(expand-file-name (car list-of-files)))))</text:p>
      <text:p text:style-name="Standard">;;; Укорачиваем список анализируемых файлов.</text:p>
      <text:p text:style-name="Standard"><text:s text:c="6"/>(setq list-of-files (cdr list-of-files))) </text:p>
      <text:p text:style-name="Standard">;;; Возвращает результат: значение списка длин функций.</text:p>
      <text:p text:style-name="Standard"><text:s text:c="4"/>lengths-list)) <text:s text:c="13"/></text:p>
      <text:p text:style-name="Standard">expand-file-name --- это встроенная функция, которая преобразует относительное имя файла в его абсолютную, полную форму. То есть, </text:p>
      <text:p text:style-name="Standard"><text:s/><text:tab/>debug.el</text:p>
      <text:p text:style-name="Standard">становится </text:p>
      <text:p text:style-name="Standard"><text:s/><text:tab/>/usr/local/emacs/lisp/debug.el</text:p>
      <text:p text:style-name="Standard">Еще один новый для нас элемент в этом определении функции --- это незнакомая нам пока функция append, которая заслуживает краткого рассмотрения.</text:p>
      <text:h text:style-name="Heading_20_3" text:outline-level="3">14.7.1 Функция append </text:h>
      <text:p text:style-name="Standard">Функция append присоединяет один список к другому. Так, </text:p>
      <text:p text:style-name="Standard"><text:s/><text:tab/>(append '(1 2 3 4) '(5 6 7 8))</text:p>
      <text:p text:style-name="Standard">вернет после вычисления </text:p>
      <text:p text:style-name="Standard"><text:s/><text:tab/>(1 2 3 4 5 6 7 8)</text:p>
      <text:p text:style-name="Standard">Именно так мы и хотим соединять друг с другом списки длин, которые возвращает <text:soft-page-break/>функция lengths-list-file в теле цикла while. Принцип работы append отличен от принципа работы cons. </text:p>
      <text:p text:style-name="Standard"><text:s/><text:tab/>(cons '(1 2 3 4) '(5 6 7 8))</text:p>
      <text:p text:style-name="Standard">сконструирует новый список, в котором первый аргумент функции cons станет первый элементом результирующего списка: </text:p>
      <text:p text:style-name="Standard"><text:s/><text:tab/>((1 2 3 4) 5 6 7 8)</text:p>
      <text:h text:style-name="Heading_20_2" text:outline-level="2">14.8 Рекурсивная обработка нескольких файлов </text:h>
      <text:p text:style-name="Standard">Кроме использования цикла while мы можем обработать список файлов с помощью рекурсии. Рекурсивная версия функции lengths-list-many-files получится короче и проще. </text:p>
      <text:p text:style-name="Standard">Рекурсивная функция содержит обычные части: `рекурсивную-проверку', `выражение-следующего-вызова', и сам рекурсивный вызов. `Рекурсивная-проверка' определяет нужно ли снова выполнять рекурсивный вызов, что необходимо в том случае, если list-of-files содержит еще какие-то элементы; `выражение-следующего-вызова' укорачивает list-of-files устанавливая его в CDR самого себя, поэтому постепенно список опустошается. Вообще то сама функция получилась короче чем это абзац! </text:p>
      <text:p text:style-name="Standard"><text:s/><text:tab/>(defun recursive-lengths-list-many-files (list-of-files) </text:p>
      <text:p text:style-name="Standard"><text:s text:c="2"/>"Возвращает список длин функций из LIST-OF-FILES."</text:p>
      <text:p text:style-name="Standard"><text:s text:c="2"/>(if list-of-files <text:s text:c="20"/>; рекурсивная-проверка</text:p>
      <text:p text:style-name="Standard"><text:s text:c="6"/>(append</text:p>
      <text:p text:style-name="Standard"><text:s text:c="7"/>(lengths-list-file</text:p>
      <text:p text:style-name="Standard"><text:s text:c="8"/>(expand-file-name (car list-of-files)))</text:p>
      <text:p text:style-name="Standard"><text:s text:c="7"/>(recursive-lengths-list-many-files</text:p>
      <text:p text:style-name="Standard"><text:s text:c="8"/>(cdr list-of-files)))))</text:p>
      <text:p text:style-name="Standard">В одном предложении, функция возвращает список длин для первого файла из list-of-files к которому добавляется результат рекурсивного вызова этой же функции, когда аргумент будет остаток list-of-files, то есть cdr списка. </text:p>
      <text:p text:style-name="Standard">Ниже представлены результаты проверки функции recursive-lengths-list-many-files вместе с результатами запуска функции lengths-list-file на каждом из файлов по отдельности. </text:p>
      <text:p text:style-name="Standard">Установите обе эти функции, и recursive-lengths-list-many-files, и lengths-list-file, а затем вычислите следующие выражения. Возможно вам понадобится изменить путевые имена файлов; те которые представлены здесь работают, если файлы Info и исходные тексты Emacs расположены рядом. Если вам понадобится изменить эти выражения, то вы можете сначала скопировать их в буфер `*scratch*' и внеся необходимые изменения вычислить их. </text:p>
      <text:p text:style-name="Standard">Результаты показаны после `=&gt;' (Эти результаты для файлов входящих в Emacs версии 18.57; если вы работает с другой версией Emacs, то результаты могут отличаться.) </text:p>
      <text:p text:style-name="Standard"><text:s/><text:tab/>(lengths-list-file </text:p>
      <text:p text:style-name="Standard"><text:s/>"../lisp/macros.el")</text:p>
      <text:p text:style-name="Standard"><text:s text:c="5"/>=&gt; (176 154 86)</text:p>
      <text:p text:style-name="Standard">(lengths-list-file</text:p>
      <text:p text:style-name="Standard"><text:soft-page-break/><text:s/>"../lisp/mailalias.el")</text:p>
      <text:p text:style-name="Standard"><text:s text:c="5"/>=&gt; (116 122 265)</text:p>
      <text:p text:style-name="Standard">(lengths-list-file</text:p>
      <text:p text:style-name="Standard"><text:s/>"../lisp/makesum.el")</text:p>
      <text:p text:style-name="Standard"><text:s text:c="5"/>=&gt; (85 179)</text:p>
      <text:p text:style-name="Standard">(recursive-lengths-list-many-files</text:p>
      <text:p text:style-name="Standard"><text:s/>'("../lisp/macros.el"</text:p>
      <text:p text:style-name="Standard"><text:s text:c="3"/>"../lisp/mailalias.el"</text:p>
      <text:p text:style-name="Standard"><text:s text:c="3"/>"../lisp/makesum.el"))</text:p>
      <text:p text:style-name="Standard"><text:s text:c="7"/>=&gt; (176 154 86 116 122 265 85 179)</text:p>
      <text:p text:style-name="Standard">Функция recursive-lengths-list-many-files возвращает результат, который мы и ожидали. </text:p>
      <text:p text:style-name="Standard">Следующий шаг --- обработать данные таким образом, чтобы их легче было отобразить в виде графика.</text:p>
      <text:h text:style-name="Heading_20_2" text:outline-level="2">14.9 Подготовка данных для вывода в виде графика </text:h>
      <text:p text:style-name="Standard">Функция recursive-lengths-list-many-files возвращает список чисел. Каждое число означает длину определения функции в словах и символах Лиспа. Сейчас нам надо будет преобразовать эти данные в список чисел, который будет удобнее отобразить в виде графика. Из нового списка должно быть ясно, сколько определений функций содержат меньше 10 слов, сколько содержат от 10 до 19 слов, сколько содержат от 20 до 29 слов и так далее. </text:p>
      <text:p text:style-name="Standard">Короче говоря, нам надо будет обработать список длин, который возвращает функция recursive-lengths-list-many-files, сосчитать число функций попадающих в определенные диапазоны длин, и составить список этих чисел. </text:p>
      <text:p text:style-name="Standard">Исходя из того, что мы уже научились делать, мы вполне можем предсказать, что не должно быть слишком трудным написать функцию, которая будет укорачивать (с помощью cdr) список длин, анализировать каждый элемент списка, определять к какому диапазону он принадлежит и увеличивать счетчик для этого диапазона. </text:p>
      <text:p text:style-name="Standard">Однако до того, как создавать такую функцию, давайте рассмотрим преимущества предварительной сортировки списка длин, так чтобы числа были упорядочены от наименьшего к наибольшему. Во-первых, сортировка облегчит подсчет чисел попадающий в каждый диапазон, поскольку два соседних числа скорее всего будут принадлежать или одному диапазону, или соседним диапазонам чисел. Во-вторых, проанализировав отсортированный список, мы легко можем найти наибольшее и наименьшее число, и тем самым определить наибольший и наименьший диапазон длин, который нам понадобится.</text:p>
      <text:h text:style-name="Heading_20_3" text:outline-level="3">14.9.1 Сортировка списков </text:h>
      <text:p text:style-name="Standard">В Emacs имеется функция для сортировки списков, которая называется (как вы уже наверное догадались) sort. Функция sort принимает два аргумента --- список, который нужно отсортировать и предикат, который определяет какой из двух элементов списка "меньше". </text:p>
      <text:p text:style-name="Standard">Как мы уже говорили раньше (see section Использование объекта неправильного типа <text:soft-page-break/>в качестве аргумента), предикат --- это функция, которая определяет истинно ли некоторое свойство или нет. Функция sort будет изменять список согласно свойству, которое анализирует наш предикат; это значит, что sort можно использовать для сортировки не только списков, состоящих из чисел, но и любых других, если использовать предикат для нечислового критерия --- например, это может быть алфавитный критерий. </text:p>
      <text:p text:style-name="Standard">Предикатом подходящим для сортировки чисел может быть функция &lt;. Например, </text:p>
      <text:p text:style-name="Standard"><text:s/><text:tab/>(sort '(4 8 21 17 33 7 21 7) '&lt;)</text:p>
      <text:p text:style-name="Standard">produces this: </text:p>
      <text:p text:style-name="Standard"><text:s/><text:tab/>(4 7 7 8 17 21 21 33)</text:p>
      <text:p text:style-name="Standard">(Обратите внимание, что в этом примере оба аргумента маскированы с помощью апострофа, чтобы интерпретатор Лиспа не вычислил их до того, как передать функции sort в виде аргументов). </text:p>
      <text:p text:style-name="Standard">Отсортировать список возвращаемый функцией recursive-lengths-list-many-files очень просто: </text:p>
      <text:p text:style-name="Standard"><text:s/><text:tab/>(sort</text:p>
      <text:p text:style-name="Standard"><text:s/>(recursive-lengths-list-many-files</text:p>
      <text:p text:style-name="Standard"><text:s text:c="2"/>'("../lisp/macros.el"</text:p>
      <text:p text:style-name="Standard"><text:s text:c="4"/>"../lisp/mailalias.el"</text:p>
      <text:p text:style-name="Standard"><text:s text:c="4"/>"../lisp/makesum.el"))</text:p>
      <text:p text:style-name="Standard"><text:s/>'&lt;)</text:p>
      <text:p text:style-name="Standard">в моем случае вывод был следующим: </text:p>
      <text:p text:style-name="Standard"><text:s/><text:tab/>(85 86 116 122 154 176 179 265)</text:p>
      <text:p text:style-name="Standard">(Обратите внимания, что в этом примере первый аргумент не маскирован, поэтому это выражение будет вычислено, а результирующий список будет передан в функцию sort).</text:p>
      <text:h text:style-name="Heading_20_3" text:outline-level="3">14.9.2 Создание списка файлов </text:h>
      <text:p text:style-name="Standard">Функции recursive-lengths-list-many-files в качестве аргумента требуется список файлов. Для наших тестовых примеров мы составляли такой список вручную; но в дистрибутив Emacs входит очень много файлов с библиотеками Emacs Lisp. Поэтому, для того, чтобы создать список файлов с библиотеками Emacs Lisp входящих в дистрибутив Emacs мы воспользуемся функцией directory-files. </text:p>
      <text:p text:style-name="Standard">Функции directory-files требуется три аргумента: первый аргумент --- имя каталога, строка; если второй аргумент не равен nil, то функция возвратит список абсолютных имен файлов; третий аргумент задает шаблон поиска. Если третим аргументом задано регулярное выражение, то будут выбраны только имена файлов, которые соответствуют этому регулярному выражению. </text:p>
      <text:p text:style-name="Standard">Например, на моем компьютере, </text:p>
      <text:p text:style-name="Standard"><text:s/><text:tab/>(length</text:p>
      <text:p text:style-name="Standard"><text:s/>(directory-files "../lisp" t "\\.el$"))</text:p>
      <text:p text:style-name="Standard">сообщила мне что моя версия 19.25 Emacs содержит 307 файлов с исходными текста<text:soft-page-break/>ми на Emacs Lisp. </text:p>
      <text:p text:style-name="Standard">Выражение, которое будет сортировать список возвращаемый функцией recursive-lengths-list-many-files выглядит следующим образом: </text:p>
      <text:p text:style-name="Standard"><text:s/><text:tab/>(sort</text:p>
      <text:p text:style-name="Standard"><text:s/>(recursive-lengths-list-many-files</text:p>
      <text:p text:style-name="Standard"><text:s text:c="2"/>(directory-files "../lisp" t "\\.el$"))</text:p>
      <text:p text:style-name="Standard"><text:s/>'&lt;)</text:p>
      <text:p text:style-name="Standard">Наша следующая задача --- создать список, который скажет нам сколько определений функций содержат менее 10 слов, сколько содержат от 10 до 19 слов, сколько содержат от 20 до 29 слов, и так далее. С отсортированным списком чисел эта задача становится намного проще: сосчитать сколько элементов списка меньше 10, после этого отбросив только что сосчитанные числа посчитать сколько меньше 20, теперь сосчитать сколько элементов списка меньше 30 и так далее. Каждое из этих чисел 10, 20, 30, 40, и им подобные на единицу больше чем самое большое число диапазона. Мы можем назвать список таких чисел top-of-ranges. </text:p>
      <text:p text:style-name="Standard">Если бы мы захотели мы могли бы произвести этот список автоматически, но проще создать его вручную. Ниже требуемый список: </text:p>
      <text:p text:style-name="Standard"><text:s/><text:tab/>(defvar top-of-ranges</text:p>
      <text:p text:style-name="Standard"><text:s/>'(10 <text:s/>20 <text:s/>30 <text:s/>40 <text:s/>50</text:p>
      <text:p text:style-name="Standard"><text:s text:c="3"/>60 <text:s/>70 <text:s/>80 <text:s/>90 100</text:p>
      <text:p text:style-name="Standard"><text:s text:c="2"/>110 120 130 140 150</text:p>
      <text:p text:style-name="Standard"><text:s text:c="2"/>160 170 180 190 200</text:p>
      <text:p text:style-name="Standard"><text:s text:c="2"/>210 220 230 240 250</text:p>
      <text:p text:style-name="Standard"><text:s text:c="2"/>260 270 280 290 300)</text:p>
      <text:p text:style-name="Standard"><text:s/>"Список задающий диапазоны для `defuns-per-range'.")</text:p>
      <text:p text:style-name="Standard">Для того, чтобы изменить диапазоны мы должны будем изменить этот список. </text:p>
      <text:p text:style-name="Standard">Теперь нам надо написать функцию, создающую список, в котором каждое число --- количество определений функций, чья длина попадает в соответствующий диапазон. Ясно, что аргументами этой функции должны быть списки sorted-lengths и top-of-ranges. </text:p>
      <text:p text:style-name="Standard">Функция defuns-per-range должна выполнять две задачи снова и снова: она должна подсчитывать количество определений функций чья длина попадает в диапазон, заданый текущим верхним значением; и она должна сдвигаться к следующему значению в списке top-of-ranges после подсчета количества определений в текущем диапазоне. Поскольку каждое из этих действий является повторяющимся, то мы можем использовать циклы while. Один из циклов будет подсчитывать число определений в диапазоне, определенном текущим значением top-of-range, а другой цикл будет последовательно выбирать значения top-of-range. </text:p>
      <text:p text:style-name="Standard">Для каждого диапазона могут подходить несколько элементов sorted-lengths; это означает, что цикл обрабатывающий список sorted-lengths должен быть вложен в цикл работающий со списком top-of-ranges, как маленькая матрешка спрятана в большую. </text:p>
      <text:p text:style-name="Standard">Внутренний цикл будет подсчитывать число определений функции входящих в соот<text:soft-page-break/>ветствующий диапазон. Это простой цикл, с которым мы уже хорошо знакомы (See section Цикл с увеличивающимся счетчиком. Проверка-истина-ложь для этого цикла должна проверять меньше ли значение из списка sorted-lengths, чем текущее значение верхней границы диапазона. Если да, то функция должна увеличивать счетчик и переходить к обработке следующего значения из списка sorted-lengths. </text:p>
      <text:p text:style-name="Standard">Внутренний цикл выглядит следующим образом: </text:p>
      <text:p text:style-name="Standard"><text:s/><text:tab/>(while длина-элемента-меньше-чем-граница-диапазона</text:p>
      <text:p text:style-name="Standard"><text:s text:c="2"/>(setq number-within-range (1+ number-within-range)) <text:s text:c="4"/></text:p>
      <text:p text:style-name="Standard"><text:s text:c="2"/>(setq sorted-lengths (cdr sorted-lengths)))</text:p>
      <text:p text:style-name="Standard">Внешний цикл должнен начать работу с наименьшего значения из списка top-of-ranges, и после этого последовательно перебирать заданные значения. Это можно сделать следующим образом: </text:p>
      <text:p text:style-name="Standard"><text:s/><text:tab/>(while top-of-ranges</text:p>
      <text:p text:style-name="Standard"><text:s text:c="2"/>тело-цикла...</text:p>
      <text:p text:style-name="Standard"><text:s text:c="2"/>(setq top-of-ranges (cdr top-of-ranges)))</text:p>
      <text:p text:style-name="Standard">Если эти два цикла обьединить, то получится следующее: </text:p>
      <text:p text:style-name="Standard"><text:s/><text:tab/>(while top-of-ranges</text:p>
      <text:p text:style-name="Standard"><text:s text:c="2"/>;; Сосчитать число элементов входящих в текущий диапазон.</text:p>
      <text:p text:style-name="Standard"><text:s text:c="2"/>(while длина-элемента-меньше-чем-граница-диапазона</text:p>
      <text:p text:style-name="Standard"><text:s text:c="4"/>(setq number-within-range (1+ number-within-range)) <text:s text:c="4"/></text:p>
      <text:p text:style-name="Standard"><text:s text:c="4"/>(setq sorted-lengths (cdr sorted-lengths)))</text:p>
      <text:p text:style-name="Standard"><text:s text:c="2"/>;; Перейти в следующий диапазон.</text:p>
      <text:p text:style-name="Standard"><text:s text:c="2"/>(setq top-of-ranges (cdr top-of-ranges)))</text:p>
      <text:p text:style-name="Standard">Кроме этого, при каждой итерации цикла, надо записывать количество функций, чья длина входит в этот диапазон (значение number-within-range) в список. Для этой цели мы можем использовать функцию cons. (See section cons.) </text:p>
      <text:p text:style-name="Standard">Функция cons выполнит работу как надо, разве что список, который она составит, будет содержать число самых длиных функций в начале списка, а число самых коротких функций в конце. Это происходит из-за того, что функция cons присоединяет новый элемент в начало списка, а поскольку мы будем обрабатывать список длин функций от коротких к длинным, то функция defuns-per-range-list закончит работу с самыми длиными функциями. Но на графике нам хотелось бы отобразить сначала наименьшие значения, а потом наибольшие. Для этого надо будет "перернуть" список defuns-per-range-list. Это можно выполнить с помощью функции nreverse, которая изменяет порядок элементов списка. </text:p>
      <text:p text:style-name="Standard">Например, </text:p>
      <text:p text:style-name="Standard"><text:s/><text:tab/>(nreverse '(1 2 3 4))</text:p>
      <text:p text:style-name="Standard">выдаст: </text:p>
      <text:p text:style-name="Standard"><text:s/><text:tab/>(4 3 2 1)</text:p>
      <text:p text:style-name="Standard">Следует отметить, что функция nreverse --- "деструктивная", то есть она изменяет спи<text:soft-page-break/>сок, который передан ей как аргумент; этим она отличается от функций car и cdr, которые не являются деструктивными. В нашем случае первоначальный список defuns-per-range-list нам не нужен, поэтому мы не возражаем против изменения этого списка. (Функция reverse наоборот возвращает перевернутую копию списка, оставляя первоначальный список без изменений). </text:p>
      <text:p text:style-name="Standard">Если сложить эти части вместе, то функция defuns-per-range будет выглядеть следующим образом: </text:p>
      <text:p text:style-name="Standard"><text:s/><text:tab/>(defun defuns-per-range (sorted-lengths top-of-ranges)</text:p>
      <text:p text:style-name="Standard"><text:s text:c="2"/>"Число функций в SORTED-LENGTHS в каждом диапазоне TOP-OF-RANGES."</text:p>
      <text:p text:style-name="Standard"><text:s text:c="2"/>(let ((top-of-range (car top-of-ranges))</text:p>
      <text:p text:style-name="Standard"><text:s text:c="8"/>(number-within-range 0)</text:p>
      <text:p text:style-name="Standard"><text:s text:c="8"/>defuns-per-range-list)</text:p>
      <text:p text:style-name="Standard"><text:s text:c="4"/>;; Внешний цикл.</text:p>
      <text:p text:style-name="Standard"><text:s text:c="4"/>(while top-of-ranges</text:p>
      <text:p text:style-name="Standard"><text:s text:c="6"/>;; Внутренний цикл.</text:p>
      <text:p text:style-name="Standard"><text:s text:c="6"/>(while (and </text:p>
      <text:p text:style-name="Standard"><text:s text:c="14"/>;; Для проверки необходимо числовое значение.</text:p>
      <text:p text:style-name="Standard"><text:s text:c="14"/>(car sorted-lengths) </text:p>
      <text:p text:style-name="Standard"><text:s text:c="14"/>(&lt; (car sorted-lengths) top-of-range))</text:p>
      <text:p text:style-name="Standard"><text:s text:c="8"/>;; Найти число функций чья длина попадает в текущий диапазон.</text:p>
      <text:p text:style-name="Standard"><text:s text:c="8"/>(setq number-within-range (1+ number-within-range))</text:p>
      <text:p text:style-name="Standard"><text:s text:c="8"/>(setq sorted-lengths (cdr sorted-lengths)))</text:p>
      <text:p text:style-name="Standard"><text:s text:c="6"/>;; Выход из внутреннего цикла, но остаемся во внешнем.</text:p>
      <text:p text:style-name="Standard"><text:s text:c="6"/>(setq defuns-per-range-list</text:p>
      <text:p text:style-name="Standard"><text:s text:c="12"/>(cons number-within-range defuns-per-range-list))</text:p>
      <text:p text:style-name="Standard"><text:s text:c="6"/>(setq number-within-range 0) <text:s text:c="5"/>; Сбросить счетчик в ноль.</text:p>
      <text:p text:style-name="Standard"><text:s text:c="6"/>;; Переходим в следующий диапазон.</text:p>
      <text:p text:style-name="Standard"><text:s text:c="6"/>(setq top-of-ranges (cdr top-of-ranges))</text:p>
      <text:p text:style-name="Standard"><text:s text:c="6"/>;; Задать следующую верхнюю границу диапазона.</text:p>
      <text:p text:style-name="Standard"><text:s text:c="6"/>(setq top-of-range (car top-of-ranges)))</text:p>
      <text:p text:style-name="Standard"><text:s text:c="4"/>;; Выход из внешнего цикла и сосчитать число функций чья длинна больше</text:p>
      <text:p text:style-name="Standard"><text:s text:c="4"/>;; <text:s text:c="2"/>границе наибольшего диапазона из top-of-range.</text:p>
      <text:p text:style-name="Standard"><text:s text:c="4"/>(setq defuns-per-range-list</text:p>
      <text:p text:style-name="Standard"><text:s text:c="10"/>(cons</text:p>
      <text:p text:style-name="Standard"><text:s text:c="11"/>(length sorted-lengths)</text:p>
      <text:p text:style-name="Standard"><text:soft-page-break/><text:s text:c="11"/>defuns-per-range-list))</text:p>
      <text:p text:style-name="Standard"><text:s text:c="4"/>;; Вернуть список, где каждое число это количество функций, чья длина</text:p>
      <text:p text:style-name="Standard"><text:s text:c="4"/>;; <text:s/>входит в диапазон от наименьшего к наибольшему.</text:p>
      <text:p text:style-name="Standard"><text:s text:c="4"/>(nreverse defuns-per-range-list)))</text:p>
      <text:p text:style-name="Standard">Функция достаточно понятна, надо только обьяснить одну тонкость. Проверка-истина-ложь внутреннего цикла выглядит следующим образом: </text:p>
      <text:p text:style-name="Standard"><text:s/><text:tab/>(and (car sorted-lengths) </text:p>
      <text:p text:style-name="Standard"><text:s text:c="5"/>(&lt; (car sorted-lengths) top-of-range))</text:p>
      <text:p text:style-name="Standard">хотя ожидалось следующее: </text:p>
      <text:p text:style-name="Standard"><text:s/><text:tab/>(&lt; (car sorted-lengths) top-of-range)</text:p>
      <text:p text:style-name="Standard">Цель проверки --- определить меньше ли первый элемент списка sorted-lengths, чем значение для верхней границы диапазона. </text:p>
      <text:p text:style-name="Standard">Простая версия проверки работает превосходно, до тех пор, пока значение списка sorted-lengths не станет равным nil. В этом случае выражение (car sorted-lengths) возвращает значение nil. Функция &lt; не может сравнить число и пустой список nil, поэтому Emacs сообщит об ошибке и остановит выполнение функции. </text:p>
      <text:p text:style-name="Standard">Список sorted-lengths всегда становится пустым, когда счетчик достигает конца списка. Это значит, что любая попытка использования функции defuns-per-range с простой проверкой-истина-ложь обречена на провал. </text:p>
      <text:p text:style-name="Standard">Мы решили эту проблему, используя выражение (car sorted-lengths) вместе с выражением and. Выражение (car sorted-lengths) возвращает значение не равное nil до тех пор, пока список содержит по крайней мере один элемент, если список пуст, то будет возвращено значение nil. Выражение and сначала вычисляет выражение (car sorted-lengths), и если в результате вычислений возвращается nil, то все выражение and возвращает ложь, не вычисляя выражения &lt;. Но если выражение (car sorted-lengths) <text:span text:style-name="T3">возвращает</text:span> значение не равное nil, то выражение and вычисляется выражение &lt;, и результат вычисления этого выражения будет результатом всего выражения and. </text:p>
      <text:p text:style-name="Standard">Таким путем мы исправляем возможную ошибку. See section 12.4 forward-paragraph: сокровищница функций, для получения дополнительной информации о функции and. </text:p>
      <text:p text:style-name="Standard">Давайте сразу проверим функцию defuns-per-range. Сначала вычислите выражения, которые связывают (короткий) список top-of-ranges со списком проверяемых значений, и инициализируют список sorted-lengths, после этого вычислите функцию defuns-per-range. </text:p>
      <text:p text:style-name="Standard"><text:s/><text:tab/>;; (В дальнейшем мы будем работать с большими списками.)</text:p>
      <text:p text:style-name="Standard">(setq top-of-ranges <text:s text:c="7"/></text:p>
      <text:p text:style-name="Standard"><text:s/>'(110 120 130 140 150</text:p>
      <text:p text:style-name="Standard"><text:s text:c="3"/>160 170 180 190 200))</text:p>
      <text:p text:style-name="Standard">(setq sorted-lengths</text:p>
      <text:p text:style-name="Standard"><text:s text:c="6"/>'(85 86 110 116 122 129 154 176 179 200 265 300 300))</text:p>
      <text:p text:style-name="Standard">(defuns-per-range sorted-lengths top-of-ranges)</text:p>
      <text:p text:style-name="Standard">После вычисления вернется следующий список: </text:p>
      <text:p text:style-name="Standard"><text:soft-page-break/><text:s/><text:tab/>(2 2 2 0 0 1 0 2 0 0 4)</text:p>
      <text:p text:style-name="Standard">И в самом деле --- два элемента списка sorted-lengths меньше 110, два элемента принадлежат диапазону от 110 до 119, два элемента попадают в диапазон от 120 до 129, и так далее. Четыре элемента имеет значение большее 200. </text:p>
      <text:p text:style-name="Standard">Наша следующая задача превратить список этих чисел в график.</text:p>
      <text:h text:style-name="Heading_20_1" text:outline-level="1">15. Изготовляем график </text:h>
      <text:p text:style-name="Standard">Наша задача --- нарисовать график, наглядно показывающий число определений функций различной длины в исходных текстах на Emacs Lisp. </text:p>
      <text:p text:style-name="Standard">Обычно на практике, если вам надо создать график, то вы вероятно воспользуетесь для этого какой-нибудь специализированной программой например, gnuplot. (В Emacs имеется неплохой интерфейс к gnuplot). Однако в нашем случае, мы создадим такую программу с нуля, а в процессе работы, мы воспользуемся всеми нашими знаниями и изучим еще кое-что новенькое. </text:p>
      <text:p text:style-name="Standard">В этой главе мы сначала создадим простую функцию рисующую график. Это первая попытка будет прототипом, то есть, быстро написанной функцией, которая позволит нам вторгнуться на незнакомую територрию создания графиков. Мы можем обнаружить скрытые мели и рифы или наоборот выяснить, что все намного проще. После предварительной разведки, мы будем чувствовать себя уверенней и расширим нашу функцию для автоматического отображения меток и осей.</text:p>
      <text:h text:style-name="Heading_20_2" text:outline-level="2">Отображение колонок графика </text:h>
      <text:p text:style-name="Standard">Поскольку при создании Emacs разрабатывался гибким и настраиваемым, то он должен работать со всеми терминалами, включая и чисто текстовые, поэтому график надо будет рисовать с помощью каких-нибудь `печатных' символов. Звездочка * --- это то что надо; когда мы будем улучшать функцию печатающую график, то мы можем сделать выбор символа настраиваемой опцией. </text:p>
      <text:p text:style-name="Standard">Можно назвать эту функцию graph-body-print; она будет принимать единственный аргумент --- numbers-list (список чисел). На этом этапе мы не будем рисовать координатные оси, мы отобразим только тело графика. </text:p>
      <text:p text:style-name="Standard">Функция graph-body-print будет вставлять вертикальную колонку составленную из звездочек для каждого элемента из numbers-list. Высота каждой колонки будет определятся значением этого элемента из numbers-list. </text:p>
      <text:p text:style-name="Standard">Вставка колонок --- это итеративный процесс; это значит, что такая функция может быть написана с помощью цикла while или рекурсии. </text:p>
      <text:p text:style-name="Standard">Наша первоочередная задача --- выяснить, как печатать колонку звездочек. Обычно в Emacs мы печатаем символы на экране горизонтально, строка за строкой. Сейчас мы можем пойти двумя путями: создать собственную функцию для вставки колонок или найти какую-нибудь подобную функцию, уже существующую в Emacs. </text:p>
      <text:p text:style-name="Standard">Для поиска существующей функции мы можем воспользовать командой M-x apropos. Эта команда действует подобно команде C-h a (apropos-command), но apropos-command производит поиск только среди интерактивных функций. А функция M-x apropos перечисляет все символы, которые совпадают с заданным регулярным выражением, включая и неинтерактивные функции. </text:p>
      <text:p text:style-name="Standard">Итак мы хотим найти какую-нибудь команду, которая печатает или вставляет колонки. <text:soft-page-break/>Весьма вероятно, что в названии функции будет использоваться или слово `print', или слово `insert' или слово `column'. Следовательно мы можем просто набрать M-x apropos RET print\|insert\|column RET и изучить результат. На моем компьютере выполнение это команды заняло некоторое время, после чего был выдан список из 79 функций и переменных. Внимательно изучив список (на что ушло гораздо больше времени) я обнаружил, что единственная функция, которая мне подходит --- это insert-rectangle. И в самом деле документация на нее гласит: </text:p>
      <text:p text:style-name="Standard"><text:s/><text:tab/>insert-rectangle:</text:p>
      <text:p text:style-name="Standard">Вставить текст из RECTANGLE (прямоугольник) с верхним левым углом у</text:p>
      <text:p text:style-name="Standard">точки. <text:s/>Первая строка RECTANGLE вставляется у точки, вторая строка</text:p>
      <text:p text:style-name="Standard">вставляется вертикально вниз под точкой и т.д. <text:s/>RECTANGLE должен быть</text:p>
      <text:p text:style-name="Standard">списком строк. <text:s/>После выполнения этой команды метка расположена в</text:p>
      <text:p text:style-name="Standard">верхнем левом углу а точка в правом нижнем углу RECTANGLE.</text:p>
      <text:p text:style-name="Standard">Можно запустить быстрый тест, чтобы убедиться, что это нужная нам функция. </text:p>
      <text:p text:style-name="Standard">Ниже результат вычисления представленного выражения в буфере `*scratch*', скопируйте туда выражение с insert-rectangle и наберите C-u C-x C-e (eval-last-sexp). Функция вставит строки `"first"', `"second"', и `"third"' ниже точки. Также она вернет значение nil. </text:p>
      <text:p text:style-name="Standard"><text:s/><text:tab/>(insert-rectangle '("first" "second" "third"))first</text:p>
      <text:p text:style-name="Standard"><text:s text:c="46"/>second</text:p>
      <text:p text:style-name="Standard"><text:s text:c="46"/>third</text:p>
      <text:p text:style-name="Standard">Конечно мы сами не будем вставлять текст выражения insert-rectangle в буфер, в котором мы будем печатать график, вместо этого мы вызовем эту функцию из нашей программы. Однако давайте убедимся, что точка в буфере располагается как раз на том месте, куда функция insert-rectangle вставит колонку строк. </text:p>
      <text:p text:style-name="Standard">Если вы читаете это в системе Info, то вы легко можете проверить, как это работает, переключившись в другой буфер, например, в буфер `*scratch*', расположив точку где-нибудь в этом буфере и нажав ESC :, после этого ввести в минибуфере выражение (insert-rectangle '("first" "second" "third")) и нажать RET. Это заставит Emacs вычислить выражение из минибуфера, но использовать значение точки из буфера `*scratch*'. (ESC : --- связана с командой eval-expression). </text:p>
      <text:p text:style-name="Standard">После выполнения этого теста мы обнаружим, что точка перемещается в конец последней вставленной строки --- то есть, эта функция в качестве побочного эффекта перемещает точку. Если мы повторим эту команду, то следующая вставка переместит точку ниже и правее предыдущего вставленного текста. Но нам этого не надо! Если мы собираемся отображать график, то колонки должны быть рядом друг с другом. </text:p>
      <text:p text:style-name="Standard">Таким образом мы выяснили, что каждый цикл while вставляющий колонку должен позиционировать точку в нужное место, и это место должно быть вверху, а не внизу колонки. Более того, мы же еще помним, что нам надо печатать график, и мы не хотим, чтобы все колонки были одинаковой длины. Это значит, что вершины различных колонок могут быть разной высоты. Мы не можем просто переместить точку в ту же самую строку каждый раз, а должны переместится в право и вниз --- или все-таки можем.... </text:p>
      <text:p text:style-name="Standard">Мы планируем создавать колонки нашего графика из символов `*' (звездочка). Число звездочек к колонке соответствует текущему элементу в numbers-list. Нам нужно создать <text:soft-page-break/>список из звездочек для каждого вызова insert-rectangle. Если этот список состоит только из звездочек, то нам необходимо будет указать нужное число строк выше базовой линии графика, чтобы правильно отобразить его. Это может быть не так просто. </text:p>
      <text:p text:style-name="Standard">А вот если мы придумаем какой-нибудь способ передачи функции insert-rectangle списка одинаковой длины при каждом из вызовов, то мы можем помещать точку на ту же самую строку при каждом вызове, но перемещаться на одну колонку вправо. Если мы сделаем это, то некоторые части списка надо будет заполнять пробелами, а не звездочками. Например, если максимальная высота графика равна 5, а высота текущей колонки равна 3, то для функции insert-rectangle аргумент будет выглядеть следующим образом: </text:p>
      <text:p text:style-name="Standard"><text:s/><text:tab/>(" " " " "*" "*" "*")</text:p>
      <text:p text:style-name="Standard">Это последнее ограничение не будет таким серьезным, поскольку мы можем определить высоту колонки. Для нас существует два способа указания высоты колонки: мы можем выбрать ее произвольно, что будет работать хорошо для графиков с такой высотой; или же мы можем произвести поиск максимального числа в списке и использовать его как максимальную высоту графика. Последняя операция оказывается совсем не сложной, так как в Emacs существует встроенная функция определения максимального значения аргументов. Мы вполне можем воспользоваться этой функцией. Функция называется max и возвращает наибольшее значение среди заданных аргументов, которые должны быть числами. Например, </text:p>
      <text:p text:style-name="Standard"><text:s/><text:tab/>(max <text:s/>3 4 6 5 7 3)</text:p>
      <text:p text:style-name="Standard">возвратит 7. (Соответствующая функция с именем min возвращает наименьшее значение среди заданных аргументов). </text:p>
      <text:p text:style-name="Standard">Однако мы не можем просто вызвать функцию max для numbers-list; функция max ожидает, что ее аргументами будут числа, а не список чисел. Так что следующее выражение, </text:p>
      <text:p text:style-name="Standard"><text:s/><text:tab/>(max <text:s/>'(3 4 6 5 7 3))</text:p>
      <text:p text:style-name="Standard">приведет к выдаче сообщения об ошибке: </text:p>
      <text:p text:style-name="Standard"><text:s/><text:tab/>Wrong type of argument: <text:s/>integer-or-marker-p, (3 4 6 5 7 3)</text:p>
      <text:p text:style-name="Standard">Нам нужна функция, которая способна передать в другую функцию список аргументов. В Emacs есть такая функция и она называется apply. Эта функция `применяет' (apply, применить) свой первый аргумент (функцию) ко всем оставшимся аргументам, последний из которых может быть списком. </text:p>
      <text:p text:style-name="Standard">Например, </text:p>
      <text:p text:style-name="Standard"><text:s/><text:tab/>(apply 'max 3 4 7 3 '(4 8 5))</text:p>
      <text:p text:style-name="Standard">возвратит 8. </text:p>
      <text:p text:style-name="Standard">(Кстати, я не знаю как вы могли бы изучить эту функцию без книги, такой как эта. Можно узнать функции, такие как search-forward или insert-rectangle, путем угадания частей их имен в сочетании с использованием команды apropos. Даже, хотя основа ясна --- `apply' применяет свой первый аргумент к оставшимся --- я все равно сомневаюсь, что новичок догадается использовать такое слово, даже используя команду apropos или другую помощь. Конечно, я могу быть неправ; как никак, функция была названа тем человеком, который ее придумал). </text:p>
      <text:p text:style-name="Standard">Второй и последующие аргументы функции apply являются необязательными, так что мы можем использовать apply для вызова функции и передачи ей элементов списка, как в <text:soft-page-break/>следующем примере, который после вычисления возвращает 8: </text:p>
      <text:p text:style-name="Standard"><text:s/><text:tab/>(apply 'max '(4 8 5))</text:p>
      <text:p text:style-name="Standard">Вот как мы будем использовать apply. Функция recursive-lengths-list-many-files возвращает список чисел, к которому мы будем применять функцию max (мы также можем применить max к отсортированному списку чисел; для функции max нет никакой разницы между отсортированным и несортированным списоком). </text:p>
      <text:p text:style-name="Standard">Таким образом, операция по нахождению максимальной высоты графика будет выглядеть следующим образом: </text:p>
      <text:p text:style-name="Standard"><text:s/><text:tab/>(setq max-graph-height (apply 'max numbers-list))</text:p>
      <text:p text:style-name="Standard">Теперь мы можем вернуться к вопросу о том, как создать список строк для одной колонки графика. По заданной высоте графика и количеству звездочек, которые должны появиться в колонке, функция должна возвратить список строк для вставки командой insert-rectangle. </text:p>
      <text:p text:style-name="Standard">Каждая колонка создается из звездочек и пробелов. Поскольку функции передается высота графика и число звездочек в колонке, то число пробелов может быть найдено вычитанием количества звездочек из высоты графика. Полученное число пробелов и число звездочек может быть использовано для создания списка: </text:p>
      <text:p text:style-name="Standard"><text:s/><text:tab/>;;; Первая версия.</text:p>
      <text:p text:style-name="Standard">(defun column-of-graph (max-graph-height actual-height) </text:p>
      <text:p text:style-name="Standard"><text:s text:c="2"/>"Возвращает список строк, задающий одну колонку графика."</text:p>
      <text:p text:style-name="Standard"><text:s text:c="2"/>(let ((insert-list nil)</text:p>
      <text:p text:style-name="Standard"><text:s text:c="8"/>(number-of-top-blanks</text:p>
      <text:p text:style-name="Standard"><text:s text:c="9"/>(- max-graph-height actual-height)))</text:p>
      <text:p text:style-name="Standard"><text:s text:c="4"/>;; Заполняем звездочками.</text:p>
      <text:p text:style-name="Standard"><text:s text:c="4"/>(while (&gt; actual-height 0) <text:s text:c="15"/></text:p>
      <text:p text:style-name="Standard"><text:s text:c="6"/>(setq insert-list (cons "*" insert-list))</text:p>
      <text:p text:style-name="Standard"><text:s text:c="6"/>(setq actual-height (1- actual-height)))</text:p>
      <text:p text:style-name="Standard"><text:s text:c="4"/>;; Заполняем пробелами.</text:p>
      <text:p text:style-name="Standard"><text:s text:c="4"/>(while (&gt; number-of-top-blanks 0) </text:p>
      <text:p text:style-name="Standard"><text:s text:c="6"/>(setq insert-list (cons " " insert-list))</text:p>
      <text:p text:style-name="Standard"><text:s text:c="6"/>(setq number-of-top-blanks</text:p>
      <text:p text:style-name="Standard"><text:s text:c="12"/>(1- number-of-top-blanks)))</text:p>
      <text:p text:style-name="Standard"><text:s text:c="4"/>;; Возвращаем полный список.</text:p>
      <text:p text:style-name="Standard"><text:s text:c="4"/>insert-list))</text:p>
      <text:p text:style-name="Standard">Если вы установите эту функцию, а затем вычислите следующее выражение, то вы увидите, что возвратится требуемый список: </text:p>
      <text:p text:style-name="Standard"><text:s/><text:tab/>(column-of-graph 5 3)</text:p>
      <text:p text:style-name="Standard"><text:soft-page-break/>возвратит </text:p>
      <text:p text:style-name="Standard"><text:s/><text:tab/>(" " " " "*" "*" "*")</text:p>
      <text:p text:style-name="Standard">Как видно, column-of-graph содержит большой недостаток --- символы для пустых и помеченных ячеек жестко закреплены за пробелом и звездочкой. Это подходит для прототипа, но другой пользователь вполне может захотеть использовать другие символы. Например, при тестировании функции построения графика, вы можете захотеть использовать точку, вместо пробела, для того, чтобы убедиться, что точка позиционируется правильно при вызове функции insert-rectangle; или вы можете использовать знак `+' или другой символ вместо знака звездочка. Вы даже можете захотеть сделать колонку графика шире чем один символ. Конечно намного лучше, если наша программа будет более гибкая. Для того, чтобы сделать это, нам нужно заменить знаки пробела и звездочки на две переменные, которые мы будем называть graph-blank и graph-symbol, и определим эти две переменных раздельно. </text:p>
      <text:p text:style-name="Standard">Документацию к функции так же можно было бы написать и получше. Эти соображения приводят нас ко второй версии функции: </text:p>
      <text:p text:style-name="Standard"><text:s/><text:tab/>(defvar graph-symbol "*"</text:p>
      <text:p text:style-name="Standard"><text:s text:c="2"/>"Строка, используемая в качестве символа в графике, обычно -- звездочка.")</text:p>
      <text:p text:style-name="Standard">(defvar graph-blank " "</text:p>
      <text:p text:style-name="Standard"><text:s text:c="2"/>"Строка, используемая в качестве пробела в графике, обычно -- пробел.</text:p>
      <text:p text:style-name="Standard">graph-blank должны быть той же длины, что и graph-symbol.")</text:p>
      <text:p text:style-name="Standard">(Для разъяснения по поводу defvar, смотрите раздел Инициализации переменных с помощью defvar.) </text:p>
      <text:p text:style-name="Standard"><text:s/><text:tab/>;;; Вторая версия.</text:p>
      <text:p text:style-name="Standard">(defun column-of-graph (max-graph-height actual-height) </text:p>
      <text:p text:style-name="Standard"><text:s text:c="2"/>"Возвращает список MAX-GRAPH-HEIGHT строк; </text:p>
      <text:p text:style-name="Standard">ACTUAL-HEIGHT определяет количество graph-symbol.</text:p>
      <text:p text:style-name="Standard">graph-symbol являются смежными записями в конце списка.</text:p>
      <text:p text:style-name="Standard">Список будет вставлен как одна колонка графика. <text:s/></text:p>
      <text:p text:style-name="Standard">Строками являются либо graph-blank либо graph-symbol."</text:p>
      <text:p text:style-name="Standard"><text:s text:c="2"/>(let ((insert-list nil)</text:p>
      <text:p text:style-name="Standard"><text:s text:c="8"/>(number-of-top-blanks</text:p>
      <text:p text:style-name="Standard"><text:s text:c="9"/>(- max-graph-height actual-height)))</text:p>
      <text:p text:style-name="Standard"><text:s text:c="4"/>;; Заполняем graph-symbols.</text:p>
      <text:p text:style-name="Standard"><text:s text:c="4"/>(while (&gt; actual-height 0) <text:s text:c="15"/></text:p>
      <text:p text:style-name="Standard"><text:s text:c="6"/>(setq insert-list (cons graph-symbol insert-list))</text:p>
      <text:p text:style-name="Standard"><text:s text:c="6"/>(setq actual-height (1- actual-height)))</text:p>
      <text:p text:style-name="Standard"><text:s text:c="4"/>;; Заполняем graph-blanks.</text:p>
      <text:p text:style-name="Standard"><text:s text:c="4"/>(while (&gt; number-of-top-blanks 0) </text:p>
      <text:p text:style-name="Standard"><text:soft-page-break/><text:s text:c="6"/>(setq insert-list (cons graph-blank insert-list))</text:p>
      <text:p text:style-name="Standard"><text:s text:c="6"/>(setq number-of-top-blanks</text:p>
      <text:p text:style-name="Standard"><text:s text:c="12"/>(1- number-of-top-blanks)))</text:p>
      <text:p text:style-name="Standard"><text:s text:c="4"/>;; Возвращаем полный список.</text:p>
      <text:p text:style-name="Standard"><text:s text:c="4"/>insert-list))</text:p>
      <text:p text:style-name="Standard">Вполне, возможно переписать функцию column-of-graph в третий раз, для того, чтобы можно было создавать строчные графики, вместе с колоночными. Это не так тяжело сделать. Можно рассматривать линейный график как столбчатый график в котором часть каждого столбца, расположенная ниже верхней части, состоит из пробелов. Для создания колонки для линейного графика функция сначал должна создать список из пробелов, который на единицу меньше чем значение, затем использовать функцию cons для присоединения символа графика, а затем снова использовать cons для присоединения верхних пробельных символов к списку. </text:p>
      <text:p text:style-name="Standard">Легко увидеть как можно написать такую функцию, но поскольку мы не нуждаемся в ней, то мы не будем ее писать. Но работа могла быть сделана, и если она была сделана, то она могла быть сделана с помощью функции column-of-graph. Даже более важно, что ее ценой является лишь несколько изменений, которые должны быть сделаны в другом месте. Такие расширения, если мы даже захотим их сделать, очень просты. </text:p>
      <text:p text:style-name="Standard">Наконец, мы вплотную подошли к созданию первой настоящей функции выдачи графика. Она будет печатать тело графика, но без меток для вертикальных и горизонтальных осей, так что мы можем назвать ее graph-body-print.</text:p>
      <text:h text:style-name="Heading_20_2" text:outline-level="2">15.1 Функция graph-body-print </text:h>
      <text:p text:style-name="Standard">После всех наших приготовлений в предыдущем разделе, реализация функции graph-body-print оказывается очень простой. Она будет печатать колонку за колонкой, которые состоят из звездочек и пробелов, используя элементы списка чисел для указания числа звездочек в каждой из колонок. Это повторяющиеся действия, которые мы вполне можем реализовать, использую цикл while или рекурсию. В этом разделе мы создадим нашу функцию с помощью цикла while. </text:p>
      <text:p text:style-name="Standard">Функция column-of-graph требует в качестве аргумента высоту графика, так что мы должны определить и сохранить ее в качестве локальной переменной. </text:p>
      <text:p text:style-name="Standard">Все эти соображения подводят нас к следующему шаблону для функции, использующую цикл while: </text:p>
      <text:p text:style-name="Standard"><text:s/><text:tab/>(defun graph-body-print (numbers-list)</text:p>
      <text:p text:style-name="Standard"><text:s text:c="2"/>"documentation..."</text:p>
      <text:p text:style-name="Standard"><text:s text:c="2"/>(let ((height <text:s/>...</text:p>
      <text:p text:style-name="Standard"><text:s text:c="9"/>...))</text:p>
      <text:p text:style-name="Standard"><text:s text:c="4"/>(while numbers-list</text:p>
      <text:p text:style-name="Standard"><text:s text:c="6"/>insert-columns-and-reposition-point</text:p>
      <text:p text:style-name="Standard"><text:s text:c="6"/>(setq numbers-list (cdr numbers-list)))))</text:p>
      <text:p text:style-name="Standard">Нам нужно всего лишь заполнить части шаблона. </text:p>
      <text:p text:style-name="Standard"><text:soft-page-break/>Несомненно, мы можем использовать выражение (apply 'max numbers-list) для определения высоты графика. </text:p>
      <text:p text:style-name="Standard">Цикл while будет проходить по элементам списка numbers-list. По мере того, как он будет сокращаться с помощью выражения (setq numbers-list (cdr numbers-list)), поле CAR каждого из вариантов списка будет значением аргумента для функции column-of-graph. </text:p>
      <text:p text:style-name="Standard">На каждой итерации цикла while, функция insert-rectangle вставляет список возвращенный функцией column-of-graph. Поскольку функция insert-rectangle перемещает точку в нижний правый угол вставленного прямоугольника, то нам нужно сохранить расположение точки перед вставкой прямоугольника, затем после вставки прямоугольника переместить точку в сохраненную позицию и горизонтально переместиться в следующую позицию, из которой в следующий раз будет вызвана функция insert-rectangle. </text:p>
      <text:p text:style-name="Standard">Если бы вставляемые колонки были бы шириной в один символ, когда мы использовали символы пробела и звездочки, то команда перемещения могла бы быть просто равна (forward-char 1); однако, ширина колонки может быть более одного символа. Это означает что, команду перемещения надо записывать как (forward-char symbol-width). Само значение symbol-width будет равно длине graph-blank и может быть найдено с помощью (length graph-blank). Лучшим местом для связывания переменной symbol-width со значением ширины колонки, является список переменных в выражении let. </text:p>
      <text:p text:style-name="Standard">Все это приводит нас к следующему определению функции: </text:p>
      <text:p text:style-name="Standard"><text:s/><text:tab/>(defun graph-body-print (numbers-list)</text:p>
      <text:p text:style-name="Standard"><text:s text:c="2"/>"Выдает столбцовый график на основе NUMBERS-LIST.</text:p>
      <text:p text:style-name="Standard">Список чисел состоит из значений по оси Y."</text:p>
      <text:p text:style-name="Standard"><text:s text:c="2"/>(let ((height (apply 'max numbers-list))</text:p>
      <text:p text:style-name="Standard"><text:s text:c="8"/>(symbol-width (length graph-blank))</text:p>
      <text:p text:style-name="Standard"><text:s text:c="8"/>from-position)</text:p>
      <text:p text:style-name="Standard"><text:s text:c="4"/>(while numbers-list</text:p>
      <text:p text:style-name="Standard"><text:s text:c="6"/>(setq from-position (point))</text:p>
      <text:p text:style-name="Standard"><text:s text:c="6"/>(insert-rectangle</text:p>
      <text:p text:style-name="Standard"><text:s text:c="7"/>(column-of-graph height (car numbers-list)))</text:p>
      <text:p text:style-name="Standard"><text:s text:c="6"/>(goto-char from-position)</text:p>
      <text:p text:style-name="Standard"><text:s text:c="6"/>(forward-char symbol-width)</text:p>
      <text:p text:style-name="Standard"><text:s text:c="6"/>;; Отображение колонки за колонкой.</text:p>
      <text:p text:style-name="Standard"><text:s text:c="6"/>(sit-for 0) <text:s text:c="14"/></text:p>
      <text:p text:style-name="Standard"><text:s text:c="6"/>(setq numbers-list (cdr numbers-list)))</text:p>
      <text:p text:style-name="Standard"><text:s text:c="4"/>;; Поместить точки для меток по оси X.</text:p>
      <text:p text:style-name="Standard"><text:s text:c="4"/>(forward-line height)</text:p>
      <text:p text:style-name="Standard"><text:s text:c="4"/>(insert "\n")</text:p>
      <text:p text:style-name="Standard">))</text:p>
      <text:p text:style-name="Standard">Одним из новых для нас выражений является выражение (sit-for 0) в цикле while. Это <text:soft-page-break/>выражение делает операцию выврла графика более интересной, чем она могла бы быть. Оно заставляет Emacs ничего не делать нулевой отрезок времени, а затем перерисовать экран. Поскольку это выражение помещено в теле цикла while, то оно заставляет Emacs перерисовать экран колонка за колонкой. Без этого кода, Emacs не перерисует экран до тех пор, пока мы не выйдем из функции. </text:p>
      <text:p text:style-name="Standard">Давайте протестируем работу graph-body-print с коротким списком чисел. </text:p>
      <text:p text:style-name="Standard">Установите graph-symbol, graph-blank, column-of-graph и graph-body-print. </text:p>
      <text:p text:style-name="Standard">Скопируйте следующее выражение: </text:p>
      <text:p text:style-name="Standard"><text:s/><text:tab/>(graph-body-print '(1 2 3 4 6 4 3 5 7 6 5 2 3))</text:p>
      <text:p text:style-name="Standard">Переключитесь в буфер `*scratch*' и поместите курсор туда, откуда вы хотите начать печать графика. </text:p>
      <text:p text:style-name="Standard">Наберите M-: (eval-expression). </text:p>
      <text:p text:style-name="Standard">Вставьте выражение (graph-body-print '(1 2 3 4 6 4 3 5 7 6 5 2 3)) в минибуфер с помощью команды C-y (yank). </text:p>
      <text:p text:style-name="Standard">Нажмите клавишу RET для оценки выражения graph-body-print. </text:p>
      <text:p text:style-name="Standard">Emacs выдаст график, подобный следующему: </text:p>
      <text:p text:style-name="Standard"><text:s/><text:tab/> <text:s text:c="19"/>* <text:s text:c="3"/></text:p>
      <text:p text:style-name="Standard"><text:s text:c="16"/>* <text:s text:c="2"/>** <text:s text:c="2"/></text:p>
      <text:p text:style-name="Standard"><text:s text:c="16"/>* <text:s/>**** <text:s/></text:p>
      <text:p text:style-name="Standard"><text:s text:c="15"/>*** **** <text:s/></text:p>
      <text:p text:style-name="Standard"><text:s text:c="14"/>********* *</text:p>
      <text:p text:style-name="Standard"><text:s text:c="13"/>************</text:p>
      <text:p text:style-name="Standard"><text:s text:c="12"/>*************</text:p>
      <text:h text:style-name="Heading_20_2" text:outline-level="2">15.2 Функция recursive-graph-body-print </text:h>
      <text:p text:style-name="Standard">Функцию graph-body-print возможно переписать с помощью рекурсии. В этом случае, ее лучше разделить на две части: внешнюю функцию-обертку, использующую выражение let для определения значения нескольких переменных, которые нужно вычистить лишь раз, таких как максимальная высота графика, и внутреннюю функцию, которая вызывается рекурсивно для выдачи графика. </text:p>
      <text:p text:style-name="Standard">Функция-обертка получается совсем не сложной: </text:p>
      <text:p text:style-name="Standard"><text:s/><text:tab/>(defun recursive-graph-body-print (numbers-list)</text:p>
      <text:p text:style-name="Standard"><text:s text:c="2"/>"Выдает график из списка чисел NUMBERS-LIST.</text:p>
      <text:p text:style-name="Standard">Список чисел состоит из значений по оси Y."</text:p>
      <text:p text:style-name="Standard"><text:s text:c="2"/>(let ((height (apply 'max numbers-list))</text:p>
      <text:p text:style-name="Standard"><text:s text:c="8"/>(symbol-width (length graph-blank))</text:p>
      <text:p text:style-name="Standard"><text:s text:c="8"/>from-position)</text:p>
      <text:p text:style-name="Standard"><text:soft-page-break/><text:s text:c="4"/>(recursive-graph-body-print-internal</text:p>
      <text:p text:style-name="Standard"><text:s text:c="5"/>numbers-list</text:p>
      <text:p text:style-name="Standard"><text:s text:c="5"/>height</text:p>
      <text:p text:style-name="Standard"><text:s text:c="5"/>symbol-width)))</text:p>
      <text:p text:style-name="Standard">Рекурсивная функция немного сложней. Она состоит из четырех частей: `рекурсивную-проверку', код печатающий колонки графика, рекурсивный вызов функции и `выражение-следующего-вызова'. Часть `рекурсивная проверка' является выражением if, которое определяет есть ли еще элементы в списке numbers-list; Если тест выполняется, то функция печатает одну колонку графика и заново вызывает себя. Функция вызовет себя снова в соответствии со значением выданным `выражением-следующего-вызова', который заставляет функцию работать с укороченной версией списка numbers-list. </text:p>
      <text:p text:style-name="Standard"><text:s/><text:tab/>(defun recursive-graph-body-print-internal</text:p>
      <text:p text:style-name="Standard"><text:s text:c="2"/>(numbers-list height symbol-width)</text:p>
      <text:p text:style-name="Standard"><text:s text:c="2"/>"Печатает график.</text:p>
      <text:p text:style-name="Standard">Используется внутри функции recursive-graph-body-print."</text:p>
      <text:p text:style-name="Standard"><text:s text:c="2"/>(if numbers-list</text:p>
      <text:p text:style-name="Standard"><text:s text:c="6"/>(progn</text:p>
      <text:p text:style-name="Standard"><text:s text:c="8"/>(setq from-position (point))</text:p>
      <text:p text:style-name="Standard"><text:s text:c="8"/>(insert-rectangle</text:p>
      <text:p text:style-name="Standard"><text:s text:c="9"/>(column-of-graph height (car numbers-list)))</text:p>
      <text:p text:style-name="Standard"><text:s text:c="8"/>(goto-char from-position)</text:p>
      <text:p text:style-name="Standard"><text:s text:c="8"/>(forward-char symbol-width)</text:p>
      <text:p text:style-name="Standard"><text:s text:c="8"/>(sit-for 0) <text:s text:c="4"/>; Отображает график колонка за колонкой.</text:p>
      <text:p text:style-name="Standard"><text:s text:c="8"/>(recursive-graph-body-print-internal</text:p>
      <text:p text:style-name="Standard"><text:s text:c="9"/>(cdr numbers-list) height symbol-width))))</text:p>
      <text:p text:style-name="Standard">После установки, мы можем протестировать это выражение; вот пример: </text:p>
      <text:p text:style-name="Standard"><text:s/><text:tab/>(recursive-graph-body-print '(3 2 5 6 7 5 3 4 6 4 3 2 1))</text:p>
      <text:p text:style-name="Standard">Вот что выдаст recursive-graph-body-print: </text:p>
      <text:p text:style-name="Standard"><text:s/><text:tab/> <text:s text:c="15"/>* <text:s text:c="7"/></text:p>
      <text:p text:style-name="Standard"><text:s text:c="15"/>** <text:s text:c="2"/>* <text:s text:c="3"/></text:p>
      <text:p text:style-name="Standard"><text:s text:c="14"/>**** <text:s/>* <text:s text:c="3"/></text:p>
      <text:p text:style-name="Standard"><text:s text:c="14"/>**** *** <text:s text:c="2"/></text:p>
      <text:p text:style-name="Standard"><text:s text:c="12"/>* ********* <text:s/></text:p>
      <text:p text:style-name="Standard"><text:s text:c="12"/>************ </text:p>
      <text:p text:style-name="Standard"><text:s text:c="12"/>*************</text:p>
      <text:p text:style-name="Standard"><text:soft-page-break/>Любая из двух функций, graph-body-print или recursive-graph-body-print, правильно печатает тело графика.</text:p>
      <text:h text:style-name="Heading_20_2" text:outline-level="2">15.3 Need for Printed Axes </text:h>
      <text:p text:style-name="Standard">Для лучшего восприятия графика необходимы координатные оси. Для одноразового проекта вы можете нарисовать оси вручную, используя режим Picture в составе Emacs; но функция создания графика может быть использована более одного раза. </text:p>
      <text:p text:style-name="Standard">По этой причине, я написал расширения для базовой функции print-graph-body, которые автоматически печатают метки для горизонтальной и вертикальной осей. Поскольку функции выдачи меток не содержат нового материала, то я поместил их описание в приложение. See section График с подписанными осями.</text:p>
      <text:h text:style-name="Heading_20_2" text:outline-level="2">15.4 Упражнения </text:h>
      <text:p text:style-name="Standard">Создайте строчную версию печати тела графика.</text:p>
      <text:h text:style-name="Heading_20_1" text:outline-level="1">16. Ваш файл `.emacs'</text:h>
      <text:p text:style-name="Standard">"Вы не должны любить Emacs чтобы любить его" --- в этом парадокслальном утверждении секрет GNU Emacs. Просто, `из коробки', Emacs --- это только редактор. Большинство людей, которые используют Emacs, настраивают его, чтобы он соответствовал их собственным нуждам. </text:p>
      <text:p text:style-name="Standard">GNU Emacs в основном написан на Emacs Lisp; это значит, что записав некоторое выражение на Emacs Lisp вы можете изменить или расширить Emacs.</text:p>
      <text:h text:style-name="Heading_20_2" text:outline-level="2">Настройка Emacs по умолчанию </text:h>
      <text:p text:style-name="Standard">Есть люди которых устраивает конфигурация Emacs по умолчанию. Обычно Emacs запускает режим С, когда вы редактируете С файл, запускает режим Fortran когда вы редактируете программу на Fortran, и запускает режим Fundamental когда вы редактируете простой файл с неизвестным расширением. Все это имеет смысл, если вы не знаете кто будет использовать Emacs. Кто знает, что захочет сделать человек с обычным файлом? Режим Fundamental самый подходящий для этого режим, точно также как и режим С --- подходящий выбор для редактирования программ на языке С. Но если вы знаете кто и для каких целей будет использовать Emacs --- вы сами --- тогда это имеет смысл настроить Emacs. </text:p>
      <text:p text:style-name="Standard">Например, мне редко требуется режим Fundamental, когда я редактирую обычный файл; в этом случае я хочу использовать режим Text. Вот почему я настраиваю Emacs так, чтобы он подходил мне. </text:p>
      <text:p text:style-name="Standard">Вы можете настроить или расширить Emacs написав или изменив файл `~/.emacs'. Это ваш персональный файл инициализации; его содержимое написанное на Emacs Лиспе, говорит Emacsу что делать. </text:p>
      <text:p text:style-name="Standard">В этой главе описан простой файл `.emacs'; для получения дополнительной информации смотрите section `The Init File' in The GNU Emacs Manual, и section `The Init File' in The GNU Emacs Lisp Reference Manual.</text:p>
      <text:h text:style-name="Heading_20_2" text:outline-level="2">16.1 Общесистемные файлы инициализации </text:h>
      <text:p text:style-name="Standard">Кроме вашего персонального инициализационого файла, Emacs автоматически загружает различные инициализационные файлы для всех пользователей компьютера, если они <text:soft-page-break/>существуют. Они имеют ту же самую форму что и ваш файл `.emacs', но загружаются всеми. </text:p>
      <text:p text:style-name="Standard">Два общесистемных файла инициализации `site-load.el' и `site-init.el' загружаются в Emacs и затем `дампируются' если создается `дампированная' версия Emacs, как обычные файлы. (Дампированный Emacs загружается более быстро. Однако, если однажды файл загружен и дампирован, то изменения в нем не приведут к изменению поведения Emacs если вы сами не загрузите или не передампируете Emacs). See section `Building Emacs' in The GNU Emacs Lisp Reference Manual, и файл `INSTALL' в дистрибутиве). </text:p>
      <text:p text:style-name="Standard">Три других общесистемных файла инициализации загружаются автоматически каждый раз, когда вы запускаете Emacs, если они существуют. Это файлы `site-start.el', который загружается перед вашим файлом `.emacs', файл `default.el' и файл для типа терминала, которые оба загружаются после вашего файла `.emacs'. </text:p>
      <text:p text:style-name="Standard">Установки и определения в вашем файле `.emacs' перепишут конфликтующие установки и определения в файле `site-start.el' если он существует; но установки и определения в файле `default.el' и файле типа терминала перепишут ваши установки в файле `.emacs'. (Вы можете защитить споры с терминалом установив term-file-prefix в nil. See section Простое расширение.) </text:p>
      <text:p text:style-name="Standard">Файл `INSTALL' который поставляется с дистрибутивом, содержит описание файлов `site-init.el' и `site-load.el'. </text:p>
      <text:p text:style-name="Standard">Файлы `loadup.el', `startup.el' и `loaddefs.el' управляют загрузкой Emacs. Эти файлы находятся в каталоге `lisp' дистрибутива Emacs и их стоит внимательно изучить и заново использовать. </text:p>
      <text:p text:style-name="Standard">В файле `loaddefs.el' содержится много полезных предложений насчет того, что можно поместить в ваш собственный файл `.emacs' или в файл всего компьютера.</text:p>
      <text:h text:style-name="Heading_20_2" text:outline-level="2">16.2 Установка переменных для одной сессии </text:h>
      <text:p text:style-name="Standard">Моя копия Emacs для версии 19.23 имеет 392 настройки которые вы можете изменить с помощью команды edit-options. Эти `настройки' --- всего лишь переменные, которые мы уже видели раньше и определяли их с помощью defvar. </text:p>
      <text:p text:style-name="Standard">Emacs определяет будет ли переменная легко устанавливаемой, в зависимости от первого символа в ее строке документации; если первый символ звездочка `*', то эта переменная может быть переопределена пользователем. (See section Инициализация переменной с помощью defvar.) </text:p>
      <text:p text:style-name="Standard">Команда edit-options отображает все переменные в Emacs, которые люди, которые создавали библиотеки Emacs Lisp, посчитали, что они должны быть легко настраиваемые. Это обеспечивает легкий в использовании интерфейс для установки этих переменных. </text:p>
      <text:p text:style-name="Standard">С другой стороны, опции измененные с помощью edit-options устанавливаются только для вашей текущей текущей сессии редактирования. Новые значения не сохраняются между сессиями. Каждый раз, когда стартует Emacs, он считывает первоночальное значение defvar в исходной программе. Чтобы сохранить изменение от одной сессии к другой, вам нужно использовать выражение setq в вашем файле `.emacs' или в каком нибудь другом файле, который загружается каждый раз, когда вы запускаете сессию Emacs. </text:p>
      <text:p text:style-name="Standard">Я обычно использую команду edit-options для того, чтобы посмотреть какие переменные я могу установить в моем файле `.emacs'. Я настоятельно рекомендую вам исследовать этот список. </text:p>
      <text:p text:style-name="Standard"><text:soft-page-break/>Для получения дополнительной информации See section `Editing Variable Values' in The GNU Emacs Manual.</text:p>
      <text:h text:style-name="Heading_20_2" text:outline-level="2">16.3 Начало файла `.emacs' </text:h>
      <text:p text:style-name="Standard">Когда вы запускаете Emacs при этом загружается и ваш файл `.emacs', конечно если вы не задали в командной строке опцию `-q'. (emacs -q даст вам ненастроенный Emacs). </text:p>
      <text:p text:style-name="Standard">В файле `.emacs' содержатся выражения на Emacs Lisp. Часто это не более чем выражения для установки некоторых значений; иногда это определения функций. </text:p>
      <text:p text:style-name="Standard">See section `The Init File `~/.emacs'' in The GNU Emacs Manual, для получения короткого описания файла инициализации. </text:p>
      <text:p text:style-name="Standard">В этой главе мы будет обсуждать тоже самое, но эти примеры взяты из полного, долго используюемого файла `.emacs' --- моего собственного файла. </text:p>
      <text:p text:style-name="Standard">Первая часть состоит из комментария; напоминании себе. Сейчас конечно я все это помню, но когда я начинал, то я часто это забывал. </text:p>
      <text:p text:style-name="Standard"><text:s/><text:tab/>;;;; Bob's .emacs file</text:p>
      <text:p text:style-name="Standard">; Robert J. Chassell</text:p>
      <text:p text:style-name="Standard">; 26 September 1985 </text:p>
      <text:p text:style-name="Standard">Взгляните на дату! Я начал этот файл уже довольно давно. И с тех пор я постоянно добавляю к нему что-то новое. </text:p>
      <text:p text:style-name="Standard"><text:s/><text:tab/>; Каждый раздел в этом файле начинается с четырех знаков точка с</text:p>
      <text:p text:style-name="Standard">; запятой и каждое вхождение начинается со строки с трех точек с</text:p>
      <text:p text:style-name="Standard">; запятой.</text:p>
      <text:p text:style-name="Standard">Это описывает обычные соглашения для комментариев в Emacs Lisp. Все на строке^ что следует за точкой с запятой --- это комментарий. Две, три и четыре точки с запятой используются как маркеры раздела и подраздела. (See section `Comments' in The GNU Emacs Lisp Reference Manual, для получения дополнительной информации о комментариях). </text:p>
      <text:p text:style-name="Standard"><text:s/><text:tab/>;;;; Клавиша Помощи</text:p>
      <text:p text:style-name="Standard">; Control-h это клавиша помощи; </text:p>
      <text:p text:style-name="Standard">; после того как вы нажали control-h, нажмите какую-нибудь букву</text:p>
      <text:p text:style-name="Standard">; означающую тему о которой вы хотите узнать.</text:p>
      <text:p text:style-name="Standard">; Для получения обьяснений о возможностях помощи, </text:p>
      <text:p text:style-name="Standard">; нажмите control-h три раза подряд.</text:p>
      <text:p text:style-name="Standard">Только напоминание: для получения помощи нажмите C-h три раза подряд. </text:p>
      <text:p text:style-name="Standard"><text:s/><text:tab/>; Чтобы получить информацию о каком-нибудь режиме нажмите control-h m</text:p>
      <text:p text:style-name="Standard">; если данный режим включен для этого буфера. <text:s/>Например, чтобы</text:p>
      <text:p text:style-name="Standard">; получить информацию о режиме mail, запустите режим mail и нажмите</text:p>
      <text:p text:style-name="Standard">; control-h m</text:p>
      <text:p text:style-name="Standard"><text:soft-page-break/>`Помощь о режиме', как я это называю --- очень полезная возможность. Обычно она говорит вам все^ что вам надо знать. </text:p>
      <text:p text:style-name="Standard">Конечно вам не обязательно включать подобные комментарии в ваш файл `.emacs'. Я включил их в мой, поскольку я постоянно забывал о помощи для режима и соглашениях о комментариях --- но я всегда мог вспомнить об этом если заглядывал сюда.</text:p>
      <text:h text:style-name="Heading_20_2" text:outline-level="2">16.4 Режимы Text и Auto Fill </text:h>
      <text:p text:style-name="Standard">Сейчас мы рассмотрим часть которая `включает' основной режим Text и вспомогательный режим Auto Fill. </text:p>
      <text:p text:style-name="Standard"><text:s/><text:tab/>;;; режим Text и режим Auto Fill</text:p>
      <text:p text:style-name="Standard">; Следующие две линии включают по умолчанию в Emacs режим Text </text:p>
      <text:p text:style-name="Standard">; и режим Auto Fill --- это в самый раз для писателей, которые хотят</text:p>
      <text:p text:style-name="Standard">; писать прозу, а не программы.</text:p>
      <text:p text:style-name="Standard">(setq default-major-mode 'text-mode)</text:p>
      <text:p text:style-name="Standard">(add-hook 'text-mode-hook 'turn-on-auto-fill)</text:p>
      <text:p text:style-name="Standard">Это первая часть файла `.emacs' которая делает что-то реальное, кроме напоминания забывчивому человеку! </text:p>
      <text:p text:style-name="Standard">В первой строке выражение в скобках говорит Emacs, что надо включать режим Text когда он открывает файл и если там не надо включать какой-нибудь другой режим, например, режим C. </text:p>
      <text:p text:style-name="Standard">Когда Emacs открывает файл, то он смотрит на расширение файла, если оно существует. (Расширение --- это часть файла которое идет после знака `.'). Если файл имеет расширение `.c' или `.h', то тогда Emacs включает режим С. Также Emacs смотрит на первую не пустую строку файла; если там написано `-*- C -*-', то тогда Emacs включает режим С. Emacs автоматически обрабатывает список расширений и спецификаций, которые он использует. Кроме этого Emacs анализирует последнюю страницу в каждом буфере и ищет там "список локальных переменных", если он есть. </text:p>
      <text:p text:style-name="Standard">See section `How Major Modes are Chosen' in The GNU Emacs Manual. </text:p>
      <text:p text:style-name="Standard">See section `Local Variables in Files' in The GNU Emacs Manual. </text:p>
      <text:p text:style-name="Standard">Сейчас вернемся снова к нашему файлу `.emacs'. </text:p>
      <text:p text:style-name="Standard">Снова посмотрим на эту строку --- как же она работает? </text:p>
      <text:p text:style-name="Standard"><text:s/><text:tab/>(setq default-major-mode 'text-mode)</text:p>
      <text:p text:style-name="Standard">Эта строка --- короткое, но завершенное выражение Emacs Lisp. </text:p>
      <text:p text:style-name="Standard">Мы уже знакомы с setq. Это выражение присваивает переменной default-major-mode соответствующее значение, в нашем случае это text-mode. Апостроф перед text-mode заставляет Emacs не вычислять эту переменую, а взять ее как есть. See section Присваиваем Переменной Значение, для того, чтобы вспомнить как работает setq. Основное, что здесь можно отметить, так это то, что нет разницы между процедурой, которую вы используете для того, чтобы установить переменную в своем файле `.emacs' и процедурой где-то еще внутри Emacs. </text:p>
      <text:p text:style-name="Standard">Вот и вторая строка: </text:p>
      <text:p text:style-name="Standard"><text:soft-page-break/><text:s/><text:tab/>(add-hook 'text-mode-hook 'turn-on-auto-fill)</text:p>
      <text:p text:style-name="Standard">В этой строке команда add-hook, добавляет turn-on-auto-fill к переменной, которая называется text-mode-hook. turn-on-auto-fill --- это имя программы которая как вы уже наверное догадались включает режим Auto Fill (Автозаполнение). </text:p>
      <text:p text:style-name="Standard">Каждый раз, когда Emacs включает режим Text, Emacs запускает команды которые `прицеплены' к режиму Text. Поэтому, каждый раз, когда Emacs включает режим Text, то Emacs также включает и вспомогательный режим Auto Fill. </text:p>
      <text:p text:style-name="Standard">Коротко говоря, первая строка заставляет Emacs включить режим Text тогда, когда вы открываете какой-нибудь файл, если ни расширение файла, ни первая не пустая строка в файле, ни список локальных переменных не заставят Emacs делать что-то другое. </text:p>
      <text:p text:style-name="Standard">Режим Text, кроме других действий, также устанавливает таблицу синтаксиса для удобной работы писателей. В режиме Text Emacs считает апостроф такой-же частью слова как и букву; но Emacs не считает точку или пробел такой-же частью слова. То есть, M-f переместит курсор через слово `it's'. С другой стороны, в коде на языке C комбинацияM-f остановит курсор как раз после буквы `t' в слове `it's'. </text:p>
      <text:p text:style-name="Standard">Вторая строка заставляет Emacs включать режим Auto Fill, при включении режима Text. В режиме Auto Fill Emacs автоматически вставляет символ новой строки в том случае, когда строка слишком широка и переносит дополнительную часть строки вниз к следующей линии. Emacs разбивает строки между словами, а не внутри них. </text:p>
      <text:p text:style-name="Standard">Когда режим Auto Fill отключен, то строки продолжают расти вправо, по мере их набора. В зависимости от того, в какое значение вы установили переменную truncate-lines, набираемые вами слова либо будут теряться за правой стороной экрана, либо будут показаны в несколько неудобном формате, в виде продолжающейся строки экрана.</text:p>
      <text:h text:style-name="Heading_20_2" text:outline-level="2">16.5 Почтовые алиасы </text:h>
      <text:p text:style-name="Standard">Здесь приведено выражение a setq для `включения' почтовых алиасов, вместе с другими заметками. </text:p>
      <text:p text:style-name="Standard"><text:s/><text:tab/>;;; Режим Mail (почта)</text:p>
      <text:p text:style-name="Standard">; Для входа в режим mail, наберите `C-x m'</text:p>
      <text:p text:style-name="Standard">; Для запуска RMAIL (для чтения почты), </text:p>
      <text:p text:style-name="Standard">; наберите `M-x rmail'</text:p>
      <text:p text:style-name="Standard">(setq mail-aliases t)</text:p>
      <text:p text:style-name="Standard">Данная команда setq устанавливает значение переменной mail-aliases равным t. Поскольку t обозначает истинное значение, то данная строка говорит, "Да, используйте почтовые алиасы". </text:p>
      <text:p text:style-name="Standard">Почтовые алиасы являются удобными сокращениями для длинных адресов электронной почты, или списков адресов электронной почты. Алиасы хранятся в файле `~/.mailrc'. Вы записываете алиасы примерно так: </text:p>
      <text:p text:style-name="Standard"><text:s/><text:tab/>alias geo george@foobar.wiz.edu</text:p>
      <text:p text:style-name="Standard">Когда вы пишете сообщение к George, то адресуете его к `geo'; а почтовая программа автоматически раскроет `geo' до полного адреса.</text:p>
      <text:h text:style-name="Heading_20_2" text:outline-level="2"><text:soft-page-break/>16.6 Режим отступа по табуляции (Indent Tabs) </text:h>
      <text:p text:style-name="Standard">По умолчанию, Emacs при форматировании области вставляет табуляцию вместо нескольких пробелов. (Например, вы можете одновременно сделать отступ для множества строк с помощью команды indent-region). Табуляция выглядит прекрасно на терминале или при обычной печати, но дает плохой результат когда вы используете TeX или Texinfo, поскольку TeX игнорирует табуляцию. </text:p>
      <text:p text:style-name="Standard">Следующая строка отключает режим Indent Tabs: </text:p>
      <text:p text:style-name="Standard"><text:s/><text:tab/>;;; Предотвращение лишней табуляции</text:p>
      <text:p text:style-name="Standard">(setq-default indent-tabs-mode nil)</text:p>
      <text:p text:style-name="Standard">Заметьте, что эта строка использует команду setq-default, а не setq, которую мы видели раньше. Команда setq-default устанавливает значения только в тех буферах, которые не имеют своего собственного значения для переменной. </text:p>
      <text:p text:style-name="Standard">See section `Tabs vs. Spaces' in The GNU Emacs Manual. </text:p>
      <text:p text:style-name="Standard">See section `Local Variables in Files' in The GNU Emacs Manual.</text:p>
      <text:h text:style-name="Heading_20_2" text:outline-level="2">16.7 Некоторые привязки клавиш </text:h>
      <text:p text:style-name="Standard">Теперь рассмотрим некоторые мои любимые привязки клавиш: </text:p>
      <text:p text:style-name="Standard"><text:s/><text:tab/>;;; Сравнение окон</text:p>
      <text:p text:style-name="Standard">(global-set-key "\C-cw" 'compare-windows)</text:p>
      <text:p text:style-name="Standard">compare-windows --- это отличная команда, которая сравнивает текст в текущем окне, с текстом в следующем окне. Она начинает сравнение с точки в каждом окне, и перемещается по тексту в каждом из окон настолько, насколько они совпадают. Я постоянно использую эту команду. </text:p>
      <text:p text:style-name="Standard">Этот пример также показывает как установить глобальную привязку клавиши, для всех режимов. </text:p>
      <text:p text:style-name="Standard">Это делает команда global-set-key. За нею следует привязка клавиш. В файле `.emacs', привязки клавиш записываются так, как показано: \C-c обозначает `control-c', что означает `одновременно нажмите клавиши control и c'. Знак w означает, `нажмите клавишу w'. Привязка окружена двойными кавычками. Вы документации вы должны записывать это сочетание в виде C-c w. (Если вы хотите сделать привязку для клавиши META, например M-c, а не для клавиши CTL, то вы должны написать \M-c. Для ознакомления с подробной информацией See section `Rebinding Keys in Your Init File' in The GNU Emacs Manual.) </text:p>
      <text:p text:style-name="Standard">Командой, которая запускается данным сочетанием клавиш является compare-windows. Заметьте, что перед compare-windows стоит одинарная кавычка; в противном случае, Emacs сначала попытается оценить символ, чтобы определить его значение. </text:p>
      <text:p text:style-name="Standard">Эти три вещи --- двойные кавычки, обратный слеш перед `C' и одинарная кавычка являются необходимыми частями привязки клавиш, которые я постоянно забываю. К счастью я помню, что я могу заглянуть в мой файл `.emacs' и адаптировать имеющийся там код. </text:p>
      <text:p text:style-name="Standard">Теперь вернемся к самой привязке: C-c w. Это сочетание объединяет префиксную клавишу, C-c, с отдельным символом, в данном случае, w. Этот набор клавиш, C-c за которым следует одиночный символ, строго зарезервирован для использования пользователями. Если вы даже пишете расширение для Emacs, то пожалуйста избегайте использования любой из этих клавиш для публичного использования. Вместо этого создайте сочетание, <text:soft-page-break/>подобное C-c C-w. В противном случае мы выйдем за пределы `собственных' клавиш. </text:p>
      <text:p text:style-name="Standard">Вот другая привязка, с комментарием: </text:p>
      <text:p text:style-name="Standard"><text:s/><text:tab/>;;; Привязка для `occur'</text:p>
      <text:p text:style-name="Standard">; Я часто использую команду occur, так что я связываю ее с клавишей:</text:p>
      <text:p text:style-name="Standard">(global-set-key "\C-co" 'occur)</text:p>
      <text:p text:style-name="Standard">Команда occur показывает все строки в текущем буфере, которые подпадают под регулярное выражение. Совпадающие строки показываются в буфере, называющемся `*Occur*'. Этот буфер работает как меню для перехода к совпадениям. </text:p>
      <text:p text:style-name="Standard">Вот как можно удалить привязку клавиш, так что она больше не будет работать: </text:p>
      <text:p text:style-name="Standard"><text:s/><text:tab/>;;; Удалить привязку `C-x f'</text:p>
      <text:p text:style-name="Standard">(global-unset-key "\C-xf")</text:p>
      <text:p text:style-name="Standard">Вот причина для удаления привязок: я обнаружил, что я регулярно набираю C-x f тогда, когда я хочу набрать C-x C-f. Вместо нахождения файла, что я хочу сделать, я случайно устанавливаю ширину для заполненого текста, почти всегда в значение, которое я не хочу иметь. Поскольку я очень редко устанавливаю ширину заполнения текста, то я просто удаляю привязку, </text:p>
      <text:p text:style-name="Standard">Следующая команда переопределяет существующую клавишу: </text:p>
      <text:p text:style-name="Standard"><text:s/><text:tab/>;;; Переопределяет `C-x C-b' для вызова `buffer-menu'</text:p>
      <text:p text:style-name="Standard">(global-set-key "\C-x\C-b" 'buffer-menu)</text:p>
      <text:p text:style-name="Standard">По умолчанию, сочетание C-x C-b запускает команду list-buffers. Эта команда выводит список ваших буферов в другом окне. Поскольку я почти всегда хочу что-то сделать в этом окне, то я предпочитаю использовать команду buffer-menu, которая не только выводит список буферов, но и перемещает точку в это окно.</text:p>
      <text:h text:style-name="Heading_20_2" text:outline-level="2">16.8 Загрузка файлов </text:h>
      <text:p text:style-name="Standard">Много людей из сообщества GNU Emacs написали расширения к Emacs. По ходу времени, эти расширения часто включаются в новые выпуски. Например, пакеты Calendar и Diary теперь являются частью стандартного дистрибутива Emacs версии 19; они не были частью стандартного дистрибутива Emacs версии 18. </text:p>
      <text:p text:style-name="Standard">(Calc, который я считаю важной частью Emacs, мог бы быть частью стандартного дистрибутива, за тем исключением, что он слишком большой и поставляется отдельно). </text:p>
      <text:p text:style-name="Standard">Вы можете использовать команду load для оценки всего файла и таким образом, установки всех функций и переменных из файла в Emacs. Например: </text:p>
      <text:p text:style-name="Standard"><text:s/><text:tab/>(load "~/emacs/kfill")</text:p>
      <text:p text:style-name="Standard">Эта команда оценивает, т.е. загружает файл `kfill.el' (или если существует, то более быстрый, откомпилированный файл `kfill.elc') из подкаталога `emacs' вашего домашнего каталога. </text:p>
      <text:p text:style-name="Standard">(файл `kfill.el' был переделан Бобом Вайнером (Bob Weiner) из пакета `filladapt.el', написанного Kyle E. Jones и "обеспечивает нормальный, ровный перенос слов и заполнение параграфов с обработкой отступов, включенного текста из сообщений почты и новостей, а также комментариев языков Lisp, C++, PostScript или командного процессора." Я постоянно <text:soft-page-break/>его использую и надеюсь, что он будет включен в стандартный дистрибутив). </text:p>
      <text:p text:style-name="Standard">Если вы загружаете много расширений, как это делаю я, то вы вместо указания точного положения файла. как было показано выше, вы можете указывать этот каталог как часть списка load-path самого Emacs. Затем, когда Emacs загружает файл, то он будет производить поиск в этом каталоге, точно также как и в списке каталогов по умолчанию. (Значение по умолчанию указывается в файле `paths.h' при сборке Emacs). </text:p>
      <text:p text:style-name="Standard">Следующая команда добавляет ваш каталог `~/emacs' в существующий список путей загрузки: </text:p>
      <text:p text:style-name="Standard"><text:s/><text:tab/>;;; Emacs Load Path</text:p>
      <text:p text:style-name="Standard">(setq load-path (cons "~/emacs" load-path))</text:p>
      <text:p text:style-name="Standard">В данном случае, функция load-library является интерактивным интерфейсом к функции load. Полный текст функции выглядит так: </text:p>
      <text:p text:style-name="Standard"><text:s/><text:tab/>(defun load-library (library)</text:p>
      <text:p text:style-name="Standard"><text:s text:c="2"/>"Загружает библиотеку с именем LIBRARY.</text:p>
      <text:p text:style-name="Standard">Это интерфейс к функции `load'."</text:p>
      <text:p text:style-name="Standard"><text:s text:c="2"/>(interactive "sLoad library: ")</text:p>
      <text:p text:style-name="Standard"><text:s text:c="2"/>(load library))</text:p>
      <text:p text:style-name="Standard">Имя функции, load-library, пришло от использования слова `библиотека (library)' в качестве общепринятого синонима для слова `файл (file)'. Исходный текст для команды load-library находится в библиотеке `files.el'. </text:p>
      <text:p text:style-name="Standard">Другой интерактивной командой, которая делает немного отличающуюся работу, является load-file. See section `Libraries of Lisp Code for Emacs' in The GNU Emacs Manual, для получения информации о различии между load-library и этой командой.</text:p>
      <text:h text:style-name="Heading_20_2" text:outline-level="2">16.9 Автозагрузка </text:h>
      <text:p text:style-name="Standard">Вместо установки функции путем загрузки файла, которые ее содержит, или путем оценки определения функции, вы можете сделать функцию доступной, но не устанавливать её до её первого вызова. Эта техника называется автозагрузкой (autoloading). </text:p>
      <text:p text:style-name="Standard">Когда вы выполняете автозагруженные функцию, то Emacs автоматически оценивает файл, который содержит ее определение, и затем вызывает саму функцию. </text:p>
      <text:p text:style-name="Standard">При использовании автозагружаемых функций Emacs запускается быстрее, поскольку библиотеки не загружаются сразу; но вам нужно будет подождать немного времени при первом использовании такой функции, поскольку оценивается файл, содержащий данную функцию. </text:p>
      <text:p text:style-name="Standard">Редко используемые функции часто делают автозагружаемыми. Библиотека `loaddefs.el' содержит сотни автозагружаемых функций, начиная с bookmark-set и до wordstar-mode. Конечно, вы можете часто использовать `редкие' функции. В этом случае вы должны загрузить файл с данной функцией, с помощью выражения load в вашем файле `.emacs'. </text:p>
      <text:p text:style-name="Standard">В моем файле `.emacs' для Emacs версии 19.23, я загружаю 17 библиотек, которые содержат функции, которые иначе были бы сделаны автозагружаемыми. (В действительности, было бы лучше включить эти файлы в мой `дампированный' Emacs при его сборке, но <text:soft-page-break/>я просто забыл это сделать. Для получения дополнительной информации о дампировании See section `Building Emacs' in The GNU Emacs Lisp Reference Manual, и файл `INSTALL'). </text:p>
      <text:p text:style-name="Standard">Вы также можете захотеть включить выражения автозагрузки в ваш файл `.emacs'. autoload является встроенной функцией, которая берет три аргумента, три последних могут быть необязательными. Первым аргументом является имя автозагружаемой функции; второй аргумент --- имя файла с автозагружаемой функцией. Третий аргумент --- это документация для функции, а четвертый показывает, может ли функция вызываться интерактивно. Пятый аргумент задает тип объекта --- autoload может обрабатывать макросы или наборы ключей, точно также как и функции (по умолчанию это функция). </text:p>
      <text:p text:style-name="Standard">Вот типичный пример: </text:p>
      <text:p text:style-name="Standard"><text:s/><text:tab/>(autoload 'html-helper-mode</text:p>
      <text:p text:style-name="Standard"><text:s text:c="2"/>"html-helper-mode" "Edit HTML documents" t)</text:p>
      <text:p text:style-name="Standard">Это выражение производит автоматическую загрузку функции html-helper-mode. Она берет ее из файла `html-helper-mode.el' (или, если он существует, из откомпилированного файла `html-helper-mode.elc'.) Файл должен находиться в каталоге указанном в load-path. Документация сообщает, что этот режим поможет вам редактировать документы написанные с использованием HTML. Вы можете запустить этот режим интерактивно, с помощью команды M-x html-helper-mode. (Вам нужно продублировать документацию из функции в выражении для автоматической загрузки, поскольку сама функция еще не загружена, так что ее документация еще не доступна). </text:p>
      <text:p text:style-name="Standard">Для получения дополнительной информации See section `Autoload' in The GNU Emacs Lisp Reference Manual.</text:p>
      <text:h text:style-name="Heading_20_2" text:outline-level="2">16.10 Простое расширение: line-to-top-of-window </text:h>
      <text:p text:style-name="Standard">Вот простое расширение для Emacs, которое перемещает точку строки в начало окна. Я постоянно его использую, чтобы сделать текст более легким для чтения. </text:p>
      <text:p text:style-name="Standard">Вы можете поместить следующий код в отдельный файл и затем загрузить его из вашего файла `.emacs', или вы можете включить его в ваш файл `.emacs'. </text:p>
      <text:p text:style-name="Standard">Вот определение: </text:p>
      <text:p text:style-name="Standard"><text:s/><text:tab/>;;; Переместить строку в начало окна; <text:s/></text:p>
      <text:p text:style-name="Standard">;;; заменяем трехступенчатую комбинацию <text:s/>C-u 0 C-l</text:p>
      <text:p text:style-name="Standard">(defun line-to-top-of-window ()</text:p>
      <text:p text:style-name="Standard"><text:s text:c="2"/>"Move the line point is on to top of window."</text:p>
      <text:p text:style-name="Standard"><text:s text:c="2"/>(interactive) </text:p>
      <text:p text:style-name="Standard"><text:s text:c="2"/>(recenter 0))</text:p>
      <text:p text:style-name="Standard">Теперь о привязке клавиш. </text:p>
      <text:p text:style-name="Standard">Хотя почти все содержимое файла `.emacs' для Emacs версии 18 работает и с версией 19, но все равно есть некоторые различия (также6 существуют новые возможности в Emacs 19). </text:p>
      <text:p text:style-name="Standard">В Emacs версии 19, вы можете записывать функциональные клавиши в виде `[f6]'. В 18-й версии, вы должны были указывать сочетания символов посылаемых клавиатурой когда вы нажимали функциональную клавишу. Например, клавиатура Zenith 29 посылала<text:soft-page-break/>ла ESC P когда я нажимал ее шестую функциональную клавишу; а клавиатура Ann Arbor Ambassador посылала сочетание ESC O F. Вы можете записывать эти сочетания как `\eP' и `\eOF'. </text:p>
      <text:p text:style-name="Standard">В моей файле `.emacs' для 18-й версии, я связывал line-to-top-of-window с клавишей, которая зависела от типа терминала: </text:p>
      <text:p text:style-name="Standard"><text:s/><text:tab/>(defun z29-key-bindings () </text:p>
      <text:p text:style-name="Standard"><text:s text:c="2"/>"Function keybindings for Z29 terminal."</text:p>
      <text:p text:style-name="Standard"><text:s text:c="2"/>;; ...</text:p>
      <text:p text:style-name="Standard"><text:s text:c="2"/>(global-set-key "\eP" 'line-to-top-of-window))</text:p>
      <text:p text:style-name="Standard">(defun aaa-key-bindings () </text:p>
      <text:p text:style-name="Standard"><text:s text:c="2"/>"Function keybindings for Ann Arbor Ambassador"</text:p>
      <text:p text:style-name="Standard"><text:s text:c="2"/>;; ...</text:p>
      <text:p text:style-name="Standard"><text:s text:c="2"/>(global-set-key "\eOF" 'line-to-top-of-window))</text:p>
      <text:p text:style-name="Standard">(Вы можете обнаружить, что посылают функциональные клавиши нажав на функциональную клавишу, а затем набрав C-h l (это функция view-lossage), которая отображает последние 100 введенных сочетаний клавиш). </text:p>
      <text:p text:style-name="Standard">После указания сочетания клавиш, я оцениваю выражение, которое производит выбор между сочетаниями клавиш на основе типа используемого терминала. Однако, до того, как я сделаю это, я отключу предопределенное, специфичное для терминала сочетание клавиш, которое перевесит сочетание определенное в файле `.emacs' если такое будет. </text:p>
      <text:p text:style-name="Standard"><text:s/><text:tab/>;;; Отключаем предопределенное для терминала сочетание клавиш</text:p>
      <text:p text:style-name="Standard">; Следующий код отключает предопределенные, специфичные для терминала</text:p>
      <text:p text:style-name="Standard">; сочетания клавиш, такие как сочетания для vt100 в файле</text:p>
      <text:p text:style-name="Standard">; lisp/term/vt100.el. <text:s/></text:p>
      <text:p text:style-name="Standard">; Если нет предопределенных для терминала сочетаний клавиш, то</text:p>
      <text:p text:style-name="Standard">; вы можете закомментировать этот код.</text:p>
      <text:p text:style-name="Standard">(setq term-file-prefix nil)</text:p>
      <text:p text:style-name="Standard">Вот само выражение выбора: </text:p>
      <text:p text:style-name="Standard"><text:s/><text:tab/>(let ((term (getenv "TERM")))</text:p>
      <text:p text:style-name="Standard"><text:s text:c="2"/>(cond </text:p>
      <text:p text:style-name="Standard"><text:s text:c="3"/>((equal term "z29") (z29-key-bindings))</text:p>
      <text:p text:style-name="Standard"><text:s text:c="3"/>((equal term "aaa") (aaa-key-bindings))</text:p>
      <text:p text:style-name="Standard"><text:s text:c="3"/>(t (message</text:p>
      <text:p text:style-name="Standard"><text:s text:c="7"/>"No binding for terminal type %s."</text:p>
      <text:p text:style-name="Standard"><text:s text:c="7"/>term))))</text:p>
      <text:p text:style-name="Standard">В Emacs версии 19, функциональные клавиши (также как и кнопки мыши, и не-ASCII символы) записываются в квадратных скобках, без знака вопроса. Я связываю line-to-top-<text:soft-page-break/>of-window с клавишей F6 с помощью следующего выражения: </text:p>
      <text:p text:style-name="Standard"><text:s/><text:tab/>(global-set-key [f6] 'line-to-top-of-window)</text:p>
      <text:p text:style-name="Standard">Намного проще! </text:p>
      <text:p text:style-name="Standard">Для получения дополнительной информации, смотрите section `Rebinding Keys in Your Init File' in The GNU Emacs Manual. </text:p>
      <text:p text:style-name="Standard">Если вы используете и Emacs 18 и Emacs 19, то вы можете выбрать какой код оценивать, с помощью следующего условного оператора: </text:p>
      <text:p text:style-name="Standard"><text:s/><text:tab/>(if (string=</text:p>
      <text:p text:style-name="Standard"><text:s text:c="5"/>(int-to-string 18)</text:p>
      <text:p text:style-name="Standard"><text:s text:c="5"/>(substring (emacs-version) 10 12))</text:p>
      <text:p text:style-name="Standard"><text:s text:c="4"/>;; оцениваем код для версии 18</text:p>
      <text:p text:style-name="Standard"><text:s text:c="4"/>(progn</text:p>
      <text:p text:style-name="Standard"><text:s text:c="7"/>... )</text:p>
      <text:p text:style-name="Standard"><text:s text:c="2"/>;; иначе, оцениваем код для версии 19</text:p>
      <text:p text:style-name="Standard"><text:s text:c="2"/>…</text:p>
      <text:h text:style-name="Heading_20_2" text:outline-level="2">16.11 Таблицы ключей </text:h>
      <text:p text:style-name="Standard">Emacs использует таблицы ключей (keymaps) для записи того, какие клавиши вызывают какие команды. Отдельные режимы, такие как режим C или режим Text, имеют свои собственные таблицы ключей; специфические для режима таблицы ключей переопределяют глобальную таблицу ключей, которая делится между всеми буферами. </text:p>
      <text:p text:style-name="Standard">Функция global-set-key связывает, или переопределяет, ключ в глобальной таблице ключей. Наприме, следующий код связывает сочетание C-c C-l с функцией line-to-top-of-window: </text:p>
      <text:p text:style-name="Standard"><text:s/><text:tab/>(global-set-key "\C-c\C-l" 'line-to-top-of-window))</text:p>
      <text:p text:style-name="Standard">Специфические для режимов таблицы ключей связываются с использованием функции define-key, которая принимает в качестве аргументов нужную таблицу ключей, ключ и команду. Например, мой файл `.emacs' содержит следующее выражение для связывания команды texinfo-insert-@group с сочетанием C-c C-c g: </text:p>
      <text:p text:style-name="Standard"><text:s/><text:tab/>(define-key texinfo-mode-map "\C-c\C-cg"</text:p>
      <text:p text:style-name="Standard"><text:s text:c="2"/>'texinfo-insert-@group)</text:p>
      <text:p text:style-name="Standard">Сама функция texinfo-insert-@group --- это небольшое расширение к режиму Texinfo, которое вставляет `@group' в файл Texinfo. Я использую эту команду все время и предпочитаю набирать три буквы C-c C-c g вместо шести --- @ g r o u p. (таг `@group' и соответствующий ему `@end group' являются командами, которые держат заключенный в них текст без разрывов между страницами; многие многостроковые примеры в этой книге окружены тагами `@group ... @end group'.) </text:p>
      <text:p text:style-name="Standard">Вот определение функции texinfo-insert-@group: </text:p>
      <text:p text:style-name="Standard"><text:s/><text:tab/>(defun texinfo-insert-@group ()</text:p>
      <text:p text:style-name="Standard"><text:soft-page-break/><text:s text:c="2"/>"Insert the string @group in a Texinfo buffer."</text:p>
      <text:p text:style-name="Standard"><text:s text:c="2"/>(interactive)</text:p>
      <text:p text:style-name="Standard"><text:s text:c="2"/>(beginning-of-line)</text:p>
      <text:p text:style-name="Standard"><text:s text:c="2"/>(insert "@group\n"))</text:p>
      <text:p text:style-name="Standard">(Конечно, я должен был использовать режим Abbrev для сокращения набора, вместо того, чтобы писать функцию для вставки слова; но я предпочитаю чтобы сочетания клавиш были похожими на привязки клавиш режима Texinfo). </text:p>
      <text:p text:style-name="Standard">Вы увидите множество выражений define-key в файле `loaddefs.el', а также в разных библиотеках, таких как `c-mode.el' и `lisp-mode.el'. </text:p>
      <text:p text:style-name="Standard">See section `Customizing Key Bindings' in The GNU Emacs Manual, для section `Keymaps' in The GNU Emacs Lisp Reference Manual, получения подробной информации о таблицах ключей.</text:p>
      <text:h text:style-name="Heading_20_2" text:outline-level="2">16.12 Цвета X11 </text:h>
      <text:p text:style-name="Standard">Вы можете указывать цвета при использовании Emacs версии 19 вместе с оконной системой MIT X. (Все предыдущие примеры должны работать и в 18-й версии Emacs и в 19-й версии; а данный пример работает только с Emacs версии 19). </text:p>
      <text:p text:style-name="Standard">Я ненавижу цвета по умолчанию и указываю свои собственные. </text:p>
      <text:p text:style-name="Standard">Большинство моих настроек указаны в различных файлах инициализации X. Я пишу заметки для себя в моем файле `.emacs' для того, чтобы напомнить себе что я делал: </text:p>
      <text:p text:style-name="Standard"><text:s/><text:tab/>;; Я использую оконный менеджер TWM;</text:p>
      <text:p text:style-name="Standard">;; в моем файле ~/.xsession указано:</text:p>
      <text:p text:style-name="Standard">; <text:s text:c="3"/>xsetroot -solid navyblue -fg white</text:p>
      <text:p text:style-name="Standard">В действительности корневое дерево X не является частью Emacs,но я все равно пишу себе напоминание. </text:p>
      <text:p text:style-name="Standard"><text:s/><text:tab/>;; В моем файле ~/.Xresources указано:</text:p>
      <text:p text:style-name="Standard">; <text:s text:c="4"/>XTerm*Background: <text:s text:c="3"/>sky blue</text:p>
      <text:p text:style-name="Standard">; <text:s text:c="4"/>XTerm*Foreground: <text:s text:c="3"/>white</text:p>
      <text:p text:style-name="Standard">; <text:s text:c="4"/>emacs*geometry: <text:s text:c="5"/>=80x40+100+0</text:p>
      <text:p text:style-name="Standard">; <text:s text:c="4"/>emacs*background: <text:s text:c="3"/>blue</text:p>
      <text:p text:style-name="Standard">; <text:s text:c="4"/>emacs*foreground: <text:s text:c="3"/>grey97</text:p>
      <text:p text:style-name="Standard">; <text:s text:c="4"/>emacs*cursorColor: <text:s text:c="2"/>white</text:p>
      <text:p text:style-name="Standard">; <text:s text:c="4"/>emacs*pointerColor: <text:s/>white</text:p>
      <text:p text:style-name="Standard">Вот выражения в моем файле `.emacs', которые устанавливают значения: </text:p>
      <text:p text:style-name="Standard"><text:s/><text:tab/>;;; Устанавливают цвета для isearch и протягивания</text:p>
      <text:p text:style-name="Standard">(set-face-foreground 'highlight "white" )</text:p>
      <text:p text:style-name="Standard">(set-face-background 'highlight "slate blue")</text:p>
      <text:p text:style-name="Standard"><text:soft-page-break/>(set-face-background 'region <text:s text:c="3"/>"slate blue")</text:p>
      <text:p text:style-name="Standard">(set-face-background</text:p>
      <text:p text:style-name="Standard"><text:s/>'secondary-selection "turquoise")</text:p>
      <text:p text:style-name="Standard">;; Устанавливает цвета подсветки календаря</text:p>
      <text:p text:style-name="Standard">(setq calendar-load-hook</text:p>
      <text:p text:style-name="Standard"><text:s text:c="6"/>'(lambda () </text:p>
      <text:p text:style-name="Standard"><text:s text:c="9"/>(set-face-foreground 'diary-face <text:s text:c="2"/>"skyblue")</text:p>
      <text:p text:style-name="Standard"><text:s text:c="9"/>(set-face-background 'holiday-face "slate blue")</text:p>
      <text:p text:style-name="Standard"><text:s text:c="9"/>(set-face-foreground 'holiday-face "white")))</text:p>
      <text:p text:style-name="Standard">Различные оттенки голубого успокаивают мои глаза и не дают мне видеть блеск экрана.</text:p>
      <text:h text:style-name="Heading_20_2" text:outline-level="2">16.13 Разное для версии 19 </text:h>
      <text:p text:style-name="Standard">Вот несколько настроек для Emacs версии 19: </text:p>
      <text:p text:style-name="Standard">Автоматически изменяет размер буфера при необходимости: </text:p>
      <text:p text:style-name="Standard"><text:s/><text:tab/>(resize-minibuffer-mode 1)</text:p>
      <text:p text:style-name="Standard">(setq resize-minibuffer-mode t)</text:p>
      <text:p text:style-name="Standard">Включает подсветку для строки поиска: </text:p>
      <text:p text:style-name="Standard"><text:s/><text:tab/>(setq search-highlight t)</text:p>
      <text:p text:style-name="Standard">Отображает меню в каждом фрейме и поднимает его когда мышь перемещается в него. </text:p>
      <text:p text:style-name="Standard"><text:s/><text:tab/>(setq default-frame-alist</text:p>
      <text:p text:style-name="Standard"><text:s text:c="6"/>'((menu-bar-lines . 1)</text:p>
      <text:p text:style-name="Standard"><text:s text:c="8"/>(auto-lower . t)</text:p>
      <text:p text:style-name="Standard"><text:s text:c="8"/>(auto-raise . t)))</text:p>
      <text:p text:style-name="Standard">Задает форму и цвет курсора мыши: <text:s/><text:tab/>; Формы курсора определены в файле</text:p>
      <text:p text:style-name="Standard">; `/usr/include/X11/cursorfont.h'; </text:p>
      <text:p text:style-name="Standard">; Например, курсор `target' имеет номер 128;</text:p>
      <text:p text:style-name="Standard">; а курсор <text:s/>`top_left_arrow' имеет номер 132.</text:p>
      <text:p text:style-name="Standard">(let ((mpointer (x-get-resource "*mpointer"</text:p>
      <text:p text:style-name="Standard"><text:s text:c="32"/>"*emacs*mpointer")))</text:p>
      <text:p text:style-name="Standard"><text:s text:c="2"/>;; Если мы еще не установили курсор мыши, то устанавливаем его</text:p>
      <text:p text:style-name="Standard"><text:s text:c="2"/>;; <text:s text:c="4"/>иначе, оставляем его как есть:</text:p>
      <text:p text:style-name="Standard"><text:s text:c="2"/>(if (eq mpointer nil)</text:p>
      <text:p text:style-name="Standard"><text:soft-page-break/><text:s text:c="6"/>(setq mpointer "132")) ; top_left_arrow</text:p>
      <text:p text:style-name="Standard"><text:s text:c="2"/>(setq x-pointer-shape (string-to-int mpointer))</text:p>
      <text:p text:style-name="Standard"><text:s text:c="2"/>(set-mouse-color "white"))</text:p>
      <text:h text:style-name="Heading_20_2" text:outline-level="2">16.14 Измененная строка режима </text:h>
      <text:p text:style-name="Standard">В заключение я расскажу о свойстве, которое я действительно люблю: об измененной строке режима. </text:p>
      <text:p text:style-name="Standard">Поскольку я работаю по сети, я заменил слово `Emacs: ', которое обычно написано на левой стороне строки режима, на имя системы --- в противном случае я забываю какой компьютер я использую. В дополнение я отображаю каталог по умолчанию, чтобы не забыть где я нахожусь и указываю строку на которой нахожусь, с помощью слова `Line'. Мой файл `.emacs' выглядит следующим образом: </text:p>
      <text:p text:style-name="Standard"><text:s/><text:tab/>(setq mode-line-system-identification <text:s/></text:p>
      <text:p text:style-name="Standard"><text:s text:c="2"/>(substring (system-name) 0</text:p>
      <text:p text:style-name="Standard"><text:s text:c="13"/>(string-match "\\..+" (system-name))))</text:p>
      <text:p text:style-name="Standard">(setq default-mode-line-format</text:p>
      <text:p text:style-name="Standard"><text:s text:c="6"/>(list ""</text:p>
      <text:p text:style-name="Standard"><text:s text:c="12"/>'mode-line-modified</text:p>
      <text:p text:style-name="Standard"><text:s text:c="12"/>"&lt;"</text:p>
      <text:p text:style-name="Standard"><text:s text:c="12"/>'mode-line-system-identification</text:p>
      <text:p text:style-name="Standard"><text:s text:c="12"/>"&gt; "</text:p>
      <text:p text:style-name="Standard"><text:s text:c="12"/>"%14b"</text:p>
      <text:p text:style-name="Standard"><text:s text:c="12"/>" "</text:p>
      <text:p text:style-name="Standard"><text:s text:c="12"/>'default-directory</text:p>
      <text:p text:style-name="Standard"><text:s text:c="12"/>" "</text:p>
      <text:p text:style-name="Standard"><text:s text:c="12"/>"%[(" </text:p>
      <text:p text:style-name="Standard"><text:s text:c="12"/>'mode-name </text:p>
      <text:p text:style-name="Standard"><text:s text:c="12"/>'minor-mode-alist </text:p>
      <text:p text:style-name="Standard"><text:s text:c="12"/>"%n" </text:p>
      <text:p text:style-name="Standard"><text:s text:c="12"/>'mode-line-process <text:s/></text:p>
      <text:p text:style-name="Standard"><text:s text:c="12"/>")%]--" </text:p>
      <text:p text:style-name="Standard"><text:s text:c="13"/>"Line %l--"</text:p>
      <text:p text:style-name="Standard"><text:s text:c="12"/>'(-3 . "%P")</text:p>
      <text:p text:style-name="Standard"><text:s text:c="12"/>"-%-"))</text:p>
      <text:p text:style-name="Standard">;; Установим новый формат по умолчанию.</text:p>
      <text:p text:style-name="Standard">(setq mode-line-format default-mode-line-format)</text:p>
      <text:p text:style-name="Standard"><text:soft-page-break/>Я устанавливаю строку режима по умолчанию, так что это позволяет различным режимам, таким как Info, переопределить ее. Многие элементы списка объясняют сами себя: mode-line-modified --- это переменная, которая показывает был ли буфер изменен, а mode-name сообщает нам имя режима, ну и т.п. </text:p>
      <text:p text:style-name="Standard">Строка `"%14b"' отображает имя буфера (используя функцию buffer-name, с которой мы уже знакомы); число `14' указывает максимальное число символов, которое будет отображено. Когда имя имеет меньшую длину, то оно дополняется пробелами до нужной длины. `%[' и `%]' вызывают появление квадратных скобок на каждом рекурсивном уровне редактирования. `%n' вызывает появление слова `Narrow' при действии сужения текста. `%P' показывает размер буфера, который выше низа окна в процентах, или словами `Top' (самый верх), `Bottom' (самый низ) или `All' (весь буфер). (маленькая буква `p' сообщает вам процент выше верхней части окна). `%-' вставляет нужное количество знаков минус для заполнения строки. </text:p>
      <text:p text:style-name="Standard">В Emacs версии 19.29 и более поздних, вы можете использовать frame-title-format для установки заголовка окна Emacs. Эта переменная имеет ту же структуру, что и mode-line-format. </text:p>
      <text:p text:style-name="Standard">Формат строки режима описан в section `Mode Line Format' in The GNU Emacs Lisp Reference Manual. </text:p>
      <text:p text:style-name="Standard">Помните, "Вы не должны любить Emacs чтобы любить его" --- ваш собственный Emacs может иметь отличающиеся цвета, другие команды и клавиши, чем в настройках Emacs по умолчанию. </text:p>
      <text:p text:style-name="Standard">С другой стороны, если вы хотите получить Emacs без единой настройки, то наберите: </text:p>
      <text:p text:style-name="Standard"><text:s/><text:tab/>emacs -q</text:p>
      <text:p text:style-name="Standard">Это запустит Emacs, который не загрузит ваш файл инициализации `~/.emacs'. Вы получите Emacs с настройками по умолчанию. И ничего больше.</text:p>
      <text:h text:style-name="Heading_20_1" text:outline-level="1">17. Отладка </text:h>
      <text:p text:style-name="Standard">В GNU Emacs имеется два отладчика --- debug и edebug. Первый встроен внутрь Emacs и поэтому всегда с вами; второй --- это расширение к Emacs, которое стало частью стандартного дистрибутива с 19 версии. </text:p>
      <text:p text:style-name="Standard">Оба отладчика подробно описаны в section `Debugging Lisp Programs' in The GNU Emacs Lisp Reference Manual. В этой главе я коротко покажу их применение.</text:p>
      <text:h text:style-name="Heading_20_2" text:outline-level="2">17.1 debug </text:h>
      <text:p text:style-name="Standard">Предположим, что вы написали определение функции которая возвращает сумму чисел от 1 до заданного числа. (Это функция triangle описанная ранее). </text:p>
      <text:p text:style-name="Standard">Однако, в определение функции вкралась ошибка. Вы набрали `1=' вместо `1-'. Вот неправильное определение функции: </text:p>
      <text:p text:style-name="Standard"><text:s/><text:tab/>(defun triangle-bugged (number)</text:p>
      <text:p text:style-name="Standard"><text:s text:c="2"/>"Возвращает сумму чисел от 1 до <text:s/>NUMBER включительно."</text:p>
      <text:p text:style-name="Standard"><text:s text:c="2"/>(let ((total 0))</text:p>
      <text:p text:style-name="Standard"><text:s text:c="4"/>(while (&gt; number 0)</text:p>
      <text:p text:style-name="Standard"><text:soft-page-break/><text:s text:c="6"/>(setq total (+ total number))</text:p>
      <text:p text:style-name="Standard"><text:s text:c="6"/>(setq number (1= number))) <text:s text:c="5"/>; Здесь ошибка.</text:p>
      <text:p text:style-name="Standard"><text:s text:c="4"/>total))</text:p>
      <text:p text:style-name="Standard">Если вы читаете это в Info, то вы можете вычислить это определение обычным образом. После этого в эхо-области должно появится triangle-bugged. </text:p>
      <text:p text:style-name="Standard">Сейчас вычислите функцию triangle-bugged с аргументом 4: </text:p>
      <text:p text:style-name="Standard"><text:s/><text:tab/>(triangle-bugged 4)</text:p>
      <text:p text:style-name="Standard"><text:s/><text:tab/>Вы получите сообщение об ошибке, которое гласит:</text:p>
      <text:p text:style-name="Standard">Symbol's function definition is void: 1=</text:p>
      <text:p text:style-name="Standard">Практически, для такой простой ошибки, это сообщение даст вам всю необходимую информацию, для того чтобы исправить определение. Однако предположим, что вы не совсем понимаете что происходит? </text:p>
      <text:p text:style-name="Standard">Вы может включить отладку, установив значением переменной debug-on-error в значение t: </text:p>
      <text:p text:style-name="Standard"><text:s/><text:tab/>(setq debug-on-error t)</text:p>
      <text:p text:style-name="Standard">Это заставит Emacs запустить отладчик когда он в следующий раз встретит ошибку. </text:p>
      <text:p text:style-name="Standard">Вы может выключить отладку установив значением переменной debug-on-error в значение nil: </text:p>
      <text:p text:style-name="Standard"><text:s/><text:tab/>(setq debug-on-error nil)</text:p>
      <text:p text:style-name="Standard">Установите debug-on-error в t и вычислите следующее: </text:p>
      <text:p text:style-name="Standard"><text:s/><text:tab/>(triangle-bugged 4)</text:p>
      <text:p text:style-name="Standard">В этот раз, Emacs создаст буфер, который называется `*Backtrace*' и выглядит следующим образом: </text:p>
      <text:p text:style-name="Standard"><text:s/><text:tab/>---------- Buffer: *Backtrace* ----------</text:p>
      <text:p text:style-name="Standard">Signalling: (void-function 1=)</text:p>
      <text:p text:style-name="Standard"><text:s text:c="2"/>(1= number))</text:p>
      <text:p text:style-name="Standard"><text:s text:c="2"/>(setq number (1= number)))</text:p>
      <text:p text:style-name="Standard"><text:s text:c="2"/>(while (&gt; number 0) (setq total (+ total number))</text:p>
      <text:p text:style-name="Standard"><text:s text:c="8"/>(setq number (1= number))))</text:p>
      <text:p text:style-name="Standard"><text:s text:c="2"/>(let ((total 0)) (while (&gt; number 0) (setq total ...)</text:p>
      <text:p text:style-name="Standard"><text:s text:c="8"/>(setq number ...)) total))</text:p>
      <text:p text:style-name="Standard"><text:s text:c="2"/>triangle-bugged(4)</text:p>
      <text:p text:style-name="Standard"><text:s text:c="2"/>eval((triangle-bugged 4))</text:p>
      <text:p text:style-name="Standard"><text:s text:c="2"/>eval-last-sexp(nil)</text:p>
      <text:p text:style-name="Standard">* call-interactively(eval-last-sexp)</text:p>
      <text:p text:style-name="Standard"><text:soft-page-break/>---------- Buffer: *Backtrace* ----------</text:p>
      <text:p text:style-name="Standard">(Я немного переформатировал пример --- отладчик не урезает длинные строки). </text:p>
      <text:p text:style-name="Standard">Вы должны читать буфер `*Backtrace*' с самого низа; в нем перечисляется что делал Emacs, и что привело к ошибке. В нашем случае Emacs вначале выполнил интерактивный вызов функции связанной с C-x C-e (eval-last-sexp), что привело к вычислению выражения triangle-bugged. Каждая последующая строка расскажет вам о том, что интерпретатор Лиспа вычислял после этого. </text:p>
      <text:p text:style-name="Standard">Третья строка сверху это </text:p>
      <text:p text:style-name="Standard"><text:s/><text:tab/>(setq number (1= number))</text:p>
      <text:p text:style-name="Standard">Emacs попробовал вычислить это выражение; для того, чтобы сделать это, надо было вычислить внутреннее выражение, которое показано во второй строке сверху: </text:p>
      <text:p text:style-name="Standard"><text:s/><text:tab/>(1= number)</text:p>
      <text:p text:style-name="Standard">Здесь и произошла ошибка, поскольку верхняя строка сообщает: </text:p>
      <text:p text:style-name="Standard"><text:s/><text:tab/>Signalling: (void-function 1=)</text:p>
      <text:p text:style-name="Standard">Теперь вы можете исправить опечатку, заново вычислить определение функции и после этого, снова запустить тестовую программу. </text:p>
      <text:p text:style-name="Standard">Если вы читаете это в Info, то вы можете сейчас выключить debug-on-error установив переменную в nil: </text:p>
      <text:p text:style-name="Standard"><text:s/><text:tab/>(setq debug-on-error nil)</text:p>
      <text:h text:style-name="Heading_20_2" text:outline-level="2">17.2 debug-on-entry </text:h>
      <text:p text:style-name="Standard">Второй способ запустить debug для функции --- это вызвать отладчик когда вы запускаете эту функцию. Вы может сделать это с помощью функции debug-on-entry. </text:p>
      <text:p text:style-name="Standard">Наберите: </text:p>
      <text:p text:style-name="Standard"><text:s/><text:tab/>M-x debug-on-entry RET triangle-bugged RET</text:p>
      <text:p text:style-name="Standard">Теперь, вычислите следующее выражение: </text:p>
      <text:p text:style-name="Standard"><text:s/><text:tab/>(triangle-bugged 5)</text:p>
      <text:p text:style-name="Standard">Emacs создаст буфер `*Backtrace*' и скажет вам, что он находится в начале вычисления функции triangle-bugged: </text:p>
      <text:p text:style-name="Standard"><text:s/><text:tab/>---------- Buffer: *Backtrace* ----------</text:p>
      <text:p text:style-name="Standard">Entering:</text:p>
      <text:p text:style-name="Standard">* triangle-bugged(5)</text:p>
      <text:p text:style-name="Standard"><text:s text:c="2"/>eval((triangle-bugged 5))</text:p>
      <text:p text:style-name="Standard"><text:s text:c="2"/>eval-last-sexp(nil)</text:p>
      <text:p text:style-name="Standard">* call-interactively(eval-last-sexp)</text:p>
      <text:p text:style-name="Standard">---------- Buffer: *Backtrace* ----------</text:p>
      <text:p text:style-name="Standard">В буфере `*Backtrace*', нажмите d. Emacs вычислит первое выражение функции <text:soft-page-break/>triangle-bugged; и буфер будет выглядеть следующим образом: </text:p>
      <text:p text:style-name="Standard"><text:s/><text:tab/>---------- Buffer: *Backtrace* ----------</text:p>
      <text:p text:style-name="Standard">Beginning evaluation of function call form:</text:p>
      <text:p text:style-name="Standard">* (let ((total 0)) (while (&gt; number 0) (setq total ...)</text:p>
      <text:p text:style-name="Standard"><text:s text:c="8"/>(setq number ...)) total))</text:p>
      <text:p text:style-name="Standard"><text:s text:c="2"/>triangle-bugged(5)</text:p>
      <text:p text:style-name="Standard">* eval((triangle-bugged 5))</text:p>
      <text:p text:style-name="Standard"><text:s text:c="2"/>eval-last-sexp(nil)</text:p>
      <text:p text:style-name="Standard">* call-interactively(eval-last-sexp)</text:p>
      <text:p text:style-name="Standard">---------- Buffer: *Backtrace* ----------</text:p>
      <text:p text:style-name="Standard">Затем, нажмите d снова, и так, не спеша, восемь раз. Каждый раз когда вы нажимает d, Emacs будет вычислять следующее выражение из определения функции. Постепенно буфер будет выглядеть следующим образом: </text:p>
      <text:p text:style-name="Standard"><text:s/><text:tab/>---------- Buffer: *Backtrace* ----------</text:p>
      <text:p text:style-name="Standard">Beginning evaluation of function call form:</text:p>
      <text:p text:style-name="Standard">* (setq number (1= number)))</text:p>
      <text:p text:style-name="Standard">* (while (&gt; number 0) (setq total (+ total number)) </text:p>
      <text:p text:style-name="Standard"><text:s text:c="8"/>(setq number (1= number))))</text:p>
      <text:p text:style-name="Standard">* (let ((total 0)) (while (&gt; number 0) </text:p>
      <text:p text:style-name="Standard"><text:s text:c="8"/>(setq total ...) (setq number ...)) total))</text:p>
      <text:p text:style-name="Standard"><text:s text:c="2"/>triangle-bugged(5)</text:p>
      <text:p text:style-name="Standard">* eval((triangle-bugged 5))</text:p>
      <text:p text:style-name="Standard"><text:s text:c="2"/>eval-last-sexp(nil)</text:p>
      <text:p text:style-name="Standard">* call-interactively(eval-last-sexp)</text:p>
      <text:p text:style-name="Standard">---------- Buffer: *Backtrace* ----------</text:p>
      <text:p text:style-name="Standard">Теперь, если вы нажмете d еще два раза, то Emacs достигнет ошибки и две верхнии строки буфера `*Backtrace*' будут выглядеть следующим образом: </text:p>
      <text:p text:style-name="Standard"><text:s/><text:tab/>---------- Buffer: *Backtrace* ----------</text:p>
      <text:p text:style-name="Standard">Signalling: (void-function 1=)</text:p>
      <text:p text:style-name="Standard">* (1= number))</text:p>
      <text:p text:style-name="Standard">...</text:p>
      <text:p text:style-name="Standard">---------- Buffer: *Backtrace* ----------</text:p>
      <text:p text:style-name="Standard">Последовательно нажимая d, вы смогли пройтись по всей функции. </text:p>
      <text:p text:style-name="Standard">Вы можете выйти из буфера `*Backtrace*' нажав q; это отменяет трассировку, но не отменяет debug-on-entry. </text:p>
      <text:p text:style-name="Standard"><text:soft-page-break/>Чтобы отменить эффект debug-on-entry, запустите функцию cancel-debug-on-entry и задайте ей имя функции, например: </text:p>
      <text:p text:style-name="Standard"><text:s/><text:tab/>M-x cancel-debug-on-entry RET triangle-debugged RET</text:p>
      <text:p text:style-name="Standard">(Если вы читаете это в Info, то отмените debug-on-entry прямо сейчас).</text:p>
      <text:h text:style-name="Heading_20_2" text:outline-level="2">17.3 debug-on-quit и (debug) </text:h>
      <text:p text:style-name="Standard">Кроме установки debug-on-error или запуска debug-on-entry, есть два других способа активизировать отладчик debug. </text:p>
      <text:p text:style-name="Standard">Вы можете запустить debug в любое время, когда вы нажимаете C-g (keyboard-quit), просто установив переменную debug-on-quit в значение t. Это может быть полезным для отладки бесконечных циклов. </text:p>
      <text:p text:style-name="Standard">Или вы можете вставить строку, которая говорит запустит (debug) прямо в вашей программе, там где вы хотите чтобы был запущен отладчик. Например, вот так: </text:p>
      <text:p text:style-name="Standard"><text:s/><text:tab/>(defun triangle-bugged (number)</text:p>
      <text:p text:style-name="Standard"><text:s text:c="2"/>"Возвращает сумму чисел от 1 до <text:s/>NUMBER включительно."</text:p>
      <text:p text:style-name="Standard"><text:s text:c="2"/>(let ((total 0))</text:p>
      <text:p text:style-name="Standard"><text:s text:c="4"/>(while (&gt; number 0)</text:p>
      <text:p text:style-name="Standard"><text:s text:c="6"/>(setq total (+ total number))</text:p>
      <text:p text:style-name="Standard"><text:s text:c="6"/>(debug) <text:s text:c="24"/>; Запуск отладчика.</text:p>
      <text:p text:style-name="Standard"><text:s text:c="6"/>(setq number (1= number))) <text:s text:c="5"/>; Ошибка здесь.</text:p>
      <text:p text:style-name="Standard"><text:s text:c="4"/>total))</text:p>
      <text:p text:style-name="Standard">Более подробно функция debug описана в section `The Lisp Debugger' in The GNU Emacs Lisp Reference Manual.</text:p>
      <text:h text:style-name="Heading_20_2" text:outline-level="2">17.4 Отладчик на уровне исходного кода edebug </text:h>
      <text:p text:style-name="Standard">Edebug обычно показывает исходный код программы, которую вы отлаживаете, со стрелочкой на левой стороне, которая отмечает текущую исполняемую строку. </text:p>
      <text:p text:style-name="Standard">Вы можете исследовать работу функции пройдя ее построчно или поставив точку останова в интересующем вас месте и запустив функцию на выполнение. </text:p>
      <text:p text:style-name="Standard">Более подробно edebug описан в section `Edebug' in The GNU Emacs Lisp Reference Manual. </text:p>
      <text:p text:style-name="Standard">Вот ошибочное определение функции рекурсивный-треугольник (просто для напоминания). Этот пример представлен без выравнивания влево defun, как обьяснено ниже. </text:p>
      <text:p text:style-name="Standard"><text:s/><text:tab/>(defun triangle-recursively-bugged (number)</text:p>
      <text:p text:style-name="Standard"><text:s text:c="2"/>"Возвращает сумму чисел от 1 до <text:s/>NUMBER включительно.</text:p>
      <text:p text:style-name="Standard">Использует рекурсию."</text:p>
      <text:p text:style-name="Standard"><text:s text:c="2"/>(if (= number 1) <text:s text:c="18"/></text:p>
      <text:p text:style-name="Standard"><text:s text:c="6"/>1 <text:s text:c="29"/></text:p>
      <text:p text:style-name="Standard"><text:soft-page-break/><text:s text:c="4"/>(+ number <text:s text:c="23"/></text:p>
      <text:p text:style-name="Standard"><text:s text:c="7"/>(triangle-recursively-bugged <text:s text:c="2"/></text:p>
      <text:p text:style-name="Standard"><text:s text:c="8"/>(1= number))))) <text:s text:c="14"/>; Ошибка здесь.</text:p>
      <text:p text:style-name="Standard">Обычно вы устанавливаете это определение расположив курсор после закрывающей последней скобки функции и нажав C-x C-e (eval-last-sexp), или расположив курсор в теле функции и нажав C-M-x (eval-defun). (По умолчанию команда eval-defun работает только в режимах Emacs Lisp и Lisp Interactive). Однако, чтобы подготовить это определение функции для Edebug вы должны вначале инструментировать код с помощью другой команды. В версии 19 Emacs, вы может сделать это расположив курсор в теле определения и нажав следующую комбинацию клавиш: </text:p>
      <text:p text:style-name="Standard"><text:s/><text:tab/>M-x edebug-defun RET</text:p>
      <text:p text:style-name="Standard">Это заставит Emacs загрузить Edebug автоматически, если он еще не загружен, и правильно инструментировать функцию. (После загрузки Edebug вы сможете использовать стандартные клавиши, такие как C-u C-M-x (eval-defun с префикс-аргументом) для запуска edebug-defun). </text:p>
      <text:p text:style-name="Standard">В версии 18 Emacs, вы должны загрузить Edebug сами; вы можете сделать это записав соответствующую команду load в свой файл `.emacs'. </text:p>
      <text:p text:style-name="Standard">Если вы читаете это в Info, то вы можете инструментировать функцию triangle-recursively-bugged, которая показана выше. edebug-defun не сможет правильно определить границы функции если строка с defun выровнена влево; так что пример представлен без обычных пробелов влево для defun. </text:p>
      <text:p text:style-name="Standard">После того, как вы проинструментировали функцию, расположите курсор за следующим выражением и нажмите C-x C-e (eval-last-sexp): </text:p>
      <text:p text:style-name="Standard"><text:s/><text:tab/>(triangle-recursively-bugged 3)</text:p>
      <text:p text:style-name="Standard">Вы прыгнете сразу назад к исходному коду triangle-recursively-bugged и курсор будет расположет в начале строки функции содержащей функцию if. Также слева вы увидете стрелку, которая выглядит следующим образом --- `=&gt;'. Эта стрелка отмечает текущую позицию выполнения функции. </text:p>
      <text:p text:style-name="Standard"><text:s/><text:tab/>=&gt;-!-(if (= number 1)</text:p>
      <text:p text:style-name="Standard">В примере положение точки отображено как `-!-' (В книге оно показано, как пять звездочек). </text:p>
      <text:p text:style-name="Standard">Если сейчас вы нажмете клавишу SPC, то точка переместится к следующему выражению, которое будет исполнятся; строка будет выглядеть следующим образом: </text:p>
      <text:p text:style-name="Standard"><text:s/><text:tab/>=&gt;(if -!-(= number 1)</text:p>
      <text:p text:style-name="Standard">Когда вы продолжите нажимать клавишу SPC, точка будет перемещаться от выражение к выражению. Одновременно с этим, когда выражение возвращает значение, это значение будет отображатся в эхо-области. Например, после того, как вы переместили точку мимо number вы увидите следующее: </text:p>
      <text:p text:style-name="Standard"><text:s/><text:tab/>Result: 3 = C-c</text:p>
      <text:p text:style-name="Standard">Это значит, что значение number 3 --- то есть это ASCII CTL-C (третья буква английского алфавита). </text:p>
      <text:p text:style-name="Standard">Вы может продолжать двигаться по программе до тех пор, пока вы не достигните <text:soft-page-break/>строки с ошибкой. Перед вычислением эта строка будет выглядеть следующим образом: </text:p>
      <text:p text:style-name="Standard"><text:s/><text:tab/>=&gt; <text:s text:c="7"/>-!-(1= number))))) <text:s text:c="14"/>; Ошибка здесь.</text:p>
      <text:p text:style-name="Standard">Если вы нажмете SPC еще раз, то появится сообщение об ошибке, которое гласит: </text:p>
      <text:p text:style-name="Standard"><text:s/><text:tab/>Symbol's function definition is void: 1=</text:p>
      <text:p text:style-name="Standard">Это и есть ошибка. </text:p>
      <text:p text:style-name="Standard">Нажмите `q' чтобы покинуть Edebug. </text:p>
      <text:p text:style-name="Standard">Чтобы удалить инструментарий из определения функции, надо просто заново вычислите определение с помощью команды, которая не инструментируют ее. Например, вы можете расположить курсор за последней скобкой функции и нажать C-x C-e. </text:p>
      <text:p text:style-name="Standard">Edebug может делать намного больше чем просто позволить вам построчно выполнять функцию. Вы можете задать условия таким образом, чтобы он останавливался только на ошибках; вы можете задать отображение различных выражений; можете узнать сколько раз была вызвана та или иная функция и много чего другого. </text:p>
      <text:p text:style-name="Standard">Edebug полностью описан в section `Edebug' in The GNU Emacs Lisp Reference Manual.</text:p>
      <text:h text:style-name="Heading_20_2" text:outline-level="2">17.5 Упражнения по отладке </text:h>
      <text:p text:style-name="Standard">Установите функцию count-words-region и сделайте так, чтобы при ее запуске был активизирован встроенный отладчик. Запустите команду на блоке текста содержащего всего два слова. Вам понадобится нажать d значительное число раз. На вашей системе какая ловушка (hook) вызывается после окончания работы команды? (Для получения дополнительной информации о ловушках, смотрите section `Command Loop Overview' in The GNU Emacs Lisp Reference Manual.) </text:p>
      <text:p text:style-name="Standard">Скопируйте count-words-region в буфер `*scratch*', удалите пробелы перед defun, если это необходимо необходимо, инструментируйте функцию для Edebug, и проследите за ее исполнением. В функции не должно быть ошибок, хотя вы можете внести одну, если конечно захотите. Если в функции нет ошибок, то пошаговое выполнение завершится без проблем. </text:p>
      <text:p text:style-name="Standard">Во время работы в Edebug нажмите ?, для того чтобы увидеть все команды Edebug. (Обычно global-edebug-prefix связан с C-x X, т.е. за CTL-x следует X в верхнем регистре; используйте этот префикс для выполнения комманд Edebug вне буфера отладки). </text:p>
      <text:p text:style-name="Standard">В отладочном буфере Edebug с помощью команды p (edebug-bounce-point) выясните на какой области текста работает функция count-words-region. </text:p>
      <text:p text:style-name="Standard">Переместите точку на несколько строк вниз от функции и затем нажмите команду h (edebug-goto-here) для того, чтобы переместиться к этой точке. </text:p>
      <text:p text:style-name="Standard">С помощью команды t (edebug-trace-mode) заставьте Edebug самому протрассировать функцию; используйте T в верхнем регистре для edebug-Trace-fast-mode. </text:p>
      <text:p text:style-name="Standard">Установите точку останова, затем запустите Edebug в режиме Trace до тех пор пока он не достигнет точки останова.</text:p>
      <text:h text:style-name="Heading_20_1" text:outline-level="1">18. Заключение </text:h>
      <text:p text:style-name="Standard">Сейчас мы добрались до конца этого введения. Вы достаточно научились программированию на Emacs Lisp для того чтобы устанавливать значения переменных, создавать <text:soft-page-break/>простые файлы `.emacs' для себя и своих друзей, а также писать небольшие настройки и расширения к Emacs. </text:p>
      <text:p text:style-name="Standard">Самое место остановиться. Или если вы хотите, то вы можете идти вперед и учиться самостоятельно. </text:p>
      <text:p text:style-name="Standard">Вы изучили основные принципы программирования. Но только некоторые. Намного больше тонкостей мы даже не коснулись. </text:p>
      <text:p text:style-name="Standard">Дорога по которой вы можете отправится прямо сейчас лежит среди исходных текстов GNU Emacs и в section `The GNU Emacs Lisp Reference Manual' in The GNU Emacs Lisp Reference Manual. </text:p>
      <text:p text:style-name="Standard">Исследование исходных кодов Emacs Lisp --- это приключение. Когда вы читаете программу и обнаруживаете незнакомую функцию или выражение, то вы должны выяснить что она делает. </text:p>
      <text:p text:style-name="Standard">Обращайтесь к справочному руководству. Это полное, подробное и довольно доступно написаное изложение Emacs Lisp. Оно написано не только для экспертов, но и для таких как вы. (Справочное руководство поставляется в стандартном дистрибутиве GNU Emacs. Как и это введение оно поставляется в виде Texinfo файла, так что вы можете создать интерактивную документацию или распечатать в виде книги). </text:p>
      <text:p text:style-name="Standard">Не забывайте и о встроенной помощи, которая является частью GNU Emacs. Существует помощь для всех функций а программа find-tags позволит вам быстро найти исходный код любой функции. </text:p>
      <text:p text:style-name="Standard">Вот как я сам начал исследовать исходный код. Из-за того, что его имя говорит само за себя, я сначала заглянул в файл `simple.el' --- это было довольно давно. Некоторые функции выглядели достаточно сложными или по крайней мере так казалось с первого взгляда. Первая функция выглядит достаточно сложной. Это функция open-line. </text:p>
      <text:p text:style-name="Standard">Вы можете медленно изучить работу этой функции, подобно тому как мы делали это с функцией forward-sentence. (See section 12.3 forward-sentence.) Или вы захотите пропустить эту функцию и взглянуть на следующую, например split-line. Вы же не обязаны читать все функции. Согласно count-words-in-defun, функция split-line содержит всего 27 слов и символов. </text:p>
      <text:p text:style-name="Standard">Даже такая короткая функция содержит четыре выражения которые мы не изучали: skip-chars-forward, indent-to, insert, и `?\n'. </text:p>
      <text:p text:style-name="Standard">Рассмотрим функцию insert. (Она уже упоминалась в 12.6 Заключение.) В Emacs вы можете выяснить больше о функции insert нажав C-h f (describe-function) и задав имя функции. Это отобразит документацию по данной функции. Вы можете найти исходный код с помощью функции find-tag, которая привязана к M-. (в данном случае это не очень полезно; эта функция является примитивом написанным на С а не на Lisp). Наконец вы можете узнать, что сообщает справочник по этому поводу, посетив Info, нажав i (Info-index), и затем набрав имя функции или отыскав insert в индексе печатного руководства. </text:p>
      <text:p text:style-name="Standard">Подобным образом вы можете выяснить что значит `?\n'. Вы можете снова попробовать Info-index с `?\n'. Окажется, что это бесполезно; но не отчаивайтесь. Если вы будет искать по `\n' без `?', то вы попадете прямо в соответствующий раздел руководства. (See section `Character Type' in The GNU Emacs Lisp Reference Manual. `?\n' означает символ новой строки.) </text:p>
      <text:p text:style-name="Standard">Вы можете догадаться что делают функции skip-chars-forward и indent-to; или также найти информацию по ним. (Кстати сама функция describe-function расположена в файле `help.el' --- это одна из длинных, но понятных функций. В ее определении показано как на<text:soft-page-break/>страивать выражение interactive без использования стандартных символьных кодов; а также показано как создавать временный буфер). </text:p>
      <text:p text:style-name="Standard">Среди других интересных файлов можно отметить файлы `paragraphs.el', `loaddefs.el' и `loadup.el'. В файле `paragraphs.el' есть как короткие и легко понятные функции, так и достаточно длинные и сложные. Файл `loaddefs.el' содержит много стандартных автозагрузок и много другого. Я никогда не смотрел его полностью, только некоторые его части. `loadup.el' --- это файл в котором загружаются стандартные части Emacs; там можно многое узнать о том, как устроем редактор. (See section `Building Emacs' in The GNU Emacs Lisp Reference Manual, для получения дополнительной информации о сборке редактора). </text:p>
      <text:p text:style-name="Standard">Как я уже говорил вы изучили только основы; однако и это очень важно --- мы едва коснулись основных аспектов программирования. Я ничего не говорил о сортировке информации, кроме использование одной функции sort; Я ничего не говорил о том, как сохранять информацию, кроме использование списков и переменных. Я не также говорил и о том, как создавать программы, которые сами пишут программы. Это темы для другой книги, другого курса. </text:p>
      <text:p text:style-name="Standard">Но мы изучили достаточно для того, чтобы на практике эффективно использовать GNU Emacs. То что мы сделали --- это только начало. А конец этой книги --- это конец начала.</text:p>
      <text:h text:style-name="Heading_20_1" text:outline-level="1">A. Функция the-the </text:h>
      <text:p text:style-name="Standard">Иногда, когда вы пишете текст, вы дублируете слова --- например, "you you" в начале предложения. Я обнаружил, что в очень часто я дублирую слово "the'; поэтому я и дал функции для обнаружения дублированных слов имя the-the. </text:p>
      <text:p text:style-name="Standard">В качестве первого шага, вы могли бы использовать следующее регулярное выражение для поиска двойных слов: </text:p>
      <text:p text:style-name="Standard"><text:s/><text:tab/>\\(\\w+[ \t\n]+\\)\\1</text:p>
      <text:p text:style-name="Standard">Это регулярное выражение соответствует одному или более символам, из которых состоят слова, за которыми следует один или несколько знаков пробела, табуляции или новой строки. Однако, он не определяет дублированные слова, которые расположены на разных строках, поскольку заканчивающий первое слово знак конца строки отличается от заканчивающего второе слово знака пробела. (Для получения дополнительной информации о регулярных выражениях, смотрите Regular Expression Searches, вместе с section `Syntax of Regular Expressions' in The GNU Emacs Manual и section `Regular Expressions' in The GNU Emacs Lisp Reference Manual.) </text:p>
      <text:p text:style-name="Standard">Вы можете производить поиск только для дублирующихся символов из которых состоят слова, но это не будет работать, поскольку это выражение будет определять дубликаты, такие как два вхождения `th' в предложении `with the'. </text:p>
      <text:p text:style-name="Standard">Другое регулярное выражение производит поиск символов составляющих слово, за которым следуют символы не входящие в слово, и дубль слова. Так, `\\w+' соответствует одному или нескольким символам входящим в слово, а `\\W*' соответствует одному или нескольким символам, которые не могут входить в слово. </text:p>
      <text:p text:style-name="Standard"><text:s/><text:tab/>\\(\\(\\w+\\)\\W*\\)\\1</text:p>
      <text:p text:style-name="Standard">Снова, не очень полезное выражение. </text:p>
      <text:p text:style-name="Standard">Вот регулярное выражение, которое использую я. Оно не является совершенным, но достаточно хорошо. `\\b' соответсвует пустой строке, находя начало или конец слова; `[^@ \<text:soft-page-break/>n\t]+' соответствует одному или нескольким вложений символов, к которым не относятся знак @, пробел, знак новой строки или табуляции. </text:p>
      <text:p text:style-name="Standard"><text:s/><text:tab/>\\b\\([^@ \n\t]+\\)[ \n\t]+\\1\\b</text:p>
      <text:p text:style-name="Standard">Кто-то может написать более сложное выражение, но я обнаружил, что это выражение вполне нормальное, так что я его и использую. </text:p>
      <text:p text:style-name="Standard">Вот функция the-the, как я ее включаю в свой файл `.emacs', вместе с глобальной привязкой клавиш: </text:p>
      <text:p text:style-name="Standard"><text:s/><text:tab/>(defun the-the ()</text:p>
      <text:p text:style-name="Standard"><text:s text:c="2"/>"Производит поиск двойных слов в прямом направлении."</text:p>
      <text:p text:style-name="Standard"><text:s text:c="2"/>(interactive)</text:p>
      <text:p text:style-name="Standard"><text:s text:c="2"/>(message "Searching for for duplicated words ...")</text:p>
      <text:p text:style-name="Standard"><text:s text:c="2"/>(push-mark)</text:p>
      <text:p text:style-name="Standard"><text:s text:c="2"/>;; This regexp is not perfect</text:p>
      <text:p text:style-name="Standard"><text:s text:c="2"/>;; but is fairly good over all:</text:p>
      <text:p text:style-name="Standard"><text:s text:c="2"/>(if (re-search-forward</text:p>
      <text:p text:style-name="Standard"><text:s text:c="7"/>"\\b\\([^@ \n\t]+\\)[ \n\t]+\\1\\b" nil 'move)</text:p>
      <text:p text:style-name="Standard"><text:s text:c="6"/>(message "Found duplicated word.")</text:p>
      <text:p text:style-name="Standard"><text:s text:c="4"/>(message "End of buffer")))</text:p>
      <text:p text:style-name="Standard">;; Привяжем `the-the' к C-c \</text:p>
      <text:p text:style-name="Standard">(global-set-key "\C-c\\" 'the-the)</text:p>
      <text:p text:style-name="Standard">Вот тестовый текст: </text:p>
      <text:p text:style-name="Standard"><text:s/><text:tab/>one two two three four five</text:p>
      <text:p text:style-name="Standard">five six seven</text:p>
      <text:p text:style-name="Standard">Вы можете подставить другие регулярные выражения, показанные выше, в определение функции и попробовать каждое из них на это примере.</text:p>
      <text:h text:style-name="Heading_20_1" text:outline-level="1">B. Обработка списка удалений </text:h>
      <text:p text:style-name="Standard">Список удалений являeтся списком, который превращен в кольцо с помощью функции rotate-yank-pointer. Команды yank и yank-pop используют функцию rotate-yank-pointer. В этом приложение описывается функция rotate-yank-pointer, а также команды yank и yank-pop.</text:p>
      <text:h text:style-name="Heading_20_2" text:outline-level="2">B.1 Функция rotate-yank-pointer </text:h>
      <text:p text:style-name="Standard">Функция rotate-yank-pointer изменяет элемент в списке удалений, на который указывает kill-ring-yank-pointer. Например, эта функция может изменить kill-ring-yank-pointer чтобы он указывал на третий элемент, а не на второй. </text:p>
      <text:p text:style-name="Standard">Вот код функции rotate-yank-pointer: </text:p>
      <text:p text:style-name="Standard"><text:soft-page-break/><text:s/><text:tab/>(defun rotate-yank-pointer (arg)</text:p>
      <text:p text:style-name="Standard"><text:s text:c="2"/>"Циклическое вращение rotate-yank-pointer."</text:p>
      <text:p text:style-name="Standard"><text:s text:c="2"/>(interactive "p")</text:p>
      <text:p text:style-name="Standard"><text:s text:c="2"/>(let ((length (length kill-ring)))</text:p>
      <text:p text:style-name="Standard"><text:s text:c="4"/>(if (zerop length)</text:p>
      <text:p text:style-name="Standard"><text:s text:c="8"/>;; then-часть</text:p>
      <text:p text:style-name="Standard"><text:s text:c="8"/>(error "Kill ring is empty")</text:p>
      <text:p text:style-name="Standard"><text:s text:c="6"/>;; else-часть</text:p>
      <text:p text:style-name="Standard"><text:s text:c="6"/>(setq kill-ring-yank-pointer</text:p>
      <text:p text:style-name="Standard"><text:s text:c="12"/>(nthcdr (% (+ arg</text:p>
      <text:p text:style-name="Standard"><text:s text:c="26"/>(- length</text:p>
      <text:p text:style-name="Standard"><text:s text:c="29"/>(length</text:p>
      <text:p text:style-name="Standard"><text:s text:c="30"/>kill-ring-yank-pointer)))</text:p>
      <text:p text:style-name="Standard"><text:s text:c="23"/>length)</text:p>
      <text:p text:style-name="Standard"><text:s text:c="20"/>kill-ring)))))</text:p>
      <text:p text:style-name="Standard">Функция выглядит сложной, но как обычно, она может быть разобрана по частям. Сначала взгляним на ее скелет: </text:p>
      <text:p text:style-name="Standard"><text:s/><text:tab/>(defun rotate-yank-pointer (arg)</text:p>
      <text:p text:style-name="Standard"><text:s text:c="2"/>"Циклическое вращение rotate-yank-pointer."</text:p>
      <text:p text:style-name="Standard"><text:s text:c="2"/>(interactive "p")</text:p>
      <text:p text:style-name="Standard"><text:s text:c="2"/>(let varlist</text:p>
      <text:p text:style-name="Standard"><text:s text:c="4"/>body...)</text:p>
      <text:p text:style-name="Standard">Эта функция принимает один аргумент, который называется arg. Она имеет короткую строку документации; и она интерактивная, используя маленькую букву `p', которая означает, что аргумент должен быть обработанным префиксом, который передается функции как число. </text:p>
      <text:p text:style-name="Standard">Телом определения функции является выражение let, которое само имеет тело и список переменных varlist. </text:p>
      <text:p text:style-name="Standard">Выражение let объявляет переменную, которая будет использоваться только в области видимости данной функции. Эта переменная имеет имя length и связана со значением равным количеству объектов в списке удалений. Подсчет производится с помощью функции length. (Заметьте, что эта функция имеет тоже имя, что и переменная length; но в одном случае это слово используется для именования функции, а во втором случае, для именования переменной. Эти два имени достаточно отличаются. Аналогично, англоговорящие пользователи будут различать значения слова `ship' когда они говорят: "I must ship this package immediately." и "I must get aboard the ship immediately.") </text:p>
      <text:p text:style-name="Standard">Функция length сообщает количество объектов в списке, так что выражение (length kill-ring) вернет количество объектов в списке удалений.</text:p>
      <text:h text:style-name="Heading_20_2" text:outline-level="2"><text:soft-page-break/>B.1.1 Тело функции rotate-yank-pointer </text:h>
      <text:p text:style-name="Standard">Тело функции rotate-yank-pointer состоит из выражения let, а тело выражения let состоит из выражения if. </text:p>
      <text:p text:style-name="Standard">Выражение if используется для определения того, если ли объекты в списке удалений. Если список удалений пуст, то функция error прекращает работу функции и выдает сообщение в области сообщений. Но если в списке удалений есть объекты, то функция продолжает работу. </text:p>
      <text:p text:style-name="Standard">Вот if-часть и then-часть выражения if: </text:p>
      <text:p text:style-name="Standard"><text:s/><text:tab/>(if (zerop length) <text:s text:c="21"/>; if-часть</text:p>
      <text:p text:style-name="Standard"><text:s text:c="4"/>(error "Kill ring is empty") <text:s text:c="7"/>; then-часть</text:p>
      <text:p text:style-name="Standard"><text:s text:c="2"/>...</text:p>
      <text:p text:style-name="Standard">Если в списке удалений ничего нет, то его длина должна быть равна нулю и пользователю отправляется сообщение об ошибке: `Kill ring is empty'. Выражение if использует функцию zerop, которая возвращает истинное значение, если тестируемый объект равен нулю. Когда тест zeropвозвращает истинное значение, то оценивается then-часть выражения if. then-часть--- это список, который начинается с функции error, которая похожа на функцию message (see section 1.8.5 Функция message), в том, что она выдает сообщение в область сообщений. Однако, в добавлении к выдаче сообщения, error также останавливает вычисление функции, в которой она вызвана. В этом случае, это означает, что остальная часть функции не будет выполнена в том случае, если длина списка удалений равна нулю.</text:p>
      <text:h text:style-name="Heading_20_4" text:outline-level="4">else-часть выражения if </text:h>
      <text:p text:style-name="Standard">else-часть выражения if предназначена для установки значения kill-ring-yank-pointer для тех случаев, когда в списке удалений что-то есть. Код выглядит примерно так: </text:p>
      <text:p text:style-name="Standard"><text:s/><text:tab/>(setq kill-ring-yank-pointer</text:p>
      <text:p text:style-name="Standard"><text:s text:c="6"/>(nthcdr (% (+ arg</text:p>
      <text:p text:style-name="Standard"><text:s text:c="20"/>(- length</text:p>
      <text:p text:style-name="Standard"><text:s text:c="23"/>(length kill-ring-yank-pointer)))</text:p>
      <text:p text:style-name="Standard"><text:s text:c="17"/>length)</text:p>
      <text:p text:style-name="Standard"><text:s text:c="14"/>kill-ring)))))</text:p>
      <text:p text:style-name="Standard">Этот код нуждается в тщательном рассмотрении. Очевидно, что kill-ring-yank-pointer устанавливается равным содержимому CDR от списка уничтожений, с использованием функции nthcdr, которая была описана в предыдущих разделах. (See section 8.5 copy-region-as-kill.). Но как это делается? </text:p>
      <text:p text:style-name="Standard">До того, как мы будем рассматривать код, давайте рассмотрим назначение функции rotate-yank-pointer. </text:p>
      <text:p text:style-name="Standard">Функция rotate-yank-pointer изменяет значение, на которое указывает kill-ring-yank-pointer. Если kill-ring-yank-pointer начинается с указания на первый элемент списка, то вызов функции rotate-yank-pointer заставит ее указывать на второй элемент; а если kill-ring-yank-pointer указывает на второй элемент, то вызов rotate-yank-pointer заставит его указывать на третий элемент. (И если при вызове rotate-yank-pointer задан аргумент больший единици, то это заставит указатель переместиться на несколько элементов). </text:p>
      <text:p text:style-name="Standard"><text:soft-page-break/>Функция rotate-yank-pointer использует setq для задания значения на которое указывает kill-ring-yank-pointer. Если kill-ring-yank-pointer указывает на первый элемент списка уничтожений, то, в простейшем случае, функция rotate-yank-pointer должна заставить указывать его на второй элемент. Смотря с другой стороны, kill-ring-yank-pointer должен быть установлен в значение равное результату выполнения CDR для списка уничтожений. </text:p>
      <text:p text:style-name="Standard">Так, с данными условиями, </text:p>
      <text:p text:style-name="Standard"><text:s/><text:tab/>(setq kill-ring-yank-pointer</text:p>
      <text:p text:style-name="Standard"><text:s text:c="3"/>("some text" "a different piece of text" "yet more text"))</text:p>
      <text:p text:style-name="Standard">(setq kill-ring</text:p>
      <text:p text:style-name="Standard"><text:s text:c="3"/>("some text" "a different piece of text" "yet more text"))</text:p>
      <text:p text:style-name="Standard">код должен сделать следующее: </text:p>
      <text:p text:style-name="Standard"><text:s/><text:tab/>(setq kill-ring-yank-pointer (cdr kill-ring))</text:p>
      <text:p text:style-name="Standard">В качестве результата kill-ring-yank-pointer будет выглядеть следующим образом: </text:p>
      <text:p text:style-name="Standard"><text:s/><text:tab/>kill-ring-yank-pointer</text:p>
      <text:p text:style-name="Standard"><text:s text:c="5"/>=&gt; ("a different piece of text" "yet more text"))</text:p>
      <text:p text:style-name="Standard">Настоящее выражение setq использует функцию nthcdr для выполнения данной работы. </text:p>
      <text:p text:style-name="Standard">Как мы видели ранее (see section 7.3 nthcdr), функция nthcdr работает путем последовательного выполнения CDR для списка --- она берет CDR от CDR от CDR ... </text:p>
      <text:p text:style-name="Standard">Два следующих выражения дают одинаковый результат: </text:p>
      <text:p text:style-name="Standard"><text:s/><text:tab/>(setq kill-ring-yank-pointer (cdr kill-ring))</text:p>
      <text:p text:style-name="Standard">(setq kill-ring-yank-pointer (nthcdr 1 kill-ring))</text:p>
      <text:p text:style-name="Standard">Однако в функции rotate-yank-pointer, первым аргументом для nthcdr является сложное выражение, с некоторым количеством арифметических операций внутри него: </text:p>
      <text:p text:style-name="Standard"><text:s/><text:tab/>(% (+ arg</text:p>
      <text:p text:style-name="Standard"><text:s text:c="6"/>(- length</text:p>
      <text:p text:style-name="Standard"><text:s text:c="9"/>(length kill-ring-yank-pointer)))</text:p>
      <text:p text:style-name="Standard"><text:s text:c="3"/>length)</text:p>
      <text:p text:style-name="Standard">Как обычно, нам нужно сначала посмотреть в наиболее глубоко вставленное выражение, а затем подняться к охватывающим выражениям. </text:p>
      <text:p text:style-name="Standard">Наиболее глубоко вложенным выражением является (length kill-ring-yank-pointer). Это выражение определяет длину текущего значения kill-ring-yank-pointer. (Помните, что kill-ring-yank-pointer --- имя переменной, чьим значением является список). </text:p>
      <text:p text:style-name="Standard">Определение длины находится внутри выражения: </text:p>
      <text:p text:style-name="Standard"><text:s/><text:tab/>(- length (length kill-ring-yank-pointer))</text:p>
      <text:p text:style-name="Standard">В этом выражении, первое употребление length относится к переменной, которой присвоено значение длины списка удалений в выражении let в начале функции. (Кто-то может думать, что функция была бы более понятной, если бы переменная length была бы назва<text:soft-page-break/>на length-of-kill-ring; но если вы посмотрите в текст функции, то увидите, что она настолько короткая, что именование переменной length не доставляет беспокойства, до тех пор пока вы разбиваете функции на небольшие кусочки, как мы это делаем тут). </text:p>
      <text:p text:style-name="Standard">Так что строка (- length (length kill-ring-yank-pointer)) возвращает разницу между длиной списка удалений и длиной списка на который указывает kill-ring-yank-pointer. </text:p>
      <text:p text:style-name="Standard">Для того чтобы понять, как все это работает в функции rotate-yank-pointer, давайте рассмотрим случай, когда kill-ring-yank-pointer указывает на первый элемент списка удалений как и kill-ring и посмотрим что произойдет, если функкцию rotate-yank-pointer вызвали с аргументом 1. </text:p>
      <text:p text:style-name="Standard">В этом случае переменная length и значение выражения (length kill-ring-yank-pointer) будут тем же самым так как переменная length это длина списка удалений, а kill-ring-yank-pointer указывает на весь список удалений. Следовательно значение </text:p>
      <text:p text:style-name="Standard"><text:s/><text:tab/>(- length (length kill-ring-yank-pointer))</text:p>
      <text:p text:style-name="Standard">будет равно нулю. Так как значение arg будет 1 это значит, что значение всего выражения </text:p>
      <text:p text:style-name="Standard"><text:s/><text:tab/>(+ arg (- length (length kill-ring-yank-pointer)))</text:p>
      <text:p text:style-name="Standard">будет 1. </text:p>
      <text:p text:style-name="Standard">Таким образом первый аргумент функции nthcdr будет результатом выражения </text:p>
      <text:p text:style-name="Standard"><text:s/><text:tab/>(% 1 length)</text:p>
      <text:h text:style-name="Heading_20_4" text:outline-level="4">Функция вычисления остатка % </text:h>
      <text:p text:style-name="Standard">Для того чтобы понять выражение (% 1 length), нам надо познакомиться с функцией %. Согласно ее документации (которую я вызвал нажав C-h f % RET) функция % возвращает остаток от деления своего первого аргумента на второй. Например остаток от деления 5 на 2 равен 1. (2 входит в 5 дважды с остатком 1) </text:p>
      <text:p text:style-name="Standard">Для людей, которые далеки от математики, это может даже казаться удивительным, мы делим меньшее число на большее и получаем остаток. В только что рассмотренном примере мы разделили 5 на 2. А что получится, если мы разделим 2 на 5? Если вы умеете пользоваться дробями ответ ясен 2/5 или .4; но если мы можем использовать только целые числа, результат будет иным. Ясно что 5 может входить в 2 ноль раз, но чему равен остаток? Для этого рассмотрим несколько простых примеров: </text:p>
      <text:p text:style-name="Standard">5 разделить на 5 равно 1 остаток 0; </text:p>
      <text:p text:style-name="Standard">6 разделить на 5 равно 1 остаток 1; </text:p>
      <text:p text:style-name="Standard">7 разделить на 5 равно 1 остаток 2; </text:p>
      <text:p text:style-name="Standard">Аналогично, 10 разделить на 5 равно 2 остаток 0; </text:p>
      <text:p text:style-name="Standard">11 разделить на 5 равно 2 остаток 1; </text:p>
      <text:p text:style-name="Standard">12 разделить на 5 равно 2 остаток 2; </text:p>
      <text:p text:style-name="Standard">Таким образом можно догадаться, что </text:p>
      <text:p text:style-name="Standard">ноль разделить на 5 будет ноль с остатком ноль; </text:p>
      <text:p text:style-name="Standard">1 разделить на 5 будет ноль с остатком 1; </text:p>
      <text:p text:style-name="Standard"><text:soft-page-break/>2 разделить на 5 будет ноль с остатком 2; </text:p>
      <text:p text:style-name="Standard">и так далее. </text:p>
      <text:p text:style-name="Standard">Так в этом коде, если значение length равно 5, тогда результат вычисления </text:p>
      <text:p text:style-name="Standard"><text:s/><text:tab/>(% 1 5)</text:p>
      <text:p text:style-name="Standard">равен 1. (Я все-таки проверил это, расположив курсор после выражения и нажал C-x C-e. В эхо-области появилось 1.)</text:p>
      <text:h text:style-name="Heading_20_4" text:outline-level="4">Использование % в rotate-yank-pointer </text:h>
      <text:p text:style-name="Standard">Когда kill-ring-yank-pointer указывает на начало списка удалений и в функцию rotate-yank-pointer передана 1, выражение % возвращает 1: </text:p>
      <text:p text:style-name="Standard"><text:s/><text:tab/>(- length (length kill-ring-yank-pointer))</text:p>
      <text:p text:style-name="Standard"><text:s text:c="5"/>=&gt; 0</text:p>
      <text:p text:style-name="Standard">следовательно, </text:p>
      <text:p text:style-name="Standard"><text:s/><text:tab/>(+ arg (- length (length kill-ring-yank-pointer)))</text:p>
      <text:p text:style-name="Standard"><text:s text:c="5"/>=&gt; 1</text:p>
      <text:p text:style-name="Standard">и наконец: </text:p>
      <text:p text:style-name="Standard"><text:s/><text:tab/>(% (+ arg (- length (length kill-ring-yank-pointer)))</text:p>
      <text:p text:style-name="Standard"><text:s text:c="3"/>length)</text:p>
      <text:p text:style-name="Standard"><text:s text:c="5"/>=&gt; 1</text:p>
      <text:p text:style-name="Standard">независимо от того чему равно значение length. </text:p>
      <text:p text:style-name="Standard">В результате этого выражение setq kill-ring-yank-pointer можно привести к виду: </text:p>
      <text:p text:style-name="Standard"><text:s/><text:tab/>(setq kill-ring-yank-pointer (nthcdr 1 kill-ring))</text:p>
      <text:p text:style-name="Standard">Что здесь происходит легко понять, вместо того чтобы указывать на первый элемент списка удалений, kill-ring-yank-pointer теперь будет указывать на второй элемент. </text:p>
      <text:p text:style-name="Standard">Ясно, что если в функцию rotate-yank-pointer вызвали с аргументом 2, тогда kill-ring-yank-pointer будет равен (nthcdr 2 kill-ring); и так далее для различных значений аргумента. </text:p>
      <text:p text:style-name="Standard">Аналогично, если kill-ring-yank-pointer вначале указывал на второй элемент списка удалений, его длина короче чем длина всего списка удалений на 1, а так как вычисление остатка основано на выражении (% (+ arg 1) length), то kill-ring-yank-pointer будет теперь указывать на третий элемент списка удалений, если функцию rotate-yank-pointer вызвали со значением 1.</text:p>
      <text:h text:style-name="Heading_20_4" text:outline-level="4">Указатель на последний элемент </text:h>
      <text:p text:style-name="Standard">Последний важный вопрос, что произойдет, если kill-ring-yank-pointer указывает на последний элемент списка удалений? Вызов функции rotate-yank-pointer ни к чему не приведет? Неправильно! Произойдет очень интересная вещь. kill-ring-yank-pointer теперь будет снова указывать на начало списка удалений. </text:p>
      <text:p text:style-name="Standard">Давайте попытаемся это понять, анализируя код, если например длина списка удалений равна 5 и функцию rotate-yank-pointer вызвали с аргументом 1. Когда kill-ring-yank-<text:soft-page-break/>pointer указывает на последний элемент списка удалений его длина равна 1. Код выглядит следующим образом: </text:p>
      <text:p text:style-name="Standard"><text:s/><text:tab/>(% (+ arg (- length (length kill-ring-yank-pointer))) length)</text:p>
      <text:p text:style-name="Standard">Если вместо переменных подставить их числовые значения, выражение будет выглядеть следующим образом: </text:p>
      <text:p text:style-name="Standard"><text:s/><text:tab/>(% (+ 1 (- 5 1)) 5)</text:p>
      <text:p text:style-name="Standard">Это выражение можно вычислить начиная с самого внутреннего списка и продвигаясь в внешнему: Значение (- 5 1) равно 4; сумма (+ 1 4) равна 5; и остаток от деления 5 на 5 равен нулю. По этому в теле функции rotate-yank-pointer будет вычислено следующее выражение </text:p>
      <text:p text:style-name="Standard"><text:s/><text:tab/>(setq kill-ring-yank-pointer (nthcdr 0 kill-ring))</text:p>
      <text:p text:style-name="Standard">в результате чего kill-ring-yank-pointer будет указывать на начало списка удалений. </text:p>
      <text:p text:style-name="Standard">Теперь понятно, что последовательные вызовы rotate-yank-pointer перемещают kill-ring-yank-pointer от элемента к элементу в списке удалений до тех пор пока kill-ring-yank-pointer не достигнет конца списка; после этого происходит прыжок в начало. Именно поэтому список удалений называют кольцом (kill ring), так как постоянно происходит перемещение от конца к началу, как будто у этого списка не конца! (У кольца нет конца!)</text:p>
      <text:h text:style-name="Heading_20_2" text:outline-level="2">B.2 yank </text:h>
      <text:p text:style-name="Standard">После того как мы изучили функцию rotate-yank-pointer код функции yank будет нам легко понятен. В нем только одна сложная часть, когда происходит обработка аргумента для передачи в функцию rotate-yank-pointer. </text:p>
      <text:p text:style-name="Standard">The code looks like this: </text:p>
      <text:p text:style-name="Standard"><text:s/><text:tab/>(defun yank (&amp;optional arg)</text:p>
      <text:p text:style-name="Standard"><text:s text:c="2"/>"Вставка последнего удаленного текста.</text:p>
      <text:p text:style-name="Standard">С аргументом C-U, то же самое только точка в начале </text:p>
      <text:p text:style-name="Standard">(а метка в конце). <text:s/>С аргументом n, вставка <text:s/>n-того </text:p>
      <text:p text:style-name="Standard">недавно удаленного текста.</text:p>
      <text:p text:style-name="Standard">Смотри также команду \\[yank-pop]."</text:p>
      <text:p text:style-name="Standard"><text:s text:c="2"/>(interactive "*P")</text:p>
      <text:p text:style-name="Standard"><text:s text:c="2"/>(rotate-yank-pointer (if (listp arg) 0</text:p>
      <text:p text:style-name="Standard"><text:s text:c="25"/>(if (eq arg '-) -1</text:p>
      <text:p text:style-name="Standard"><text:s text:c="27"/>(1- arg))))</text:p>
      <text:p text:style-name="Standard"><text:s text:c="2"/>(push-mark (point))</text:p>
      <text:p text:style-name="Standard"><text:s text:c="2"/>(insert (car kill-ring-yank-pointer))</text:p>
      <text:p text:style-name="Standard"><text:s text:c="2"/>(if (consp arg)</text:p>
      <text:p text:style-name="Standard"><text:s text:c="6"/>(exchange-point-and-mark)))</text:p>
      <text:p text:style-name="Standard">С первого взгляда мы уже можем понять что происходит в последний строках функ<text:soft-page-break/>ции. Ставится метка; затем вставляется первый элемент (CAR) kill-ring-yank-pointer; и после этого, если в функцию передали как аргумент cons точка и метка меняются местами, так что курсор будет в начале вставленного текста, а метка в конце, а не наоборот. Все это обьясняется в документации к функции. Сама функция интерактивная с "*P". Это означает, что она не работает для буферов только-для-чтения, и в функцию передается необработанный префикс аргумент.</text:p>
      <text:h text:style-name="Heading_20_4" text:outline-level="4">Передача аргумента </text:h>
      <text:p text:style-name="Standard">Самая сложная часть функции yank это там, где происходит обработка аргумента для передачи в функцию rotate-yank-pointer. К счастью эта часть не так сложна, как кажется на первый взгляд. </text:p>
      <text:p text:style-name="Standard">В результате обработки аргумента одним или двумя выражениями if получается число, которое и передается в функцию rotate-yank-pointer. </text:p>
      <text:p text:style-name="Standard">Если снабдить код комментариями и отформатировать его для удобочитаемости, то получиться следующее: </text:p>
      <text:p text:style-name="Standard"><text:s/><text:tab/>(if (listp arg) <text:s text:c="24"/>; if-часть</text:p>
      <text:p text:style-name="Standard"><text:s text:c="4"/>0 <text:s text:c="34"/>; then-часть</text:p>
      <text:p text:style-name="Standard"><text:s text:c="2"/>(if (eq arg '-) <text:s text:c="22"/>; else-часть, внутреннее if</text:p>
      <text:p text:style-name="Standard"><text:s text:c="6"/>-1 <text:s text:c="31"/>; внутреннее if's then-часть</text:p>
      <text:p text:style-name="Standard"><text:s text:c="4"/>(1- arg)))) <text:s text:c="24"/>; внутреннее if's else-часть</text:p>
      <text:p text:style-name="Standard">Этот код состоит из двух выражений if, одна из которых является else-частью другого. </text:p>
      <text:p text:style-name="Standard">Первое или внешнее выражение if проверяет, является ли аргумент переданный в функцию yank списком. Кажется немного странным, но это будет истиной, если функция yank вызвана без аргумента, так как тогда аргументу будет присвоено значение nil, а вычисление выражения (listp nil) вернет истину! Так, что, если в функцию yank не передали аргумента, функцию rotate-yank-pointer вызываемую внутри yank будет передан ноль. Это значит, что указатель не будет перемещатся и будет вставлен первый элемент на который указывает kill-ring-yank-pointer, что мы и ожидали. Аналогично, если аргумент функции yank был C-u, это снова будет считаться списком, и опять при вызове функции rotate-yank-pointer ей будет передан ноль. (C-u производит необработанный префикс-аргумент (4), то есть список, состоящий из одного элемента.) В тоже время, в конце функции этот аргумент будет считаться как cons, так что метка будет расположена в конце, а точка в начале вставленного текста. (Именно для этого и предназначен аргумент P к interactive.) </text:p>
      <text:p text:style-name="Standard">then-часть внешнего выражения if обрабатывает случай, когда в функцию не передан аргумент или когда передано C-u. else-часть обрабатывает другую ситуацию. else-часть сама это другое выражение if. </text:p>
      <text:p text:style-name="Standard">Внутреннее выражение if проверяет равен ли аргумент знаку минус. (Это можно сделать, нажав одновременно клавиши META и - или нажать клавишу ESC, а потом -). В этом случае в функцию rotate-yank-pointer будет передан как аргумент -1. Это переместит kill-ring-yank-pointer в обратном направлении, что мы и хотели. </text:p>
      <text:p text:style-name="Standard">Если проверка-истина-ложь внутреннего выражения if вернет ложь (то есть, если аргумент не знак минус), в этом случае будет вычислятся else-часть выражения. Это выражение (1- arg). Это произойдет только в том случае, когда аргумент или положительное число или отрицательное число (а не только знак минус). Выражение (1- arg) всего лишь уменьшает arg на единицу и возвращает его. (Функция -1) вычитает единицу из своего аргумен<text:soft-page-break/>та.) Это означает, что если аргумент к функции rotate-yank-pointer равен 1 он будет уменьшен до нуля то есть будет вставлен первый элемент на который указывает kill-ring-yank-pointer, то есть то что мы и ожидали.</text:p>
      <text:h text:style-name="Heading_20_4" text:outline-level="4">Передаем отрицательный аргумент </text:h>
      <text:p text:style-name="Standard">Последний вопрос на который мы еще не ответили, что произойдет если в функцию остатка %, или в функцию nthcdr будет передан отрицательный аргумент? </text:p>
      <text:p text:style-name="Standard">Ответ можно найти проведя небольшой эксперимент. После вычисления (% -1 5) вернется отрицательное число; и если функцию nthcdr вызвать с отрицательным числом она вернет то же самое значение как будто бы была вызвана с аргументом 0. Это можно проверить вычислив следующие выражения. </text:p>
      <text:p text:style-name="Standard">Здесь `=&gt;' указывает на результат вычисления вышестоящего выражения. Вы может сделать это как обычно расположив курсор после выражения и нажав C-x C-e (eval-last-sexp), конечно если вы читаете этот документ в Инфо не выходя из GNU Emacs. </text:p>
      <text:p text:style-name="Standard"><text:s/><text:tab/>(% -1 5)</text:p>
      <text:p text:style-name="Standard"><text:s text:c="5"/>=&gt; -1</text:p>
      <text:p text:style-name="Standard">(setq animals '(cats dogs elephants))</text:p>
      <text:p text:style-name="Standard"><text:s text:c="5"/>=&gt; (cats dogs elephants)</text:p>
      <text:p text:style-name="Standard">(nthcdr 1 animals)</text:p>
      <text:p text:style-name="Standard"><text:s text:c="5"/>=&gt; (dogs elephants)</text:p>
      <text:p text:style-name="Standard">(nthcdr 0 animals)</text:p>
      <text:p text:style-name="Standard"><text:s text:c="5"/>=&gt; (cats dogs elephants)</text:p>
      <text:p text:style-name="Standard">(nthcdr -1 animals)</text:p>
      <text:p text:style-name="Standard"><text:s text:c="5"/>=&gt; (cats dogs elephants)</text:p>
      <text:p text:style-name="Standard">Так что если в функцию yank было передано отрицательное число или знак минус, то указатель kill-ring-yank-point циклически перемещается в обратном направлении до конца списка. Затем он остается там, в отличии от других случаев, когда он перемещается от конца списка к началу. Это очень разумно.</text:p>
      <text:p text:style-name="Standard">B.3 yank-pop </text:p>
      <text:p text:style-name="Standard">После того, как мы изучили функцию yank понять функцию yank-pop станет очень легко. Если пропустить документацию для сохранения места ее код выглядит следующим образом: </text:p>
      <text:p text:style-name="Standard"><text:s/><text:tab/>(defun yank-pop (arg)</text:p>
      <text:p text:style-name="Standard"><text:s text:c="2"/>(interactive "*p")</text:p>
      <text:p text:style-name="Standard"><text:s text:c="2"/>(if (not (eq last-command 'yank))</text:p>
      <text:p text:style-name="Standard"><text:s text:c="6"/>(error "Предыдущая команда не yank"))</text:p>
      <text:p text:style-name="Standard"><text:s text:c="2"/>(setq this-command 'yank)</text:p>
      <text:p text:style-name="Standard"><text:s text:c="2"/>(let ((before (&lt; (point) (mark))))</text:p>
      <text:p text:style-name="Standard"><text:s text:c="4"/>(delete-region (point) (mark))</text:p>
      <text:p text:style-name="Standard"><text:soft-page-break/><text:s text:c="4"/>(rotate-yank-pointer arg)</text:p>
      <text:p text:style-name="Standard"><text:s text:c="4"/>(set-mark (point))</text:p>
      <text:p text:style-name="Standard"><text:s text:c="4"/>(insert (car kill-ring-yank-pointer))</text:p>
      <text:p text:style-name="Standard"><text:s text:c="4"/>(if before (exchange-point-and-mark))))</text:p>
      <text:p text:style-name="Standard">Видно, что это интерактивная функция, аргумент в interactive равен `p', значит в функцию будет передан обработанный префикс аргумент. Команду можно использовать только, если предыдущая команда была yank; в противном случае печатается сообщение об ошибке. Эта проверка использует переменную last-command, которую мы уже обсуждали. (See section 8.5 copy-region-as-kill.) </text:p>
      <text:p text:style-name="Standard">В выражении let переменной before присваивается или истина или ложь в зависимости от того была ли расположена точка перед меткой или за ней, после этого удаляется область расположенная между точкой и меткой. Это как раз та область текста, которая была вставлена предыдущей командой yank и именно этот текст мы сейчас заменим. Затем указатель kill-ring-yank-pointer перемещается так чтобы мы заново не вставили предыдущий вставленный текст. Ставится метка. Затем вставляется текст на который указывает сейчас kill-ring-yank-pointer, это перемещает точку в конец нового вставленного текста. Если до этого точка была расположена до метки, тогда точка и метка меняются местами, чтобы все было как раньше. Вот собственно и все что происходит в этой функции!</text:p>
      <text:h text:style-name="Heading_20_1" text:outline-level="1">C. График с координатными осями </text:h>
      <text:p text:style-name="Standard">Координатные оси помогают воспринимать график, ведь обычно на них наносится масштаб. В предыдущих главах мы создали функции для печати тела графика, сейчас мы напишем функции для создания вертикальной и горизонтальной оси вместе с самим графиком.</text:p>
      <text:h text:style-name="Heading_20_2" text:outline-level="2">Пример графика с координатными осями </text:h>
      <text:p text:style-name="Standard">Так как вставляемые символы заполняют буфер вправо и вниз наша новая функция должна вначале печатать вертикальную ось (ось Y), затем тело графика и наконец горизонтальную ось (ось X). Работу будущей функции можно представить следующим образом: </text:p>
      <text:p text:style-name="Standard">Инициализация необходимых переменных. </text:p>
      <text:p text:style-name="Standard">Печать оси Y. </text:p>
      <text:p text:style-name="Standard">Печать графика. </text:p>
      <text:p text:style-name="Standard">Печать оси X. </text:p>
      <text:p text:style-name="Standard">Вот как будет выглядеть наш график: </text:p>
      <text:p text:style-name="Standard"><text:s/><text:tab/> <text:s text:c="3"/>10 - <text:s text:c="9"/></text:p>
      <text:p text:style-name="Standard"><text:s text:c="18"/>*</text:p>
      <text:p text:style-name="Standard"><text:s text:c="18"/>* <text:s/>*</text:p>
      <text:p text:style-name="Standard"><text:s text:c="18"/>* <text:s/>**</text:p>
      <text:p text:style-name="Standard"><text:s text:c="18"/>* <text:s/>***</text:p>
      <text:p text:style-name="Standard"><text:s text:c="5"/>5 - <text:s text:c="5"/>* <text:s text:c="2"/>*******</text:p>
      <text:p text:style-name="Standard"><text:s text:c="12"/>* *** *******</text:p>
      <text:p text:style-name="Standard"><text:soft-page-break/><text:s text:c="12"/>*************</text:p>
      <text:p text:style-name="Standard"><text:s text:c="10"/>***************</text:p>
      <text:p text:style-name="Standard"><text:s text:c="5"/>1 - ****************</text:p>
      <text:p text:style-name="Standard"><text:s text:c="9"/>| <text:s text:c="2"/>| <text:s text:c="3"/>| <text:s text:c="3"/>|</text:p>
      <text:p text:style-name="Standard"><text:s text:c="9"/>1 <text:s text:c="2"/>5 <text:s text:c="2"/>10 <text:s text:c="2"/>15</text:p>
      <text:p text:style-name="Standard">На этом графике координатные оси пронумерованы числами, однако иногда по горизонтальной оси откладывается время и тогда лучше градуировать единицами времени, например, месяцами, как в следующем графике: </text:p>
      <text:p text:style-name="Standard"><text:s/><text:tab/> <text:s text:c="4"/>5 - <text:s text:c="5"/>* </text:p>
      <text:p text:style-name="Standard"><text:s text:c="12"/>* ** *</text:p>
      <text:p text:style-name="Standard"><text:s text:c="12"/>*******</text:p>
      <text:p text:style-name="Standard"><text:s text:c="10"/>********** **</text:p>
      <text:p text:style-name="Standard"><text:s text:c="5"/>1 - **************</text:p>
      <text:p text:style-name="Standard"><text:s text:c="9"/>| <text:s text:c="3"/>^ <text:s text:c="5"/>|</text:p>
      <text:p text:style-name="Standard"><text:s text:c="9"/>Jan <text:s/>June <text:s text:c="2"/>Jan</text:p>
      <text:p text:style-name="Standard">На самом деле, если мы проявим немного фантазии, то сможем придумать множество возможных способов градуировки координатных осей, но это только усложнит задачу. Вместо этого лучше вначале, для первой попытки выбрать простую схему, а впоследствии ее можно заменить или модифицировать. </text:p>
      <text:p text:style-name="Standard">Все эти рассуждения приводят нас к следующему шаблону для будущей функции print-graph: </text:p>
      <text:p text:style-name="Standard"><text:s/><text:tab/>(defun print-graph (numbers-list)</text:p>
      <text:p text:style-name="Standard"><text:s text:c="2"/>"документация..."</text:p>
      <text:p text:style-name="Standard"><text:s text:c="2"/>(let ((height <text:s/>...</text:p>
      <text:p text:style-name="Standard"><text:s text:c="8"/>...))</text:p>
      <text:p text:style-name="Standard"><text:s text:c="4"/>(print-Y-axis height ... )</text:p>
      <text:p text:style-name="Standard"><text:s text:c="4"/>(graph-body-print numbers-list)</text:p>
      <text:p text:style-name="Standard"><text:s text:c="4"/>(print-X-axis ... )))</text:p>
      <text:p text:style-name="Standard">Теперь можно по очереди реализовывать каждую часть определения функции print-graph.</text:p>
      <text:h text:style-name="Heading_20_2" text:outline-level="2">C.1 Список переменных print-graph </text:h>
      <text:p text:style-name="Standard">При создании функции print-graph первая задача придумать список локальных переменных для выражения let. (Пока мы не будем задумываться о документировании функции и о том будет ли она интерактивной или нет.) </text:p>
      <text:p text:style-name="Standard">Нам понадобится несколько локальных переменных. Ясно, что верхняя метка для вертикальной оси должна быть по крайней мере равна высоте графика, значит нам нужна переменная, которая будет содержать эту величину. Отметим, что функции print-graph-body <text:soft-page-break/>так же требуется знать высоту графика. Нет никаких оснований вычислять ее в двух разных местах, лучше немного изменить предыдущую версию print-graph-body для того чтобы воспользоваться появившимися преимуществами. </text:p>
      <text:p text:style-name="Standard">Аналогично и функции для печати оси X и функции print-graph-body необходимо знать ширину каждого символа, поэтому лучше произвести вычисление ширины символа при создании списка аргументов и так же немного изменить предыдущее определение print-graph-body. </text:p>
      <text:p text:style-name="Standard">Последняя метка откладываемая по горизонтали должна быть по крайней мере такой же длины как и график, однако эта информация используется только в функции для печати горизонтальной оси, поэтому мы можем не вычислять ее в списке переменных выражения let. </text:p>
      <text:p text:style-name="Standard">Все это приводит нас к следующей форме списка переменных выражения let для функции print-graph: </text:p>
      <text:p text:style-name="Standard"><text:s/><text:tab/>(let ((height (apply 'max numbers-list)) ; First version.</text:p>
      <text:p text:style-name="Standard"><text:s text:c="6"/>(symbol-width (length graph-blank)))</text:p>
      <text:p text:style-name="Standard">В последствии мы увидим, что это выражение не совсем правильно.</text:p>
      <text:h text:style-name="Heading_20_2" text:outline-level="2">C.2 Функция print-Y-axis </text:h>
      <text:p text:style-name="Standard">Задача функции print-Y-axis пронумеровать вертикальную ось, что будет выглядеть примерно следующим образом: <text:s/><text:tab/> <text:s text:c="3"/>10 -</text:p>
      <text:p text:style-name="Standard"><text:s text:c="8"/></text:p>
      <text:p text:style-name="Standard"><text:s text:c="8"/></text:p>
      <text:p text:style-name="Standard"><text:s text:c="8"/></text:p>
      <text:p text:style-name="Standard"><text:s text:c="8"/></text:p>
      <text:p text:style-name="Standard"><text:s text:c="5"/>5 -</text:p>
      <text:p text:style-name="Standard"><text:s text:c="8"/></text:p>
      <text:p text:style-name="Standard"><text:s text:c="8"/></text:p>
      <text:p text:style-name="Standard"><text:s text:c="8"/></text:p>
      <text:p text:style-name="Standard"><text:s text:c="5"/>1 -</text:p>
      <text:p text:style-name="Standard">В эту функцию надо передать высоту графика, для того чтобы она должным образом напечатала соответствующие номера и метки. </text:p>
      <text:p text:style-name="Standard">Впрочем легко сказать и даже нарисовать, как должна выглядеть ось Y; но создать функцию это совсем другое дело. Будет не совсем правильно, если мы скажем, что нам нужен номер и метка каждые пять строк: ведь между `1' и `5' только три строки (строки 2, 3 и 4), а между `5' и 10 уже четыре строки (строки 6, 7, 8, 9). Лучше скажем, что нам нужна метка и номер в начале оси и потом метка с номером каждые следующие пять строк. </text:p>
      <text:p text:style-name="Standard">Теперь, надо обдумать чему будет равна последняя метка. Предположим, что максимальная высота колонки графика равна 7. Какой должна быть верхняя отметка по оси Y --- `5 -', но тогда график будет выше отметки? Или верхняя метка должна быть равна `7 -', чтобы мы знали чему равна вершина графика? А может быть верхняя метка должна быть равна 10 -, ведь 10 делится на пять, но тогда верхняя метка будет расположена выше чем пик <text:soft-page-break/>графика? Лучше всего реализовать последний случай. В большинстве случаев координатные оси пронумерованы дискретно с шагом 5 --- 5, 10, 15, и так далее. Но как только мы решаем использовать дискретный шаг для вертикальной оси, мы обнаруживаем, что простое выражение для списка переменных вычисляющее высоту неправильно. Выражение (apply 'max numbers-list), вернет максимальную высоту столбца, а нам необходимо значение округленное к ближайшему большему числу кратному пяти. Значит необходимо придумать более сложное выражение. </text:p>
      <text:p text:style-name="Standard">Как обычно сложная задача станет проще, если ее разделить на несколько простых задач. </text:p>
      <text:p text:style-name="Standard">Во первых может получится, что высота графика это число кратное пяти, например --- 5, 10, 15 или какое-нибудь большее число. В этом случая мы можем прямо использовать это значение как высоту оси Y. </text:p>
      <text:p text:style-name="Standard">Самый простой способ определить кратность числа пяти это разделить число на пять и проанализировать остаток. Если остаток равен 0, значит число кратно пяти. Например семь при делении на пять дает в остатке 2, значит семь не кратно пяти. Можно сказать совсем просто, как обьясняют в школе, пять входит в семь один раз с остатком два. Однако пять входит в десять дважды без остатка: значит десять кратно пяти.</text:p>
      <text:h text:style-name="Heading_20_3" text:outline-level="3">C.2.1 Обходной путь: Вычисление остатка </text:h>
      <text:p text:style-name="Standard">В Лиспе есть функция для вычисления остатка это %. Эта функция возвращает остаток от деления первого аргумента на второй. Так случилось, что % функция Emacs Lisp, которую вы не сможете обнаружить с помощью apropos: поиск M-x apropos RET remainder RET ничего не выдаст. Единственный способ узнать о существовании % прочесть об этом в каком-нибудь учебнике или изучив исходные тексты Emacs Lisp. Функция % используется в определении функции rotate-yank-pointer, об этом можно прочесть в приложении (See section Тело функции rotate-yank-pointer.) </text:p>
      <text:p text:style-name="Standard">Вы можете понять работу функцию %, вычислив следующие два выражения: </text:p>
      <text:p text:style-name="Standard"><text:s/><text:tab/>(% 7 5)</text:p>
      <text:p text:style-name="Standard">(% 10 5)</text:p>
      <text:p text:style-name="Standard">Первое выражение вернет 2, а второе выражение вернет 0. </text:p>
      <text:p text:style-name="Standard">Для проверки того, равно ли значение, возвращаемое функцией % нулю можно использовать функцию zerop. Эта функция вернет t, если ее аргумент, который должен быть числом, ноль. </text:p>
      <text:p text:style-name="Standard"><text:s/><text:tab/>(zerop (% 7 5))</text:p>
      <text:p text:style-name="Standard"><text:s text:c="5"/>=&gt; nil</text:p>
      <text:p text:style-name="Standard">(zerop (% 10 5))</text:p>
      <text:p text:style-name="Standard"><text:s text:c="5"/>=&gt; t</text:p>
      <text:p text:style-name="Standard">Таким образом следующее выражение вернет t, если высота графика кратна пяти: </text:p>
      <text:p text:style-name="Standard"><text:s/><text:tab/>(zerop (% height 5))</text:p>
      <text:p text:style-name="Standard">(Значение height, мы найдем с помощью выражения (apply 'max numbers-list).) </text:p>
      <text:p text:style-name="Standard">С другой стороны, если значение height не кратно пяти, мы должны установить его в большее значение, которое кратно пяти. Это достаточно простое арифметическое дей<text:soft-page-break/>ствие, которое вполне можно выполнить уже знакомыми нам функциями. Сначала мы разделим значение height на пять для того чтобы определить сколько раз пять входит в это число. Например пять два раза входит в двенадцать, если мы добавим к частному единицу и умножим его на пять, то мы получим большее число кратное пяти. Пять два раза входит в двенадцать, добавив к двум один и умножив на пять мы получим пятнадцать, число кратное пяти и большее чем двенадцать. Соответствующее Лисп выражение приведено ниже: </text:p>
      <text:p text:style-name="Standard"><text:s/><text:tab/>(* (1+ (/ height 5)) 5)</text:p>
      <text:p text:style-name="Standard">После вычисления следующего выражения вы получите 15: </text:p>
      <text:p text:style-name="Standard"><text:s/><text:tab/>(* (1+ (/ 12 5)) 5)</text:p>
      <text:p text:style-name="Standard">Во время наших рассуждений мы использовали `пять', как значение дискретного шага по оси Y; но мы вполне можем выбрать и какое-нибудь другое значение, лучше всего, если мы заменим `пять' переменной, которой мы сможем присвоить значение. Самое лучшее имя, которое я смог придумать это Y-axis-label-spacing. Используя новоизобретенную переменную и выражение if, получаем следующее выражение: </text:p>
      <text:p text:style-name="Standard"><text:s/><text:tab/>(if (zerop (% height Y-axis-label-spacing))</text:p>
      <text:p text:style-name="Standard"><text:s text:c="4"/>height</text:p>
      <text:p text:style-name="Standard"><text:s text:c="2"/>;; else</text:p>
      <text:p text:style-name="Standard"><text:s text:c="2"/>(* (1+ (/ height Y-axis-label-spacing))</text:p>
      <text:p text:style-name="Standard"><text:s text:c="5"/>Y-axis-label-spacing))</text:p>
      <text:p text:style-name="Standard">Это выражение возвращает значение height, если высота кратна значению Y-axis-label-spacing или вычисляет и присваивает переменной height следующее большее число, кратное Y-axis-label-spacing. </text:p>
      <text:p text:style-name="Standard">Мы можем теперь включить это выражение в список переменных формы let для функции print-graph (конечно после того, как присвоим значение переменной Y-axis-label-spacing): </text:p>
      <text:p text:style-name="Standard"><text:s/><text:tab/>(defvar Y-axis-label-spacing 5</text:p>
      <text:p text:style-name="Standard"><text:s text:c="2"/>"Масштаб по вертикальной оси.")</text:p>
      <text:p text:style-name="Standard">...</text:p>
      <text:p text:style-name="Standard">(let* ((height (apply 'max numbers-list))</text:p>
      <text:p text:style-name="Standard"><text:s text:c="7"/>(height-of-top-line</text:p>
      <text:p text:style-name="Standard"><text:s text:c="8"/>(if (zerop (% height Y-axis-label-spacing))</text:p>
      <text:p text:style-name="Standard"><text:s text:c="12"/>height</text:p>
      <text:p text:style-name="Standard"><text:s text:c="10"/>;; else</text:p>
      <text:p text:style-name="Standard"><text:s text:c="10"/>(* (1+ (/ height Y-axis-label-spacing))</text:p>
      <text:p text:style-name="Standard"><text:s text:c="13"/>Y-axis-label-spacing)))</text:p>
      <text:p text:style-name="Standard"><text:s text:c="7"/>(symbol-width (length graph-blank))))</text:p>
      <text:p text:style-name="Standard">...</text:p>
      <text:p text:style-name="Standard">(Стоит отметить, что здесь мы используем функцию let*: ведь вначале вычисляется значение height с помощью (apply 'max numbers-list) и после этого получившееся значение <text:soft-page-break/>используется для вычисления окончательного результата. See section The let* expression, за дополнительной информацией о let*.)</text:p>
      <text:h text:style-name="Heading_20_3" text:outline-level="3">C.2.2 Создание элементов оси Y </text:h>
      <text:p text:style-name="Standard">Когда мы печатаем вертикальные оси, мы вставляем метки, такие как `5 -' и `10 - ' каждые пять строк. Кроме того хотелось бы, чтобы вертикальные метки находились на одной линии, так что более короткие номера придется выравнивать ведущими пробелами. Если некоторая метка это число, состоящее из двух цифр, тогда метка с числом, состоящим из одной цифры должна быть выровнена с помощью дополнительного пробела, расположенного перед числом. </text:p>
      <text:p text:style-name="Standard">Для того чтобы найти количество цифр, входящих в число можно использовать функцию length. Но так как функция length работает только со строками, а не с числами, число необходимо предварительно превратить в строку. Это можно сделать с помощью функции int-to-string. Например, </text:p>
      <text:p text:style-name="Standard"><text:s/><text:tab/>(length (int-to-string 35))</text:p>
      <text:p text:style-name="Standard"><text:s text:c="5"/>=&gt; 2</text:p>
      <text:p text:style-name="Standard">(length (int-to-string 100))</text:p>
      <text:p text:style-name="Standard"><text:s text:c="5"/>=&gt; 3</text:p>
      <text:p text:style-name="Standard">Кроме этого в каждой метке за числом следует строка ` - ', которую мы будем называть маркером и назовем ее Y-axis-tic. Давайте зададим эту переменную с помощью defvar: </text:p>
      <text:p text:style-name="Standard"><text:s/><text:tab/>(defvar Y-axis-tic " - "</text:p>
      <text:p text:style-name="Standard"><text:s text:c="3"/>"Строка следующая за числом по оси Y.")</text:p>
      <text:p text:style-name="Standard">Длина метки по оси Y это сумма длин Y-axis-tic и длины наибольшего числа отложенного по оси Y. </text:p>
      <text:p text:style-name="Standard"><text:s/><text:tab/>(length (concat (int-to-string height) Y-axis-tic))</text:p>
      <text:p text:style-name="Standard">Это значение будет вычисляться в списке локальных переменных функции print-graph и присваиваться переменной full-Y-label-width. (Стоит отметить, что вначале мы и не думали что появится эта переменная.) </text:p>
      <text:p text:style-name="Standard">Для того чтобы полностью напечатать метку по вертикальной оси, строку Y-axis-tic надо обьединить с номером; а перед ними может потребоваться вставить один или два пробела, в зависимости от того, какой длины текущее число. Таким образом координатная метка будет состоять из трех частей: (необязательные) ведущие пробелы, число и строка Y-axis-tic (в нашем случае это символ тире). В функцию, создающую координатную метку по оси Y передается число для текущей строки и значение ширины верхней метки, (ведь она получится самой широкой), которое вычисляется при создании локальных переменных в функции print-graph. </text:p>
      <text:p text:style-name="Standard"><text:s/><text:tab/>(defun Y-axis-element (number full-Y-label-width) </text:p>
      <text:p text:style-name="Standard"><text:s text:c="2"/>"Создает N-тую координатную метку по оси Y.</text:p>
      <text:p text:style-name="Standard">Координатная метка выглядит следующим образом ` <text:s/>5 - ',</text:p>
      <text:p text:style-name="Standard">для того, чтобы все метки были на одной линии</text:p>
      <text:p text:style-name="Standard">некоторые необходимо дополнить пробелами."</text:p>
      <text:p text:style-name="Standard"><text:soft-page-break/><text:s text:c="2"/>(let* ((leading-spaces </text:p>
      <text:p text:style-name="Standard"><text:s text:c="9"/>(- full-Y-label-width</text:p>
      <text:p text:style-name="Standard"><text:s text:c="12"/>(length</text:p>
      <text:p text:style-name="Standard"><text:s text:c="13"/>(concat (int-to-string number)</text:p>
      <text:p text:style-name="Standard"><text:s text:c="21"/>Y-axis-tic)))))</text:p>
      <text:p text:style-name="Standard"><text:s text:c="4"/>(concat</text:p>
      <text:p text:style-name="Standard"><text:s text:c="5"/>(make-string leading-spaces ? )</text:p>
      <text:p text:style-name="Standard"><text:s text:c="5"/>(int-to-string number)</text:p>
      <text:p text:style-name="Standard"><text:s text:c="5"/>Y-axis-tic)))</text:p>
      <text:p text:style-name="Standard">В функции Y-axis-element обьединяются вместе пробелы, которые могут и отсутствовать; число, предварительно превращенное в строку; и строка Y-axis-tic в нашем случае это знак тире. </text:p>
      <text:p text:style-name="Standard">Для того чтобы вычислить, сколько потребуется дополнительных пробелов в функции производится вычитание текущей длины метки, то есть длины числа плюс длины символа Y-axis-tic из максимально допустимой ширины метки. </text:p>
      <text:p text:style-name="Standard">Пробелы вставляются с помощью функции make-string. Этой функции требуются два аргумента: первый задает, какой длины должна быть строка, а второй--- это символ, который нужно вставить, заданный в особом формате. В нашем случае формат это знак вопроса за которым следует пробел, например `? '. See section `Character Type' in The GNU Emacs Lisp Reference Manual, за подробным описанием синтаксиса для символов. </text:p>
      <text:p text:style-name="Standard">Функция int-to-string используется в выражении concat при создании результирующей строки, для того, чтобы конвертировать число в строку, которая будет слита с пробелами и знаком тире.</text:p>
      <text:h text:style-name="Heading_20_3" text:outline-level="3">C.2.3 Создание колонки оси Y </text:h>
      <text:p text:style-name="Standard">Теперь мы полностью готовы к созданию функции, которая выдаст нам список пронумерованных и пустых меток, который будет представлять собой вертикальную координатную ось: </text:p>
      <text:p text:style-name="Standard"><text:s/><text:tab/>(defun Y-axis-column (height width-of-label)</text:p>
      <text:p text:style-name="Standard"><text:s text:c="2"/>"Создать список пронумерованых и пустых меток для оси of Y.</text:p>
      <text:p text:style-name="Standard">Высота оси равна HEIGHT, ширина метки равна WIDTH-OF-LABEL."</text:p>
      <text:p text:style-name="Standard"><text:s text:c="2"/>(let (Y-axis)</text:p>
      <text:p text:style-name="Standard"><text:s text:c="4"/>(while (&gt; height 1)</text:p>
      <text:p text:style-name="Standard"><text:s text:c="6"/>(if (zerop (% height Y-axis-label-spacing))</text:p>
      <text:p text:style-name="Standard"><text:s text:c="10"/>;; Вставляем числовую метку.</text:p>
      <text:p text:style-name="Standard"><text:s text:c="10"/>(setq Y-axis</text:p>
      <text:p text:style-name="Standard"><text:s text:c="16"/>(cons</text:p>
      <text:p text:style-name="Standard"><text:s text:c="17"/>(Y-axis-element height width-of-label)</text:p>
      <text:p text:style-name="Standard"><text:soft-page-break/><text:s text:c="17"/>Y-axis))</text:p>
      <text:p text:style-name="Standard"><text:s text:c="8"/>;; Иначе, вставляем пробелы.</text:p>
      <text:p text:style-name="Standard"><text:s text:c="8"/>(setq Y-axis</text:p>
      <text:p text:style-name="Standard"><text:s text:c="14"/>(cons</text:p>
      <text:p text:style-name="Standard"><text:s text:c="15"/>(make-string width-of-label ? )</text:p>
      <text:p text:style-name="Standard"><text:s text:c="15"/>Y-axis)))</text:p>
      <text:p text:style-name="Standard"><text:s text:c="6"/>(setq height (1- height)))</text:p>
      <text:p text:style-name="Standard"><text:s text:c="4"/>;; Вставляем базовую метку для 1.</text:p>
      <text:p text:style-name="Standard"><text:s text:c="4"/>(setq Y-axis</text:p>
      <text:p text:style-name="Standard"><text:s text:c="10"/>(cons (Y-axis-element 1 width-of-label) Y-axis))</text:p>
      <text:p text:style-name="Standard"><text:s text:c="4"/>(nreverse Y-axis)))</text:p>
      <text:p text:style-name="Standard">В этой функции в конце каждой итерации цикла while из начального значения height последовательно вычитается единица. Перед каждым вычитанием проверяется, является ли значение height кратным Y-axis-label-spacing, если да, то с помощью функции Y-axis-element создается нумерованная метка; если же текущее значение height не кратно Y-axis-label-spacing, то с помощью функции make-string создается пустая метка. </text:p>
      <text:p text:style-name="Standard">В конце функции создается начальная метка для вертикальной оси, ранее мы условились что она будет пронумерована единицей.</text:p>
      <text:h text:style-name="Heading_20_3" text:outline-level="3">C.2.4 Окончательная версия print-Y-axis </text:h>
      <text:p text:style-name="Standard">Список созданный Y-axis-column передается в функцию print-Y-axis, которая и напечатает его с помощью insert-rectangle. </text:p>
      <text:p text:style-name="Standard"><text:s/><text:tab/>(defun print-Y-axis (height full-Y-label-width )</text:p>
      <text:p text:style-name="Standard"><text:s text:c="2"/>"Вставляет ось Y заданой высоты HEIGHT, ширина метки FULL-Y-LABEL-WIDTH.</text:p>
      <text:p text:style-name="Standard">HEIGHT должна быть максимальной высотой графика. <text:s/>FULL-Y-LABEL-WIDTH</text:p>
      <text:p text:style-name="Standard">ширина самой верхней метки."</text:p>
      <text:p text:style-name="Standard">;; Значения height <text:s/>full-Y-label-width </text:p>
      <text:p text:style-name="Standard">;; вычисляются в функции `print-graph'.</text:p>
      <text:p text:style-name="Standard"><text:s text:c="2"/>(let ((start (point)))</text:p>
      <text:p text:style-name="Standard"><text:s text:c="4"/>(insert-rectangle</text:p>
      <text:p text:style-name="Standard"><text:s text:c="5"/>(Y-axis-column height full-Y-label-width))</text:p>
      <text:p text:style-name="Standard"><text:s text:c="4"/>;; Переместить точку назад, где будет вставлен график.</text:p>
      <text:p text:style-name="Standard"><text:s text:c="4"/>(goto-char start) <text:s text:c="5"/></text:p>
      <text:p text:style-name="Standard"><text:s text:c="4"/>;; Переместить точку вперед на максимальную ширину метки</text:p>
      <text:p text:style-name="Standard"><text:s text:c="4"/>(forward-char full-Y-label-width)))</text:p>
      <text:p text:style-name="Standard">Функция print-Y-axis использует insert-rectangle для вставки оси Y, которая создана с <text:soft-page-break/>помощью функции Y-axis-column. Кроме этого, она устанавливает точку в ту позицию откуда мы начнем печатать график. </text:p>
      <text:p text:style-name="Standard">Давайте проверим работу print-Y-axis: </text:p>
      <text:p text:style-name="Standard">Установите </text:p>
      <text:p text:style-name="Standard"><text:s/><text:tab/>Y-axis-label-spacing</text:p>
      <text:p text:style-name="Standard">Y-axis-tic</text:p>
      <text:p text:style-name="Standard">Y-axis-element</text:p>
      <text:p text:style-name="Standard">print-Y-axis</text:p>
      <text:p text:style-name="Standard">Скопируйте следующее выражение: </text:p>
      <text:p text:style-name="Standard"><text:s/><text:tab/>(print-Y-axis 12 5)</text:p>
      <text:p text:style-name="Standard">Переключитесь в буфер `*scratch*' и поместите курсор в точку, где вы хотите вставить вертикальную ось. </text:p>
      <text:p text:style-name="Standard">Наберите M-: (eval-expression). Вставьте в минибуфер выражение (print-Y-axis 12 5) </text:p>
      <text:p text:style-name="Standard">Нажмите RET для вычисления выражения. </text:p>
      <text:p text:style-name="Standard">В буфере `*scratch*' будет напечатана следующая ось Y: </text:p>
      <text:p text:style-name="Standard"><text:s/><text:tab/>10 - </text:p>
      <text:p text:style-name="Standard"><text:s text:c="5"/></text:p>
      <text:p text:style-name="Standard"><text:s text:c="5"/></text:p>
      <text:p text:style-name="Standard"><text:s text:c="5"/></text:p>
      <text:p text:style-name="Standard"><text:s text:c="5"/></text:p>
      <text:p text:style-name="Standard"><text:s/>5 - </text:p>
      <text:p text:style-name="Standard"><text:s text:c="5"/></text:p>
      <text:p text:style-name="Standard"><text:s text:c="5"/></text:p>
      <text:p text:style-name="Standard"><text:s text:c="5"/></text:p>
      <text:p text:style-name="Standard"><text:s/>1 - </text:p>
      <text:p text:style-name="Standard">Emacs напечатал метки вертикально, верхняя метка равна `10 -'. (Функция print-graph передаст более правильное значение, как вершину графика height-of-top-line, которое в этом случае должно быть равно 15.)</text:p>
      <text:h text:style-name="Heading_20_2" text:outline-level="2">C.3 Функция print-X-axis </text:h>
      <text:p text:style-name="Standard">Метки по оси X похожы на метки по оси Y, кроме того что маркеры распологаются над номерами. Метки должны выглядеть следующим образом: </text:p>
      <text:p text:style-name="Standard"><text:s/><text:tab/> <text:s text:c="3"/>| <text:s text:c="2"/>| <text:s text:c="3"/>| <text:s text:c="3"/>|</text:p>
      <text:p text:style-name="Standard"><text:s text:c="4"/>1 <text:s text:c="2"/>5 <text:s text:c="2"/>10 <text:s text:c="2"/>15</text:p>
      <text:p text:style-name="Standard">Первый маркер под первым столбцом графика, перед ним несколько пробелов, это резервирует пространство для оси Y. Второй, третий, четвертый и последующие маркеры <text:soft-page-break/>все расположены на одинаковом расстоянии друг от друга, согласно значению X-axis-label-spacing. </text:p>
      <text:p text:style-name="Standard">Вторая строка оси X состоит из номеров, которые также разделены согласно значению переменной X-axis-label-spacing. </text:p>
      <text:p text:style-name="Standard">Значение переменной X-axis-label-spacing надо задавать кратным значению переменной symbol-width, ведь вполне возможно что вы захотите изменить ширину символа, который мы используем для создания тела графика и тогда ось X автоматически воспримет это изменение. </text:p>
      <text:p text:style-name="Standard">Функция print-X-axis будет очень похожа на функцию print-Y-axis, разве что она будет печатать две строки: строку маркеров и строку номеров. Мы создадим две разные функции для печати каждой строки и затем обьединим их в общей функции print-X-axis. </text:p>
      <text:p text:style-name="Standard">Получается трехшаговый процесс: </text:p>
      <text:p text:style-name="Standard">Создать функцию для печати маркеров по оси X print-X-axis-tic-line. </text:p>
      <text:p text:style-name="Standard">Создать функцию для печати номеров по оси X print-X-axis-numbered-line. </text:p>
      <text:p text:style-name="Standard">Создать основную функцию для печати двух строк, функцию print-X-axis, которая будет использовать и print-X-axis-tic-line и print-X-axis-numbered-line</text:p>
      <text:h text:style-name="Heading_20_3" text:outline-level="3">C.3.1 Маркеры оси X </text:h>
      <text:p text:style-name="Standard">Первая функция должна напечатать маркеры для оси X. Нам надо будет задать сами маркеры и разделяющее их пространство. <text:s/><text:tab/>(defvar X-axis-label-spacing </text:p>
      <text:p text:style-name="Standard"><text:s text:c="2"/>(if (boundp 'graph-blank)</text:p>
      <text:p text:style-name="Standard"><text:s text:c="6"/>(* 5 (length graph-blank)) 5)</text:p>
      <text:p text:style-name="Standard"><text:s text:c="2"/>"Количество символьных единиц от одной метки оси X до другой.")</text:p>
      <text:p text:style-name="Standard">(Напомним, что значение graph-blank инициализируется тоже с помощью выражения defvar. Предикат boundp проверяет инициализировани ли его аргумент; если нет то boundp возвращает nil. Если бы символ graph-blank был бы еще неинициализирован и мы бы не использовали условную конструкцию if, тогда бы мы получили следующее сообщение об ошибке `Symbol's value as variable is void'.) </text:p>
      <text:p text:style-name="Standard"><text:s/><text:tab/>(defvar X-axis-tic-symbol "|"</text:p>
      <text:p text:style-name="Standard"><text:s text:c="2"/>"Строка для обозначения маркера по оси X.")</text:p>
      <text:p text:style-name="Standard">Наша цель напечатать строку, которая выглядит следующим образом: </text:p>
      <text:p text:style-name="Standard"><text:s/><text:tab/> <text:s text:c="6"/>| <text:s text:c="2"/>| <text:s text:c="3"/>| <text:s text:c="3"/>|</text:p>
      <text:p text:style-name="Standard">Первый маркер выровнен так, чтобы находиться под первой колонкой графика и освобождать место для оси Y. </text:p>
      <text:p text:style-name="Standard">Один полный элемент маркера состоит из пробелов, которые продолжаются от одной метки до другой, плюс символ маркера. Необходимое число пробелов можно определить зная ширину символа маркера и X-axis-label-spacing. </text:p>
      <text:p text:style-name="Standard">Соответствующий фрагмент кода выглядит следующим образом: </text:p>
      <text:p text:style-name="Standard"><text:s/><text:tab/>;;; X-axis-tic-element</text:p>
      <text:p text:style-name="Standard">...</text:p>
      <text:p text:style-name="Standard"><text:soft-page-break/>(concat <text:s/></text:p>
      <text:p text:style-name="Standard"><text:s/>(make-string </text:p>
      <text:p text:style-name="Standard"><text:s text:c="2"/>;; Создаем строку пробелов.</text:p>
      <text:p text:style-name="Standard"><text:s text:c="2"/>(- <text:s/>(* symbol-width X-axis-label-spacing)</text:p>
      <text:p text:style-name="Standard"><text:s text:c="6"/>(length X-axis-tic-symbol))</text:p>
      <text:p text:style-name="Standard"><text:s text:c="2"/>? )</text:p>
      <text:p text:style-name="Standard"><text:s/>;; Соединяем пробелы с символом маркера.</text:p>
      <text:p text:style-name="Standard"><text:s/>X-axis-tic-symbol)</text:p>
      <text:p text:style-name="Standard">...</text:p>
      <text:p text:style-name="Standard">Теперь давайте определим сколько пробелов понадобится для того, чтобы правильно выровнять первую метку с первым столбцом графика. Здесь мы будем использовать значение full-Y-label-width вычисляемое в функции print-graph. </text:p>
      <text:p text:style-name="Standard">Соответствующий код выглядит следующим образом: </text:p>
      <text:p text:style-name="Standard"><text:s/><text:tab/>;; X-axis-leading-spaces</text:p>
      <text:p text:style-name="Standard">...</text:p>
      <text:p text:style-name="Standard">(make-string full-Y-label-width ? )</text:p>
      <text:p text:style-name="Standard">...</text:p>
      <text:p text:style-name="Standard">Также нам надо определить длину горизонтальной оси, которая равна длине списка номеров и количеству меток на горизонтальной оси: </text:p>
      <text:p text:style-name="Standard"><text:s/><text:tab/>;; X-length </text:p>
      <text:p text:style-name="Standard">...</text:p>
      <text:p text:style-name="Standard">(length numbers-list) <text:s text:c="13"/></text:p>
      <text:p text:style-name="Standard">;; tic-width</text:p>
      <text:p text:style-name="Standard">...</text:p>
      <text:p text:style-name="Standard">(* symbol-width X-axis-label-spacing)</text:p>
      <text:p text:style-name="Standard">;; number-of-X-tics </text:p>
      <text:p text:style-name="Standard">(if (zerop (% (X-length tic-width)))</text:p>
      <text:p text:style-name="Standard"><text:s text:c="4"/>(/ (X-length tic-width))</text:p>
      <text:p text:style-name="Standard"><text:s text:c="2"/>(1+ (/ (X-length tic-width))))</text:p>
      <text:p text:style-name="Standard">Теперь все готово для создания функции, которая напечатает строку координатных маркеров по оси X: </text:p>
      <text:p text:style-name="Standard"><text:s/><text:tab/>(defun print-X-axis-tic-line</text:p>
      <text:p text:style-name="Standard"><text:s text:c="2"/>(number-of-X-tics X-axis-leading-spaces X-axis-tic-element)</text:p>
      <text:p text:style-name="Standard"><text:s text:c="2"/>"Печатает маркеры для ось X." </text:p>
      <text:p text:style-name="Standard"><text:s text:c="4"/>(insert X-axis-leading-spaces)</text:p>
      <text:p text:style-name="Standard"><text:soft-page-break/><text:s text:c="4"/>(insert X-axis-tic-symbol) <text:s/>; Под первой колонкой.</text:p>
      <text:p text:style-name="Standard"><text:s text:c="4"/>;; Вставка второго маркера в правильное место.</text:p>
      <text:p text:style-name="Standard"><text:s text:c="4"/>(insert (concat <text:s/></text:p>
      <text:p text:style-name="Standard"><text:s text:c="13"/>(make-string </text:p>
      <text:p text:style-name="Standard"><text:s text:c="14"/>(- <text:s/>(* symbol-width X-axis-label-spacing)</text:p>
      <text:p text:style-name="Standard"><text:s text:c="18"/>;; Вставка пробелов до второго маркера.</text:p>
      <text:p text:style-name="Standard"><text:s text:c="18"/>(* 2 (length X-axis-tic-symbol)))</text:p>
      <text:p text:style-name="Standard"><text:s text:c="14"/>? )</text:p>
      <text:p text:style-name="Standard"><text:s text:c="13"/>X-axis-tic-symbol))</text:p>
      <text:p text:style-name="Standard"><text:s text:c="4"/>;; Вставка остальных маркеров.</text:p>
      <text:p text:style-name="Standard"><text:s text:c="4"/>(while (&gt; number-of-X-tics 1)</text:p>
      <text:p text:style-name="Standard"><text:s text:c="6"/>(insert X-axis-tic-element)</text:p>
      <text:p text:style-name="Standard"><text:s text:c="6"/>(setq number-of-X-tics (1- number-of-X-tics))))</text:p>
      <text:p text:style-name="Standard">Вставка строки номеров очень похожа: </text:p>
      <text:p text:style-name="Standard">Вначале мы создаем пронумерованный элемент с необходимым числом пробелов перед каждым номером: </text:p>
      <text:p text:style-name="Standard"><text:s/><text:tab/>(defun X-axis-element (number)</text:p>
      <text:p text:style-name="Standard"><text:s text:c="2"/>"Создаем пронумерованный элемент для оси X."</text:p>
      <text:p text:style-name="Standard"><text:s text:c="2"/>(let ((leading-spaces </text:p>
      <text:p text:style-name="Standard"><text:s text:c="9"/>(- <text:s/>(* symbol-width X-axis-label-spacing)</text:p>
      <text:p text:style-name="Standard"><text:s text:c="13"/>(length (int-to-string number)))))</text:p>
      <text:p text:style-name="Standard"><text:s text:c="4"/>(concat (make-string leading-spaces ? )</text:p>
      <text:p text:style-name="Standard"><text:s text:c="12"/>(int-to-string number))))</text:p>
      <text:p text:style-name="Standard">Теперь можно написать функцию, которая напечатает строку номеров для координатной оси, при этом под первым столбцом графика мы напечатаем "1": </text:p>
      <text:p text:style-name="Standard"><text:s/><text:tab/>(defun print-X-axis-numbered-line</text:p>
      <text:p text:style-name="Standard"><text:s text:c="2"/>(number-of-X-tics X-axis-leading-spaces)</text:p>
      <text:p text:style-name="Standard"><text:s text:c="2"/>"Печатает строку номеров по оси <text:s/>X"</text:p>
      <text:p text:style-name="Standard"><text:s text:c="2"/>(let ((number X-axis-label-spacing))</text:p>
      <text:p text:style-name="Standard"><text:s text:c="4"/>(insert X-axis-leading-spaces)</text:p>
      <text:p text:style-name="Standard"><text:s text:c="4"/>(insert "1")</text:p>
      <text:p text:style-name="Standard"><text:s text:c="4"/>(insert (concat <text:s/></text:p>
      <text:p text:style-name="Standard"><text:s text:c="13"/>(make-string </text:p>
      <text:p text:style-name="Standard"><text:s text:c="14"/>;; Вставка пробелов до следующего числа.</text:p>
      <text:p text:style-name="Standard"><text:soft-page-break/><text:s text:c="14"/>(- <text:s/>(* symbol-width X-axis-label-spacing) 2)</text:p>
      <text:p text:style-name="Standard"><text:s text:c="14"/>? )</text:p>
      <text:p text:style-name="Standard"><text:s text:c="13"/>(int-to-string number)))</text:p>
      <text:p text:style-name="Standard"><text:s text:c="4"/>;; Вставка оставшихся чисел.</text:p>
      <text:p text:style-name="Standard"><text:s text:c="4"/>(setq number (+ number X-axis-label-spacing))</text:p>
      <text:p text:style-name="Standard"><text:s text:c="4"/>(while (&gt; number-of-X-tics 1)</text:p>
      <text:p text:style-name="Standard"><text:s text:c="6"/>(insert (X-axis-element number))</text:p>
      <text:p text:style-name="Standard"><text:s text:c="6"/>(setq number (+ number X-axis-label-spacing))</text:p>
      <text:p text:style-name="Standard"><text:s text:c="6"/>(setq number-of-X-tics (1- number-of-X-tics)))))</text:p>
      <text:p text:style-name="Standard">Наконец нам надо создать функцию print-X-axis, в которой мы будем использовать и print-X-axis-tic-line и print-X-axis-numbered-line. </text:p>
      <text:p text:style-name="Standard">Эта функция должна определить локальные значения переменных, используемые и print-X-axis-tic-line и print-X-axis-numbered-line, и вызвать эти две функции. Также она должна напечатать символ перевода строки, которая должна разделять строку маркеров и строку номеров. </text:p>
      <text:p text:style-name="Standard">Функция состоит из списка переменных, который описывает пять локальных переменных, и вызовов каждой из двух печатающих различные строки функций: </text:p>
      <text:p text:style-name="Standard"><text:s/><text:tab/>(defun print-X-axis (numbers-list)</text:p>
      <text:p text:style-name="Standard"><text:s text:c="2"/>"Печатать метки для оси X длины NUMBERS-LIST."</text:p>
      <text:p text:style-name="Standard"><text:s text:c="2"/>(let* ((leading-spaces </text:p>
      <text:p text:style-name="Standard"><text:s text:c="10"/>(make-string full-Y-label-width ? ))</text:p>
      <text:p text:style-name="Standard"><text:s text:c="7"/>;; ширина символа находится <text:s/>graph-body-print</text:p>
      <text:p text:style-name="Standard"><text:s text:c="7"/>(tic-width (* symbol-width X-axis-label-spacing))</text:p>
      <text:p text:style-name="Standard"><text:s text:c="7"/>(X-length (length numbers-list))</text:p>
      <text:p text:style-name="Standard"><text:s text:c="7"/>(X-tic</text:p>
      <text:p text:style-name="Standard"><text:s text:c="8"/>(concat <text:s/></text:p>
      <text:p text:style-name="Standard"><text:s text:c="9"/>(make-string </text:p>
      <text:p text:style-name="Standard"><text:s text:c="10"/>;; Создаем строку пробелов.</text:p>
      <text:p text:style-name="Standard"><text:s text:c="10"/>(- <text:s/>(* symbol-width X-axis-label-spacing)</text:p>
      <text:p text:style-name="Standard"><text:s text:c="14"/>(length X-axis-tic-symbol))</text:p>
      <text:p text:style-name="Standard"><text:s text:c="10"/>? )</text:p>
      <text:p text:style-name="Standard"><text:s text:c="9"/>;; Обьединяем пробелы с символом маркера.</text:p>
      <text:p text:style-name="Standard"><text:s text:c="9"/>X-axis-tic-symbol))</text:p>
      <text:p text:style-name="Standard"><text:s text:c="7"/>(tic-number</text:p>
      <text:p text:style-name="Standard"><text:s text:c="8"/>(if (zerop (% X-length tic-width))</text:p>
      <text:p text:style-name="Standard"><text:soft-page-break/><text:s text:c="12"/>(/ X-length tic-width)</text:p>
      <text:p text:style-name="Standard"><text:s text:c="10"/>(1+ (/ X-length tic-width)))))</text:p>
      <text:p text:style-name="Standard"><text:s text:c="4"/>(print-X-axis-tic-line tic-number leading-spaces X-tic)</text:p>
      <text:p text:style-name="Standard"><text:s text:c="4"/>(insert "\n")</text:p>
      <text:p text:style-name="Standard"><text:s text:c="4"/>(print-X-axis-numbered-line tic-number leading-spaces)))</text:p>
      <text:p text:style-name="Standard">Давайте проверим print-X-axis: </text:p>
      <text:p text:style-name="Standard">Установите X-axis-tic-symbol, X-axis-label-spacing, print-X-axis-tic-line, так же как X-axis-element, print-X-axis-numbered-line, и print-X-axis. </text:p>
      <text:p text:style-name="Standard">Скопируйте следующее выражение: </text:p>
      <text:p text:style-name="Standard"><text:s/><text:tab/>(progn</text:p>
      <text:p text:style-name="Standard"><text:s/>(let ((full-Y-label-width 5)</text:p>
      <text:p text:style-name="Standard"><text:s text:c="7"/>(symbol-width 1))</text:p>
      <text:p text:style-name="Standard"><text:s text:c="3"/>(print-X-axis</text:p>
      <text:p text:style-name="Standard"><text:s text:c="4"/>'(1 2 3 4 5 6 7 8 9 10 11 12 13 14 15 16))))</text:p>
      <text:p text:style-name="Standard">Переключитесь в буфер `*scratch*' и расположите курсор в то место, откуда вы будет печатать горизонтальную ось. </text:p>
      <text:p text:style-name="Standard">Наберите M-: (eval-expression). </text:p>
      <text:p text:style-name="Standard">Скопируйте проверочное выражение в минибуфер с помощью C-y (yank). </text:p>
      <text:p text:style-name="Standard">Нажмите RET для того чтобы вычислит это выражение. </text:p>
      <text:p text:style-name="Standard">Emacs должен напечатать следующую горизонтальную ось: </text:p>
      <text:p text:style-name="Standard"><text:s/><text:tab/> <text:s text:c="4"/>| <text:s text:c="2"/>| <text:s text:c="3"/>| <text:s text:c="3"/>| <text:s text:c="3"/>|</text:p>
      <text:p text:style-name="Standard"><text:s text:c="5"/>1 <text:s text:c="2"/>5 <text:s text:c="2"/>10 <text:s text:c="2"/>15 <text:s text:c="2"/>20</text:p>
      <text:h text:style-name="Heading_20_2" text:outline-level="2">C.4 Печать полного графика </text:h>
      <text:p text:style-name="Standard">Сейчас мы почти готовы создать функцию для печати всего графика. </text:p>
      <text:p text:style-name="Standard">Функция для печати графика с координатными осями будет в целом соответствовать шаблону, который мы уже создали ранее, (see section Пример графика с пометками) но с небольшими добавлениями. </text:p>
      <text:p text:style-name="Standard">Вот и шаблон: </text:p>
      <text:p text:style-name="Standard"><text:s/><text:tab/>(defun print-graph (numbers-list)</text:p>
      <text:p text:style-name="Standard"><text:s text:c="2"/>"документация..."</text:p>
      <text:p text:style-name="Standard"><text:s text:c="2"/>(let ((height <text:s/>...</text:p>
      <text:p text:style-name="Standard"><text:s text:c="8"/>...))</text:p>
      <text:p text:style-name="Standard"><text:s text:c="4"/>(print-Y-axis height ... )</text:p>
      <text:p text:style-name="Standard"><text:s text:c="4"/>(graph-body-print numbers-list)</text:p>
      <text:p text:style-name="Standard"><text:soft-page-break/><text:s text:c="4"/>(print-X-axis ... )))</text:p>
      <text:p text:style-name="Standard">Последняя версия будет отличаться от более ранней двумя нюансами: во-первых, она содержит дополнительных локальные переменные; а во-вторых мы предусмотрим опцию, которая будет задавать масштаб меток по оси. Это может оказаться очень критичным; в противном случае в графике может быть больше строк чем способно уместиться на дисплее или на листе бумаги. </text:p>
      <text:p text:style-name="Standard">Эта новая возможность требует незначительной модификации функции Y-axis-column, надо добавить необязательный параметр vertical-step. Функция выглядит следующим образом: </text:p>
      <text:p text:style-name="Standard"><text:s/><text:tab/>;;; Последняя версия.</text:p>
      <text:p text:style-name="Standard">(defun Y-axis-column</text:p>
      <text:p text:style-name="Standard"><text:s text:c="2"/>(height width-of-label &amp;optional vertical-step)</text:p>
      <text:p text:style-name="Standard"><text:s text:c="2"/>"Создает список меток для оси Y.</text:p>
      <text:p text:style-name="Standard">HEIGHT это максимальная высота графика. <text:s/></text:p>
      <text:p text:style-name="Standard">WIDTH-OF-LABEL это максимальная высота метки.</text:p>
      <text:p text:style-name="Standard">VERTICAL-STEP это положительное целое, </text:p>
      <text:p text:style-name="Standard">которое задает масштаб по оси Y. <text:s/>Например,</text:p>
      <text:p text:style-name="Standard">шаг равный 5 означает, что каждая строка содержит</text:p>
      <text:p text:style-name="Standard">пять единиц на графике."</text:p>
      <text:p text:style-name="Standard"><text:s text:c="2"/>(let (Y-axis</text:p>
      <text:p text:style-name="Standard"><text:s text:c="8"/>(number-per-line (or vertical-step 1)))</text:p>
      <text:p text:style-name="Standard"><text:s text:c="4"/>(while (&gt; height 1)</text:p>
      <text:p text:style-name="Standard"><text:s text:c="6"/>(if (zerop (% height Y-axis-label-spacing))</text:p>
      <text:p text:style-name="Standard"><text:s text:c="10"/>;; Вставить метку.</text:p>
      <text:p text:style-name="Standard"><text:s text:c="10"/>(setq Y-axis</text:p>
      <text:p text:style-name="Standard"><text:s text:c="16"/>(cons</text:p>
      <text:p text:style-name="Standard"><text:s text:c="17"/>(Y-axis-element</text:p>
      <text:p text:style-name="Standard"><text:s text:c="18"/>(* height number-per-line)</text:p>
      <text:p text:style-name="Standard"><text:s text:c="18"/>width-of-label)</text:p>
      <text:p text:style-name="Standard"><text:s text:c="17"/>Y-axis))</text:p>
      <text:p text:style-name="Standard"><text:s text:c="8"/>;; Иначе, вставить пробелы.</text:p>
      <text:p text:style-name="Standard"><text:s text:c="8"/>(setq Y-axis</text:p>
      <text:p text:style-name="Standard"><text:s text:c="14"/>(cons</text:p>
      <text:p text:style-name="Standard"><text:s text:c="15"/>(make-string width-of-label ? )</text:p>
      <text:p text:style-name="Standard"><text:s text:c="15"/>Y-axis)))</text:p>
      <text:p text:style-name="Standard"><text:soft-page-break/><text:s text:c="6"/>(setq height (1- height)))</text:p>
      <text:p text:style-name="Standard"><text:s text:c="4"/>;; Вставить основную линию.</text:p>
      <text:p text:style-name="Standard"><text:s text:c="4"/>(setq Y-axis (cons (Y-axis-element </text:p>
      <text:p text:style-name="Standard"><text:s text:c="24"/>(or vertical-step 1)</text:p>
      <text:p text:style-name="Standard"><text:s text:c="24"/>width-of-label)</text:p>
      <text:p text:style-name="Standard"><text:s text:c="23"/>Y-axis))</text:p>
      <text:p text:style-name="Standard"><text:s text:c="4"/>(nreverse Y-axis)))</text:p>
      <text:p text:style-name="Standard">Значения для максимальной высоты графика и ширины символа вычисляются функцией print-graph в выражении let; поэтому функцию graph-body-print надо немного изменить. </text:p>
      <text:p text:style-name="Standard"><text:s/><text:tab/>;;; Последняя версия.</text:p>
      <text:p text:style-name="Standard">(defun graph-body-print (numbers-list height symbol-width)</text:p>
      <text:p text:style-name="Standard"><text:s text:c="2"/>"Печатает столбцовый график для NUMBERS-LIST.</text:p>
      <text:p text:style-name="Standard">numbers-list состоит из значений по оси Y.</text:p>
      <text:p text:style-name="Standard">HEIGHT это максимальная высота графика.</text:p>
      <text:p text:style-name="Standard">SYMBOL-WIDTH это номер каждой колонки."</text:p>
      <text:p text:style-name="Standard"><text:s text:c="2"/>(let (from-position)</text:p>
      <text:p text:style-name="Standard"><text:s text:c="4"/>(while numbers-list</text:p>
      <text:p text:style-name="Standard"><text:s text:c="6"/>(setq from-position (point))</text:p>
      <text:p text:style-name="Standard"><text:s text:c="6"/>(insert-rectangle</text:p>
      <text:p text:style-name="Standard"><text:s text:c="7"/>(column-of-graph height (car numbers-list)))</text:p>
      <text:p text:style-name="Standard"><text:s text:c="6"/>(goto-char from-position)</text:p>
      <text:p text:style-name="Standard"><text:s text:c="6"/>(forward-char symbol-width)</text:p>
      <text:p text:style-name="Standard"><text:s text:c="6"/>;; Рисует график столбец за столбцом.</text:p>
      <text:p text:style-name="Standard"><text:s text:c="6"/>(sit-for 0) <text:s text:c="14"/></text:p>
      <text:p text:style-name="Standard"><text:s text:c="6"/>(setq numbers-list (cdr numbers-list)))</text:p>
      <text:p text:style-name="Standard"><text:s text:c="4"/>;; Переместить точку для печати оси X.</text:p>
      <text:p text:style-name="Standard"><text:s text:c="4"/>(forward-line height)</text:p>
      <text:p text:style-name="Standard"><text:s text:c="4"/>(insert "\n")))</text:p>
      <text:p text:style-name="Standard">Наконец код функции print-graph: </text:p>
      <text:p text:style-name="Standard"><text:s/><text:tab/>;;; Последняя версия.</text:p>
      <text:p text:style-name="Standard">(defun print-graph</text:p>
      <text:p text:style-name="Standard"><text:s text:c="2"/>(numbers-list &amp;optional vertical-step)</text:p>
      <text:p text:style-name="Standard"><text:s text:c="2"/>"Печатает график с координатными осями согласно NUMBERS-LIST.</text:p>
      <text:p text:style-name="Standard">NUMBERS-LIST состоит из значений по оси Y.</text:p>
      <text:p text:style-name="Standard"><text:soft-page-break/>Необязательный параметр VERTICAL-STEP это положительное число</text:p>
      <text:p text:style-name="Standard">задает масштаб по оси Y. Например, шаг равный 5 означает,</text:p>
      <text:p text:style-name="Standard">что каждая строка содержит пять единиц на графике."</text:p>
      <text:p text:style-name="Standard"><text:s text:c="2"/>(let* ((symbol-width (length graph-blank))</text:p>
      <text:p text:style-name="Standard"><text:s text:c="9"/>;; height это наибольшее число.</text:p>
      <text:p text:style-name="Standard"><text:s text:c="9"/>(height (apply 'max numbers-list))</text:p>
      <text:p text:style-name="Standard"><text:s text:c="9"/>(height-of-top-line</text:p>
      <text:p text:style-name="Standard"><text:s text:c="10"/>(if (zerop (% height Y-axis-label-spacing))</text:p>
      <text:p text:style-name="Standard"><text:s text:c="14"/>height</text:p>
      <text:p text:style-name="Standard"><text:s text:c="12"/>;; else</text:p>
      <text:p text:style-name="Standard"><text:s text:c="12"/>(* (1+ (/ height Y-axis-label-spacing))</text:p>
      <text:p text:style-name="Standard"><text:s text:c="15"/>Y-axis-label-spacing)))</text:p>
      <text:p text:style-name="Standard"><text:s text:c="9"/>(vertical-step (or vertical-step 1))</text:p>
      <text:p text:style-name="Standard"><text:s text:c="9"/>(full-Y-label-width</text:p>
      <text:p text:style-name="Standard"><text:s text:c="10"/>(length</text:p>
      <text:p text:style-name="Standard"><text:s text:c="11"/>(concat</text:p>
      <text:p text:style-name="Standard"><text:s text:c="12"/>(int-to-string</text:p>
      <text:p text:style-name="Standard"><text:s text:c="13"/>(* height-of-top-line vertical-step))</text:p>
      <text:p text:style-name="Standard"><text:s text:c="12"/>Y-axis-tic))))</text:p>
      <text:p text:style-name="Standard"><text:s text:c="4"/>(print-Y-axis</text:p>
      <text:p text:style-name="Standard"><text:s text:c="5"/>height-of-top-line full-Y-label-width vertical-step)</text:p>
      <text:p text:style-name="Standard"><text:s text:c="4"/>(graph-body-print</text:p>
      <text:p text:style-name="Standard"><text:s text:c="5"/>numbers-list height-of-top-line symbol-width)</text:p>
      <text:p text:style-name="Standard"><text:s text:c="4"/>(print-X-axis numbers-list)))</text:p>
      <text:h text:style-name="Heading_20_3" text:outline-level="3">C.4.1 Проверка функции print-graph </text:h>
      <text:p text:style-name="Standard">Мы можем вначале проверить функцию print-graph с помощью короткого списка чисел </text:p>
      <text:p text:style-name="Standard">Установите последнии версии Y-axis-column, graph-body-print и print-graph (а также весь остальной код.) </text:p>
      <text:p text:style-name="Standard">Скопируйте следующее выражение: </text:p>
      <text:p text:style-name="Standard"><text:s/><text:tab/>(print-graph '(3 2 5 6 7 5 3 4 6 4 3 2 1))</text:p>
      <text:p text:style-name="Standard">Переключитесь в буфер `*scratch*' и расположите курсор в то место, где вы хотите напечать график. </text:p>
      <text:p text:style-name="Standard">Наберите M-: (eval-expression). </text:p>
      <text:p text:style-name="Standard"><text:soft-page-break/>Скопируйте проверочное выражение в минибуфер с помощью C-y (yank). </text:p>
      <text:p text:style-name="Standard">Нажмите RET для того чтобы вычислит это выражение. </text:p>
      <text:p text:style-name="Standard">Emacs напечатает следующий график: </text:p>
      <text:p text:style-name="Standard"><text:s/><text:tab/>10 - <text:s text:c="13"/></text:p>
      <text:p text:style-name="Standard"><text:s text:c="18"/></text:p>
      <text:p text:style-name="Standard"><text:s text:c="18"/></text:p>
      <text:p text:style-name="Standard"><text:s text:c="9"/>* <text:s text:c="7"/></text:p>
      <text:p text:style-name="Standard"><text:s text:c="8"/>** <text:s text:c="2"/>* <text:s text:c="3"/></text:p>
      <text:p text:style-name="Standard"><text:s/>5 - <text:s text:c="2"/>**** <text:s/>* <text:s text:c="3"/></text:p>
      <text:p text:style-name="Standard"><text:s text:c="7"/>**** *** <text:s text:c="2"/></text:p>
      <text:p text:style-name="Standard"><text:s text:c="5"/>* ********* <text:s/></text:p>
      <text:p text:style-name="Standard"><text:s text:c="5"/>************ </text:p>
      <text:p text:style-name="Standard"><text:s/>1 - *************</text:p>
      <text:p text:style-name="Standard"><text:s text:c="5"/>| <text:s text:c="2"/>| <text:s text:c="3"/>| <text:s text:c="3"/>|</text:p>
      <text:p text:style-name="Standard"><text:s text:c="5"/>1 <text:s text:c="2"/>5 <text:s text:c="2"/>10 <text:s text:c="2"/>15</text:p>
      <text:p text:style-name="Standard">С другой стороны, если вы передадите в print-graph значение 2 для аргумента vertical-step, вычислив следующее выражение: </text:p>
      <text:p text:style-name="Standard"><text:s/><text:tab/>(print-graph '(3 2 5 6 7 5 3 4 6 4 3 2 1) 2)</text:p>
      <text:p text:style-name="Standard">График будет выглядеть следующим образом: </text:p>
      <text:p text:style-name="Standard"><text:s/><text:tab/>20 - <text:s text:c="13"/></text:p>
      <text:p text:style-name="Standard"><text:s text:c="18"/></text:p>
      <text:p text:style-name="Standard"><text:s text:c="18"/></text:p>
      <text:p text:style-name="Standard"><text:s text:c="9"/>* <text:s text:c="7"/></text:p>
      <text:p text:style-name="Standard"><text:s text:c="8"/>** <text:s text:c="2"/>* <text:s text:c="3"/></text:p>
      <text:p text:style-name="Standard">10 - <text:s text:c="2"/>**** <text:s/>* <text:s text:c="3"/></text:p>
      <text:p text:style-name="Standard"><text:s text:c="7"/>**** *** <text:s text:c="2"/></text:p>
      <text:p text:style-name="Standard"><text:s text:c="5"/>* ********* <text:s/></text:p>
      <text:p text:style-name="Standard"><text:s text:c="5"/>************ </text:p>
      <text:p text:style-name="Standard"><text:s/>2 - *************</text:p>
      <text:p text:style-name="Standard"><text:s text:c="5"/>| <text:s text:c="2"/>| <text:s text:c="3"/>| <text:s text:c="3"/>|</text:p>
      <text:p text:style-name="Standard"><text:s text:c="5"/>1 <text:s text:c="2"/>5 <text:s text:c="2"/>10 <text:s text:c="2"/>15</text:p>
      <text:h text:style-name="Heading_20_3" text:outline-level="3">C.4.2 График количества слов в функциях </text:h>
      <text:p text:style-name="Standard">Теперь мы сможем наконец полностью напечатать график, который покажет сколько <text:soft-page-break/>определений функций содержит менее 10 слов и символов, сколько между 10 и 19, сколько между 20 и 29 и так далее. </text:p>
      <text:p text:style-name="Standard">Это многошаговый процесс. Сначала убедитесь, что вы загрузили весь требуемый код. </text:p>
      <text:p text:style-name="Standard">Неплохая мысль заново установить top-of-ranges в случае если вы уже установили ее в другое значение. Вы можете вычислить следующее: </text:p>
      <text:p text:style-name="Standard"><text:s/><text:tab/>(setq top-of-ranges</text:p>
      <text:p text:style-name="Standard"><text:s/>'(10 <text:s/>20 <text:s/>30 <text:s/>40 <text:s/>50</text:p>
      <text:p text:style-name="Standard"><text:s text:c="3"/>60 <text:s/>70 <text:s/>80 <text:s/>90 100</text:p>
      <text:p text:style-name="Standard"><text:s text:c="2"/>110 120 130 140 150</text:p>
      <text:p text:style-name="Standard"><text:s text:c="2"/>160 170 180 190 200</text:p>
      <text:p text:style-name="Standard"><text:s text:c="2"/>210 220 230 240 250</text:p>
      <text:p text:style-name="Standard"><text:s text:c="2"/>260 270 280 290 300)</text:p>
      <text:p text:style-name="Standard">Затем надо создать список номеров слов и символов в каждом диапазоне. </text:p>
      <text:p text:style-name="Standard">Вычислите следующее: </text:p>
      <text:p text:style-name="Standard"><text:s/><text:tab/>(setq list-for-graph</text:p>
      <text:p text:style-name="Standard"><text:s text:c="7"/>(defuns-per-range</text:p>
      <text:p text:style-name="Standard"><text:s text:c="9"/>(sort</text:p>
      <text:p text:style-name="Standard"><text:s text:c="10"/>(recursive-lengths-list-many-files </text:p>
      <text:p text:style-name="Standard"><text:s text:c="11"/>(directory-files "/usr/local/emacs/lisp"</text:p>
      <text:p text:style-name="Standard"><text:s text:c="28"/>t ".+el$"))</text:p>
      <text:p text:style-name="Standard"><text:s text:c="10"/>'&lt;)</text:p>
      <text:p text:style-name="Standard"><text:s text:c="9"/>top-of-ranges))</text:p>
      <text:p text:style-name="Standard">На моей машине это заняло около одного часа. Необходимо было просмотреть все 303 файла в моей версии Emacs. После всех вычислений переменная list-for-graph имела следующее значение: </text:p>
      <text:p text:style-name="Standard"><text:s/><text:tab/>(537 1027 955 785 594 483 349 292 224 199 166 120 116 99 </text:p>
      <text:p text:style-name="Standard">90 80 67 48 52 45 41 33 28 26 25 20 12 28 11 13 220)</text:p>
      <text:p text:style-name="Standard">Все это значило, что в моей версии Emacs было 537 определений функции, в которых было менее 10 слов, 1027 определений функции, в которых от 10 до 19 слов, 955 определений функции, в которых 20 от 29 слов, и так далее. </text:p>
      <text:p text:style-name="Standard">Ясно, что одного взгляда на этот список достаточно, чтобы понять что наибольшее число функции содержат от десяти до тридцати слов. </text:p>
      <text:p text:style-name="Standard">Теперь о печати. Мы не хотим напечатать график в котором около тысячи строк .... Вместо этого нам бы хотелось напечатать график в котором менее 25 строк. Это число строк можно отобразить почти на любом мониторе. </text:p>
      <text:p text:style-name="Standard">Это означает, что каждое значение в списке list-for-graph надо уменьшить в пятьдесят <text:soft-page-break/>раз. </text:p>
      <text:p text:style-name="Standard">Ниже коротенькая функция, которая сможет сделать это правда с помощью двух еще незнакомых нам функций, mapcar и lambda. </text:p>
      <text:p text:style-name="Standard"><text:s/><text:tab/>(defun one-fiftieth (full-range)</text:p>
      <text:p text:style-name="Standard"><text:s text:c="2"/>"Возвращает список, каждый элемент которого уменьшен в 50 раз."</text:p>
      <text:p text:style-name="Standard"><text:s/>(mapcar '(lambda (arg) (/ arg 50)) full-range))</text:p>
      <text:h text:style-name="Heading_20_4" text:outline-level="4">Выражение lambda </text:h>
      <text:p text:style-name="Standard">lambda это символ, обозначающий безымянную функцию, то есть функцию, которой не присвоено имя. Каждый раз когда вы используете безымянную функцию вам нужно включать все ее определение. </text:p>
      <text:p text:style-name="Standard">Например, </text:p>
      <text:p text:style-name="Standard"><text:s/><text:tab/>(lambda (arg) (/ arg 50))</text:p>
      <text:p text:style-name="Standard">это определение функции, котороя возвращает результат от деления переданного ее аргумента arg на 50. </text:p>
      <text:p text:style-name="Standard">В одной из ранних глав мы создали функцию умножить-на-семь, которая, как вы сразу же вспомнили умножала, переданный в нее аргумент на семь. Безымянная функция, выполняющая ту же работу, будет выглядеть следующим образом: </text:p>
      <text:p text:style-name="Standard"><text:s/><text:tab/>(lambda (number) (* 7 number))</text:p>
      <text:p text:style-name="Standard">(See section The defun Special Form.) </text:p>
      <text:p text:style-name="Standard">если нам понадобиться умножить 3 на 7, мы можем написать: </text:p>
      <text:p text:style-name="Standard"><text:s/><text:tab/>(умножить-на-семь 3)</text:p>
      <text:p text:style-name="Standard"><text:s/>\_______________/ ^</text:p>
      <text:p text:style-name="Standard"><text:s text:c="9"/>| <text:s text:c="8"/>|</text:p>
      <text:p text:style-name="Standard"><text:s text:c="6"/>функция <text:s/>аргумент</text:p>
      <text:p text:style-name="Standard">Это выражение вернет 21. </text:p>
      <text:p text:style-name="Standard">С помощью безымянной функции, надо написать следующее: </text:p>
      <text:p text:style-name="Standard"><text:s/><text:tab/>((lambda (number) (* 7 number)) 3)</text:p>
      <text:p text:style-name="Standard"><text:s/>\____________________________/ ^</text:p>
      <text:p text:style-name="Standard"><text:s text:c="15"/>| <text:s text:c="15"/>|</text:p>
      <text:p text:style-name="Standard"><text:s text:c="5"/>безымянная функция <text:s text:c="4"/>аргумент</text:p>
      <text:p text:style-name="Standard">Если нам надо разделить 100 на 50, тогда мы запишем: </text:p>
      <text:p text:style-name="Standard"><text:s/><text:tab/>((lambda (arg) (/ arg 50)) 100)</text:p>
      <text:p text:style-name="Standard"><text:s/>\______________________/ <text:s/>\_/</text:p>
      <text:p text:style-name="Standard"><text:s text:c="13"/>| <text:s text:c="13"/>|</text:p>
      <text:p text:style-name="Standard"><text:s text:c="4"/>безымянная функция <text:s text:c="4"/>аргумент <text:s text:c="12"/></text:p>
      <text:p text:style-name="Standard"><text:soft-page-break/>Это выражение вернет 2. В функцию передан аргумент 100, который будет разделен на 50. </text:p>
      <text:p text:style-name="Standard">Дополнительную информацию о безымянных функция можно найти как всегда в справочном руководстве по Emacs Lisp See section `Lambda Expressions' in The GNU Emacs Lisp Reference Manual.</text:p>
      <text:h text:style-name="Heading_20_4" text:outline-level="4">Функция mapcar </text:h>
      <text:p text:style-name="Standard">mapcar это функция, которая по очередно вызывает свой первый аргумент (функцию) с каждым элементом своего второго аргумента. Второй аргумент должен быть списком. </text:p>
      <text:p text:style-name="Standard">Например, </text:p>
      <text:p text:style-name="Standard"><text:s/><text:tab/>(mapcar '1+ '(2 4 6))</text:p>
      <text:p text:style-name="Standard"><text:s text:c="5"/>=&gt; (3 5 7)</text:p>
      <text:p text:style-name="Standard">Функция 1+, добавляющая единицу к своему аргументу выполняется для каждого элемента списка, в результате чего возвращается новый список. </text:p>
      <text:p text:style-name="Standard">Сравните действие функции mapcar с функцией apply, которая применяет свой первый аргумент ко всем оставшимся сразу. (See section Изготовляем график, где описано использование apply.) </text:p>
      <text:p text:style-name="Standard">В определении one-fiftieth первый аргумент это безымянная функция: </text:p>
      <text:p text:style-name="Standard"><text:s/><text:tab/>(lambda (arg) (/ arg 50))</text:p>
      <text:p text:style-name="Standard">а второй аргумент это full-range, который будет связан с list-for-graph. </text:p>
      <text:p text:style-name="Standard">Таким образом все выражение будет выглядеть следующим образом: </text:p>
      <text:p text:style-name="Standard"><text:s/><text:tab/>(mapcar '(lambda (arg) (/ arg 50)) full-range)</text:p>
      <text:p text:style-name="Standard">See section `Mapping Functions' in The GNU Emacs Lisp Reference Manual, можно найти дополнительную информацию о mapcar. </text:p>
      <text:p text:style-name="Standard">С помощью функции one-fiftieth мы можем создать список в котором каждый элемент будет в пятьдесят раз меньше чем соответствующий элемент в списке list-for-graph. </text:p>
      <text:p text:style-name="Standard"><text:s/><text:tab/>(setq fiftieth-list-for-graph</text:p>
      <text:p text:style-name="Standard"><text:s text:c="6"/>(one-fiftieth list-for-graph))</text:p>
      <text:p text:style-name="Standard">Результирующий список выглядит следующим образом: </text:p>
      <text:p text:style-name="Standard"><text:s/><text:tab/>(10 20 19 15 11 9 6 5 4 3 3 2 2 </text:p>
      <text:p text:style-name="Standard">1 1 1 1 0 1 0 0 0 0 0 0 0 0 0 0 0 4)</text:p>
      <text:p text:style-name="Standard">Вот этот список мы почти готовы напечатать!</text:p>
      <text:h text:style-name="Heading_20_4" text:outline-level="4">Последняя ошибка ... самая коварная </text:h>
      <text:p text:style-name="Standard">Я сказал `почти готовы печатать'! Конечно же есть ошибка в функции print-graph .... В ней есть опция vertical-step, но нет опции horizontal-step. Переменная top-of-range принимает значения от 10 до 300 с шагом 10. Но функция print-graph напечатает только первые значения. </text:p>
      <text:p text:style-name="Standard">Это класический пример ошибки, которые некоторые считают наиболее коварным ти<text:soft-page-break/>пом ошибки, ошибка упущения. Эту ошибку вы не сможете найти изучая программу, так как ее нет там; это упущенная возможность. Лучше всего если вы будете чаще переписывать свою программу; и попробуете писать программу, так чтобы ее было легче понимать и изменять. Попытайтесь осознать, очень простой факт, все что вы написали рано или поздно надо будет изменить. Это основной закон практического программирования. </text:p>
      <text:p text:style-name="Standard">Основному изменению подвергнется функция print-X-axis-numbered-line, после этого надо будет немного подправить функции print-X-axis и print-graph. Не так уж много, но есть одна тонкость числа должны быть под символами маркера. Придется немного подумать. </text:p>
      <text:p text:style-name="Standard">Ниже скорректированная функция print-X-axis-numbered-line: </text:p>
      <text:p text:style-name="Standard"><text:s/><text:tab/>(defun print-X-axis-numbered-line</text:p>
      <text:p text:style-name="Standard"><text:s text:c="2"/>(number-of-X-tics X-axis-leading-spaces</text:p>
      <text:p text:style-name="Standard"><text:s text:c="3"/>&amp;optional horizontal-step)</text:p>
      <text:p text:style-name="Standard"><text:s text:c="2"/>"Печать строки номеров по оси X"</text:p>
      <text:p text:style-name="Standard"><text:s text:c="2"/>(let ((number X-axis-label-spacing)</text:p>
      <text:p text:style-name="Standard"><text:s text:c="8"/>(horizontal-step (or horizontal-step 1)))</text:p>
      <text:p text:style-name="Standard"><text:s text:c="4"/>(insert X-axis-leading-spaces)</text:p>
      <text:p text:style-name="Standard"><text:s text:c="4"/>;; Удаляем лишние ведущие пробелы.</text:p>
      <text:p text:style-name="Standard"><text:s text:c="4"/>(delete-char</text:p>
      <text:p text:style-name="Standard"><text:s text:c="5"/>(- (1-</text:p>
      <text:p text:style-name="Standard"><text:s text:c="9"/>(length (int-to-string horizontal-step)))))</text:p>
      <text:p text:style-name="Standard"><text:s text:c="4"/>(insert (concat <text:s/></text:p>
      <text:p text:style-name="Standard"><text:s text:c="13"/>(make-string </text:p>
      <text:p text:style-name="Standard"><text:s text:c="14"/>;; Вставка пробелов.</text:p>
      <text:p text:style-name="Standard"><text:s text:c="14"/>(- <text:s/>(* symbol-width</text:p>
      <text:p text:style-name="Standard"><text:s text:c="21"/>X-axis-label-spacing) </text:p>
      <text:p text:style-name="Standard"><text:s text:c="18"/>(1-</text:p>
      <text:p text:style-name="Standard"><text:s text:c="19"/>(length</text:p>
      <text:p text:style-name="Standard"><text:s text:c="20"/>(int-to-string horizontal-step)))</text:p>
      <text:p text:style-name="Standard"><text:s text:c="18"/>2)</text:p>
      <text:p text:style-name="Standard"><text:s text:c="14"/>? )</text:p>
      <text:p text:style-name="Standard"><text:s text:c="13"/>(int-to-string</text:p>
      <text:p text:style-name="Standard"><text:s text:c="14"/>(* number horizontal-step))))</text:p>
      <text:p text:style-name="Standard"><text:s text:c="4"/>;; Вставка оставшися чисел.</text:p>
      <text:p text:style-name="Standard"><text:s text:c="4"/>(setq number (+ number X-axis-label-spacing))</text:p>
      <text:p text:style-name="Standard"><text:s text:c="4"/>(while (&gt; number-of-X-tics 1)</text:p>
      <text:p text:style-name="Standard"><text:soft-page-break/><text:s text:c="6"/>(insert (X-axis-element</text:p>
      <text:p text:style-name="Standard"><text:s text:c="15"/>(* number horizontal-step)))</text:p>
      <text:p text:style-name="Standard"><text:s text:c="6"/>(setq number (+ number X-axis-label-spacing))</text:p>
      <text:p text:style-name="Standard"><text:s text:c="6"/>(setq number-of-X-tics (1- number-of-X-tics)))))</text:p>
      <text:p text:style-name="Standard">Если вы читаете этот документ в Инфо, вы можете увидеть полностью новые версии функций print-X-axis print-graph и вычислить их. Если вы читаете книгу, вы увидите только измененные строки (не хочется печатать слишком много лишнего). </text:p>
      <text:p text:style-name="Standard"><text:s/><text:tab/>(defun print-X-axis (numbers-list horizontal-step)</text:p>
      <text:p text:style-name="Standard"><text:s text:c="2"/>"Печатает ось X согласно длине NUMBERS-LIST.</text:p>
      <text:p text:style-name="Standard">Необязательный параметр, HORIZONTAL-STEP, это положительное число,</text:p>
      <text:p text:style-name="Standard">задающее масштаб по оси X."</text:p>
      <text:p text:style-name="Standard">;; Значение SYMBOL-WIDTH и FULL-Y-LABEL-WIDTH </text:p>
      <text:p text:style-name="Standard">;; вычисляются в `print-graph'.</text:p>
      <text:p text:style-name="Standard"><text:s text:c="2"/>(let* ((leading-spaces </text:p>
      <text:p text:style-name="Standard"><text:s text:c="10"/>(make-string full-Y-label-width ? ))</text:p>
      <text:p text:style-name="Standard"><text:s text:c="7"/>;; SYMBOL-WIDTH нужен graph-body-print</text:p>
      <text:p text:style-name="Standard"><text:s text:c="7"/>(tic-width (* symbol-width X-axis-label-spacing))</text:p>
      <text:p text:style-name="Standard"><text:s text:c="7"/>(X-length (length numbers-list))</text:p>
      <text:p text:style-name="Standard"><text:s text:c="7"/>(X-tic</text:p>
      <text:p text:style-name="Standard"><text:s text:c="8"/>(concat <text:s/></text:p>
      <text:p text:style-name="Standard"><text:s text:c="9"/>(make-string </text:p>
      <text:p text:style-name="Standard"><text:s text:c="10"/>;; Создаем строку из пробелов.</text:p>
      <text:p text:style-name="Standard"><text:s text:c="10"/>(- <text:s/>(* symbol-width X-axis-label-spacing)</text:p>
      <text:p text:style-name="Standard"><text:s text:c="14"/>(length X-axis-tic-symbol))</text:p>
      <text:p text:style-name="Standard"><text:s text:c="10"/>? )</text:p>
      <text:p text:style-name="Standard"><text:s text:c="9"/>;; Соединяем пробелы с символом маркера.</text:p>
      <text:p text:style-name="Standard"><text:s text:c="9"/>X-axis-tic-symbol))</text:p>
      <text:p text:style-name="Standard"><text:s text:c="7"/>(tic-number</text:p>
      <text:p text:style-name="Standard"><text:s text:c="8"/>(if (zerop (% X-length tic-width))</text:p>
      <text:p text:style-name="Standard"><text:s text:c="12"/>(/ X-length tic-width)</text:p>
      <text:p text:style-name="Standard"><text:s text:c="10"/>(1+ (/ X-length tic-width)))))</text:p>
      <text:p text:style-name="Standard"><text:s text:c="4"/>(print-X-axis-tic-line</text:p>
      <text:p text:style-name="Standard"><text:s text:c="5"/>tic-number leading-spaces X-tic)</text:p>
      <text:p text:style-name="Standard"><text:s text:c="4"/>(insert "\n")</text:p>
      <text:p text:style-name="Standard"><text:soft-page-break/><text:s text:c="4"/>(print-X-axis-numbered-line</text:p>
      <text:p text:style-name="Standard"><text:s text:c="5"/>tic-number leading-spaces horizontal-step)))</text:p>
      <text:p text:style-name="Standard"><text:s/><text:tab/>(defun print-graph</text:p>
      <text:p text:style-name="Standard"><text:s text:c="2"/>(numbers-list &amp;optional vertical-step horizontal-step)</text:p>
      <text:p text:style-name="Standard"><text:s text:c="2"/>"Печатает график с координатными осями согласно NUMBERS-LIST.</text:p>
      <text:p text:style-name="Standard">NUMBERS-LIST состоит из значений по оси Y.</text:p>
      <text:p text:style-name="Standard">Необязательный параметр, VERTICAL-STEP, это положительное число,</text:p>
      <text:p text:style-name="Standard">задающее масштаб по оси Y. <text:s/>Например шаг равный 5 означает, что в</text:p>
      <text:p text:style-name="Standard">каждой строке содержится пять единиц.</text:p>
      <text:p text:style-name="Standard">Необязательный параметр, HORIZONTAL-STEP, это положительное число,</text:p>
      <text:p text:style-name="Standard">задающее масштаб по оси Y."</text:p>
      <text:p text:style-name="Standard"><text:s text:c="2"/>(let* ((symbol-width (length graph-blank))</text:p>
      <text:p text:style-name="Standard"><text:s text:c="9"/>;; height это наибольшее число</text:p>
      <text:p text:style-name="Standard"><text:s text:c="9"/>;; and the number with the most digits.</text:p>
      <text:p text:style-name="Standard"><text:s text:c="9"/>(height (apply 'max numbers-list))</text:p>
      <text:p text:style-name="Standard"><text:s text:c="9"/>(height-of-top-line</text:p>
      <text:p text:style-name="Standard"><text:s text:c="10"/>(if (zerop (% height Y-axis-label-spacing))</text:p>
      <text:p text:style-name="Standard"><text:s text:c="14"/>height</text:p>
      <text:p text:style-name="Standard"><text:s text:c="12"/>;; else</text:p>
      <text:p text:style-name="Standard"><text:s text:c="12"/>(* (1+ (/ height Y-axis-label-spacing))</text:p>
      <text:p text:style-name="Standard"><text:s text:c="15"/>Y-axis-label-spacing)))</text:p>
      <text:p text:style-name="Standard"><text:s text:c="9"/>(vertical-step (or vertical-step 1))</text:p>
      <text:p text:style-name="Standard"><text:s text:c="9"/>(full-Y-label-width</text:p>
      <text:p text:style-name="Standard"><text:s text:c="10"/>(length</text:p>
      <text:p text:style-name="Standard"><text:s text:c="11"/>(concat</text:p>
      <text:p text:style-name="Standard"><text:s text:c="12"/>(int-to-string</text:p>
      <text:p text:style-name="Standard"><text:s text:c="13"/>(* height-of-top-line vertical-step))</text:p>
      <text:p text:style-name="Standard"><text:s text:c="12"/>Y-axis-tic))))</text:p>
      <text:p text:style-name="Standard"><text:s text:c="4"/>(print-Y-axis</text:p>
      <text:p text:style-name="Standard"><text:s text:c="5"/>height-of-top-line full-Y-label-width vertical-step)</text:p>
      <text:p text:style-name="Standard"><text:s text:c="4"/>(graph-body-print</text:p>
      <text:p text:style-name="Standard"><text:s text:c="8"/>numbers-list height-of-top-line symbol-width)</text:p>
      <text:p text:style-name="Standard"><text:s text:c="4"/>(print-X-axis numbers-list horizontal-step)))</text:p>
      <text:h text:style-name="Heading_20_3" text:outline-level="3"><text:soft-page-break/>C.4.3 Окончательная печать графика </text:h>
      <text:p text:style-name="Standard">Теперь когда вы все исправили и заново установили можно наконец вызвать функцию print-graph следующим образом: </text:p>
      <text:p text:style-name="Standard"><text:s/><text:tab/>(print-graph fiftieth-list-for-graph 50 10)</text:p>
      <text:p text:style-name="Standard">А вот и долгожданный график: </text:p>
      <text:p text:style-name="Standard"><text:s/><text:tab/>1000 - <text:s/>* <text:s text:c="28"/></text:p>
      <text:p text:style-name="Standard"><text:s text:c="8"/>** <text:s text:c="27"/></text:p>
      <text:p text:style-name="Standard"><text:s text:c="8"/>** <text:s text:c="27"/></text:p>
      <text:p text:style-name="Standard"><text:s text:c="8"/>** <text:s text:c="27"/></text:p>
      <text:p text:style-name="Standard"><text:s text:c="8"/>** <text:s text:c="27"/></text:p>
      <text:p text:style-name="Standard"><text:s/>750 - <text:s/>*** <text:s text:c="26"/></text:p>
      <text:p text:style-name="Standard"><text:s text:c="8"/>*** <text:s text:c="26"/></text:p>
      <text:p text:style-name="Standard"><text:s text:c="8"/>*** <text:s text:c="26"/></text:p>
      <text:p text:style-name="Standard"><text:s text:c="8"/>*** <text:s text:c="26"/></text:p>
      <text:p text:style-name="Standard"><text:s text:c="8"/>**** <text:s text:c="25"/></text:p>
      <text:p text:style-name="Standard"><text:s/>500 - ***** <text:s text:c="25"/></text:p>
      <text:p text:style-name="Standard"><text:s text:c="7"/>****** <text:s text:c="24"/></text:p>
      <text:p text:style-name="Standard"><text:s text:c="7"/>****** <text:s text:c="24"/></text:p>
      <text:p text:style-name="Standard"><text:s text:c="7"/>****** <text:s text:c="24"/></text:p>
      <text:p text:style-name="Standard"><text:s text:c="7"/>******* <text:s text:c="23"/></text:p>
      <text:p text:style-name="Standard"><text:s/>250 - ******** <text:s text:c="22"/></text:p>
      <text:p text:style-name="Standard"><text:s text:c="7"/>********* <text:s text:c="20"/>*</text:p>
      <text:p text:style-name="Standard"><text:s text:c="7"/>*********** <text:s text:c="18"/>*</text:p>
      <text:p text:style-name="Standard"><text:s text:c="7"/>************* <text:s text:c="16"/>*</text:p>
      <text:p text:style-name="Standard"><text:s text:c="2"/>50 - ***************** * <text:s text:c="10"/>*</text:p>
      <text:p text:style-name="Standard"><text:s text:c="7"/>| <text:s text:c="2"/>| <text:s text:c="3"/>| <text:s text:c="3"/>| <text:s text:c="3"/>| <text:s text:c="3"/>| <text:s text:c="3"/>| <text:s text:c="3"/>|</text:p>
      <text:p text:style-name="Standard"><text:s text:c="6"/>10 <text:s/>50 <text:s/>100 <text:s/>150 <text:s/>200 <text:s/>250 <text:s/>300 <text:s/>350</text:p>
      <text:p text:style-name="Standard">Из графика видно, что больше всего функций, которые содержат от 10 до 19 слов.</text:p>
      <text:h text:style-name="Heading_20_1" text:outline-level="1">Об Авторе </text:h>
      <text:p text:style-name="Standard">Роберт Дж. Чезел (Robert J. Chassell) работает с GNU Emacs с 1985 года. Он пишет редактирует, обучает Emacs и Emacs Lisp, а также является директором и ответственным секретарем Free Software Foundation, Inc.. Также он интересуется социальной и эконимической историей и иногда пилотирует свой собственный аэроплан.</text:p>
      <text:h text:style-name="Heading_20_1" text:outline-level="1"><text:soft-page-break/>Index </text:h>
      <text:p text:style-name="Standard"><text:tab/>Index Entry<text:tab/>Section</text:p>
      <text:p text:style-name="Standard">%<text:tab/><text:tab/></text:p>
      <text:p text:style-name="Standard"><text:tab/>% (remainder function)<text:tab/>C.2.1 Обходной путь: Вычисление остатка</text:p>
      <text:p text:style-name="Standard">(<text:tab/><text:tab/></text:p>
      <text:p text:style-name="Standard"><text:tab/>(debug) в коде<text:tab/>17.3 debug-on-quit и (debug)</text:p>
      <text:p text:style-name="Standard">*<text:tab/><text:tab/></text:p>
      <text:p text:style-name="Standard"><text:tab/>* (multiplication)<text:tab/>3.1 Особая форма defun</text:p>
      <text:p text:style-name="Standard"><text:tab/>* для буферов только для чтения<text:tab/>Буфер только-для-чтения</text:p>
      <text:p text:style-name="Standard"><text:tab/>`*Backtrace*' буфер<text:tab/>17.1 debug</text:p>
      <text:p text:style-name="Standard">/<text:tab/><text:tab/></text:p>
      <text:p text:style-name="Standard"><text:tab/>/ (division)<text:tab/>Что происходит в больших буферах</text:p>
      <text:p text:style-name="Standard">&lt;<text:tab/><text:tab/></text:p>
      <text:p text:style-name="Standard"><text:tab/>&lt;= (less than or equal)<text:tab/>Части определения функции</text:p>
      <text:p text:style-name="Standard">&gt;<text:tab/><text:tab/></text:p>
      <text:p text:style-name="Standard"><text:tab/>&gt; (больше чем)<text:tab/>3.7 Особая форма if</text:p>
      <text:p text:style-name="Standard">б<text:tab/><text:tab/></text:p>
      <text:p text:style-name="Standard"><text:tab/>буфер `*scratch*'<text:tab/>11.1.2 Пример: print-elements-of-list</text:p>
      <text:p text:style-name="Standard"><text:tab/>буфер стека вызовов для отладки<text:tab/>17.1 debug</text:p>
      <text:p text:style-name="Standard"><text:tab/>буфер только для чтение<text:tab/>Буфер только-для-чтения</text:p>
      <text:p text:style-name="Standard"><text:tab/>буфер, переключение<text:tab/>2.3 Смена буфера</text:p>
      <text:p text:style-name="Standard"><text:tab/>буфер, получение<text:tab/>2.2 Как вернуть буфер</text:p>
      <text:p text:style-name="Standard"><text:tab/>буфер, размер<text:tab/>2.4 Размер буфера и местоположение точки</text:p>
      <text:p text:style-name="Standard">д<text:tab/><text:tab/></text:p>
      <text:p text:style-name="Standard"><text:tab/>для буфера, список локальных переменных<text:tab/>16.4 Режимы Text и Auto Fill</text:p>
      <text:p text:style-name="Standard">ф<text:tab/><text:tab/></text:p>
      <text:p text:style-name="Standard"><text:tab/>файл инициализации `default.el'<text:tab/>16.1 Общесистемные файлы инициализации</text:p>
      <text:p text:style-name="Standard"><text:tab/>файл инициализации `site-init.el'<text:tab/>16.1 Общесистемные файлы инициализации</text:p>
      <text:p text:style-name="Standard"><text:tab/>файл инициализации `site-load.el'<text:tab/>16.1 Общесистемные файлы инициализации</text:p>
      <text:p text:style-name="Standard"><text:tab/>формат строки режима<text:tab/>16.14 Измененная строка режима</text:p>
      <text:p text:style-name="Standard"><text:tab/>форматирование программы<text:tab/>1.1.3 GNU Emacs помогает вам программировать</text:p>
      <text:p text:style-name="Standard">и<text:tab/><text:tab/></text:p>
      <text:p text:style-name="Standard"><text:tab/>интерпретатор, Лисп, объяснение<text:tab/>1.2 Запуск Программы</text:p>
      <text:p text:style-name="Standard"><text:soft-page-break/><text:tab/>история Лиспа<text:tab/>Происхождение Emacs Lisp</text:p>
      <text:p text:style-name="Standard">к<text:tab/><text:tab/></text:p>
      <text:p text:style-name="Standard"><text:tab/>код, установка<text:tab/>3.5 Устанавливаем код надолго</text:p>
      <text:p text:style-name="Standard">н<text:tab/><text:tab/></text:p>
      <text:p text:style-name="Standard"><text:tab/>неинициализированные переменные в let<text:tab/>3.6.3 Неинициализированные переменные в операторе let</text:p>
      <text:p text:style-name="Standard">о<text:tab/><text:tab/></text:p>
      <text:p text:style-name="Standard"><text:tab/>объяснение, интерпретатор Лиспа<text:tab/>1.2 Запуск Программы</text:p>
      <text:p text:style-name="Standard"><text:tab/>опции объяснение<text:tab/>8.4 Инициализация переменной с defvar</text:p>
      <text:p text:style-name="Standard"><text:tab/>определение `связывание'<text:tab/>1.9 Присваиваем переменной значение</text:p>
      <text:p text:style-name="Standard"><text:tab/>определение, `if-часть'<text:tab/>3.7 Особая форма if</text:p>
      <text:p text:style-name="Standard"><text:tab/>определение, `then-часть'<text:tab/>3.7 Особая форма if</text:p>
      <text:p text:style-name="Standard"><text:tab/>определение, `аргумент'<text:tab/>1.8 Аргументы</text:p>
      <text:p text:style-name="Standard"><text:tab/>определение, `форма'<text:tab/>1.1.1 Атомы Лиспа</text:p>
      <text:p text:style-name="Standard"><text:tab/>определение, `функция'<text:tab/>1.3 Получаем сообщение об ошибке</text:p>
      <text:p text:style-name="Standard"><text:tab/>определение, `интерактивная функция'<text:tab/>Как вычислить</text:p>
      <text:p text:style-name="Standard"><text:tab/>определение, `команда'<text:tab/>Как вычислить</text:p>
      <text:p text:style-name="Standard"><text:tab/>определение, `локальные переменные'<text:tab/>3.6 let</text:p>
      <text:p text:style-name="Standard"><text:tab/>определение, `определение функции'<text:tab/>3.1 Особая форма defun</text:p>
      <text:p text:style-name="Standard"><text:tab/>определение, `побочный эффект'<text:tab/>1.6 Вычисление</text:p>
      <text:p text:style-name="Standard"><text:tab/>определение, `пустой список'<text:tab/>1.1.1 Атомы Лиспа</text:p>
      <text:p text:style-name="Standard"><text:tab/>определение, `список аргументов'<text:tab/>3.1 Особая форма defun</text:p>
      <text:p text:style-name="Standard"><text:tab/>определение, `список аргументов'<text:tab/>3.6.1 Части выражения let</text:p>
      <text:p text:style-name="Standard"><text:tab/>определение, `строка'<text:tab/>1.1.1 Атомы Лиспа</text:p>
      <text:p text:style-name="Standard"><text:tab/>определение, `сужение'<text:tab/>2.4 Размер буфера и местоположение точки</text:p>
      <text:p text:style-name="Standard"><text:tab/>определение, `тело'<text:tab/>3.1 Особая форма defun</text:p>
      <text:p text:style-name="Standard"><text:tab/>определение, `точка'<text:tab/>2.4 Размер буфера и местоположение точки</text:p>
      <text:p text:style-name="Standard"><text:tab/>определение, `выражение'<text:tab/>1.1.1 Атомы Лиспа</text:p>
      <text:p text:style-name="Standard"><text:tab/>определение, `вызывать'<text:tab/>2.3 Смена буфера</text:p>
      <text:p text:style-name="Standard"><text:tab/>определение, `вычисление'<text:tab/>1.2 Запуск Программы</text:p>
      <text:p text:style-name="Standard"><text:tab/>ось X, печать<text:tab/>C.3 Функция print-X-axis</text:p>
      <text:p text:style-name="Standard">п<text:tab/><text:tab/></text:p>
      <text:p text:style-name="Standard"><text:tab/>помощь при программировании<text:tab/>1.1.3 GNU Emacs помогает вам программировать</text:p>
      <text:p text:style-name="Standard"><text:soft-page-break/><text:tab/>пример выражения let<text:tab/>3.6.2 Пример выражения let</text:p>
      <text:p text:style-name="Standard"><text:tab/>примитивы написанные на языке Си<text:tab/>Немного о примитивных функциях</text:p>
      <text:p text:style-name="Standard"><text:tab/>`пустой список', определение<text:tab/>1.1.1 Атомы Лиспа</text:p>
      <text:p text:style-name="Standard">я<text:tab/><text:tab/></text:p>
      <text:p text:style-name="Standard"><text:tab/>язык Си, примитивы<text:tab/>Немного о примитивных функциях</text:p>
      <text:p text:style-name="Standard">р<text:tab/><text:tab/></text:p>
      <text:p text:style-name="Standard"><text:tab/>расположение точки<text:tab/>2.4 Размер буфера и местоположение точки</text:p>
      <text:p text:style-name="Standard"><text:tab/>размер буфера<text:tab/>2.4 Размер буфера и местоположение точки</text:p>
      <text:p text:style-name="Standard"><text:tab/>рекурсивная-печать-элементов<text:tab/>11.2.1 Рекурсия на списке</text:p>
      <text:p text:style-name="Standard"><text:tab/>рекурсивный-треугольник<text:tab/>11.2.2 Рекурсия на месте счетчика</text:p>
      <text:p text:style-name="Standard">с<text:tab/><text:tab/></text:p>
      <text:p text:style-name="Standard"><text:tab/>символические выражения, представление<text:tab/>1.1.1 Атомы Лиспа</text:p>
      <text:p text:style-name="Standard"><text:tab/>список локальных переменных, для буфера<text:tab/>16.4 Режимы Text и Auto Fill</text:p>
      <text:p text:style-name="Standard"><text:tab/>список удалений, обработка<text:tab/>B. Обработка списка удалений</text:p>
      <text:p text:style-name="Standard">т<text:tab/><text:tab/></text:p>
      <text:p text:style-name="Standard"><text:tab/>точка, расположение<text:tab/>2.4 Размер буфера и местоположение точки</text:p>
      <text:p text:style-name="Standard">у<text:tab/><text:tab/></text:p>
      <text:p text:style-name="Standard"><text:tab/>условное выражение с if<text:tab/>3.7 Особая форма if</text:p>
      <text:p text:style-name="Standard"><text:tab/>установка кода надолго<text:tab/>3.5 Устанавливаем код надолго</text:p>
      <text:p text:style-name="Standard"><text:tab/>установка кода, надолго<text:tab/>3.5 Устанавливаем код надолго</text:p>
      <text:p text:style-name="Standard">в<text:tab/><text:tab/></text:p>
      <text:p text:style-name="Standard"><text:tab/>выражение let, шаблон<text:tab/>3.6.1 Части выражения let</text:p>
      <text:p text:style-name="Standard">ш<text:tab/><text:tab/></text:p>
      <text:p text:style-name="Standard"><text:tab/>шаблон выражения let<text:tab/>3.6.1 Части выражения let</text:p>
      <text:p text:style-name="Standard">А<text:tab/><text:tab/></text:p>
      <text:p text:style-name="Standard"><text:tab/>Аргумент как локальная переменная<text:tab/>Составляем определение функции </text:p>
      <text:p text:style-name="Standard"><text:tab/>Аргумент, неправильный тип<text:tab/>1.8.4 А если аргумент неправильного типа</text:p>
      <text:p text:style-name="Standard"><text:tab/>Аргументы<text:tab/>1.8 Аргументы</text:p>
      <text:p text:style-name="Standard"><text:tab/>Аргументы, переменное число<text:tab/>1.8.3 Аргументов может быть много</text:p>
      <text:p text:style-name="Standard"><text:tab/>Аргументы, типы данных<text:tab/>1.8.1 Типы Данных аргументов</text:p>
      <text:p text:style-name="Standard"><text:tab/>Атомы Лиспа<text:tab/>1.1.1 Атомы Лиспа</text:p>
      <text:p text:style-name="Standard"><text:tab/>Автоматический выбор режима<text:tab/>16.4 Режимы Text и Auto Fill</text:p>
      <text:p text:style-name="Standard">Б<text:tab/><text:tab/></text:p>
      <text:p text:style-name="Standard"><text:soft-page-break/><text:tab/>Байт-компиляция<text:tab/>1.5.1 Байт-компиляция</text:p>
      <text:p text:style-name="Standard"><text:tab/>Безымянная функция<text:tab/>Выражение lambda</text:p>
      <text:p text:style-name="Standard"><text:tab/>Библиотека, как термин для `файл'<text:tab/>4.1 Поиск дополнительной информации</text:p>
      <text:p text:style-name="Standard"><text:tab/>Буфер, происхождение слова<text:tab/>2.1 Имя буфера</text:p>
      <text:p text:style-name="Standard">Ц<text:tab/><text:tab/></text:p>
      <text:p text:style-name="Standard"><text:tab/>Цикл для подсчета слов<text:tab/>13. Подсчеты: Повторения и Регулярные выражения</text:p>
      <text:p text:style-name="Standard"><text:tab/>Циклы<text:tab/>11.1 while</text:p>
      <text:p text:style-name="Standard"><text:tab/>Циклы и рекурсия<text:tab/>11. Циклы и рекурсия</text:p>
      <text:p text:style-name="Standard">Д<text:tab/><text:tab/></text:p>
      <text:p text:style-name="Standard"><text:tab/>Деление<text:tab/>Что происходит в больших буферах</text:p>
      <text:p text:style-name="Standard">Ф<text:tab/><text:tab/></text:p>
      <text:p text:style-name="Standard"><text:tab/>Файл `.emacs'<text:tab/>16. Ваш файл `.emacs'</text:p>
      <text:p text:style-name="Standard"><text:tab/>Файл `.emacs', начало<text:tab/>16.3 Начало файла `.emacs'</text:p>
      <text:p text:style-name="Standard"><text:tab/>Файл инициализации<text:tab/>16. Ваш файл `.emacs'</text:p>
      <text:p text:style-name="Standard"><text:tab/>Фокусировка внимания (сужение)<text:tab/>6. Сужение и расширение</text:p>
      <text:p text:style-name="Standard"><text:tab/>Форматирование программ, соглашения<text:tab/>4.4.3 save-excursion в append-to-buffer</text:p>
      <text:p text:style-name="Standard"><text:tab/>Функции, примитивы<text:tab/>Немного о примитивных функциях</text:p>
      <text:p text:style-name="Standard"><text:tab/>Функция определения двойных слов<text:tab/>A. Функция the-the</text:p>
      <text:p text:style-name="Standard"><text:tab/>Функция, создание<text:tab/>3. Написание функций</text:p>
      <text:p text:style-name="Standard">Г<text:tab/><text:tab/></text:p>
      <text:p text:style-name="Standard"><text:tab/>Глобальная установка привязки<text:tab/>16.7 Некоторые привязки клавиш</text:p>
      <text:p text:style-name="Standard"><text:tab/>Горизонтальная ос, печать<text:tab/>C.3 Функция print-X-axis</text:p>
      <text:p text:style-name="Standard"><text:tab/>График, полная версия<text:tab/>C.4 Печать полного графика</text:p>
      <text:p text:style-name="Standard"><text:tab/>График, прототип<text:tab/>15. Изготовляем график</text:p>
      <text:p text:style-name="Standard">И<text:tab/><text:tab/></text:p>
      <text:p text:style-name="Standard"><text:tab/>Инициализация переменной<text:tab/>8.4 Инициализация переменной с defvar</text:p>
      <text:p text:style-name="Standard"><text:tab/>Интерактивные функции<text:tab/>3.3 Делаем функцию интерактивной</text:p>
      <text:p text:style-name="Standard"><text:tab/>Интерпретатор, что делает<text:tab/>1.5 Интерпретатор Лиспа</text:p>
      <text:p text:style-name="Standard"><text:tab/>Истина и ложь в Lisp<text:tab/>3.9 Истина и ложь в Lisp</text:p>
      <text:p text:style-name="Standard"><text:tab/>Изготовляем график<text:tab/>15. Изготовляем график</text:p>
      <text:p text:style-name="Standard"><text:tab/>Изменение определения функции<text:tab/>3.2.1 Изменяем определение функции</text:p>
      <text:p text:style-name="Standard">К<text:tab/><text:tab/></text:p>
      <text:p text:style-name="Standard"><text:tab/>Ключевое слово<text:tab/>5.3.1 Необязательные аргументы</text:p>
      <text:p text:style-name="Standard"><text:soft-page-break/><text:tab/>Комментарии в Лисп программах<text:tab/>3.2.1 Изменяем определение функции</text:p>
      <text:p text:style-name="Standard"><text:tab/>Коварный тип ошибки<text:tab/>Последняя ошибка ... самая коварная</text:p>
      <text:p text:style-name="Standard">Л<text:tab/><text:tab/></text:p>
      <text:p text:style-name="Standard"><text:tab/>Лисп интерпретатор, что делает<text:tab/>1.5 Интерпретатор Лиспа</text:p>
      <text:p text:style-name="Standard"><text:tab/>Лисп, история<text:tab/>Происхождение Emacs Lisp</text:p>
      <text:p text:style-name="Standard"><text:tab/>Ложь и истина в Lisp<text:tab/>3.9 Истина и ложь в Lisp</text:p>
      <text:p text:style-name="Standard">Н<text:tab/><text:tab/></text:p>
      <text:p text:style-name="Standard"><text:tab/>Настраиваем ваш файл `.emacs'<text:tab/>16. Ваш файл `.emacs'</text:p>
      <text:p text:style-name="Standard"><text:tab/>Настройки, легкая установка<text:tab/>16.2 Установка переменных для одной сессии</text:p>
      <text:p text:style-name="Standard"><text:tab/>Необязательные аргументы<text:tab/>5.3.1 Необязательные аргументы</text:p>
      <text:p text:style-name="Standard"><text:tab/>Неправильный тип аргумента<text:tab/>1.8.4 А если аргумент неправильного типа</text:p>
      <text:p text:style-name="Standard">О<text:tab/><text:tab/></text:p>
      <text:p text:style-name="Standard"><text:tab/>Область, что это<text:tab/>3.10 save-excursion</text:p>
      <text:p text:style-name="Standard"><text:tab/>Обработка списка удалений<text:tab/>B. Обработка списка удалений</text:p>
      <text:p text:style-name="Standard"><text:tab/>Опции для interactive<text:tab/>3.4 Различные опции для interactive</text:p>
      <text:p text:style-name="Standard"><text:tab/>Определение функции, как изменить<text:tab/>3.2.1 Изменяем определение функции</text:p>
      <text:p text:style-name="Standard"><text:tab/>Определение функции, создание<text:tab/>3. Написание функций</text:p>
      <text:p text:style-name="Standard"><text:tab/>Определение функции, установка<text:tab/>3.2 Установка определения функции</text:p>
      <text:p text:style-name="Standard"><text:tab/>Определение, как изменить<text:tab/>3.2.1 Изменяем определение функции</text:p>
      <text:p text:style-name="Standard"><text:tab/>Определение, установка<text:tab/>3.2 Установка определения функции</text:p>
      <text:p text:style-name="Standard"><text:tab/>Особая форма<text:tab/>1.5 Интерпретатор Лиспа</text:p>
      <text:p text:style-name="Standard"><text:tab/>Особая форма defun<text:tab/>3.1 Особая форма defun</text:p>
      <text:p text:style-name="Standard"><text:tab/>Ось Y, печать<text:tab/>C.2 Функция print-Y-axis</text:p>
      <text:p text:style-name="Standard"><text:tab/>Открытие файла<text:tab/>14.5 Открытие файла</text:p>
      <text:p text:style-name="Standard"><text:tab/>Отладчик на уровне исходного кода<text:tab/>17.4 Отладчик на уровне исходного кода edebug</text:p>
      <text:p text:style-name="Standard"><text:tab/>Ошибка для символа без значения<text:tab/>1.7.1 Сообщение об ошибке для пустого символа</text:p>
      <text:p text:style-name="Standard"><text:tab/>Ошибка, самый коварный тип<text:tab/>Последняя ошибка ... самая коварная</text:p>
      <text:p text:style-name="Standard"><text:tab/>Ошибка, сообщение<text:tab/>1.3 Получаем сообщение об ошибке</text:p>
      <text:p text:style-name="Standard">П<text:tab/><text:tab/></text:p>
      <text:p text:style-name="Standard"><text:tab/>Параграфы, перемещение<text:tab/>12. Поиск с использованием регулярных выражений</text:p>
      <text:p text:style-name="Standard"><text:tab/>Передача информации в функцию<text:tab/>1.8 Аргументы</text:p>
      <text:p text:style-name="Standard"><text:tab/>Переменная, инициализация<text:tab/>8.4 Инициализация переменной с defvar</text:p>
      <text:p text:style-name="Standard"><text:soft-page-break/><text:tab/>Переменная, присваивание значения<text:tab/>1.9 Присваиваем переменной значение</text:p>
      <text:p text:style-name="Standard"><text:tab/>Переменное число аргументов<text:tab/>1.8.3 Аргументов может быть много</text:p>
      <text:p text:style-name="Standard"><text:tab/>Переменные<text:tab/>1.7 Переменные</text:p>
      <text:p text:style-name="Standard"><text:tab/>Перемещение по параграфам и предложениям<text:tab/>12. Поиск с использованием регулярных выражений</text:p>
      <text:p text:style-name="Standard"><text:tab/>Переопределение ключей<text:tab/>16.11 Таблицы ключей</text:p>
      <text:p text:style-name="Standard"><text:tab/>Печать горизонтальной оси<text:tab/>C.3 Функция print-X-axis</text:p>
      <text:p text:style-name="Standard"><text:tab/>Печать полного графика<text:tab/>C.4 Печать полного графика</text:p>
      <text:p text:style-name="Standard"><text:tab/>Печать вертикальной оси<text:tab/>C.2 Функция print-Y-axis</text:p>
      <text:p text:style-name="Standard"><text:tab/>Подсчет слов в defun<text:tab/>14. Считаем слова в defun</text:p>
      <text:p text:style-name="Standard"><text:tab/>Подсчет слов в defun<text:tab/>14.3 Функция count-words-in-defun</text:p>
      <text:p text:style-name="Standard"><text:tab/>Погружение в Си<text:tab/>8.3 delete-region: Погружение в язык Си</text:p>
      <text:p text:style-name="Standard"><text:tab/>Поиск<text:tab/>12. Поиск с использованием регулярных выражений</text:p>
      <text:p text:style-name="Standard"><text:tab/>Поиск документации на функцию<text:tab/>4.1 Поиск дополнительной информации</text:p>
      <text:p text:style-name="Standard"><text:tab/>Поиск исходного кода функции<text:tab/>4.1 Поиск дополнительной информации</text:p>
      <text:p text:style-name="Standard"><text:tab/>Повторение (циклы)<text:tab/>11. Циклы и рекурсия</text:p>
      <text:p text:style-name="Standard"><text:tab/>Почтовые алиасы<text:tab/>16.5 Почтовые алиасы</text:p>
      <text:p text:style-name="Standard"><text:tab/>Практика Вычислений<text:tab/>2. Практика вычислений</text:p>
      <text:p text:style-name="Standard"><text:tab/>Предложения, перемещение<text:tab/>12. Поиск с использованием регулярных выражений</text:p>
      <text:p text:style-name="Standard"><text:tab/>Примитивные функции<text:tab/>Немного о примитивных функциях</text:p>
      <text:p text:style-name="Standard"><text:tab/>Присваивание значения переменной<text:tab/>1.9 Присваиваем переменной значение</text:p>
      <text:p text:style-name="Standard"><text:tab/>Пробелы в Списках<text:tab/>1.1.2 Пробелы в списках</text:p>
      <text:p text:style-name="Standard"><text:tab/>Программа, запуск<text:tab/>1.2 Запуск Программы</text:p>
      <text:p text:style-name="Standard"><text:tab/>Простое расширение в файле `.emacs'<text:tab/>16.10 Простое расширение: line-to-top-of-window</text:p>
      <text:p text:style-name="Standard"><text:tab/>Прототипа графика<text:tab/>15. Изготовляем график</text:p>
      <text:p text:style-name="Standard">Р<text:tab/><text:tab/></text:p>
      <text:p text:style-name="Standard"><text:tab/>Расширение<text:tab/>6. Сужение и расширение</text:p>
      <text:p text:style-name="Standard"><text:tab/>Регулярные выражения для подсчета слов<text:tab/>13. Подсчеты: Повторения и Регулярные выражения</text:p>
      <text:p text:style-name="Standard"><text:tab/>Регулярные выражения, поиск<text:tab/>12. Поиск с использованием регулярных выражений</text:p>
      <text:p text:style-name="Standard"><text:tab/>Рекурсия<text:tab/>11.2 Рекурсия</text:p>
      <text:p text:style-name="Standard"><text:tab/>Рекурсия и циклы<text:tab/>11. Циклы и рекурсия</text:p>
      <text:p text:style-name="Standard"><text:tab/>Рекурсия, подсчет слов<text:tab/>13.2 Рекурсивный подсчет слов</text:p>
      <text:p text:style-name="Standard"><text:soft-page-break/>С<text:tab/><text:tab/></text:p>
      <text:p text:style-name="Standard"><text:tab/>Си, погружение<text:tab/>8.3 delete-region: Погружение в язык Си</text:p>
      <text:p text:style-name="Standard"><text:tab/>Символ без значения, ошибка<text:tab/>1.7.1 Сообщение об ошибке для пустого символа</text:p>
      <text:p text:style-name="Standard"><text:tab/>Символ, имена<text:tab/>1.4 Имена символов и определения функций</text:p>
      <text:p text:style-name="Standard"><text:tab/>Синтаксические категории и таблицы<text:tab/>14.2 Что входит в состав слов или символов?</text:p>
      <text:p text:style-name="Standard"><text:tab/>Слова и символы в defun<text:tab/>14.1 Что считать?</text:p>
      <text:p text:style-name="Standard"><text:tab/>Слова, дублированные<text:tab/>A. Функция the-the</text:p>
      <text:p text:style-name="Standard"><text:tab/>Слова, рекурсивный подсчет<text:tab/>13.2 Рекурсивный подсчет слов</text:p>
      <text:p text:style-name="Standard"><text:tab/>Сохранение и вырезание текста<text:tab/>8. Вырезание и сохранение текста</text:p>
      <text:p text:style-name="Standard"><text:tab/>Сохранение точки, метки, и буфера<text:tab/>3.10 save-excursion</text:p>
      <text:p text:style-name="Standard"><text:tab/>Сообщение об ошибке<text:tab/>1.3 Получаем сообщение об ошибке</text:p>
      <text:p text:style-name="Standard"><text:tab/>Создание определения функции<text:tab/>3. Написание функций</text:p>
      <text:p text:style-name="Standard"><text:tab/>Списки внутри компьютера<text:tab/>9. Как реализованы списки</text:p>
      <text:p text:style-name="Standard"><text:tab/>Списки Лиспа<text:tab/>1.1 Списки в Лисп</text:p>
      <text:p text:style-name="Standard"><text:tab/>Список уничтожений, обзор<text:tab/>10.1 Обзор списка уничтожений</text:p>
      <text:p text:style-name="Standard"><text:tab/>Список, создание подобного списка<text:tab/>B. Обработка списка удалений</text:p>
      <text:p text:style-name="Standard"><text:tab/>Стирание текста<text:tab/>8. Вырезание и сохранение текста</text:p>
      <text:p text:style-name="Standard"><text:tab/>Сужение<text:tab/>6. Сужение и расширение</text:p>
      <text:p text:style-name="Standard"><text:tab/>Сужение, пример<text:tab/>6.2 what-line</text:p>
      <text:p text:style-name="Standard"><text:tab/>Счетчик<text:tab/>1.9.3 Счетчик</text:p>
      <text:p text:style-name="Standard">Т<text:tab/><text:tab/></text:p>
      <text:p text:style-name="Standard"><text:tab/>Таблицы ключей<text:tab/>16.11 Таблицы ключей</text:p>
      <text:p text:style-name="Standard"><text:tab/>Табуляции, предотвращение<text:tab/>16.6 Режим отступа по табуляции (Indent Tabs)</text:p>
      <text:p text:style-name="Standard"><text:tab/>Текст между двойными кавычками<text:tab/>1.1.1 Атомы Лиспа</text:p>
      <text:p text:style-name="Standard"><text:tab/>Текст, вставка<text:tab/>10. Вставка текста обратно</text:p>
      <text:p text:style-name="Standard"><text:tab/>Тело графика<text:tab/>15. Изготовляем график</text:p>
      <text:p text:style-name="Standard"><text:tab/>Типы данных<text:tab/>1.8.1 Типы Данных аргументов</text:p>
      <text:p text:style-name="Standard"><text:tab/>Точка, метка, буфер сохранение<text:tab/>3.10 save-excursion</text:p>
      <text:p text:style-name="Standard">У<text:tab/><text:tab/></text:p>
      <text:p text:style-name="Standard"><text:tab/>Удаление привязок клавиш<text:tab/>16.7 Некоторые привязки клавиш</text:p>
      <text:p text:style-name="Standard"><text:tab/>Уничтожение текста<text:tab/>8. Вырезание и сохранение текста</text:p>
      <text:p text:style-name="Standard"><text:tab/>Условный 'twixt Emacs 18 и 19<text:tab/>16.10 Простое расширение: line-to-top-of-window</text:p>
      <text:p text:style-name="Standard"><text:tab/>Установка определения функции<text:tab/>3.2 Установка определения функции</text:p>
      <text:p text:style-name="Standard"><text:soft-page-break/><text:tab/>Установка привязки глобально<text:tab/>16.7 Некоторые привязки клавиш</text:p>
      <text:p text:style-name="Standard">В<text:tab/><text:tab/></text:p>
      <text:p text:style-name="Standard"><text:tab/>Версия Emacs, выбор<text:tab/>16.10 Простое расширение: line-to-top-of-window</text:p>
      <text:p text:style-name="Standard"><text:tab/>Вертикальная ось, печать<text:tab/>C.2 Функция print-Y-axis</text:p>
      <text:p text:style-name="Standard"><text:tab/>Включение режима Auto Fill<text:tab/>16.4 Режимы Text и Auto Fill</text:p>
      <text:p text:style-name="Standard"><text:tab/>Включенный режим Text<text:tab/>16.4 Режимы Text и Auto Fill</text:p>
      <text:p text:style-name="Standard"><text:tab/>Внутренний список, вычисление<text:tab/>1.6.1 Вычисление внутренних списков</text:p>
      <text:p text:style-name="Standard"><text:tab/>Вставка текста<text:tab/>10. Вставка текста обратно</text:p>
      <text:p text:style-name="Standard"><text:tab/>Выбор режима, автоматический<text:tab/>16.4 Режимы Text и Auto Fill</text:p>
      <text:p text:style-name="Standard"><text:tab/>Выравнивание для форматирования<text:tab/>4.4.3 save-excursion в append-to-buffer</text:p>
      <text:p text:style-name="Standard"><text:tab/>Вырезание и сохранение текста<text:tab/>8. Вырезание и сохранение текста</text:p>
      <text:p text:style-name="Standard"><text:tab/>Вырезание текста<text:tab/>8. Вырезание и сохранение текста</text:p>
      <text:p text:style-name="Standard"><text:tab/>Вычисление<text:tab/>1.6 Вычисление</text:p>
      <text:p text:style-name="Standard"><text:tab/>Вычисление внутренних списков<text:tab/>1.6.1 Вычисление внутренних списков</text:p>
      <text:p text:style-name="Standard"><text:tab/>Вычисления, практика<text:tab/>2. Практика вычислений</text:p>
      <text:p text:style-name="Standard">З<text:tab/><text:tab/></text:p>
      <text:p text:style-name="Standard"><text:tab/>Загрузка файлов<text:tab/>16.8 Загрузка файлов</text:p>
      <text:p text:style-name="Standard"><text:tab/>Запуск Программы<text:tab/>1.2 Запуск Программы</text:p>
      <text:p text:style-name="Standard"><text:tab/>Звездочка для буферов только для чтения<text:tab/>Буфер только-для-чтения</text:p>
      <text:p text:style-name="Standard">Ш<text:tab/><text:tab/></text:p>
      <text:p text:style-name="Standard"><text:tab/>Шаблоны, поиск<text:tab/>12. Поиск с использованием регулярных выражений</text:p>
      <text:p text:style-name="Standard">A<text:tab/><text:tab/></text:p>
      <text:p text:style-name="Standard"><text:tab/>add-hook<text:tab/>16.4 Режимы Text и Auto Fill</text:p>
      <text:p text:style-name="Standard"><text:tab/>and<text:tab/>Выражение let*</text:p>
      <text:p text:style-name="Standard"><text:tab/>append-to-buffer<text:tab/>4.4 Определение append-to-buffer</text:p>
      <text:p text:style-name="Standard"><text:tab/>apply<text:tab/>Отображение колонок графика</text:p>
      <text:p text:style-name="Standard"><text:tab/>apropos<text:tab/>Отображение колонок графика</text:p>
      <text:p text:style-name="Standard"><text:tab/>autoload<text:tab/>16.9 Автозагрузка</text:p>
      <text:p text:style-name="Standard">B<text:tab/><text:tab/></text:p>
      <text:p text:style-name="Standard"><text:tab/>beginning-of-buffer<text:tab/>5.3 Полное определение beginning-of-buffer</text:p>
      <text:p text:style-name="Standard"><text:tab/>buffer-file-name<text:tab/>2.1 Имя буфера</text:p>
      <text:p text:style-name="Standard"><text:tab/>buffer-menu, привязка клавиши<text:tab/>16.7 Некоторые привязки клавиш</text:p>
      <text:p text:style-name="Standard"><text:tab/>buffer-name<text:tab/>2.1 Имя буфера</text:p>
      <text:p text:style-name="Standard"><text:soft-page-break/>C<text:tab/><text:tab/></text:p>
      <text:p text:style-name="Standard"><text:tab/>cancel-debug-on-entry<text:tab/>17.2 debug-on-entry</text:p>
      <text:p text:style-name="Standard"><text:tab/>car, introduced<text:tab/>7. car, cdr, cons: основные функции</text:p>
      <text:p text:style-name="Standard"><text:tab/>cdr, introduced<text:tab/>7. car, cdr, cons: основные функции</text:p>
      <text:p text:style-name="Standard"><text:tab/>Common Lisp<text:tab/>Происхождение Emacs Lisp</text:p>
      <text:p text:style-name="Standard"><text:tab/>compare-windows<text:tab/>16.7 Некоторые привязки клавиш</text:p>
      <text:p text:style-name="Standard"><text:tab/>concat<text:tab/>1.8.1 Типы Данных аргументов</text:p>
      <text:p text:style-name="Standard"><text:tab/>cond<text:tab/>11.2.3 Пример рекурсии с использованием cond</text:p>
      <text:p text:style-name="Standard"><text:tab/>cons, introduced<text:tab/>7.2 cons</text:p>
      <text:p text:style-name="Standard"><text:tab/>copy-region-as-kill<text:tab/>8.5 copy-region-as-kill</text:p>
      <text:p text:style-name="Standard"><text:tab/>copy-to-buffer<text:tab/>5.1 Определение copy-to-buffer</text:p>
      <text:p text:style-name="Standard"><text:tab/>count-words-in-defun<text:tab/>14.3 Функция count-words-in-defun</text:p>
      <text:p text:style-name="Standard"><text:tab/>count-words-region<text:tab/>13.1 Функция count-words-region</text:p>
      <text:p text:style-name="Standard"><text:tab/>current-buffer<text:tab/>2.2 Как вернуть буфер</text:p>
      <text:p text:style-name="Standard">D<text:tab/><text:tab/></text:p>
      <text:p text:style-name="Standard"><text:tab/>debug<text:tab/>17.1 debug</text:p>
      <text:p text:style-name="Standard"><text:tab/>debug-on-entry<text:tab/>17.2 debug-on-entry</text:p>
      <text:p text:style-name="Standard"><text:tab/>debug-on-error<text:tab/>17.1 debug</text:p>
      <text:p text:style-name="Standard"><text:tab/>debug-on-quit<text:tab/>17.3 debug-on-quit и (debug)</text:p>
      <text:p text:style-name="Standard"><text:tab/>debugging<text:tab/>17. Отладка</text:p>
      <text:p text:style-name="Standard"><text:tab/>default-mode-line-format<text:tab/>16.14 Измененная строка режима</text:p>
      <text:p text:style-name="Standard"><text:tab/>defun<text:tab/>3.1 Особая форма defun</text:p>
      <text:p text:style-name="Standard"><text:tab/>defvar<text:tab/>8.4 Инициализация переменной с defvar</text:p>
      <text:p text:style-name="Standard"><text:tab/>delete-region<text:tab/>8.3 delete-region: Погружение в язык Си</text:p>
      <text:p text:style-name="Standard"><text:tab/>describe-function<text:tab/>4.2 Упрощенное определение beginning-of-buffer</text:p>
      <text:p text:style-name="Standard"><text:tab/>describe-function, introduced<text:tab/>4.1 Поиск дополнительной информации</text:p>
      <text:p text:style-name="Standard"><text:tab/>directory-files<text:tab/>14.9.2 Создание списка файлов</text:p>
      <text:p text:style-name="Standard">E<text:tab/><text:tab/></text:p>
      <text:p text:style-name="Standard"><text:tab/>edebug<text:tab/>17.4 Отладчик на уровне исходного кода edebug</text:p>
      <text:p text:style-name="Standard"><text:tab/>edit-options<text:tab/>16.2 Установка переменных для одной сессии</text:p>
      <text:p text:style-name="Standard"><text:tab/>edit-options, объяснение<text:tab/>8.4 Инициализация переменной с defvar</text:p>
      <text:p text:style-name="Standard"><text:tab/>Else<text:tab/>3.8 Выражения if--then--else</text:p>
      <text:p text:style-name="Standard"><text:tab/>eobp<text:tab/>Между параграфами</text:p>
      <text:p text:style-name="Standard"><text:soft-page-break/><text:tab/>eq<text:tab/>3.11 Обзор</text:p>
      <text:p text:style-name="Standard"><text:tab/>eq (example of use)<text:tab/>8.5.1 Тело copy-region-as-kill</text:p>
      <text:p text:style-name="Standard"><text:tab/>equal<text:tab/>3.11 Обзор</text:p>
      <text:p text:style-name="Standard"><text:tab/>error<text:tab/>B.1.1 Тело функции rotate-yank-pointer</text:p>
      <text:p text:style-name="Standard"><text:tab/>etags<text:tab/>12.5 Создание своего собственного файла `TAGS'</text:p>
      <text:p text:style-name="Standard">F<text:tab/><text:tab/></text:p>
      <text:p text:style-name="Standard"><text:tab/>find-tags<text:tab/>4.1 Поиск дополнительной информации</text:p>
      <text:p text:style-name="Standard"><text:tab/>forward-paragraph<text:tab/>12.4 forward-paragraph: сокровищница функций</text:p>
      <text:p text:style-name="Standard"><text:tab/>forward-sentence<text:tab/>12.3 forward-sentence</text:p>
      <text:p text:style-name="Standard">G<text:tab/><text:tab/></text:p>
      <text:p text:style-name="Standard"><text:tab/>global-set-key<text:tab/>16.7 Некоторые привязки клавиш</text:p>
      <text:p text:style-name="Standard"><text:tab/>global-unset-key<text:tab/>16.7 Некоторые привязки клавиш</text:p>
      <text:p text:style-name="Standard"><text:tab/>graph-body-print<text:tab/>15.1 Функция graph-body-print</text:p>
      <text:p text:style-name="Standard"><text:tab/>graph-body-print Последняя версия.<text:tab/>C.4 Печать полного графика</text:p>
      <text:p text:style-name="Standard">I<text:tab/><text:tab/></text:p>
      <text:p text:style-name="Standard"><text:tab/>if<text:tab/>3.7 Особая форма if</text:p>
      <text:p text:style-name="Standard"><text:tab/>indent-tabs-mode<text:tab/>16.6 Режим отступа по табуляции (Indent Tabs)</text:p>
      <text:p text:style-name="Standard"><text:tab/>insert-buffer<text:tab/>5.2 Определение insert-buffer</text:p>
      <text:p text:style-name="Standard"><text:tab/>insert-buffer-substring<text:tab/>4.4 Определение append-to-buffer</text:p>
      <text:p text:style-name="Standard"><text:tab/>int-to-string<text:tab/>C.2.2 Создание элементов оси Y</text:p>
      <text:p text:style-name="Standard"><text:tab/>interactive<text:tab/>3.3 Делаем функцию интерактивной</text:p>
      <text:p text:style-name="Standard"><text:tab/>interactive, example use of<text:tab/>5.2.1 Интерактивное выражение в insert-buffer</text:p>
      <text:p text:style-name="Standard"><text:tab/>interactive, опции<text:tab/>3.4 Различные опции для interactive</text:p>
      <text:p text:style-name="Standard">K<text:tab/><text:tab/></text:p>
      <text:p text:style-name="Standard"><text:tab/>kill-append<text:tab/>Функция kill-append</text:p>
      <text:p text:style-name="Standard"><text:tab/>kill-region<text:tab/>8.2 kill-region</text:p>
      <text:p text:style-name="Standard">L<text:tab/><text:tab/></text:p>
      <text:p text:style-name="Standard"><text:tab/>lambda<text:tab/>Выражение lambda</text:p>
      <text:p text:style-name="Standard"><text:tab/>length<text:tab/>7.2.1 Найти длину списка: length</text:p>
      <text:p text:style-name="Standard"><text:tab/>lengths-list-file<text:tab/>14.6 Подробности о lengths-list-file</text:p>
      <text:p text:style-name="Standard"><text:tab/>lengths-list-many-files<text:tab/>14.7 Считаем слова в функциях из нескольких файлов</text:p>
      <text:p text:style-name="Standard"><text:tab/>let<text:tab/>3.6 let</text:p>
      <text:p text:style-name="Standard"><text:tab/>let выражение, пример<text:tab/>3.6.2 Пример выражения let</text:p>
      <text:p text:style-name="Standard"><text:soft-page-break/><text:tab/>let, неинициализированные переменные<text:tab/>3.6.3 Неинициализированные переменные в операторе let</text:p>
      <text:p text:style-name="Standard"><text:tab/>line-to-top-of-window<text:tab/>16.10 Простое расширение: line-to-top-of-window</text:p>
      <text:p text:style-name="Standard"><text:tab/>list-buffers, перепривязка<text:tab/>16.7 Некоторые привязки клавиш</text:p>
      <text:p text:style-name="Standard"><text:tab/>list-options<text:tab/>16.2 Установка переменных для одной сессии</text:p>
      <text:p text:style-name="Standard"><text:tab/>load-library<text:tab/>16.8 Загрузка файлов</text:p>
      <text:p text:style-name="Standard"><text:tab/>load-path<text:tab/>16.8 Загрузка файлов</text:p>
      <text:p text:style-name="Standard"><text:tab/>looking-at<text:tab/>Между параграфами</text:p>
      <text:p text:style-name="Standard">M<text:tab/><text:tab/></text:p>
      <text:p text:style-name="Standard"><text:tab/>Maclisp<text:tab/>Происхождение Emacs Lisp</text:p>
      <text:p text:style-name="Standard"><text:tab/>make-string<text:tab/>C.2.2 Создание элементов оси Y</text:p>
      <text:p text:style-name="Standard"><text:tab/>mapcar<text:tab/>Функция mapcar</text:p>
      <text:p text:style-name="Standard"><text:tab/>mark<text:tab/>3.10 save-excursion</text:p>
      <text:p text:style-name="Standard"><text:tab/>mark-whole-buffer<text:tab/>4.3 Определение mark-whole-buffer</text:p>
      <text:p text:style-name="Standard"><text:tab/>match-beginning<text:tab/>Без префикса заполнения</text:p>
      <text:p text:style-name="Standard"><text:tab/>max<text:tab/>Отображение колонок графика</text:p>
      <text:p text:style-name="Standard"><text:tab/>message<text:tab/>1.8.5 Функция message</text:p>
      <text:p text:style-name="Standard"><text:tab/>min<text:tab/>Отображение колонок графика</text:p>
      <text:p text:style-name="Standard">N<text:tab/><text:tab/></text:p>
      <text:p text:style-name="Standard"><text:tab/>nil<text:tab/>3.9 Истина и ложь в Lisp</text:p>
      <text:p text:style-name="Standard"><text:tab/>nil, происхождение слова<text:tab/>2.1 Имя буфера</text:p>
      <text:p text:style-name="Standard"><text:tab/>nreverse<text:tab/>14.9.2 Создание списка файлов</text:p>
      <text:p text:style-name="Standard"><text:tab/>nthcdr<text:tab/>7.3 nthcdr</text:p>
      <text:p text:style-name="Standard"><text:tab/>nthcdr<text:tab/>8.5 copy-region-as-kill</text:p>
      <text:p text:style-name="Standard">O<text:tab/><text:tab/></text:p>
      <text:p text:style-name="Standard"><text:tab/>occur<text:tab/>16.7 Некоторые привязки клавиш</text:p>
      <text:p text:style-name="Standard"><text:tab/>optional<text:tab/>5.3.1 Необязательные аргументы</text:p>
      <text:p text:style-name="Standard"><text:tab/>or<text:tab/>5.2.4 or в теле функции</text:p>
      <text:p text:style-name="Standard"><text:tab/>other-buffer<text:tab/>2.2 Как вернуть буфер</text:p>
      <text:p text:style-name="Standard">P<text:tab/><text:tab/></text:p>
      <text:p text:style-name="Standard"><text:tab/>point<text:tab/>3.10 save-excursion</text:p>
      <text:p text:style-name="Standard"><text:tab/>print-elements-of-list<text:tab/>11.1.2 Пример: print-elements-of-list</text:p>
      <text:p text:style-name="Standard"><text:tab/>print-graph список переменных<text:tab/>C.1 Список переменных print-graph</text:p>
      <text:p text:style-name="Standard"><text:tab/>print-graph Последняя версия.<text:tab/>C.4 Печать полного графика</text:p>
      <text:p text:style-name="Standard"><text:soft-page-break/><text:tab/>print-X-axis<text:tab/>C.3.1 Маркеры оси X</text:p>
      <text:p text:style-name="Standard"><text:tab/>print-X-axis-numbered-line<text:tab/>C.3.1 Маркеры оси X</text:p>
      <text:p text:style-name="Standard"><text:tab/>print-X-axis-tic-line<text:tab/>C.3.1 Маркеры оси X</text:p>
      <text:p text:style-name="Standard"><text:tab/>print-Y-axis<text:tab/>C.2.4 Окончательная версия print-Y-axis</text:p>
      <text:p text:style-name="Standard"><text:tab/>prog1<text:tab/>Между параграфами</text:p>
      <text:p text:style-name="Standard"><text:tab/>progn<text:tab/>8.1.4 Функция progn</text:p>
      <text:p text:style-name="Standard">R<text:tab/><text:tab/></text:p>
      <text:p text:style-name="Standard"><text:tab/>re-search-forward<text:tab/>12.2 Функция re-search-forward</text:p>
      <text:p text:style-name="Standard"><text:tab/>recursive-count-words<text:tab/>13.2 Рекурсивный подсчет слов</text:p>
      <text:p text:style-name="Standard"><text:tab/>recursive-graph-body-print<text:tab/>15.2 Функция recursive-graph-body-print</text:p>
      <text:p text:style-name="Standard"><text:tab/>recursive-lengths-list-many-files<text:tab/>14.8 Рекурсивная обработка нескольких файлов</text:p>
      <text:p text:style-name="Standard"><text:tab/>regexp-quote<text:tab/>Выражение let*</text:p>
      <text:p text:style-name="Standard"><text:tab/>Remainder function, %<text:tab/>C.2.1 Обходной путь: Вычисление остатка</text:p>
      <text:p text:style-name="Standard"><text:tab/>reverse<text:tab/>14.9.2 Создание списка файлов</text:p>
      <text:p text:style-name="Standard"><text:tab/>rotate-yank-pointer<text:tab/>10. Вставка текста обратно</text:p>
      <text:p text:style-name="Standard"><text:tab/>rotate-yank-pointer<text:tab/>B.1 Функция rotate-yank-pointer</text:p>
      <text:p text:style-name="Standard">S<text:tab/><text:tab/></text:p>
      <text:p text:style-name="Standard"><text:tab/>save-excursion<text:tab/>3.10 save-excursion</text:p>
      <text:p text:style-name="Standard"><text:tab/>save-restriction<text:tab/>6.1 Особая форма save-restriction</text:p>
      <text:p text:style-name="Standard"><text:tab/>search-forward<text:tab/>8.1.3 Функция search-forward</text:p>
      <text:p text:style-name="Standard"><text:tab/>sentence-end<text:tab/>12.1 Регулярное выражение для sentence-end</text:p>
      <text:p text:style-name="Standard"><text:tab/>set<text:tab/>1.9.1 Используя set</text:p>
      <text:p text:style-name="Standard"><text:tab/>set-buffer<text:tab/>2.3 Смена буфера</text:p>
      <text:p text:style-name="Standard"><text:tab/>setcar<text:tab/>7.4 setcar</text:p>
      <text:p text:style-name="Standard"><text:tab/>setcdr<text:tab/>7.5 setcdr</text:p>
      <text:p text:style-name="Standard"><text:tab/>setq<text:tab/>1.9.2 Используя setq</text:p>
      <text:p text:style-name="Standard"><text:tab/>simplified-beginning-of-buffer<text:tab/>4.2 Упрощенное определение beginning-of-buffer</text:p>
      <text:p text:style-name="Standard"><text:tab/>sort<text:tab/>14.9.1 Сортировка списков</text:p>
      <text:p text:style-name="Standard"><text:tab/>switch-to-buffer<text:tab/>2.3 Смена буфера</text:p>
      <text:p text:style-name="Standard">T<text:tab/><text:tab/></text:p>
      <text:p text:style-name="Standard"><text:tab/>`TAGS' файл, как создать<text:tab/>12.5 Создание своего собственного файла `TAGS'</text:p>
      <text:p text:style-name="Standard"><text:tab/>TAGS таблица, описание<text:tab/>4.1 Поиск дополнительной информации</text:p>
      <text:p text:style-name="Standard"><text:tab/>the-the<text:tab/>A. Функция the-the</text:p>
      <text:p text:style-name="Standard"><text:soft-page-break/><text:tab/>top-of-ranges<text:tab/>14.9.2 Создание списка файлов</text:p>
      <text:p text:style-name="Standard"><text:tab/>triangle-bugged<text:tab/>17.1 debug</text:p>
      <text:p text:style-name="Standard">W<text:tab/><text:tab/></text:p>
      <text:p text:style-name="Standard"><text:tab/>what-line<text:tab/>6.2 what-line</text:p>
      <text:p text:style-name="Standard"><text:tab/>while<text:tab/>11.1 while</text:p>
      <text:p text:style-name="Standard">X<text:tab/><text:tab/></text:p>
      <text:p text:style-name="Standard"><text:tab/>X-axis-element<text:tab/>C.3.1 Маркеры оси X</text:p>
      <text:p text:style-name="Standard">Y<text:tab/><text:tab/></text:p>
      <text:p text:style-name="Standard"><text:tab/>Y-axis-column<text:tab/>C.2.3 Создание колонки оси Y</text:p>
      <text:p text:style-name="Standard"><text:tab/>Y-axis-column Последняя версия.<text:tab/>C.4 Печать полного графика</text:p>
      <text:p text:style-name="Standard"><text:tab/>Y-axis-label-spacing<text:tab/>C.2.1 Обходной путь: Вычисление остатка</text:p>
      <text:p text:style-name="Standard"><text:tab/>Y-axis-tic<text:tab/>C.2.2 Создание элементов оси Y</text:p>
      <text:p text:style-name="Standard"><text:tab/>yank<text:tab/>10. Вставка текста обратно</text:p>
      <text:p text:style-name="Standard"><text:tab/>yank<text:tab/>B.2 yank</text:p>
      <text:p text:style-name="Standard"><text:tab/>yank-pop<text:tab/>B.3 yank-pop</text:p>
      <text:p text:style-name="Standard">Z<text:tab/><text:tab/></text:p>
      <text:p text:style-name="Standard"><text:tab/>zap-to-char<text:tab/>8.1 zap-to-char</text:p>
      <text:p text:style-name="Standard"><text:tab/>zerop<text:tab/>B.1.1 Тело функции rotate-yank-point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3cm" fo:keep-together="auto" fo:hyphenation-ladder-count="no-limit" fo:text-indent="1cm" style:auto-text-indent="false" style:page-number="auto" fo:keep-with-next="auto"/>
      <style:text-properties fo:font-size="12pt" style:font-size-asian="10.5pt" fo:hyphenate="tru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9.1cm" style:type="center"/>
          <style:tab-stop style:position="18.2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usage="mirrored">
      <style:page-layout-properties fo:page-width="21.001cm" fo:page-height="29.7cm" style:num-format="1" style:print-orientation="portrait" fo:margin-top="1.401cm" fo:margin-bottom="1.401cm" fo:margin-left="1.6cm" fo:margin-right="1.1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3cm" fo:margin-left="0cm" fo:margin-right="0cm" fo:margin-bottom="0.199cm" style:shadow="none" fo:background-color="transparent" style:dynamic-spacing="false">
          <style:background-image/>
        </style:header-footer-properties>
      </style:header-style>
      <style:footer-style/>
    </style:page-layout>
  </office:automatic-styles>
  <office:master-styles>
    <style:master-page style:name="Standard" style:page-layout-name="Mpm1">
      <style:header>
        <text:p text:style-name="MP1"><text:page-number text:select-page="current">22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3-30T15:30:18.98</meta:creation-date>
    <dc:date>2009-04-02T13:35:22.39</dc:date>
    <meta:editing-duration>PT38H52M19S</meta:editing-duration>
    <meta:editing-cycles>157</meta:editing-cycles>
    <meta:generator>OpenOffice.org/3.0$Win32 OpenOffice.org_project/300m15$Build-9379</meta:generator>
    <meta:print-date>2009-04-02T11:29:26.02</meta:print-date>
    <meta:document-statistic meta:table-count="0" meta:image-count="0" meta:object-count="0" meta:page-count="235" meta:paragraph-count="5060" meta:word-count="71560" meta:character-count="529353"/>
    <meta:user-defined meta:name="Поле 1"/>
    <meta:user-defined meta:name="Поле 2"/>
    <meta:user-defined meta:name="Поле 3"/>
    <meta:user-defined meta:name="Поле 4"/>
  </office:meta>
</office:document-meta>
</file>